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15.496cm"/>
    </style:style>
    <style:style style:name="co5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cccccc" style:text-align-source="fix" style:repeat-content="false" fo:wrap-option="wrap" fo:border-left="none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 style:data-style-name="N110">
      <style:table-cell-properties fo:border="0.06pt solid #ffffff" fo:padding="0.076cm" style:vertical-align="middle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999999" fo:padding="0.076cm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999999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10">
      <style:table-cell-properties fo:background-color="#cccccc" style:text-align-source="fix" style:repeat-content="false" fo:wrap-option="wrap" fo:border="none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13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10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0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31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 style:data-style-name="N113">
      <style:table-cell-properties fo:border-bottom="0.06pt solid #cccccc" fo:background-color="#eeeeee" style:text-align-source="fix" style:repeat-content="false" fo:wrap-option="wrap" fo:border-left="0.06pt solid #cccccc" fo:padding="0.076cm" fo:border-right="0.06pt solid #b2b2b2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="0.06pt solid #ffffff" fo:padding="0.076cm" style:vertical-align="middle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99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text-position="" style:font-name="Ubuntu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text-position="" style:font-name="Ubuntu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10">
      <style:table-cell-properties fo:border="0.06pt solid #ffffff" fo:padding="0.076cm" style:vertical-align="middle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20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999999" fo:padding="0.076cm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999999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10">
      <style:table-cell-properties fo:background-color="#cccccc" style:text-align-source="fix" style:repeat-content="false" fo:wrap-option="wrap" fo:border="none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10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37">
      <style:table-cell-properties fo:border="0.06pt solid #ffffff" fo:padding="0.076cm" style:vertical-align="middle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ffffff" fo:padding="0.076cm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ffffff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37">
      <style:table-cell-properties fo:border-bottom="0.06pt solid #cccccc" style:text-align-source="fix" style:repeat-content="false" fo:background-color="transparent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0">
      <style:table-cell-properties fo:border-bottom="0.06pt solid #cccccc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37">
      <style:table-cell-properties fo:border-bottom="0.06pt solid #cccccc" style:text-align-source="fix" style:repeat-content="false" fo:background-color="transparent" fo:wrap-option="wrap" fo:border-left="0.06pt solid #b2b2b2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10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37">
      <style:table-cell-properties fo:background-color="#ccffff"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37">
      <style:table-cell-properties style:text-align-source="fix" style:repeat-content="false" fo:background-color="transparent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0">
      <style:table-cell-properties fo:border-bottom="0.06pt solid #cccccc" style:text-align-source="fix" style:repeat-content="false" fo:wrap-option="wrap" fo:border-left="0.06pt solid #cccccc" fo:padding="0.076cm" fo:border-right="0.06pt solid #999999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10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">
      <style:table-cell-properties fo:border-bottom="0.06pt solid #cccccc" fo:background-color="#ccffff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07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1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7">
      <style:table-cell-properties fo:background-color="#ccffff"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0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0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1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0.06pt solid #ffffff" fo:padding="0.076cm" style:vertical-align="middle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10">
      <style:table-cell-properties fo:background-color="#cccccc" style:text-align-source="fix" style:repeat-content="false" fo:wrap-option="wrap" fo:border="none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3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0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31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113">
      <style:table-cell-properties fo:border-bottom="0.06pt solid #cccccc" fo:background-color="#eeeeee" style:text-align-source="fix" style:repeat-content="false" fo:wrap-option="wrap" fo:border-left="0.06pt solid #cccccc" fo:padding="0.076cm" fo:border-right="0.06pt solid #b2b2b2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text-position=""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ccccc" style:text-align-source="fix" style:repeat-content="false" fo:wrap-option="wrap" fo:border-left="none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6pt solid #ffffff" fo:padding="0.076cm" style:vertical-align="middle"/>
      <style:text-properties fo:color="#666666" style:text-position=""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order="0.06pt solid #ffffff" fo:padding="0.076cm"/>
      <style:text-properties fo:color="#666666" style:text-position="" style:font-name="Ubuntu" fo:font-size="8pt" style:font-size-asian="8pt" style:font-size-complex="8pt"/>
    </style:style>
    <style:style style:name="ce49" style:family="table-cell" style:parent-style-name="Default">
      <style:table-cell-properties fo:border="0.06pt solid #ffffff" fo:padding="0.076cm"/>
      <style:text-properties fo:color="#666666" style:text-position="" style:font-name="Ubuntu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6pt solid #666666" style:text-align-source="fix" style:repeat-content="false" fo:wrap-option="wrap" fo:border-left="0.06pt solid #ffffff" fo:padding="0.076cm" fo:border-right="0.06pt solid #cccccc" fo:border-top="0.06pt solid #999999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cccccc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4">
      <style:table-cell-properties fo:border="0.06pt solid #ffffff" fo:padding="0.076cm"/>
      <style:text-properties fo:color="#666666" style:text-position="" style:font-name="Ubuntu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24">
      <style:table-cell-properties fo:background-color="#808080" style:text-align-source="fix" style:repeat-content="false" fo:wrap-option="wrap" fo:border="none" fo:padding="0.076cm" style:vertical-align="middle"/>
      <style:paragraph-properties fo:text-align="start" fo:margin-left="0cm"/>
      <style:text-properties fo:color="#dddddd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0.06pt solid #ffffff" fo:padding="0.076cm"/>
      <style:paragraph-properties fo:text-align="center" fo:margin-left="0cm"/>
      <style:text-properties fo:color="#666666" style:text-position="" style:font-name="Ubuntu" fo:font-size="8pt" style:font-size-asian="8pt" style:font-size-complex="8pt"/>
    </style:style>
    <style:style style:name="ce55" style:family="table-cell" style:parent-style-name="Default">
      <style:table-cell-properties fo:border-bottom="0.06pt solid #666666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7">
      <style:table-cell-properties fo:border-bottom="0.06pt solid #cccccc" style:text-align-source="fix" style:repeat-content="false" fo:wrap-option="wrap" fo:border-left="0.06pt solid #cccccc" fo:padding="0.076cm" fo:border-right="0.06pt solid #cccccc" fo:border-top="0.06pt solid #999999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7">
      <style:table-cell-properties fo:border-bottom="0.06pt solid #666666" style:text-align-source="fix" style:repeat-content="false" fo:wrap-option="wrap" fo:border-left="0.06pt solid #cccccc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7">
      <style:table-cell-properties fo:border-bottom="0.06pt solid #666666" style:text-align-source="fix" style:repeat-content="false" fo:wrap-option="wrap" fo:border-left="0.06pt solid #cccccc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29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0">
      <style:table-cell-properties fo:border="0.06pt solid #ffffff" fo:padding="0.076cm" style:vertical-align="middle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 style:data-style-name="N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24">
      <style:table-cell-properties fo:background-color="#808080" style:text-align-source="fix" style:repeat-content="false" fo:wrap-option="wrap" fo:border="none" fo:padding="0.076cm" style:vertical-align="middle"/>
      <style:paragraph-properties fo:text-align="center" fo:margin-left="0cm"/>
      <style:text-properties fo:color="#dddddd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start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00ae00" style:text-outline="false" style:text-line-through-style="none" style:text-line-through-type="none" style:text-position="" style:font-name="Ubuntu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ff0000" style:text-outline="false" style:text-line-through-style="none" style:text-line-through-type="none" style:text-position="" style:font-name="Ubuntu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0066cc" style:text-outline="false" style:text-line-through-style="none" style:text-line-through-type="none" style:text-position="" style:font-name="Ubuntu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b2b2b2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999999" fo:padding="0.076cm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0">
      <style:table-cell-properties fo:border-bottom="0.06pt solid #cccccc" style:text-align-source="fix" style:repeat-content="false" fo:wrap-option="wrap" fo:border-left="0.06pt solid #b2b2b2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7">
      <style:table-cell-properties fo:border-bottom="0.06pt solid #666666" style:text-align-source="fix" style:repeat-content="false" fo:wrap-option="wrap" fo:border-left="0.06pt solid #cccccc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10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 style:data-style-name="N11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30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10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3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25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31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999999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0000ff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0000ff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 style:data-style-name="N37">
      <style:table-cell-properties fo:border-bottom="0.06pt solid #cccccc" style:text-align-source="fix" style:repeat-content="false" fo:wrap-option="wrap" fo:border-left="none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="0.06pt solid #ffffff" fo:padding="0.076cm" style:vertical-align="middle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 style:data-style-name="N1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border="0.06pt solid #ffffff" fo:padding="0.076cm" style:vertical-align="middle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ffffff" fo:padding="0.076cm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ffffff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0">
      <style:table-cell-properties fo:border-bottom="0.06pt solid #cccccc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background-color="transparent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ccffff"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7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="0.06pt solid #ffffff" fo:padding="0.076cm" style:vertical-align="middle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158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cccccc" style:text-align-source="fix" style:repeat-content="false" fo:wrap-option="wrap" fo:border-left="none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 style:data-style-name="N110">
      <style:table-cell-properties fo:border="0.06pt solid #ffffff" fo:padding="0.076cm" style:vertical-align="middle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999999" fo:padding="0.076cm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999999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110">
      <style:table-cell-properties fo:background-color="#cccccc" style:text-align-source="fix" style:repeat-content="false" fo:wrap-option="wrap" fo:border="none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113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1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10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 style:data-style-name="N0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31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173" style:family="table-cell" style:parent-style-name="Default" style:data-style-name="N113">
      <style:table-cell-properties fo:border-bottom="0.06pt solid #cccccc" fo:background-color="#eeeeee" style:text-align-source="fix" style:repeat-content="false" fo:wrap-option="wrap" fo:border-left="0.06pt solid #cccccc" fo:padding="0.076cm" fo:border-right="0.06pt solid #b2b2b2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37">
      <style:table-cell-properties fo:border="0.06pt solid #ffffff" fo:padding="0.076cm" style:vertical-align="middle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175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ffffff" fo:padding="0.076cm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ffffff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37">
      <style:table-cell-properties fo:border-bottom="0.06pt solid #cccccc" style:text-align-source="fix" style:repeat-content="false" fo:background-color="transparent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0">
      <style:table-cell-properties fo:border-bottom="0.06pt solid #cccccc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center" fo:margin-left="0cm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 style:data-style-name="N37">
      <style:table-cell-properties fo:border-bottom="0.06pt solid #cccccc" style:text-align-source="fix" style:repeat-content="false" fo:background-color="transparent" fo:wrap-option="wrap" fo:border-left="0.06pt solid #b2b2b2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10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110">
      <style:table-cell-properties fo:border-bottom="none" fo:background-color="#cccccc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37">
      <style:table-cell-properties fo:background-color="#ccffff"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37">
      <style:table-cell-properties style:text-align-source="fix" style:repeat-content="false" fo:background-color="transparent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0">
      <style:table-cell-properties fo:border-bottom="0.06pt solid #cccccc" style:text-align-source="fix" style:repeat-content="false" fo:wrap-option="wrap" fo:border-left="0.06pt solid #cccccc" fo:padding="0.076cm" fo:border-right="0.06pt solid #999999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110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0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0">
      <style:table-cell-properties fo:background-color="#ccffff"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1">
      <style:table-cell-properties fo:border-bottom="0.06pt solid #cccccc" fo:background-color="#ccffff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07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1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107">
      <style:table-cell-properties fo:background-color="#ccffff"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 style:data-style-name="N10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10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1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7">
      <style:table-cell-properties fo:border="0.06pt solid #ffffff" fo:padding="0.076cm" style:vertical-align="middle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37">
      <style:table-cell-properties fo:border-bottom="0.06pt solid #cccccc" fo:background-color="#ccffff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="0.06pt solid #ffffff" fo:padding="0.076cm" style:vertical-align="middle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37">
      <style:table-cell-properties fo:border-bottom="0.06pt solid #cccccc" style:text-align-source="fix" style:repeat-content="false" fo:background-color="transparent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201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999999" fo:padding="0.076cm" fo:border-right="0.06pt solid #cccccc" fo:border-top="none" style:vertical-align="middle"/>
      <style:paragraph-properties fo:text-align="start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0">
      <style:table-cell-properties fo:border-bottom="0.06pt solid #cccccc" style:text-align-source="fix" style:repeat-content="false" fo:background-color="transparent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0">
      <style:table-cell-properties style:text-align-source="fix" style:repeat-content="false" fo:background-color="transparent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45">
      <style:table-cell-properties fo:border-bottom="0.06pt solid #cccccc" style:text-align-source="fix" style:repeat-content="false" fo:background-color="transparent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1">
      <style:table-cell-properties fo:border-bottom="0.06pt solid #cccccc" style:text-align-source="fix" style:repeat-content="false" fo:background-color="transparent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45">
      <style:table-cell-properties style:text-align-source="fix" style:repeat-content="false" fo:background-color="transparent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107">
      <style:table-cell-properties style:text-align-source="fix" style:repeat-content="false" fo:background-color="transparent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37">
      <style:table-cell-properties style:text-align-source="fix" style:repeat-content="false" fo:background-color="transparent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1">
      <style:table-cell-properties style:text-align-source="fix" style:repeat-content="false" fo:background-color="transparent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107">
      <style:table-cell-properties fo:border-bottom="0.06pt solid #cccccc" style:text-align-source="fix" style:repeat-content="false" fo:background-color="transparent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order="0.06pt solid #ffffff" fo:padding="0.076cm"/>
      <style:text-properties fo:color="#666666" style:font-name="Ubuntu" fo:font-size="8pt" style:font-size-asian="8pt" style:font-size-complex="8pt"/>
    </style:style>
    <style:style style:name="ce212" style:family="table-cell" style:parent-style-name="Default">
      <style:table-cell-properties fo:border="0.06pt solid #ffffff" fo:padding="0.076cm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order-bottom="0.06pt solid #666666" style:text-align-source="fix" style:repeat-content="false" fo:wrap-option="wrap" fo:border-left="0.06pt solid #ffffff" fo:padding="0.076cm" fo:border-right="0.06pt solid #cccccc" fo:border-top="0.06pt solid #999999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0.06pt solid #cccccc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24">
      <style:table-cell-properties fo:border="0.06pt solid #ffffff" fo:padding="0.076cm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216" style:family="table-cell" style:parent-style-name="Default" style:data-style-name="N124">
      <style:table-cell-properties fo:background-color="#808080" style:text-align-source="fix" style:repeat-content="false" fo:wrap-option="wrap" fo:border="none" fo:padding="0.076cm" style:vertical-align="middle"/>
      <style:paragraph-properties fo:text-align="start" fo:margin-left="0cm"/>
      <style:text-properties fo:color="#dddddd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border="0.06pt solid #ffffff" fo:padding="0.076cm"/>
      <style:paragraph-properties fo:text-align="center" fo:margin-left="0cm"/>
      <style:text-properties fo:color="#666666" style:font-name="Ubuntu" fo:font-size="8pt" style:font-size-asian="8pt" style:font-size-complex="8pt"/>
    </style:style>
    <style:style style:name="ce218" style:family="table-cell" style:parent-style-name="Default">
      <style:table-cell-properties fo:border-bottom="0.06pt solid #666666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07">
      <style:table-cell-properties fo:border-bottom="0.06pt solid #cccccc" style:text-align-source="fix" style:repeat-content="false" fo:wrap-option="wrap" fo:border-left="0.06pt solid #cccccc" fo:padding="0.076cm" fo:border-right="0.06pt solid #cccccc" fo:border-top="0.06pt solid #999999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107">
      <style:table-cell-properties fo:border-bottom="0.06pt solid #666666" style:text-align-source="fix" style:repeat-content="false" fo:wrap-option="wrap" fo:border-left="0.06pt solid #cccccc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7">
      <style:table-cell-properties fo:border-bottom="0.06pt solid #666666" style:text-align-source="fix" style:repeat-content="false" fo:wrap-option="wrap" fo:border-left="0.06pt solid #cccccc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129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24">
      <style:table-cell-properties fo:background-color="#808080" style:text-align-source="fix" style:repeat-content="false" fo:wrap-option="wrap" fo:border="none" fo:padding="0.076cm" style:vertical-align="middle"/>
      <style:paragraph-properties fo:text-align="center" fo:margin-left="0cm"/>
      <style:text-properties fo:color="#dddddd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3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start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00ae00" style:text-outline="false" style:text-line-through-style="none" style:text-line-through-type="none" style:font-name="Ubuntu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ff0000" style:text-outline="false" style:text-line-through-style="none" style:text-line-through-type="none" style:font-name="Ubuntu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0066cc" style:text-outline="false" style:text-line-through-style="none" style:text-line-through-type="none" style:font-name="Ubuntu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110">
      <style:table-cell-properties fo:border-bottom="0.06pt solid #cccccc" fo:background-color="#eeeeee" style:text-align-source="fix" style:repeat-content="false" fo:wrap-option="wrap" fo:border-left="0.06pt solid #b2b2b2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110">
      <style:table-cell-properties fo:border-bottom="0.06pt solid #cccccc" style:text-align-source="fix" style:repeat-content="false" fo:wrap-option="wrap" fo:border-left="0.06pt solid #b2b2b2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37">
      <style:table-cell-properties fo:border-bottom="0.06pt solid #666666" style:text-align-source="fix" style:repeat-content="false" fo:wrap-option="wrap" fo:border-left="0.06pt solid #cccccc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 style:data-style-name="N110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236" style:family="table-cell" style:parent-style-name="Default" style:data-style-name="N11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130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110">
      <style:table-cell-properties fo:border-bottom="0.06pt solid #cccccc" style:text-align-source="fix" style:repeat-content="false" fo:wrap-option="wrap" fo:border-left="0.06pt solid #cccccc" fo:padding="0.076cm" fo:border-right="0.06pt solid #b2b2b2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13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25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31">
      <style:table-cell-properties style:text-align-source="fix" style:repeat-content="false" fo:border="0.06pt solid #ffffff" fo:padding="0.076cm" style:vertical-align="middle"/>
      <style:paragraph-properties fo:text-align="start" fo:margin-left="0cm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0000ff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110">
      <style:table-cell-properties fo:border-bottom="0.06pt solid #cccccc" style:text-align-source="fix" style:repeat-content="false" fo:wrap-option="wrap" fo:border-left="0.06pt solid #999999" fo:padding="0.076cm" fo:border-right="0.06pt solid #cccccc" fo:border-top="0.06pt solid #cccccc" style:vertical-align="middle"/>
      <style:paragraph-properties fo:text-align="center" fo:margin-left="0cm"/>
      <style:text-properties fo:color="#0000ff" style:text-outline="false" style:text-line-through-style="none" style:text-line-through-type="none" style:font-name="Ubuntu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 style:data-style-name="N37">
      <style:table-cell-properties fo:border-bottom="0.06pt solid #cccccc" style:text-align-source="fix" style:repeat-content="false" fo:wrap-option="wrap" fo:border-left="none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R - P. Synth." table:style-name="ta1">
        <table:table-column table:style-name="co1" table:default-cell-style-name="ce98"/>
        <table:table-column table:style-name="co2" table:default-cell-style-name="ce102"/>
        <table:table-column table:style-name="co3" table:number-columns-repeated="3" table:default-cell-style-name="ce103"/>
        <table:table-column table:style-name="co3" table:number-columns-repeated="4" table:default-cell-style-name="ce111"/>
        <table:table-column table:style-name="co3" table:default-cell-style-name="ce113"/>
        <table:table-column table:style-name="co3" table:number-columns-repeated="4" table:default-cell-style-name="ce111"/>
        <table:table-column table:style-name="co9" table:default-cell-style-name="ce111"/>
        <table:table-column table:style-name="co3" table:number-columns-repeated="4" table:default-cell-style-name="ce111"/>
        <table:table-column table:style-name="co3" table:default-cell-style-name="ce103"/>
        <table:table-column table:style-name="co5" table:number-columns-repeated="992" table:default-cell-style-name="ce98"/>
        <table:table-row table:style-name="ro1" table:number-rows-repeated="2">
          <table:table-cell/>
          <table:table-cell table:style-name="ce99"/>
          <table:table-cell table:number-columns-repeated="3"/>
          <table:table-cell table:style-name="ce103" table:number-columns-repeated="6"/>
          <table:table-cell table:style-name="ce98"/>
          <table:table-cell table:style-name="ce103"/>
          <table:table-cell table:style-name="ce98"/>
          <table:table-cell table:style-name="ce103"/>
          <table:table-cell table:style-name="ce98"/>
          <table:table-cell table:style-name="ce103"/>
          <table:table-cell table:style-name="ce98" table:number-columns-repeated="2"/>
          <table:table-cell table:number-columns-repeated="993"/>
        </table:table-row>
        <table:table-row table:style-name="ro1">
          <table:table-cell/>
          <table:table-cell table:style-name="ce99" office:value-type="string" calcext:value-type="string">
            <text:p>Prêt existant</text:p>
          </table:table-cell>
          <table:table-cell table:style-name="ce104" office:value-type="string" calcext:value-type="string">
            <text:p>A verser</text:p>
          </table:table-cell>
          <table:table-cell table:style-name="ce107" table:number-columns-repeated="6"/>
          <table:table-cell table:style-name="ce104" office:value-type="string" calcext:value-type="string">
            <text:p>Coût</text:p>
          </table:table-cell>
          <table:table-cell table:style-name="ce107" table:number-columns-repeated="2"/>
          <table:table-cell table:style-name="ce103"/>
          <table:table-cell table:number-columns-repeated="2"/>
          <table:table-cell table:style-name="ce98"/>
          <table:table-cell table:style-name="ce103"/>
          <table:table-cell table:style-name="ce98" table:number-columns-repeated="2"/>
          <table:table-cell table:number-columns-repeated="993"/>
        </table:table-row>
        <table:table-row table:style-name="ro2">
          <table:table-cell/>
          <table:table-cell table:style-name="ce100" office:value-type="string" calcext:value-type="string">
            <text:p>Pret</text:p>
          </table:table-cell>
          <table:table-cell table:style-name="ce105" office:value-type="string" calcext:value-type="string">
            <text:p>Capital</text:p>
          </table:table-cell>
          <table:table-cell table:style-name="ce108" office:value-type="string" calcext:value-type="string">
            <text:p>Montant tot.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style-name="ce108" office:value-type="string" calcext:value-type="string">
            <text:p>Total</text:p>
          </table:table-cell>
          <table:table-cell table:style-name="ce108" office:value-type="string" calcext:value-type="string">
            <office:annotation draw:style-name="gr2" draw:text-style-name="P3" svg:width="2.899cm" svg:height="0.669cm" svg:x="19.334cm" svg:y="0cm" draw:caption-point-x="-0.61cm" draw:caption-point-y="1.364cm">
              <dc:date>2014-10-07T00:00:00</dc:date>
              <text:p text:style-name="P3">Au 25/08/2014</text:p>
            </office:annotation>
            <text:p>Coût total</text:p>
          </table:table-cell>
          <table:table-cell table:style-name="ce108" office:value-type="string" calcext:value-type="string">
            <text:p>Éch. Rest.</text:p>
          </table:table-cell>
          <table:table-cell table:style-name="ce105" office:value-type="string" calcext:value-type="string">
            <text:p>Int. + assur.</text:p>
          </table:table-cell>
          <table:table-cell table:style-name="ce114" office:value-type="string" calcext:value-type="string">
            <text:p>Mensualité</text:p>
          </table:table-cell>
          <table:table-cell table:style-name="ce114" office:value-type="string" calcext:value-type="string">
            <text:p>Coût mens.</text:p>
          </table:table-cell>
          <table:table-cell table:style-name="ce103"/>
          <table:table-cell table:number-columns-repeated="2"/>
          <table:table-cell table:style-name="ce98"/>
          <table:table-cell table:style-name="ce103"/>
          <table:table-cell table:style-name="ce98" table:number-columns-repeated="2"/>
          <table:table-cell table:number-columns-repeated="993"/>
        </table:table-row>
        <table:table-row table:style-name="ro2">
          <table:table-cell/>
          <table:table-cell table:style-name="ce101" office:value-type="string" calcext:value-type="string">
            <text:p>SOFINCO</text:p>
          </table:table-cell>
          <table:table-cell table:style-name="ce106" table:formula="of:=['PR - P. SOFINCO'.K13]" office:value-type="currency" office:currency="EUR" office:value="1173.15773326081" calcext:value-type="currency">
            <text:p>1 173 €</text:p>
          </table:table-cell>
          <table:table-cell table:style-name="ce109"/>
          <table:table-cell table:style-name="ce109" table:formula="of:=['PR - P. SOFINCO'.L13]" office:value-type="currency" office:currency="EUR" office:value="55.0838115166481" calcext:value-type="currency">
            <text:p>55 €</text:p>
          </table:table-cell>
          <table:table-cell table:style-name="ce109" table:formula="of:=['PR - P. SOFINCO'.M13]" office:value-type="currency" office:currency="EUR" office:value="53.1" calcext:value-type="currency">
            <text:p>53 €</text:p>
          </table:table-cell>
          <table:table-cell table:style-name="ce109" table:formula="of:=[.C5]+[.E5]+[.F5]" office:value-type="currency" office:currency="EUR" office:value="1281.34154477746" calcext:value-type="currency">
            <text:p>1 281 €</text:p>
          </table:table-cell>
          <table:table-cell table:style-name="ce109" table:formula="of:=[.G5]-[.C5]" office:value-type="currency" office:currency="EUR" office:value="108.183811516648" calcext:value-type="currency">
            <text:p>108 €</text:p>
          </table:table-cell>
          <table:table-cell table:style-name="ce112" table:formula="of:=['PR - P. SOFINCO'.D13]" office:value-type="float" office:value="10" calcext:value-type="float">
            <text:p>10</text:p>
          </table:table-cell>
          <table:table-cell table:style-name="ce106" table:formula="of:=[.F5]+[.E5]" office:value-type="currency" office:currency="EUR" office:value="108.183811516648" calcext:value-type="currency">
            <text:p>108 €</text:p>
          </table:table-cell>
          <table:table-cell table:style-name="ce109" table:formula="of:=['PR - P. SOFINCO'.I24]" office:value-type="currency" office:currency="EUR" office:value="128.134154477746" calcext:value-type="currency">
            <text:p>128 €</text:p>
          </table:table-cell>
          <table:table-cell table:style-name="ce109" table:formula="of:=[.J5]/[.I5]" office:value-type="currency" office:currency="EUR" office:value="10.8183811516648" calcext:value-type="currency">
            <text:p>11 €</text:p>
          </table:table-cell>
          <table:table-cell table:style-name="ce103"/>
          <table:table-cell table:number-columns-repeated="2"/>
          <table:table-cell table:style-name="ce98"/>
          <table:table-cell table:style-name="ce103"/>
          <table:table-cell table:style-name="ce98" table:number-columns-repeated="2"/>
          <table:table-cell table:number-columns-repeated="993"/>
        </table:table-row>
        <table:table-row table:style-name="ro2">
          <table:table-cell/>
          <table:table-cell table:style-name="ce101" office:value-type="string" calcext:value-type="string">
            <text:p>BNP</text:p>
          </table:table-cell>
          <table:table-cell table:style-name="ce106" table:formula="of:=['PR - P. BNP'.K13]" office:value-type="currency" office:currency="EUR" office:value="4225.63194869391" calcext:value-type="currency">
            <text:p>4 226 €</text:p>
          </table:table-cell>
          <table:table-cell table:style-name="ce109"/>
          <table:table-cell table:style-name="ce109" table:formula="of:=['PR - P. BNP'.L13]" office:value-type="currency" office:currency="EUR" office:value="365.728113071731" calcext:value-type="currency">
            <text:p>366 €</text:p>
          </table:table-cell>
          <table:table-cell table:style-name="ce109" table:formula="of:=['PR - P. BNP'.M13]" office:value-type="currency" office:currency="EUR" office:value="244.8" calcext:value-type="currency">
            <text:p>245 €</text:p>
          </table:table-cell>
          <table:table-cell table:style-name="ce109" table:formula="of:=[.C6]+[.E6]+[.F6]" office:value-type="currency" office:currency="EUR" office:value="4836.16006176564" calcext:value-type="currency">
            <text:p>4 836 €</text:p>
          </table:table-cell>
          <table:table-cell table:style-name="ce109" table:formula="of:=[.G6]-[.C6]" office:value-type="currency" office:currency="EUR" office:value="610.528113071731" calcext:value-type="currency">
            <text:p>611 €</text:p>
          </table:table-cell>
          <table:table-cell table:style-name="ce112" table:formula="of:=['PR - P. BNP'.D13]" office:value-type="float" office:value="24" calcext:value-type="float">
            <text:p>24</text:p>
          </table:table-cell>
          <table:table-cell table:style-name="ce106" table:formula="of:=[.F6]+[.E6]" office:value-type="currency" office:currency="EUR" office:value="610.528113071731" calcext:value-type="currency">
            <text:p>611 €</text:p>
          </table:table-cell>
          <table:table-cell table:style-name="ce109" table:formula="of:=['PR - P. BNP'.I24]" office:value-type="currency" office:currency="EUR" office:value="201.506669240235" calcext:value-type="currency">
            <text:p>202 €</text:p>
          </table:table-cell>
          <table:table-cell table:style-name="ce109" table:formula="of:=[.J6]/[.I6]" office:value-type="currency" office:currency="EUR" office:value="25.4386713779888" calcext:value-type="currency">
            <text:p>25 €</text:p>
          </table:table-cell>
          <table:table-cell table:style-name="ce103"/>
          <table:table-cell table:number-columns-repeated="2"/>
          <table:table-cell table:style-name="ce98"/>
          <table:table-cell table:style-name="ce103"/>
          <table:table-cell table:style-name="ce98" table:number-columns-repeated="2"/>
          <table:table-cell table:number-columns-repeated="993"/>
        </table:table-row>
        <table:table-row table:style-name="ro2">
          <table:table-cell/>
          <table:table-cell table:style-name="ce101" office:value-type="string" calcext:value-type="string">
            <text:p>Total</text:p>
          </table:table-cell>
          <table:table-cell table:style-name="ce106" table:formula="of:=[.C5]+[.C6]" office:value-type="currency" office:currency="EUR" office:value="5398.78968195472" calcext:value-type="currency">
            <text:p>5 399 €</text:p>
          </table:table-cell>
          <table:table-cell table:style-name="ce109"/>
          <table:table-cell table:style-name="ce109" table:formula="of:=[.E5]+[.E6]" office:value-type="currency" office:currency="EUR" office:value="420.811924588379" calcext:value-type="currency">
            <text:p>421 €</text:p>
          </table:table-cell>
          <table:table-cell table:style-name="ce109" table:formula="of:=[.F5]+[.F6]" office:value-type="currency" office:currency="EUR" office:value="297.9" calcext:value-type="currency">
            <text:p>298 €</text:p>
          </table:table-cell>
          <table:table-cell table:style-name="ce109" table:formula="of:=[.G5]+[.G6]" office:value-type="currency" office:currency="EUR" office:value="6117.5016065431" calcext:value-type="currency">
            <text:p>6 118 €</text:p>
          </table:table-cell>
          <table:table-cell table:style-name="ce109" table:formula="of:=[.G7]-[.C7]" office:value-type="currency" office:currency="EUR" office:value="718.711924588379" calcext:value-type="currency">
            <text:p>719 €</text:p>
          </table:table-cell>
          <table:table-cell table:style-name="ce112"/>
          <table:table-cell table:style-name="ce106" table:formula="of:=[.J5]+[.J6]" office:value-type="currency" office:currency="EUR" office:value="718.711924588379" calcext:value-type="currency">
            <text:p>719 €</text:p>
          </table:table-cell>
          <table:table-cell table:style-name="ce109" table:formula="of:=[.K5]+[.K6]" office:value-type="currency" office:currency="EUR" office:value="329.640823717981" calcext:value-type="currency">
            <text:p>330 €</text:p>
          </table:table-cell>
          <table:table-cell table:style-name="ce109" table:formula="of:=[.L5]+[.L6]" office:value-type="currency" office:currency="EUR" office:value="36.2570525296536" calcext:value-type="currency">
            <text:p>36 €</text:p>
          </table:table-cell>
          <table:table-cell table:style-name="ce103"/>
          <table:table-cell table:number-columns-repeated="2"/>
          <table:table-cell table:style-name="ce98"/>
          <table:table-cell table:style-name="ce103"/>
          <table:table-cell table:style-name="ce98" table:number-columns-repeated="2"/>
          <table:table-cell table:number-columns-repeated="993"/>
        </table:table-row>
        <table:table-row table:style-name="ro2">
          <table:table-cell/>
          <table:table-cell table:style-name="ce101"/>
          <table:table-cell table:style-name="ce106"/>
          <table:table-cell table:style-name="ce110" table:number-columns-repeated="6"/>
          <table:table-cell table:style-name="ce106"/>
          <table:table-cell table:style-name="ce110" table:number-columns-repeated="2"/>
          <table:table-cell table:style-name="ce103"/>
          <table:table-cell table:style-name="ce98"/>
          <table:table-cell table:style-name="ce103"/>
          <table:table-cell table:style-name="ce98"/>
          <table:table-cell table:style-name="ce103"/>
          <table:table-cell table:style-name="ce98" table:number-columns-repeated="2"/>
          <table:table-cell table:number-columns-repeated="993"/>
        </table:table-row>
        <table:table-row table:style-name="ro2" table:number-rows-repeated="1048412">
          <table:table-cell table:number-columns-repeated="1012"/>
        </table:table-row>
        <table:table-row table:style-name="ro1" table:number-rows-repeated="155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PR - P. SOFINCO" table:style-name="ta1">
        <table:table-column table:style-name="co1" table:default-cell-style-name="ce157"/>
        <table:table-column table:style-name="co3" table:default-cell-style-name="ce174"/>
        <table:table-column table:style-name="co3" table:number-columns-repeated="2" table:default-cell-style-name="ce162"/>
        <table:table-column table:style-name="co5" table:default-cell-style-name="ce161"/>
        <table:table-column table:style-name="co3" table:default-cell-style-name="ce170"/>
        <table:table-column table:style-name="co5" table:number-columns-repeated="2" table:default-cell-style-name="ce170"/>
        <table:table-column table:style-name="co5" table:number-columns-repeated="991" table:default-cell-style-name="ce157"/>
        <table:table-row table:style-name="ro2">
          <table:table-cell table:number-columns-repeated="999"/>
        </table:table-row>
        <table:table-row table:style-name="ro2">
          <table:table-cell table:number-columns-repeated="999"/>
        </table:table-row>
        <table:table-row table:style-name="ro2">
          <table:table-cell/>
          <table:table-cell table:style-name="ce158" office:value-type="string" calcext:value-type="string">
            <text:p>Infos prêt</text:p>
          </table:table-cell>
          <table:table-cell table:style-name="ce179" office:value-type="float" office:value="81400884488" calcext:value-type="float">
            <text:p>81400884488</text:p>
          </table:table-cell>
          <table:table-cell table:style-name="ce161"/>
          <table:table-cell/>
          <table:table-cell table:style-name="ce161" table:number-columns-repeated="3"/>
          <table:table-cell table:number-columns-repeated="991"/>
        </table:table-row>
        <table:table-row table:style-name="ro2">
          <table:table-cell/>
          <table:table-cell table:style-name="ce175" office:value-type="string" calcext:value-type="string">
            <text:p>Échéances</text:p>
          </table:table-cell>
          <table:table-cell table:style-name="ce166" table:number-columns-repeated="2"/>
          <table:table-cell table:style-name="ce163" office:value-type="string" calcext:value-type="string">
            <text:p>Mont. Glob.</text:p>
          </table:table-cell>
          <table:table-cell table:style-name="ce166" table:number-columns-repeated="4"/>
          <table:table-cell table:style-name="ce163" office:value-type="string" calcext:value-type="string">
            <text:p>Mont. Mens.</text:p>
          </table:table-cell>
          <table:table-cell table:style-name="ce166" table:number-columns-repeated="5"/>
          <table:table-cell table:number-columns-repeated="984"/>
        </table:table-row>
        <table:table-row table:style-name="ro2">
          <table:table-cell/>
          <table:table-cell table:style-name="ce176" office:value-type="string" calcext:value-type="string">
            <text:p>Date déb.</text:p>
          </table:table-cell>
          <table:table-cell table:style-name="ce167" office:value-type="string" calcext:value-type="string">
            <text:p>Date fin</text:p>
          </table:table-cell>
          <table:table-cell table:style-name="ce167" office:value-type="string" calcext:value-type="string">
            <text:p>Nb mois tot.</text:p>
          </table:table-cell>
          <table:table-cell table:style-name="ce164" office:value-type="string" calcext:value-type="string">
            <text:p>TAEG Ann.</text:p>
          </table:table-cell>
          <table:table-cell table:style-name="ce167" office:value-type="string" calcext:value-type="string">
            <text:p>Capital</text:p>
          </table:table-cell>
          <table:table-cell table:style-name="ce167" office:value-type="string" calcext:value-type="string">
            <text:p>Intérêts</text:p>
          </table:table-cell>
          <table:table-cell table:style-name="ce167" office:value-type="string" calcext:value-type="string">
            <text:p>Assurance</text:p>
          </table:table-cell>
          <table:table-cell table:style-name="ce167" office:value-type="string" calcext:value-type="string">
            <text:p>Total</text:p>
          </table:table-cell>
          <table:table-cell table:style-name="ce164" office:value-type="string" calcext:value-type="string">
            <text:p>TAEG Mens.</text:p>
          </table:table-cell>
          <table:table-cell table:style-name="ce167" office:value-type="string" calcext:value-type="string">
            <text:p>Capital moy.</text:p>
          </table:table-cell>
          <table:table-cell table:style-name="ce167" office:value-type="string" calcext:value-type="string">
            <text:p>Intérêt moy.</text:p>
          </table:table-cell>
          <table:table-cell table:style-name="ce167" office:value-type="string" calcext:value-type="string">
            <text:p>Assurance</text:p>
          </table:table-cell>
          <table:table-cell table:style-name="ce167" office:value-type="string" calcext:value-type="string">
            <text:p>Taux Prêt</text:p>
          </table:table-cell>
          <table:table-cell table:style-name="ce167" office:value-type="string" calcext:value-type="string">
            <text:p>Total</text:p>
          </table:table-cell>
          <table:table-cell table:number-columns-repeated="984"/>
        </table:table-row>
        <table:table-row table:style-name="ro2">
          <table:table-cell/>
          <table:table-cell table:style-name="ce177" table:formula="of:=[.C20]" office:value-type="date" office:date-value="2012-06-05" calcext:value-type="date">
            <text:p>05/06/12</text:p>
          </table:table-cell>
          <table:table-cell table:style-name="ce180" table:formula="of:=MAX([.C20:.C58])" office:value-type="date" office:date-value="2015-08-05" calcext:value-type="date">
            <text:p>05/08/15</text:p>
          </table:table-cell>
          <table:table-cell table:style-name="ce185" table:formula="of:=MAX([.D20:.D58])" office:value-type="float" office:value="36" calcext:value-type="float">
            <text:p>36</text:p>
          </table:table-cell>
          <table:table-cell table:style-name="ce189" office:value-type="percentage" office:value="0.10117" calcext:value-type="percentage">
            <text:p>10,12%</text:p>
          </table:table-cell>
          <table:table-cell table:style-name="ce192" office:value-type="currency" office:currency="EUR" office:value="3800" calcext:value-type="currency">
            <text:p>3 800,00 €</text:p>
          </table:table-cell>
          <table:table-cell table:style-name="ce194" table:formula="of:=[.I6]-[.F6]-[.H6]" office:value-type="currency" office:currency="EUR" office:value="621.52" calcext:value-type="currency">
            <text:p>621,52 €</text:p>
          </table:table-cell>
          <table:table-cell table:style-name="ce194" table:formula="of:=[.M6]*[.D6]" office:value-type="currency" office:currency="EUR" office:value="191.16" calcext:value-type="currency">
            <text:p>191,16 €</text:p>
          </table:table-cell>
          <table:table-cell table:style-name="ce192" office:value-type="currency" office:currency="EUR" office:value="4612.68" calcext:value-type="currency">
            <text:p>4 612,68 €</text:p>
          </table:table-cell>
          <table:table-cell table:style-name="ce191" table:formula="of:=[.E6]/12" office:value-type="percentage" office:value="0.00843083333333333" calcext:value-type="percentage">
            <text:p>0,84%</text:p>
          </table:table-cell>
          <table:table-cell table:style-name="ce194" table:formula="of:=AVERAGE([.F20:.F55])" office:value-type="currency" office:currency="EUR" office:value="104.171345013908" calcext:value-type="currency">
            <text:p>104,17 €</text:p>
          </table:table-cell>
          <table:table-cell table:style-name="ce194" table:formula="of:=AVERAGE([.G20:.G55])" office:value-type="currency" office:currency="EUR" office:value="19.2909912820201" calcext:value-type="currency">
            <text:p>19,29 €</text:p>
          </table:table-cell>
          <table:table-cell table:style-name="ce192" office:value-type="currency" office:currency="EUR" office:value="5.31" calcext:value-type="currency">
            <text:p>5,31 €</text:p>
          </table:table-cell>
          <table:table-cell table:style-name="ce195" table:formula="of:=([.L6]-[.M6])/[.K6]" office:value-type="percentage" office:value="0.134211488583099" calcext:value-type="percentage">
            <text:p>13,42%</text:p>
          </table:table-cell>
          <table:table-cell table:style-name="ce194" table:formula="of:=-PMT([.$J$6];[.$D$6];[.$F$6])+[.M6]+[.N6]" office:value-type="currency" office:currency="EUR" office:value="128.268365966329" calcext:value-type="currency">
            <text:p>128,27 €</text:p>
          </table:table-cell>
          <table:table-cell table:number-columns-repeated="984"/>
        </table:table-row>
        <table:table-row table:style-name="ro2">
          <table:table-cell/>
          <table:table-cell table:style-name="ce178"/>
          <table:table-cell table:style-name="ce181"/>
          <table:table-cell table:style-name="ce186"/>
          <table:table-cell table:style-name="ce190"/>
          <table:table-cell table:style-name="ce186" table:number-columns-repeated="3"/>
          <table:table-cell table:style-name="ce194"/>
          <table:table-cell table:style-name="ce190"/>
          <table:table-cell table:style-name="ce186" table:number-columns-repeated="5"/>
          <table:table-cell table:number-columns-repeated="984"/>
        </table:table-row>
        <table:table-row table:style-name="ro2" table:number-rows-repeated="2">
          <table:table-cell table:number-columns-repeated="8"/>
          <table:table-cell table:style-name="ce170"/>
          <table:table-cell table:style-name="ce161"/>
          <table:table-cell table:number-columns-repeated="989"/>
        </table:table-row>
        <table:table-row table:style-name="ro2">
          <table:table-cell/>
          <table:table-cell table:style-name="ce158" office:value-type="string" calcext:value-type="string">
            <text:p>Situation prêt</text:p>
          </table:table-cell>
          <table:table-cell table:number-columns-repeated="6"/>
          <table:table-cell table:style-name="ce170"/>
          <table:table-cell table:style-name="ce161"/>
          <table:table-cell table:number-columns-repeated="989"/>
        </table:table-row>
        <table:table-row table:style-name="ro2">
          <table:table-cell/>
          <table:table-cell table:style-name="ce175" office:value-type="string" calcext:value-type="string">
            <text:p>Échéances</text:p>
          </table:table-cell>
          <table:table-cell table:style-name="ce166" table:number-columns-repeated="2"/>
          <table:table-cell table:style-name="ce163" office:value-type="string" calcext:value-type="string">
            <text:p>Reglé</text:p>
          </table:table-cell>
          <table:table-cell table:style-name="ce166" table:number-columns-repeated="4"/>
          <table:table-cell table:style-name="ce163" office:value-type="string" calcext:value-type="string">
            <text:p>A régler</text:p>
          </table:table-cell>
          <table:table-cell table:style-name="ce166" table:number-columns-repeated="5"/>
          <table:table-cell table:number-columns-repeated="984"/>
        </table:table-row>
        <table:table-row table:style-name="ro2">
          <table:table-cell/>
          <table:table-cell table:style-name="ce176" office:value-type="string" calcext:value-type="string">
            <text:p>Date</text:p>
          </table:table-cell>
          <table:table-cell table:style-name="ce167"/>
          <table:table-cell table:style-name="ce167" office:value-type="string" calcext:value-type="string">
            <text:p>Nb mois rest.</text:p>
          </table:table-cell>
          <table:table-cell table:style-name="ce164"/>
          <table:table-cell table:style-name="ce167" office:value-type="string" calcext:value-type="string">
            <text:p>Capital</text:p>
          </table:table-cell>
          <table:table-cell table:style-name="ce167" office:value-type="string" calcext:value-type="string">
            <text:p>Intérêts</text:p>
          </table:table-cell>
          <table:table-cell table:style-name="ce167" office:value-type="string" calcext:value-type="string">
            <text:p>Assurance</text:p>
          </table:table-cell>
          <table:table-cell table:style-name="ce167" office:value-type="string" calcext:value-type="string">
            <text:p>Total</text:p>
          </table:table-cell>
          <table:table-cell table:style-name="ce164"/>
          <table:table-cell table:style-name="ce167" office:value-type="string" calcext:value-type="string">
            <text:p>Capital</text:p>
          </table:table-cell>
          <table:table-cell table:style-name="ce167" office:value-type="string" calcext:value-type="string">
            <text:p>Intérêts</text:p>
          </table:table-cell>
          <table:table-cell table:style-name="ce167" office:value-type="string" calcext:value-type="string">
            <text:p>Assurance</text:p>
          </table:table-cell>
          <table:table-cell table:style-name="ce167" office:value-type="string" calcext:value-type="string">
            <text:p>Taux Prêt</text:p>
          </table:table-cell>
          <table:table-cell table:style-name="ce167" office:value-type="string" calcext:value-type="string">
            <text:p>Total</text:p>
          </table:table-cell>
          <table:table-cell table:number-columns-repeated="984"/>
        </table:table-row>
        <table:table-row table:style-name="ro2">
          <table:table-cell/>
          <table:table-cell table:style-name="ce177" table:formula="of:=NOW()" office:value-type="date" office:date-value="2014-10-08T12:09:39.624283" calcext:value-type="date">
            <text:p>08/10/14</text:p>
          </table:table-cell>
          <table:table-cell table:style-name="ce180"/>
          <table:table-cell table:style-name="ce187" table:formula="of:=ORG.OPENOFFICE.MONTHS([.B13];[.C6];1)" office:value-type="float" office:value="10" calcext:value-type="float">
            <text:p>10</text:p>
          </table:table-cell>
          <table:table-cell table:style-name="ce191"/>
          <table:table-cell table:style-name="ce193" table:formula="of:=SUMPRODUCT([.$C$20:.$C$58]&lt;[.$B$13];[.F$20:.F$58])" office:value-type="currency" office:currency="EUR" office:value="2626.84226673919" calcext:value-type="currency">
            <text:p>2 626,84 €</text:p>
          </table:table-cell>
          <table:table-cell table:style-name="ce193" table:formula="of:=SUMPRODUCT([.$C$20:.$C$58]&lt;[.$B$13];[.G$20:.G$58])" office:value-type="currency" office:currency="EUR" office:value="587.6457496822" calcext:value-type="currency">
            <text:p>587,65 €</text:p>
          </table:table-cell>
          <table:table-cell table:style-name="ce193" table:formula="of:=SUMPRODUCT([.$C$20:.$C$58]&lt;[.$B$13];[.G$20:.G$58])" office:value-type="currency" office:currency="EUR" office:value="587.6457496822" calcext:value-type="currency">
            <text:p>587,65 €</text:p>
          </table:table-cell>
          <table:table-cell table:style-name="ce193" table:formula="of:=[.F13]+[.H13]+[.G13]" office:value-type="currency" office:currency="EUR" office:value="3802.13376610359" calcext:value-type="currency">
            <text:p>3 802,13 €</text:p>
          </table:table-cell>
          <table:table-cell table:style-name="ce191"/>
          <table:table-cell table:style-name="ce194" table:formula="of:=SUMPRODUCT([.$C$20:.$C$58]&gt;=[.$B$13];[.F$20:.F$58])" office:value-type="currency" office:currency="EUR" office:value="1173.15773326081" calcext:value-type="currency">
            <text:p>1 173,16 €</text:p>
          </table:table-cell>
          <table:table-cell table:style-name="ce194" table:formula="of:=SUMPRODUCT([.$C$20:.$C$58]&gt;=[.$B$13];[.G$20:.G$58])" office:value-type="currency" office:currency="EUR" office:value="55.0838115166481" calcext:value-type="currency">
            <text:p>55,08 €</text:p>
          </table:table-cell>
          <table:table-cell table:style-name="ce194" table:formula="of:=[.M6]*[.D13]" office:value-type="currency" office:currency="EUR" office:value="53.1" calcext:value-type="currency">
            <text:p>53,10 €</text:p>
          </table:table-cell>
          <table:table-cell table:style-name="ce195" table:formula="of:=([.L13]+[.M13])/[.K13]" office:value-type="percentage" office:value="0.0922159130434656" calcext:value-type="percentage">
            <text:p>9,22%</text:p>
          </table:table-cell>
          <table:table-cell table:style-name="ce193" table:formula="of:=[.K13]+[.M13]+[.L13]" office:value-type="currency" office:currency="EUR" office:value="1281.34154477746" calcext:value-type="currency">
            <text:p>1 281,34 €</text:p>
          </table:table-cell>
          <table:table-cell table:number-columns-repeated="984"/>
        </table:table-row>
        <table:table-row table:style-name="ro2">
          <table:table-cell/>
          <table:table-cell table:style-name="ce178"/>
          <table:table-cell table:style-name="ce181"/>
          <table:table-cell table:style-name="ce186"/>
          <table:table-cell table:style-name="ce190"/>
          <table:table-cell table:style-name="ce186" table:number-columns-repeated="3"/>
          <table:table-cell table:style-name="ce194"/>
          <table:table-cell table:style-name="ce190"/>
          <table:table-cell table:style-name="ce186" table:number-columns-repeated="3"/>
          <table:table-cell table:style-name="ce194" table:number-columns-repeated="2"/>
          <table:table-cell table:number-columns-repeated="984"/>
        </table:table-row>
        <table:table-row table:style-name="ro2" table:number-rows-repeated="2">
          <table:table-cell table:number-columns-repeated="999"/>
        </table:table-row>
        <table:table-row table:style-name="ro2">
          <table:table-cell/>
          <table:table-cell table:style-name="ce158" office:value-type="string" calcext:value-type="string">
            <text:p>Tableau d'amortissement</text:p>
          </table:table-cell>
          <table:table-cell/>
          <table:table-cell table:style-name="ce170" table:number-columns-repeated="2"/>
          <table:table-cell table:style-name="ce161" table:number-columns-repeated="3"/>
          <table:table-cell table:style-name="ce170"/>
          <table:table-cell table:number-columns-repeated="990"/>
        </table:table-row>
        <table:table-row table:style-name="ro2">
          <table:table-cell/>
          <table:table-cell table:style-name="ce175" office:value-type="string" calcext:value-type="string">
            <text:p>Échéances</text:p>
          </table:table-cell>
          <table:table-cell table:style-name="ce182"/>
          <table:table-cell table:style-name="ce166"/>
          <table:table-cell table:style-name="ce163" office:value-type="string" calcext:value-type="string">
            <text:p>Montants</text:p>
          </table:table-cell>
          <table:table-cell table:style-name="ce166" table:number-columns-repeated="4"/>
          <table:table-cell table:style-name="ce163" office:value-type="string" calcext:value-type="string">
            <text:p>A remb.</text:p>
          </table:table-cell>
          <table:table-cell table:style-name="ce166"/>
          <table:table-cell table:style-name="ce163" office:value-type="string" calcext:value-type="string">
            <text:p>Réel</text:p>
          </table:table-cell>
          <table:table-cell table:style-name="ce166"/>
          <table:table-cell table:number-columns-repeated="986"/>
        </table:table-row>
        <table:table-row table:style-name="ro2">
          <table:table-cell/>
          <table:table-cell table:style-name="ce176"/>
          <table:table-cell table:style-name="ce167" office:value-type="string" calcext:value-type="string">
            <text:p>Mois</text:p>
          </table:table-cell>
          <table:table-cell table:style-name="ce167" office:value-type="string" calcext:value-type="string">
            <text:p>N° Mois</text:p>
          </table:table-cell>
          <table:table-cell table:style-name="ce164"/>
          <table:table-cell table:style-name="ce167" office:value-type="string" calcext:value-type="string">
            <text:p>Capital</text:p>
          </table:table-cell>
          <table:table-cell table:style-name="ce167" office:value-type="string" calcext:value-type="string">
            <text:p>Intérêt</text:p>
          </table:table-cell>
          <table:table-cell table:style-name="ce167" office:value-type="string" calcext:value-type="string">
            <text:p>Assurance</text:p>
          </table:table-cell>
          <table:table-cell table:style-name="ce167" office:value-type="string" calcext:value-type="string">
            <text:p>Total</text:p>
          </table:table-cell>
          <table:table-cell table:style-name="ce164" office:value-type="string" calcext:value-type="string">
            <text:p>Capital</text:p>
          </table:table-cell>
          <table:table-cell table:style-name="ce167" office:value-type="string" calcext:value-type="string">
            <text:p>Total</text:p>
          </table:table-cell>
          <table:table-cell table:style-name="ce164" office:value-type="string" calcext:value-type="string">
            <text:p>Capital</text:p>
          </table:table-cell>
          <table:table-cell table:style-name="ce167" office:value-type="string" calcext:value-type="string">
            <text:p>Total</text:p>
          </table:table-cell>
          <table:table-cell table:number-columns-repeated="986"/>
        </table:table-row>
        <table:table-row table:style-name="ro2">
          <table:table-cell/>
          <table:table-cell table:style-name="ce178"/>
          <table:table-cell table:style-name="ce183" office:value-type="date" office:date-value="2012-06-05" calcext:value-type="date">
            <text:p>05/06/12</text:p>
          </table:table-cell>
          <table:table-cell table:style-name="ce187" office:value-type="float" office:value="1" calcext:value-type="float">
            <text:p>1</text:p>
          </table:table-cell>
          <table:table-cell table:style-name="ce190"/>
          <table:table-cell table:style-name="ce194" table:formula="of:=-PPMT([.$J$6];[.D20];[.$D$6];[.$F$6])" office:value-type="currency" office:currency="EUR" office:value="90.7869878110792" calcext:value-type="currency">
            <text:p>90,79 €</text:p>
          </table:table-cell>
          <table:table-cell table:style-name="ce194" table:formula="of:=-IPMT([.$J$6];[.D20];[.$D$6];[.$F$6])+21.06" office:value-type="currency" office:currency="EUR" office:value="53.0971666666667" calcext:value-type="currency">
            <text:p>53,10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20]+[.G20]+[.H20]" office:value-type="currency" office:currency="EUR" office:value="149.194154477746" calcext:value-type="currency">
            <text:p>149,19 €</text:p>
          </table:table-cell>
          <table:table-cell table:style-name="ce190" table:formula="of:=[.$F$6]-[.F20]" office:value-type="currency" office:currency="EUR" office:value="3709.21301218892" calcext:value-type="currency">
            <text:p>3 709,21 €</text:p>
          </table:table-cell>
          <table:table-cell table:style-name="ce194" table:formula="of:=[.$I$6]-[.I20]" office:value-type="currency" office:currency="EUR" office:value="4463.48584552225" calcext:value-type="currency">
            <text:p>4 463,49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20];1)" office:value-type="date" office:date-value="2012-07-05" calcext:value-type="date">
            <text:p>05/07/12</text:p>
          </table:table-cell>
          <table:table-cell table:style-name="ce187" office:value-type="float" office:value="2" calcext:value-type="float">
            <text:p>2</text:p>
          </table:table-cell>
          <table:table-cell table:style-name="ce190"/>
          <table:table-cell table:style-name="ce194" table:formula="of:=-PPMT([.$J$6];[.D21];[.$D$6];[.$F$6])" office:value-type="currency" office:currency="EUR" office:value="91.5523977741498" calcext:value-type="currency">
            <text:p>91,55 €</text:p>
          </table:table-cell>
          <table:table-cell table:style-name="ce194" table:formula="of:=-IPMT([.$J$6];[.D21];[.$D$6];[.$F$6])" office:value-type="currency" office:currency="EUR" office:value="31.2717567035961" calcext:value-type="currency">
            <text:p>31,27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21]+[.G21]+[.H21]" office:value-type="currency" office:currency="EUR" office:value="128.134154477746" calcext:value-type="currency">
            <text:p>128,13 €</text:p>
          </table:table-cell>
          <table:table-cell table:style-name="ce190" table:formula="of:=[.J20]-[.F21]" office:value-type="currency" office:currency="EUR" office:value="3617.66061441477" calcext:value-type="currency">
            <text:p>3 617,66 €</text:p>
          </table:table-cell>
          <table:table-cell table:style-name="ce194" table:formula="of:=[.K20]-[.I21]" office:value-type="currency" office:currency="EUR" office:value="4335.35169104451" calcext:value-type="currency">
            <text:p>4 335,35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21];1)" office:value-type="date" office:date-value="2012-08-05" calcext:value-type="date">
            <text:p>05/08/12</text:p>
          </table:table-cell>
          <table:table-cell table:style-name="ce187" office:value-type="float" office:value="3" calcext:value-type="float">
            <text:p>3</text:p>
          </table:table-cell>
          <table:table-cell table:style-name="ce190"/>
          <table:table-cell table:style-name="ce194" table:formula="of:=-PPMT([.$J$6];[.D22];[.$D$6];[.$F$6])" office:value-type="currency" office:currency="EUR" office:value="92.3242607810507" calcext:value-type="currency">
            <text:p>92,32 €</text:p>
          </table:table-cell>
          <table:table-cell table:style-name="ce194" table:formula="of:=-IPMT([.$J$6];[.D22];[.$D$6];[.$F$6])" office:value-type="currency" office:currency="EUR" office:value="30.4998936966952" calcext:value-type="currency">
            <text:p>30,50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22]+[.G22]+[.H22]" office:value-type="currency" office:currency="EUR" office:value="128.134154477746" calcext:value-type="currency">
            <text:p>128,13 €</text:p>
          </table:table-cell>
          <table:table-cell table:style-name="ce190" table:formula="of:=[.J21]-[.F22]" office:value-type="currency" office:currency="EUR" office:value="3525.33635363372" calcext:value-type="currency">
            <text:p>3 525,34 €</text:p>
          </table:table-cell>
          <table:table-cell table:style-name="ce194" table:formula="of:=[.K21]-[.I22]" office:value-type="currency" office:currency="EUR" office:value="4207.21753656676" calcext:value-type="currency">
            <text:p>4 207,22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22];1)" office:value-type="date" office:date-value="2012-09-05" calcext:value-type="date">
            <text:p>05/09/12</text:p>
          </table:table-cell>
          <table:table-cell table:style-name="ce187" office:value-type="float" office:value="4" calcext:value-type="float">
            <text:p>4</text:p>
          </table:table-cell>
          <table:table-cell table:style-name="ce190"/>
          <table:table-cell table:style-name="ce194" table:formula="of:=-PPMT([.$J$6];[.D23];[.$D$6];[.$F$6])" office:value-type="currency" office:currency="EUR" office:value="93.102631236319" calcext:value-type="currency">
            <text:p>93,10 €</text:p>
          </table:table-cell>
          <table:table-cell table:style-name="ce194" table:formula="of:=-IPMT([.$J$6];[.D23];[.$D$6];[.$F$6])" office:value-type="currency" office:currency="EUR" office:value="29.7215232414269" calcext:value-type="currency">
            <text:p>29,72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23]+[.G23]+[.H23]" office:value-type="currency" office:currency="EUR" office:value="128.134154477746" calcext:value-type="currency">
            <text:p>128,13 €</text:p>
          </table:table-cell>
          <table:table-cell table:style-name="ce190" table:formula="of:=[.J22]-[.F23]" office:value-type="currency" office:currency="EUR" office:value="3432.2337223974" calcext:value-type="currency">
            <text:p>3 432,23 €</text:p>
          </table:table-cell>
          <table:table-cell table:style-name="ce194" table:formula="of:=[.K22]-[.I23]" office:value-type="currency" office:currency="EUR" office:value="4079.08338208902" calcext:value-type="currency">
            <text:p>4 079,08 €</text:p>
          </table:table-cell>
          <table:table-cell table:style-name="ce190"/>
          <table:table-cell table:style-name="ce194"/>
          <table:table-cell/>
          <table:table-cell table:style-name="ce196"/>
          <table:table-cell table:number-columns-repeated="984"/>
        </table:table-row>
        <table:table-row table:style-name="ro2">
          <table:table-cell/>
          <table:table-cell table:style-name="ce178"/>
          <table:table-cell table:style-name="ce184" table:formula="of:=EDATE([.C23];1)" office:value-type="date" office:date-value="2012-10-05" calcext:value-type="date">
            <text:p>05/10/12</text:p>
          </table:table-cell>
          <table:table-cell table:style-name="ce187" office:value-type="float" office:value="5" calcext:value-type="float">
            <text:p>5</text:p>
          </table:table-cell>
          <table:table-cell table:style-name="ce190"/>
          <table:table-cell table:style-name="ce194" table:formula="of:=-PPMT([.$J$6];[.D24];[.$D$6];[.$F$6])" office:value-type="currency" office:currency="EUR" office:value="93.8875640031671" calcext:value-type="currency">
            <text:p>93,89 €</text:p>
          </table:table-cell>
          <table:table-cell table:style-name="ce194" table:formula="of:=-IPMT([.$J$6];[.D24];[.$D$6];[.$F$6])" office:value-type="currency" office:currency="EUR" office:value="28.9365904745787" calcext:value-type="currency">
            <text:p>28,94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24]+[.G24]+[.H24]" office:value-type="currency" office:currency="EUR" office:value="128.134154477746" calcext:value-type="currency">
            <text:p>128,13 €</text:p>
          </table:table-cell>
          <table:table-cell table:style-name="ce190" table:formula="of:=[.J23]-[.F24]" office:value-type="currency" office:currency="EUR" office:value="3338.34615839423" calcext:value-type="currency">
            <text:p>3 338,35 €</text:p>
          </table:table-cell>
          <table:table-cell table:style-name="ce194" table:formula="of:=[.K23]-[.I24]" office:value-type="currency" office:currency="EUR" office:value="3950.94922761127" calcext:value-type="currency">
            <text:p>3 950,95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 office:value-type="string" calcext:value-type="string">
            <text:p>Pause</text:p>
          </table:table-cell>
          <table:table-cell table:style-name="ce184" table:formula="of:=EDATE([.C24];1)" office:value-type="date" office:date-value="2012-11-05" calcext:value-type="date">
            <text:p>05/11/12</text:p>
          </table:table-cell>
          <table:table-cell table:style-name="ce187"/>
          <table:table-cell table:style-name="ce190"/>
          <table:table-cell table:style-name="ce194" table:number-columns-repeated="4"/>
          <table:table-cell table:style-name="ce190" table:formula="of:=[.J24]-[.F25]" office:value-type="currency" office:currency="EUR" office:value="3338.34615839423" calcext:value-type="currency">
            <text:p>3 338,35 €</text:p>
          </table:table-cell>
          <table:table-cell table:style-name="ce194" table:formula="of:=[.K24]-[.I25]" office:value-type="currency" office:currency="EUR" office:value="3950.94922761127" calcext:value-type="currency">
            <text:p>3 950,95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 office:value-type="string" calcext:value-type="string">
            <text:p>Pause</text:p>
          </table:table-cell>
          <table:table-cell table:style-name="ce184" table:formula="of:=EDATE([.C25];1)" office:value-type="date" office:date-value="2012-12-05" calcext:value-type="date">
            <text:p>05/12/12</text:p>
          </table:table-cell>
          <table:table-cell table:style-name="ce187"/>
          <table:table-cell table:style-name="ce190"/>
          <table:table-cell table:style-name="ce194" table:number-columns-repeated="4"/>
          <table:table-cell table:style-name="ce190" table:formula="of:=[.J25]-[.F26]" office:value-type="currency" office:currency="EUR" office:value="3338.34615839423" calcext:value-type="currency">
            <text:p>3 338,35 €</text:p>
          </table:table-cell>
          <table:table-cell table:style-name="ce194" table:formula="of:=[.K25]-[.I26]" office:value-type="currency" office:currency="EUR" office:value="3950.94922761127" calcext:value-type="currency">
            <text:p>3 950,95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 office:value-type="string" calcext:value-type="string">
            <text:p>Pause</text:p>
          </table:table-cell>
          <table:table-cell table:style-name="ce184" table:formula="of:=EDATE([.C26];1)" office:value-type="date" office:date-value="2013-01-05" calcext:value-type="date">
            <text:p>05/01/13</text:p>
          </table:table-cell>
          <table:table-cell table:style-name="ce187"/>
          <table:table-cell table:style-name="ce190"/>
          <table:table-cell table:style-name="ce194" table:number-columns-repeated="4"/>
          <table:table-cell table:style-name="ce190" table:formula="of:=[.J26]-[.F27]" office:value-type="currency" office:currency="EUR" office:value="3338.34615839423" calcext:value-type="currency">
            <text:p>3 338,35 €</text:p>
          </table:table-cell>
          <table:table-cell table:style-name="ce194" table:formula="of:=[.K26]-[.I27]" office:value-type="currency" office:currency="EUR" office:value="3950.94922761127" calcext:value-type="currency">
            <text:p>3 950,95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27];1)" office:value-type="date" office:date-value="2013-02-05" calcext:value-type="date">
            <text:p>05/02/13</text:p>
          </table:table-cell>
          <table:table-cell table:style-name="ce187" office:value-type="float" office:value="6" calcext:value-type="float">
            <text:p>6</text:p>
          </table:table-cell>
          <table:table-cell table:style-name="ce190"/>
          <table:table-cell table:style-name="ce194" table:formula="of:=-PPMT([.$J$6];[.D28];[.$D$6];[.$F$6])" office:value-type="currency" office:currency="EUR" office:value="94.6791144073505" calcext:value-type="currency">
            <text:p>94,68 €</text:p>
          </table:table-cell>
          <table:table-cell table:style-name="ce194" table:formula="of:=-IPMT([.$J$6];[.D28];[.$D$6];[.$F$6])" office:value-type="currency" office:currency="EUR" office:value="28.1450400703954" calcext:value-type="currency">
            <text:p>28,15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28]+[.G28]+[.H28]" office:value-type="currency" office:currency="EUR" office:value="128.134154477746" calcext:value-type="currency">
            <text:p>128,13 €</text:p>
          </table:table-cell>
          <table:table-cell table:style-name="ce190" table:formula="of:=[.J27]-[.F28]" office:value-type="currency" office:currency="EUR" office:value="3243.66704398688" calcext:value-type="currency">
            <text:p>3 243,67 €</text:p>
          </table:table-cell>
          <table:table-cell table:style-name="ce194" table:formula="of:=[.K27]-[.I28]" office:value-type="currency" office:currency="EUR" office:value="3822.81507313352" calcext:value-type="currency">
            <text:p>3 822,82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28];1)" office:value-type="date" office:date-value="2013-03-05" calcext:value-type="date">
            <text:p>05/03/13</text:p>
          </table:table-cell>
          <table:table-cell table:style-name="ce187" office:value-type="float" office:value="7" calcext:value-type="float">
            <text:p>7</text:p>
          </table:table-cell>
          <table:table-cell table:style-name="ce190"/>
          <table:table-cell table:style-name="ce194" table:formula="of:=-PPMT([.$J$6];[.D29];[.$D$6];[.$F$6])" office:value-type="currency" office:currency="EUR" office:value="95.4773382410665" calcext:value-type="currency">
            <text:p>95,48 €</text:p>
          </table:table-cell>
          <table:table-cell table:style-name="ce194" table:formula="of:=-IPMT([.$J$6];[.D29];[.$D$6];[.$F$6])" office:value-type="currency" office:currency="EUR" office:value="27.3468162366794" calcext:value-type="currency">
            <text:p>27,35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29]+[.G29]+[.H29]" office:value-type="currency" office:currency="EUR" office:value="128.134154477746" calcext:value-type="currency">
            <text:p>128,13 €</text:p>
          </table:table-cell>
          <table:table-cell table:style-name="ce190" table:formula="of:=[.J28]-[.F29]" office:value-type="currency" office:currency="EUR" office:value="3148.18970574582" calcext:value-type="currency">
            <text:p>3 148,19 €</text:p>
          </table:table-cell>
          <table:table-cell table:style-name="ce194" table:formula="of:=[.K28]-[.I29]" office:value-type="currency" office:currency="EUR" office:value="3694.68091865578" calcext:value-type="currency">
            <text:p>3 694,68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29];1)" office:value-type="date" office:date-value="2013-04-05" calcext:value-type="date">
            <text:p>05/04/13</text:p>
          </table:table-cell>
          <table:table-cell table:style-name="ce187" office:value-type="float" office:value="8" calcext:value-type="float">
            <text:p>8</text:p>
          </table:table-cell>
          <table:table-cell table:style-name="ce190"/>
          <table:table-cell table:style-name="ce194" table:formula="of:=-PPMT([.$J$6];[.D30];[.$D$6];[.$F$6])" office:value-type="currency" office:currency="EUR" office:value="96.2822917668872" calcext:value-type="currency">
            <text:p>96,28 €</text:p>
          </table:table-cell>
          <table:table-cell table:style-name="ce194" table:formula="of:=-IPMT([.$J$6];[.D30];[.$D$6];[.$F$6])" office:value-type="currency" office:currency="EUR" office:value="26.5418627108586" calcext:value-type="currency">
            <text:p>26,54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0]+[.G30]+[.H30]" office:value-type="currency" office:currency="EUR" office:value="128.134154477746" calcext:value-type="currency">
            <text:p>128,13 €</text:p>
          </table:table-cell>
          <table:table-cell table:style-name="ce190" table:formula="of:=[.J29]-[.F30]" office:value-type="currency" office:currency="EUR" office:value="3051.90741397893" calcext:value-type="currency">
            <text:p>3 051,91 €</text:p>
          </table:table-cell>
          <table:table-cell table:style-name="ce194" table:formula="of:=[.K29]-[.I30]" office:value-type="currency" office:currency="EUR" office:value="3566.54676417803" calcext:value-type="currency">
            <text:p>3 566,55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0];1)" office:value-type="date" office:date-value="2013-05-05" calcext:value-type="date">
            <text:p>05/05/13</text:p>
          </table:table-cell>
          <table:table-cell table:style-name="ce187" office:value-type="float" office:value="9" calcext:value-type="float">
            <text:p>9</text:p>
          </table:table-cell>
          <table:table-cell table:style-name="ce190"/>
          <table:table-cell table:style-name="ce194" table:formula="of:=-PPMT([.$J$6];[.D31];[.$D$6];[.$F$6])" office:value-type="currency" office:currency="EUR" office:value="97.0940317217252" calcext:value-type="currency">
            <text:p>97,09 €</text:p>
          </table:table-cell>
          <table:table-cell table:style-name="ce194" table:formula="of:=-IPMT([.$J$6];[.D31];[.$D$6];[.$F$6])" office:value-type="currency" office:currency="EUR" office:value="25.7301227560207" calcext:value-type="currency">
            <text:p>25,73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1]+[.G31]+[.H31]" office:value-type="currency" office:currency="EUR" office:value="128.134154477746" calcext:value-type="currency">
            <text:p>128,13 €</text:p>
          </table:table-cell>
          <table:table-cell table:style-name="ce190" table:formula="of:=[.J30]-[.F31]" office:value-type="currency" office:currency="EUR" office:value="2954.81338225721" calcext:value-type="currency">
            <text:p>2 954,81 €</text:p>
          </table:table-cell>
          <table:table-cell table:style-name="ce194" table:formula="of:=[.K30]-[.I31]" office:value-type="currency" office:currency="EUR" office:value="3438.41260970029" calcext:value-type="currency">
            <text:p>3 438,41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1];1)" office:value-type="date" office:date-value="2013-06-05" calcext:value-type="date">
            <text:p>05/06/13</text:p>
          </table:table-cell>
          <table:table-cell table:style-name="ce187" office:value-type="float" office:value="10" calcext:value-type="float">
            <text:p>10</text:p>
          </table:table-cell>
          <table:table-cell table:style-name="ce190"/>
          <table:table-cell table:style-name="ce194" table:formula="of:=-PPMT([.$J$6];[.D32];[.$D$6];[.$F$6])" office:value-type="currency" office:currency="EUR" office:value="97.9126153208325" calcext:value-type="currency">
            <text:p>97,91 €</text:p>
          </table:table-cell>
          <table:table-cell table:style-name="ce194" table:formula="of:=-IPMT([.$J$6];[.D32];[.$D$6];[.$F$6])" office:value-type="currency" office:currency="EUR" office:value="24.9115391569134" calcext:value-type="currency">
            <text:p>24,91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2]+[.G32]+[.H32]" office:value-type="currency" office:currency="EUR" office:value="128.134154477746" calcext:value-type="currency">
            <text:p>128,13 €</text:p>
          </table:table-cell>
          <table:table-cell table:style-name="ce190" table:formula="of:=[.J31]-[.F32]" office:value-type="currency" office:currency="EUR" office:value="2856.90076693637" calcext:value-type="currency">
            <text:p>2 856,90 €</text:p>
          </table:table-cell>
          <table:table-cell table:style-name="ce194" table:formula="of:=[.K31]-[.I32]" office:value-type="currency" office:currency="EUR" office:value="3310.27845522254" calcext:value-type="currency">
            <text:p>3 310,28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2];1)" office:value-type="date" office:date-value="2013-07-05" calcext:value-type="date">
            <text:p>05/07/13</text:p>
          </table:table-cell>
          <table:table-cell table:style-name="ce187" office:value-type="float" office:value="11" calcext:value-type="float">
            <text:p>11</text:p>
          </table:table-cell>
          <table:table-cell table:style-name="ce190"/>
          <table:table-cell table:style-name="ce194" table:formula="of:=-PPMT([.$J$6];[.D33];[.$D$6];[.$F$6])" office:value-type="currency" office:currency="EUR" office:value="98.7381002618332" calcext:value-type="currency">
            <text:p>98,74 €</text:p>
          </table:table-cell>
          <table:table-cell table:style-name="ce194" table:formula="of:=-IPMT([.$J$6];[.D33];[.$D$6];[.$F$6])" office:value-type="currency" office:currency="EUR" office:value="24.0860542159127" calcext:value-type="currency">
            <text:p>24,09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3]+[.G33]+[.H33]" office:value-type="currency" office:currency="EUR" office:value="128.134154477746" calcext:value-type="currency">
            <text:p>128,13 €</text:p>
          </table:table-cell>
          <table:table-cell table:style-name="ce190" table:formula="of:=[.J32]-[.F33]" office:value-type="currency" office:currency="EUR" office:value="2758.16266667454" calcext:value-type="currency">
            <text:p>2 758,16 €</text:p>
          </table:table-cell>
          <table:table-cell table:style-name="ce194" table:formula="of:=[.K32]-[.I33]" office:value-type="currency" office:currency="EUR" office:value="3182.14430074479" calcext:value-type="currency">
            <text:p>3 182,14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3];1)" office:value-type="date" office:date-value="2013-08-05" calcext:value-type="date">
            <text:p>05/08/13</text:p>
          </table:table-cell>
          <table:table-cell table:style-name="ce187" office:value-type="float" office:value="12" calcext:value-type="float">
            <text:p>12</text:p>
          </table:table-cell>
          <table:table-cell table:style-name="ce190"/>
          <table:table-cell table:style-name="ce194" table:formula="of:=-PPMT([.$J$6];[.D34];[.$D$6];[.$F$6])" office:value-type="currency" office:currency="EUR" office:value="99.5705447287907" calcext:value-type="currency">
            <text:p>99,57 €</text:p>
          </table:table-cell>
          <table:table-cell table:style-name="ce194" table:formula="of:=-IPMT([.$J$6];[.D34];[.$D$6];[.$F$6])" office:value-type="currency" office:currency="EUR" office:value="23.2536097489552" calcext:value-type="currency">
            <text:p>23,25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4]+[.G34]+[.H34]" office:value-type="currency" office:currency="EUR" office:value="128.134154477746" calcext:value-type="currency">
            <text:p>128,13 €</text:p>
          </table:table-cell>
          <table:table-cell table:style-name="ce190" table:formula="of:=[.J33]-[.F34]" office:value-type="currency" office:currency="EUR" office:value="2658.59212194575" calcext:value-type="currency">
            <text:p>2 658,59 €</text:p>
          </table:table-cell>
          <table:table-cell table:style-name="ce194" table:formula="of:=[.K33]-[.I34]" office:value-type="currency" office:currency="EUR" office:value="3054.01014626705" calcext:value-type="currency">
            <text:p>3 054,01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4];1)" office:value-type="date" office:date-value="2013-09-05" calcext:value-type="date">
            <text:p>05/09/13</text:p>
          </table:table-cell>
          <table:table-cell table:style-name="ce187" office:value-type="float" office:value="13" calcext:value-type="float">
            <text:p>13</text:p>
          </table:table-cell>
          <table:table-cell table:style-name="ce190"/>
          <table:table-cell table:style-name="ce194" table:formula="of:=-PPMT([.$J$6];[.D35];[.$D$6];[.$F$6])" office:value-type="currency" office:currency="EUR" office:value="100.410007396308" calcext:value-type="currency">
            <text:p>100,41 €</text:p>
          </table:table-cell>
          <table:table-cell table:style-name="ce194" table:formula="of:=-IPMT([.$J$6];[.D35];[.$D$6];[.$F$6])" office:value-type="currency" office:currency="EUR" office:value="22.4141470814375" calcext:value-type="currency">
            <text:p>22,41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5]+[.G35]+[.H35]" office:value-type="currency" office:currency="EUR" office:value="128.134154477746" calcext:value-type="currency">
            <text:p>128,13 €</text:p>
          </table:table-cell>
          <table:table-cell table:style-name="ce190" table:formula="of:=[.J34]-[.F35]" office:value-type="currency" office:currency="EUR" office:value="2558.18211454944" calcext:value-type="currency">
            <text:p>2 558,18 €</text:p>
          </table:table-cell>
          <table:table-cell table:style-name="ce194" table:formula="of:=[.K34]-[.I35]" office:value-type="currency" office:currency="EUR" office:value="2925.8759917893" calcext:value-type="currency">
            <text:p>2 925,88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5];1)" office:value-type="date" office:date-value="2013-10-05" calcext:value-type="date">
            <text:p>05/10/13</text:p>
          </table:table-cell>
          <table:table-cell table:style-name="ce187" office:value-type="float" office:value="14" calcext:value-type="float">
            <text:p>14</text:p>
          </table:table-cell>
          <table:table-cell table:style-name="ce190"/>
          <table:table-cell table:style-name="ce194" table:formula="of:=-PPMT([.$J$6];[.D36];[.$D$6];[.$F$6])" office:value-type="currency" office:currency="EUR" office:value="101.256547433665" calcext:value-type="currency">
            <text:p>101,26 €</text:p>
          </table:table-cell>
          <table:table-cell table:style-name="ce194" table:formula="of:=-IPMT([.$J$6];[.D36];[.$D$6];[.$F$6])" office:value-type="currency" office:currency="EUR" office:value="21.5676070440805" calcext:value-type="currency">
            <text:p>21,57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6]+[.G36]+[.H36]" office:value-type="currency" office:currency="EUR" office:value="128.134154477746" calcext:value-type="currency">
            <text:p>128,13 €</text:p>
          </table:table-cell>
          <table:table-cell table:style-name="ce190" table:formula="of:=[.J35]-[.F36]" office:value-type="currency" office:currency="EUR" office:value="2456.92556711578" calcext:value-type="currency">
            <text:p>2 456,93 €</text:p>
          </table:table-cell>
          <table:table-cell table:style-name="ce194" table:formula="of:=[.K35]-[.I36]" office:value-type="currency" office:currency="EUR" office:value="2797.74183731156" calcext:value-type="currency">
            <text:p>2 797,74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6];1)" office:value-type="date" office:date-value="2013-11-05" calcext:value-type="date">
            <text:p>05/11/13</text:p>
          </table:table-cell>
          <table:table-cell table:style-name="ce187" office:value-type="float" office:value="15" calcext:value-type="float">
            <text:p>15</text:p>
          </table:table-cell>
          <table:table-cell table:style-name="ce190"/>
          <table:table-cell table:style-name="ce194" table:formula="of:=-PPMT([.$J$6];[.D37];[.$D$6];[.$F$6])" office:value-type="currency" office:currency="EUR" office:value="102.110224508987" calcext:value-type="currency">
            <text:p>102,11 €</text:p>
          </table:table-cell>
          <table:table-cell table:style-name="ce194" table:formula="of:=-IPMT([.$J$6];[.D37];[.$D$6];[.$F$6])" office:value-type="currency" office:currency="EUR" office:value="20.7139299687585" calcext:value-type="currency">
            <text:p>20,71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7]+[.G37]+[.H37]" office:value-type="currency" office:currency="EUR" office:value="128.134154477746" calcext:value-type="currency">
            <text:p>128,13 €</text:p>
          </table:table-cell>
          <table:table-cell table:style-name="ce190" table:formula="of:=[.J36]-[.F37]" office:value-type="currency" office:currency="EUR" office:value="2354.81534260679" calcext:value-type="currency">
            <text:p>2 354,82 €</text:p>
          </table:table-cell>
          <table:table-cell table:style-name="ce194" table:formula="of:=[.K36]-[.I37]" office:value-type="currency" office:currency="EUR" office:value="2669.60768283381" calcext:value-type="currency">
            <text:p>2 669,61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7];1)" office:value-type="date" office:date-value="2013-12-05" calcext:value-type="date">
            <text:p>05/12/13</text:p>
          </table:table-cell>
          <table:table-cell table:style-name="ce187" office:value-type="float" office:value="16" calcext:value-type="float">
            <text:p>16</text:p>
          </table:table-cell>
          <table:table-cell table:style-name="ce190"/>
          <table:table-cell table:style-name="ce194" table:formula="of:=-PPMT([.$J$6];[.D38];[.$D$6];[.$F$6])" office:value-type="currency" office:currency="EUR" office:value="102.971098793452" calcext:value-type="currency">
            <text:p>102,97 €</text:p>
          </table:table-cell>
          <table:table-cell table:style-name="ce194" table:formula="of:=-IPMT([.$J$6];[.D38];[.$D$6];[.$F$6])" office:value-type="currency" office:currency="EUR" office:value="19.853055684294" calcext:value-type="currency">
            <text:p>19,85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8]+[.G38]+[.H38]" office:value-type="currency" office:currency="EUR" office:value="128.134154477746" calcext:value-type="currency">
            <text:p>128,13 €</text:p>
          </table:table-cell>
          <table:table-cell table:style-name="ce190" table:formula="of:=[.J37]-[.F38]" office:value-type="currency" office:currency="EUR" office:value="2251.84424381334" calcext:value-type="currency">
            <text:p>2 251,84 €</text:p>
          </table:table-cell>
          <table:table-cell table:style-name="ce194" table:formula="of:=[.K37]-[.I38]" office:value-type="currency" office:currency="EUR" office:value="2541.47352835606" calcext:value-type="currency">
            <text:p>2 541,47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8];1)" office:value-type="date" office:date-value="2014-01-05" calcext:value-type="date">
            <text:p>05/01/14</text:p>
          </table:table-cell>
          <table:table-cell table:style-name="ce187" office:value-type="float" office:value="17" calcext:value-type="float">
            <text:p>17</text:p>
          </table:table-cell>
          <table:table-cell table:style-name="ce190"/>
          <table:table-cell table:style-name="ce194" table:formula="of:=-PPMT([.$J$6];[.D39];[.$D$6];[.$F$6])" office:value-type="currency" office:currency="EUR" office:value="103.83923096553" calcext:value-type="currency">
            <text:p>103,84 €</text:p>
          </table:table-cell>
          <table:table-cell table:style-name="ce194" table:formula="of:=-IPMT([.$J$6];[.D39];[.$D$6];[.$F$6])" office:value-type="currency" office:currency="EUR" office:value="18.9849235122162" calcext:value-type="currency">
            <text:p>18,98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39]+[.G39]+[.H39]" office:value-type="currency" office:currency="EUR" office:value="128.134154477746" calcext:value-type="currency">
            <text:p>128,13 €</text:p>
          </table:table-cell>
          <table:table-cell table:style-name="ce190" table:formula="of:=[.J38]-[.F39]" office:value-type="currency" office:currency="EUR" office:value="2148.00501284781" calcext:value-type="currency">
            <text:p>2 148,01 €</text:p>
          </table:table-cell>
          <table:table-cell table:style-name="ce194" table:formula="of:=[.K38]-[.I39]" office:value-type="currency" office:currency="EUR" office:value="2413.33937387832" calcext:value-type="currency">
            <text:p>2 413,34 €</text:p>
          </table:table-cell>
          <table:table-cell table:style-name="ce190" office:value-type="currency" office:currency="EUR" office:value="2251.91" calcext:value-type="currency">
            <text:p>2 251,91 €</text:p>
          </table:table-cell>
          <table:table-cell table:style-name="ce194" office:value-type="currency" office:currency="EUR" office:value="2251.91" calcext:value-type="currency">
            <text:p>2 251,91 €</text:p>
          </table:table-cell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39];1)" office:value-type="date" office:date-value="2014-02-05" calcext:value-type="date">
            <text:p>05/02/14</text:p>
          </table:table-cell>
          <table:table-cell table:style-name="ce187" office:value-type="float" office:value="18" calcext:value-type="float">
            <text:p>18</text:p>
          </table:table-cell>
          <table:table-cell table:style-name="ce190"/>
          <table:table-cell table:style-name="ce194" table:formula="of:=-PPMT([.$J$6];[.D40];[.$D$6];[.$F$6])" office:value-type="currency" office:currency="EUR" office:value="104.714682215262" calcext:value-type="currency">
            <text:p>104,71 €</text:p>
          </table:table-cell>
          <table:table-cell table:style-name="ce194" table:formula="of:=-IPMT([.$J$6];[.D40];[.$D$6];[.$F$6])" office:value-type="currency" office:currency="EUR" office:value="18.1094722624843" calcext:value-type="currency">
            <text:p>18,11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0]+[.G40]+[.H40]" office:value-type="currency" office:currency="EUR" office:value="128.134154477746" calcext:value-type="currency">
            <text:p>128,13 €</text:p>
          </table:table-cell>
          <table:table-cell table:style-name="ce190" table:formula="of:=[.J39]-[.F40]" office:value-type="currency" office:currency="EUR" office:value="2043.29033063255" calcext:value-type="currency">
            <text:p>2 043,29 €</text:p>
          </table:table-cell>
          <table:table-cell table:style-name="ce194" table:formula="of:=[.K39]-[.I40]" office:value-type="currency" office:currency="EUR" office:value="2285.20521940057" calcext:value-type="currency">
            <text:p>2 285,21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0];1)" office:value-type="date" office:date-value="2014-03-05" calcext:value-type="date">
            <text:p>05/03/14</text:p>
          </table:table-cell>
          <table:table-cell table:style-name="ce187" office:value-type="float" office:value="19" calcext:value-type="float">
            <text:p>19</text:p>
          </table:table-cell>
          <table:table-cell table:style-name="ce190"/>
          <table:table-cell table:style-name="ce194" table:formula="of:=-PPMT([.$J$6];[.D41];[.$D$6];[.$F$6])" office:value-type="currency" office:currency="EUR" office:value="105.597514248571" calcext:value-type="currency">
            <text:p>105,60 €</text:p>
          </table:table-cell>
          <table:table-cell table:style-name="ce194" table:formula="of:=-IPMT([.$J$6];[.D41];[.$D$6];[.$F$6])" office:value-type="currency" office:currency="EUR" office:value="17.2266402291745" calcext:value-type="currency">
            <text:p>17,23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1]+[.G41]+[.H41]" office:value-type="currency" office:currency="EUR" office:value="128.134154477746" calcext:value-type="currency">
            <text:p>128,13 €</text:p>
          </table:table-cell>
          <table:table-cell table:style-name="ce190" table:formula="of:=[.J40]-[.F41]" office:value-type="currency" office:currency="EUR" office:value="1937.69281638397" calcext:value-type="currency">
            <text:p>1 937,69 €</text:p>
          </table:table-cell>
          <table:table-cell table:style-name="ce194" table:formula="of:=[.K40]-[.I41]" office:value-type="currency" office:currency="EUR" office:value="2157.07106492283" calcext:value-type="currency">
            <text:p>2 157,07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1];1)" office:value-type="date" office:date-value="2014-04-05" calcext:value-type="date">
            <text:p>05/04/14</text:p>
          </table:table-cell>
          <table:table-cell table:style-name="ce187" office:value-type="float" office:value="20" calcext:value-type="float">
            <text:p>20</text:p>
          </table:table-cell>
          <table:table-cell table:style-name="ce190"/>
          <table:table-cell table:style-name="ce194" table:formula="of:=-PPMT([.$J$6];[.D42];[.$D$6];[.$F$6])" office:value-type="currency" office:currency="EUR" office:value="106.487789291615" calcext:value-type="currency">
            <text:p>106,49 €</text:p>
          </table:table-cell>
          <table:table-cell table:style-name="ce194" table:formula="of:=-IPMT([.$J$6];[.D42];[.$D$6];[.$F$6])" office:value-type="currency" office:currency="EUR" office:value="16.3363651861304" calcext:value-type="currency">
            <text:p>16,34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2]+[.G42]+[.H42]" office:value-type="currency" office:currency="EUR" office:value="128.134154477746" calcext:value-type="currency">
            <text:p>128,13 €</text:p>
          </table:table-cell>
          <table:table-cell table:style-name="ce190" table:formula="of:=[.J41]-[.F42]" office:value-type="currency" office:currency="EUR" office:value="1831.20502709236" calcext:value-type="currency">
            <text:p>1 831,21 €</text:p>
          </table:table-cell>
          <table:table-cell table:style-name="ce194" table:formula="of:=[.K41]-[.I42]" office:value-type="currency" office:currency="EUR" office:value="2028.93691044508" calcext:value-type="currency">
            <text:p>2 028,94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2];1)" office:value-type="date" office:date-value="2014-05-05" calcext:value-type="date">
            <text:p>05/05/14</text:p>
          </table:table-cell>
          <table:table-cell table:style-name="ce187" office:value-type="float" office:value="21" calcext:value-type="float">
            <text:p>21</text:p>
          </table:table-cell>
          <table:table-cell table:style-name="ce190"/>
          <table:table-cell table:style-name="ce194" table:formula="of:=-PPMT([.$J$6];[.D43];[.$D$6];[.$F$6])" office:value-type="currency" office:currency="EUR" office:value="107.385570095168" calcext:value-type="currency">
            <text:p>107,39 €</text:p>
          </table:table-cell>
          <table:table-cell table:style-name="ce194" table:formula="of:=-IPMT([.$J$6];[.D43];[.$D$6];[.$F$6])" office:value-type="currency" office:currency="EUR" office:value="15.4385843825777" calcext:value-type="currency">
            <text:p>15,44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3]+[.G43]+[.H43]" office:value-type="currency" office:currency="EUR" office:value="128.134154477746" calcext:value-type="currency">
            <text:p>128,13 €</text:p>
          </table:table-cell>
          <table:table-cell table:style-name="ce190" table:formula="of:=[.J42]-[.F43]" office:value-type="currency" office:currency="EUR" office:value="1723.81945699719" calcext:value-type="currency">
            <text:p>1 723,82 €</text:p>
          </table:table-cell>
          <table:table-cell table:style-name="ce194" table:formula="of:=[.K42]-[.I43]" office:value-type="currency" office:currency="EUR" office:value="1900.80275596733" calcext:value-type="currency">
            <text:p>1 900,80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3];1)" office:value-type="date" office:date-value="2014-06-05" calcext:value-type="date">
            <text:p>05/06/14</text:p>
          </table:table-cell>
          <table:table-cell table:style-name="ce187" office:value-type="float" office:value="22" calcext:value-type="float">
            <text:p>22</text:p>
          </table:table-cell>
          <table:table-cell table:style-name="ce190"/>
          <table:table-cell table:style-name="ce194" table:formula="of:=-PPMT([.$J$6];[.D44];[.$D$6];[.$F$6])" office:value-type="currency" office:currency="EUR" office:value="108.290919939046" calcext:value-type="currency">
            <text:p>108,29 €</text:p>
          </table:table-cell>
          <table:table-cell table:style-name="ce194" table:formula="of:=-IPMT([.$J$6];[.D44];[.$D$6];[.$F$6])" office:value-type="currency" office:currency="EUR" office:value="14.5332345387004" calcext:value-type="currency">
            <text:p>14,53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4]+[.G44]+[.H44]" office:value-type="currency" office:currency="EUR" office:value="128.134154477746" calcext:value-type="currency">
            <text:p>128,13 €</text:p>
          </table:table-cell>
          <table:table-cell table:style-name="ce190" table:formula="of:=[.J43]-[.F44]" office:value-type="currency" office:currency="EUR" office:value="1615.52853705814" calcext:value-type="currency">
            <text:p>1 615,53 €</text:p>
          </table:table-cell>
          <table:table-cell table:style-name="ce194" table:formula="of:=[.K43]-[.I44]" office:value-type="currency" office:currency="EUR" office:value="1772.66860148959" calcext:value-type="currency">
            <text:p>1 772,67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4];1)" office:value-type="date" office:date-value="2014-07-05" calcext:value-type="date">
            <text:p>05/07/14</text:p>
          </table:table-cell>
          <table:table-cell table:style-name="ce187" office:value-type="float" office:value="23" calcext:value-type="float">
            <text:p>23</text:p>
          </table:table-cell>
          <table:table-cell table:style-name="ce190"/>
          <table:table-cell table:style-name="ce194" table:formula="of:=-PPMT([.$J$6];[.D45];[.$D$6];[.$F$6])" office:value-type="currency" office:currency="EUR" office:value="109.203902636565" calcext:value-type="currency">
            <text:p>109,20 €</text:p>
          </table:table-cell>
          <table:table-cell table:style-name="ce194" table:formula="of:=-IPMT([.$J$6];[.D45];[.$D$6];[.$F$6])" office:value-type="currency" office:currency="EUR" office:value="13.6202518411809" calcext:value-type="currency">
            <text:p>13,62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5]+[.G45]+[.H45]" office:value-type="currency" office:currency="EUR" office:value="128.134154477746" calcext:value-type="currency">
            <text:p>128,13 €</text:p>
          </table:table-cell>
          <table:table-cell table:style-name="ce190" table:formula="of:=[.J44]-[.F45]" office:value-type="currency" office:currency="EUR" office:value="1506.32463442158" calcext:value-type="currency">
            <text:p>1 506,32 €</text:p>
          </table:table-cell>
          <table:table-cell table:style-name="ce194" table:formula="of:=[.K44]-[.I45]" office:value-type="currency" office:currency="EUR" office:value="1644.53444701184" calcext:value-type="currency">
            <text:p>1 644,53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5];1)" office:value-type="date" office:date-value="2014-08-05" calcext:value-type="date">
            <text:p>05/08/14</text:p>
          </table:table-cell>
          <table:table-cell table:style-name="ce187" office:value-type="float" office:value="24" calcext:value-type="float">
            <text:p>24</text:p>
          </table:table-cell>
          <table:table-cell table:style-name="ce190"/>
          <table:table-cell table:style-name="ce194" table:formula="of:=-PPMT([.$J$6];[.D46];[.$D$6];[.$F$6])" office:value-type="currency" office:currency="EUR" office:value="110.124582539043" calcext:value-type="currency">
            <text:p>110,12 €</text:p>
          </table:table-cell>
          <table:table-cell table:style-name="ce194" table:formula="of:=-IPMT([.$J$6];[.D46];[.$D$6];[.$F$6])" office:value-type="currency" office:currency="EUR" office:value="12.6995719387025" calcext:value-type="currency">
            <text:p>12,70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6]+[.G46]+[.H46]" office:value-type="currency" office:currency="EUR" office:value="128.134154477746" calcext:value-type="currency">
            <text:p>128,13 €</text:p>
          </table:table-cell>
          <table:table-cell table:style-name="ce190" table:formula="of:=[.J45]-[.F46]" office:value-type="currency" office:currency="EUR" office:value="1396.20005188254" calcext:value-type="currency">
            <text:p>1 396,20 €</text:p>
          </table:table-cell>
          <table:table-cell table:style-name="ce194" table:formula="of:=[.K45]-[.I46]" office:value-type="currency" office:currency="EUR" office:value="1516.4002925341" calcext:value-type="currency">
            <text:p>1 516,40 €</text:p>
          </table:table-cell>
          <table:table-cell table:style-name="ce190" office:value-type="currency" office:currency="EUR" office:value="1537.56" calcext:value-type="currency">
            <text:p>1 537,56 €</text:p>
          </table:table-cell>
          <table:table-cell table:style-name="ce194" office:value-type="currency" office:currency="EUR" office:value="1537.56" calcext:value-type="currency">
            <text:p>1 537,56 €</text:p>
          </table:table-cell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6];1)" office:value-type="date" office:date-value="2014-09-05" calcext:value-type="date">
            <text:p>05/09/14</text:p>
          </table:table-cell>
          <table:table-cell table:style-name="ce187" office:value-type="float" office:value="25" calcext:value-type="float">
            <text:p>25</text:p>
          </table:table-cell>
          <table:table-cell table:style-name="ce190"/>
          <table:table-cell table:style-name="ce194" table:formula="of:=-PPMT([.$J$6];[.D47];[.$D$6];[.$F$6])" office:value-type="currency" office:currency="EUR" office:value="111.053024540333" calcext:value-type="currency">
            <text:p>111,05 €</text:p>
          </table:table-cell>
          <table:table-cell table:style-name="ce194" table:formula="of:=-IPMT([.$J$6];[.D47];[.$D$6];[.$F$6])" office:value-type="currency" office:currency="EUR" office:value="11.7711299374129" calcext:value-type="currency">
            <text:p>11,77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7]+[.G47]+[.H47]" office:value-type="currency" office:currency="EUR" office:value="128.134154477746" calcext:value-type="currency">
            <text:p>128,13 €</text:p>
          </table:table-cell>
          <table:table-cell table:style-name="ce190" table:formula="of:=[.J46]-[.F47]" office:value-type="currency" office:currency="EUR" office:value="1285.1470273422" calcext:value-type="currency">
            <text:p>1 285,15 €</text:p>
          </table:table-cell>
          <table:table-cell table:style-name="ce194" table:formula="of:=[.K46]-[.I47]" office:value-type="currency" office:currency="EUR" office:value="1388.26613805635" calcext:value-type="currency">
            <text:p>1 388,27 €</text:p>
          </table:table-cell>
          <table:table-cell table:style-name="ce190" office:value-type="currency" office:currency="EUR" office:value="1285.26" calcext:value-type="currency">
            <text:p>1 285,26 €</text:p>
          </table:table-cell>
          <table:table-cell table:style-name="ce194" office:value-type="currency" office:currency="EUR" office:value="1301.41" calcext:value-type="currency">
            <text:p>1 301,41 €</text:p>
          </table:table-cell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7];1)" office:value-type="date" office:date-value="2014-10-05" calcext:value-type="date">
            <text:p>05/10/14</text:p>
          </table:table-cell>
          <table:table-cell table:style-name="ce187" office:value-type="float" office:value="26" calcext:value-type="float">
            <text:p>26</text:p>
          </table:table-cell>
          <table:table-cell table:style-name="ce190"/>
          <table:table-cell table:style-name="ce194" table:formula="of:=-PPMT([.$J$6];[.D48];[.$D$6];[.$F$6])" office:value-type="currency" office:currency="EUR" office:value="111.989294081395" calcext:value-type="currency">
            <text:p>111,99 €</text:p>
          </table:table-cell>
          <table:table-cell table:style-name="ce194" table:formula="of:=-IPMT([.$J$6];[.D48];[.$D$6];[.$F$6])" office:value-type="currency" office:currency="EUR" office:value="10.8348603963508" calcext:value-type="currency">
            <text:p>10,83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8]+[.G48]+[.H48]" office:value-type="currency" office:currency="EUR" office:value="128.134154477746" calcext:value-type="currency">
            <text:p>128,13 €</text:p>
          </table:table-cell>
          <table:table-cell table:style-name="ce190" table:formula="of:=[.J47]-[.F48]" office:value-type="currency" office:currency="EUR" office:value="1173.15773326081" calcext:value-type="currency">
            <text:p>1 173,16 €</text:p>
          </table:table-cell>
          <table:table-cell table:style-name="ce194" table:formula="of:=[.K47]-[.I48]" office:value-type="currency" office:currency="EUR" office:value="1260.13198357861" calcext:value-type="currency">
            <text:p>1 260,13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8];1)" office:value-type="date" office:date-value="2014-11-05" calcext:value-type="date">
            <text:p>05/11/14</text:p>
          </table:table-cell>
          <table:table-cell table:style-name="ce187" office:value-type="float" office:value="27" calcext:value-type="float">
            <text:p>27</text:p>
          </table:table-cell>
          <table:table-cell table:style-name="ce190"/>
          <table:table-cell table:style-name="ce194" table:formula="of:=-PPMT([.$J$6];[.D49];[.$D$6];[.$F$6])" office:value-type="currency" office:currency="EUR" office:value="112.933457154913" calcext:value-type="currency">
            <text:p>112,93 €</text:p>
          </table:table-cell>
          <table:table-cell table:style-name="ce194" table:formula="of:=-IPMT([.$J$6];[.D49];[.$D$6];[.$F$6])" office:value-type="currency" office:currency="EUR" office:value="9.89069732283285" calcext:value-type="currency">
            <text:p>9,89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49]+[.G49]+[.H49]" office:value-type="currency" office:currency="EUR" office:value="128.134154477746" calcext:value-type="currency">
            <text:p>128,13 €</text:p>
          </table:table-cell>
          <table:table-cell table:style-name="ce190" table:formula="of:=[.J48]-[.F49]" office:value-type="currency" office:currency="EUR" office:value="1060.2242761059" calcext:value-type="currency">
            <text:p>1 060,22 €</text:p>
          </table:table-cell>
          <table:table-cell table:style-name="ce194" table:formula="of:=[.K48]-[.I49]" office:value-type="currency" office:currency="EUR" office:value="1131.99782910086" calcext:value-type="currency">
            <text:p>1 132,00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49];1)" office:value-type="date" office:date-value="2014-12-05" calcext:value-type="date">
            <text:p>05/12/14</text:p>
          </table:table-cell>
          <table:table-cell table:style-name="ce187" office:value-type="float" office:value="28" calcext:value-type="float">
            <text:p>28</text:p>
          </table:table-cell>
          <table:table-cell table:style-name="ce190"/>
          <table:table-cell table:style-name="ce194" table:formula="of:=-PPMT([.$J$6];[.D50];[.$D$6];[.$F$6])" office:value-type="currency" office:currency="EUR" office:value="113.885580309943" calcext:value-type="currency">
            <text:p>113,89 €</text:p>
          </table:table-cell>
          <table:table-cell table:style-name="ce194" table:formula="of:=-IPMT([.$J$6];[.D50];[.$D$6];[.$F$6])" office:value-type="currency" office:currency="EUR" office:value="8.93857416780264" calcext:value-type="currency">
            <text:p>8,94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50]+[.G50]+[.H50]" office:value-type="currency" office:currency="EUR" office:value="128.134154477746" calcext:value-type="currency">
            <text:p>128,13 €</text:p>
          </table:table-cell>
          <table:table-cell table:style-name="ce190" table:formula="of:=[.J49]-[.F50]" office:value-type="currency" office:currency="EUR" office:value="946.338695795952" calcext:value-type="currency">
            <text:p>946,34 €</text:p>
          </table:table-cell>
          <table:table-cell table:style-name="ce194" table:formula="of:=[.K49]-[.I50]" office:value-type="currency" office:currency="EUR" office:value="1003.86367462311" calcext:value-type="currency">
            <text:p>1 003,86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50];1)" office:value-type="date" office:date-value="2015-01-05" calcext:value-type="date">
            <text:p>05/01/15</text:p>
          </table:table-cell>
          <table:table-cell table:style-name="ce187" office:value-type="float" office:value="29" calcext:value-type="float">
            <text:p>29</text:p>
          </table:table-cell>
          <table:table-cell table:style-name="ce190"/>
          <table:table-cell table:style-name="ce194" table:formula="of:=-PPMT([.$J$6];[.D51];[.$D$6];[.$F$6])" office:value-type="currency" office:currency="EUR" office:value="114.845730656606" calcext:value-type="currency">
            <text:p>114,85 €</text:p>
          </table:table-cell>
          <table:table-cell table:style-name="ce194" table:formula="of:=-IPMT([.$J$6];[.D51];[.$D$6];[.$F$6])" office:value-type="currency" office:currency="EUR" office:value="7.97842382113953" calcext:value-type="currency">
            <text:p>7,98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51]+[.G51]+[.H51]" office:value-type="currency" office:currency="EUR" office:value="128.134154477746" calcext:value-type="currency">
            <text:p>128,13 €</text:p>
          </table:table-cell>
          <table:table-cell table:style-name="ce190" table:formula="of:=[.J50]-[.F51]" office:value-type="currency" office:currency="EUR" office:value="831.492965139345" calcext:value-type="currency">
            <text:p>831,49 €</text:p>
          </table:table-cell>
          <table:table-cell table:style-name="ce194" table:formula="of:=[.K50]-[.I51]" office:value-type="currency" office:currency="EUR" office:value="875.729520145367" calcext:value-type="currency">
            <text:p>875,73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51];1)" office:value-type="date" office:date-value="2015-02-05" calcext:value-type="date">
            <text:p>05/02/15</text:p>
          </table:table-cell>
          <table:table-cell table:style-name="ce187" office:value-type="float" office:value="30" calcext:value-type="float">
            <text:p>30</text:p>
          </table:table-cell>
          <table:table-cell table:style-name="ce190"/>
          <table:table-cell table:style-name="ce194" table:formula="of:=-PPMT([.$J$6];[.D52];[.$D$6];[.$F$6])" office:value-type="currency" office:currency="EUR" office:value="115.813975870817" calcext:value-type="currency">
            <text:p>115,81 €</text:p>
          </table:table-cell>
          <table:table-cell table:style-name="ce194" table:formula="of:=-IPMT([.$J$6];[.D52];[.$D$6];[.$F$6])" office:value-type="currency" office:currency="EUR" office:value="7.01017860692881" calcext:value-type="currency">
            <text:p>7,01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52]+[.G52]+[.H52]" office:value-type="currency" office:currency="EUR" office:value="128.134154477746" calcext:value-type="currency">
            <text:p>128,13 €</text:p>
          </table:table-cell>
          <table:table-cell table:style-name="ce190" table:formula="of:=[.J51]-[.F52]" office:value-type="currency" office:currency="EUR" office:value="715.678989268528" calcext:value-type="currency">
            <text:p>715,68 €</text:p>
          </table:table-cell>
          <table:table-cell table:style-name="ce194" table:formula="of:=[.K51]-[.I52]" office:value-type="currency" office:currency="EUR" office:value="747.595365667622" calcext:value-type="currency">
            <text:p>747,60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52];1)" office:value-type="date" office:date-value="2015-03-05" calcext:value-type="date">
            <text:p>05/03/15</text:p>
          </table:table-cell>
          <table:table-cell table:style-name="ce187" office:value-type="float" office:value="31" calcext:value-type="float">
            <text:p>31</text:p>
          </table:table-cell>
          <table:table-cell table:style-name="ce190"/>
          <table:table-cell table:style-name="ce194" table:formula="of:=-PPMT([.$J$6];[.D53];[.$D$6];[.$F$6])" office:value-type="currency" office:currency="EUR" office:value="116.790384199055" calcext:value-type="currency">
            <text:p>116,79 €</text:p>
          </table:table-cell>
          <table:table-cell table:style-name="ce194" table:formula="of:=-IPMT([.$J$6];[.D53];[.$D$6];[.$F$6])" office:value-type="currency" office:currency="EUR" office:value="6.03377027869125" calcext:value-type="currency">
            <text:p>6,03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53]+[.G53]+[.H53]" office:value-type="currency" office:currency="EUR" office:value="128.134154477746" calcext:value-type="currency">
            <text:p>128,13 €</text:p>
          </table:table-cell>
          <table:table-cell table:style-name="ce190" table:formula="of:=[.J52]-[.F53]" office:value-type="currency" office:currency="EUR" office:value="598.888605069474" calcext:value-type="currency">
            <text:p>598,89 €</text:p>
          </table:table-cell>
          <table:table-cell table:style-name="ce194" table:formula="of:=[.K52]-[.I53]" office:value-type="currency" office:currency="EUR" office:value="619.461211189876" calcext:value-type="currency">
            <text:p>619,46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53];1)" office:value-type="date" office:date-value="2015-04-05" calcext:value-type="date">
            <text:p>05/04/15</text:p>
          </table:table-cell>
          <table:table-cell table:style-name="ce187" office:value-type="float" office:value="32" calcext:value-type="float">
            <text:p>32</text:p>
          </table:table-cell>
          <table:table-cell table:style-name="ce190"/>
          <table:table-cell table:style-name="ce194" table:formula="of:=-PPMT([.$J$6];[.D54];[.$D$6];[.$F$6])" office:value-type="currency" office:currency="EUR" office:value="117.775024463173" calcext:value-type="currency">
            <text:p>117,78 €</text:p>
          </table:table-cell>
          <table:table-cell table:style-name="ce194" table:formula="of:=-IPMT([.$J$6];[.D54];[.$D$6];[.$F$6])" office:value-type="currency" office:currency="EUR" office:value="5.04913001457304" calcext:value-type="currency">
            <text:p>5,05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54]+[.G54]+[.H54]" office:value-type="currency" office:currency="EUR" office:value="128.134154477746" calcext:value-type="currency">
            <text:p>128,13 €</text:p>
          </table:table-cell>
          <table:table-cell table:style-name="ce190" table:formula="of:=[.J53]-[.F54]" office:value-type="currency" office:currency="EUR" office:value="481.113580606301" calcext:value-type="currency">
            <text:p>481,11 €</text:p>
          </table:table-cell>
          <table:table-cell table:style-name="ce194" table:formula="of:=[.K53]-[.I54]" office:value-type="currency" office:currency="EUR" office:value="491.32705671213" calcext:value-type="currency">
            <text:p>491,33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54];1)" office:value-type="date" office:date-value="2015-05-05" calcext:value-type="date">
            <text:p>05/05/15</text:p>
          </table:table-cell>
          <table:table-cell table:style-name="ce187" office:value-type="float" office:value="33" calcext:value-type="float">
            <text:p>33</text:p>
          </table:table-cell>
          <table:table-cell table:style-name="ce190"/>
          <table:table-cell table:style-name="ce194" table:formula="of:=-PPMT([.$J$6];[.D55];[.$D$6];[.$F$6])" office:value-type="currency" office:currency="EUR" office:value="118.767966065251" calcext:value-type="currency">
            <text:p>118,77 €</text:p>
          </table:table-cell>
          <table:table-cell table:style-name="ce194" table:formula="of:=-IPMT([.$J$6];[.D55];[.$D$6];[.$F$6])" office:value-type="currency" office:currency="EUR" office:value="4.05618841249476" calcext:value-type="currency">
            <text:p>4,06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55]+[.G55]+[.H55]" office:value-type="currency" office:currency="EUR" office:value="128.134154477746" calcext:value-type="currency">
            <text:p>128,13 €</text:p>
          </table:table-cell>
          <table:table-cell table:style-name="ce190" table:formula="of:=[.J54]-[.F55]" office:value-type="currency" office:currency="EUR" office:value="362.34561454105" calcext:value-type="currency">
            <text:p>362,35 €</text:p>
          </table:table-cell>
          <table:table-cell table:style-name="ce194" table:formula="of:=[.K54]-[.I55]" office:value-type="currency" office:currency="EUR" office:value="363.192902234384" calcext:value-type="currency">
            <text:p>363,19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55];1)" office:value-type="date" office:date-value="2015-06-05" calcext:value-type="date">
            <text:p>05/06/15</text:p>
          </table:table-cell>
          <table:table-cell table:style-name="ce187" office:value-type="float" office:value="34" calcext:value-type="float">
            <text:p>34</text:p>
          </table:table-cell>
          <table:table-cell table:style-name="ce190"/>
          <table:table-cell table:style-name="ce194" table:formula="of:=-PPMT([.$J$6];[.D56];[.$D$6];[.$F$6])" office:value-type="currency" office:currency="EUR" office:value="119.769278992486" calcext:value-type="currency">
            <text:p>119,77 €</text:p>
          </table:table-cell>
          <table:table-cell table:style-name="ce194" table:formula="of:=-IPMT([.$J$6];[.D56];[.$D$6];[.$F$6])" office:value-type="currency" office:currency="EUR" office:value="3.05487548525963" calcext:value-type="currency">
            <text:p>3,05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56]+[.G56]+[.H56]" office:value-type="currency" office:currency="EUR" office:value="128.134154477746" calcext:value-type="currency">
            <text:p>128,13 €</text:p>
          </table:table-cell>
          <table:table-cell table:style-name="ce190" table:formula="of:=[.J55]-[.F56]" office:value-type="currency" office:currency="EUR" office:value="242.576335548563" calcext:value-type="currency">
            <text:p>242,58 €</text:p>
          </table:table-cell>
          <table:table-cell table:style-name="ce194" table:formula="of:=[.K55]-[.I56]" office:value-type="currency" office:currency="EUR" office:value="235.058747756638" calcext:value-type="currency">
            <text:p>235,06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56];1)" office:value-type="date" office:date-value="2015-07-05" calcext:value-type="date">
            <text:p>05/07/15</text:p>
          </table:table-cell>
          <table:table-cell table:style-name="ce187" office:value-type="float" office:value="35" calcext:value-type="float">
            <text:p>35</text:p>
          </table:table-cell>
          <table:table-cell table:style-name="ce190"/>
          <table:table-cell table:style-name="ce194" table:formula="of:=-PPMT([.$J$6];[.D57];[.$D$6];[.$F$6])" office:value-type="currency" office:currency="EUR" office:value="120.779033822125" calcext:value-type="currency">
            <text:p>120,78 €</text:p>
          </table:table-cell>
          <table:table-cell table:style-name="ce194" table:formula="of:=-IPMT([.$J$6];[.D57];[.$D$6];[.$F$6])" office:value-type="currency" office:currency="EUR" office:value="2.04512065562049" calcext:value-type="currency">
            <text:p>2,05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57]+[.G57]+[.H57]" office:value-type="currency" office:currency="EUR" office:value="128.134154477746" calcext:value-type="currency">
            <text:p>128,13 €</text:p>
          </table:table-cell>
          <table:table-cell table:style-name="ce190" table:formula="of:=[.J56]-[.F57]" office:value-type="currency" office:currency="EUR" office:value="121.797301726438" calcext:value-type="currency">
            <text:p>121,80 €</text:p>
          </table:table-cell>
          <table:table-cell table:style-name="ce194" table:formula="of:=[.K56]-[.I57]" office:value-type="currency" office:currency="EUR" office:value="106.924593278892" calcext:value-type="currency">
            <text:p>106,92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 table:formula="of:=EDATE([.C57];1)" office:value-type="date" office:date-value="2015-08-05" calcext:value-type="date">
            <text:p>05/08/15</text:p>
          </table:table-cell>
          <table:table-cell table:style-name="ce188" office:value-type="float" office:value="36" calcext:value-type="float">
            <text:p>36</text:p>
          </table:table-cell>
          <table:table-cell table:style-name="ce190"/>
          <table:table-cell table:style-name="ce194" table:formula="of:=-PPMT([.$J$6];[.D58];[.$D$6];[.$F$6])" office:value-type="currency" office:currency="EUR" office:value="121.797301726441" calcext:value-type="currency">
            <text:p>121,80 €</text:p>
          </table:table-cell>
          <table:table-cell table:style-name="ce194" table:formula="of:=-IPMT([.$J$6];[.D58];[.$D$6];[.$F$6])" office:value-type="currency" office:currency="EUR" office:value="1.0268527513051" calcext:value-type="currency">
            <text:p>1,03 €</text:p>
          </table:table-cell>
          <table:table-cell table:style-name="ce194" table:formula="of:=[.$M$6]" office:value-type="currency" office:currency="EUR" office:value="5.31" calcext:value-type="currency">
            <text:p>5,31 €</text:p>
          </table:table-cell>
          <table:table-cell table:style-name="ce194" table:formula="of:=[.F58]+[.G58]+[.H58]" office:value-type="currency" office:currency="EUR" office:value="128.134154477746" calcext:value-type="currency">
            <text:p>128,13 €</text:p>
          </table:table-cell>
          <table:table-cell table:style-name="ce190" table:formula="of:=[.J57]-[.F58]" office:value-type="currency" office:currency="EUR" office:value="-0.00000000000272848410531878" calcext:value-type="currency">
            <text:p>-0,00 €</text:p>
          </table:table-cell>
          <table:table-cell table:style-name="ce194" table:formula="of:=[.K57]-[.I58]" office:value-type="currency" office:currency="EUR" office:value="-21.2095611988537" calcext:value-type="currency">
            <text:p>-21,21 €</text:p>
          </table:table-cell>
          <table:table-cell table:style-name="ce190"/>
          <table:table-cell table:style-name="ce194"/>
          <table:table-cell table:number-columns-repeated="986"/>
        </table:table-row>
        <table:table-row table:style-name="ro2">
          <table:table-cell/>
          <table:table-cell table:style-name="ce178"/>
          <table:table-cell table:style-name="ce184"/>
          <table:table-cell table:style-name="ce187"/>
          <table:table-cell table:style-name="ce190"/>
          <table:table-cell table:style-name="ce194" table:number-columns-repeated="4"/>
          <table:table-cell table:style-name="ce190"/>
          <table:table-cell table:style-name="ce194"/>
          <table:table-cell table:style-name="ce190"/>
          <table:table-cell table:style-name="ce194"/>
          <table:table-cell table:number-columns-repeated="986"/>
        </table:table-row>
        <table:table-row table:style-name="ro2" table:number-rows-repeated="1048386">
          <table:table-cell table:number-columns-repeated="999"/>
        </table:table-row>
        <table:table-row table:style-name="ro1" table:number-rows-repeated="130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PR - P. BNP" table:style-name="ta1">
        <table:table-column table:style-name="co1" table:default-cell-style-name="ce97"/>
        <table:table-column table:style-name="co3" table:default-cell-style-name="ce131"/>
        <table:table-column table:style-name="co3" table:number-columns-repeated="2" table:default-cell-style-name="ce119"/>
        <table:table-column table:style-name="co5" table:default-cell-style-name="ce118"/>
        <table:table-column table:style-name="co3" table:default-cell-style-name="ce127"/>
        <table:table-column table:style-name="co5" table:number-columns-repeated="2" table:default-cell-style-name="ce127"/>
        <table:table-column table:style-name="co5" table:number-columns-repeated="991" table:default-cell-style-name="ce97"/>
        <table:table-row table:style-name="ro2">
          <table:table-cell table:number-columns-repeated="999"/>
        </table:table-row>
        <table:table-row table:style-name="ro2">
          <table:table-cell table:number-columns-repeated="999"/>
        </table:table-row>
        <table:table-row table:style-name="ro2">
          <table:table-cell/>
          <table:table-cell table:style-name="ce115" office:value-type="string" calcext:value-type="string">
            <text:p>Infos prêt</text:p>
          </table:table-cell>
          <table:table-cell table:style-name="ce118" table:number-columns-repeated="2"/>
          <table:table-cell/>
          <table:table-cell table:style-name="ce118" table:number-columns-repeated="3"/>
          <table:table-cell table:number-columns-repeated="991"/>
        </table:table-row>
        <table:table-row table:style-name="ro2">
          <table:table-cell/>
          <table:table-cell table:style-name="ce132" office:value-type="string" calcext:value-type="string">
            <text:p>Échéances</text:p>
          </table:table-cell>
          <table:table-cell table:style-name="ce123" table:number-columns-repeated="2"/>
          <table:table-cell table:style-name="ce120" office:value-type="string" calcext:value-type="string">
            <text:p>Mont. Glob.</text:p>
          </table:table-cell>
          <table:table-cell table:style-name="ce123" table:number-columns-repeated="4"/>
          <table:table-cell table:style-name="ce120" office:value-type="string" calcext:value-type="string">
            <text:p>Mont. Mens.</text:p>
          </table:table-cell>
          <table:table-cell table:style-name="ce123" table:number-columns-repeated="5"/>
          <table:table-cell table:number-columns-repeated="984"/>
        </table:table-row>
        <table:table-row table:style-name="ro2">
          <table:table-cell/>
          <table:table-cell table:style-name="ce133" office:value-type="string" calcext:value-type="string">
            <text:p>Date déb.</text:p>
          </table:table-cell>
          <table:table-cell table:style-name="ce124" office:value-type="string" calcext:value-type="string">
            <text:p>Date fin</text:p>
          </table:table-cell>
          <table:table-cell table:style-name="ce124" office:value-type="string" calcext:value-type="string">
            <text:p>Nb mois tot.</text:p>
          </table:table-cell>
          <table:table-cell table:style-name="ce121" office:value-type="string" calcext:value-type="string">
            <text:p>TAEG Ann.</text:p>
          </table:table-cell>
          <table:table-cell table:style-name="ce124" office:value-type="string" calcext:value-type="string">
            <office:annotation draw:style-name="gr5" draw:text-style-name="P3" svg:width="2.899cm" svg:height="0.991cm" svg:x="13.259cm" svg:y="0.602cm" draw:caption-point-x="-0.61cm" draw:caption-point-y="1.51cm">
              <dc:date>2014-08-13T00:00:00</dc:date>
              <text:p text:style-name="P3"><text:span text:style-name="T3">Donnée statique issue du contrat</text:span></text:p>
            </office:annotation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style-name="ce124" office:value-type="string" calcext:value-type="string">
            <text:p>Total</text:p>
          </table:table-cell>
          <table:table-cell table:style-name="ce121" office:value-type="string" calcext:value-type="string">
            <text:p>TAEG Mens.</text:p>
          </table:table-cell>
          <table:table-cell table:style-name="ce124" office:value-type="string" calcext:value-type="string">
            <text:p>Capital moy.</text:p>
          </table:table-cell>
          <table:table-cell table:style-name="ce124" office:value-type="string" calcext:value-type="string">
            <text:p>Intérêt moy.</text:p>
          </table:table-cell>
          <table:table-cell table:style-name="ce124" office:value-type="string" calcext:value-type="string">
            <text:p>Assurance</text:p>
          </table:table-cell>
          <table:table-cell table:style-name="ce124" office:value-type="string" calcext:value-type="string">
            <text:p>Taux Prêt</text:p>
          </table:table-cell>
          <table:table-cell table:style-name="ce124" office:value-type="string" calcext:value-type="string">
            <office:annotation draw:style-name="gr6" draw:text-style-name="P3" svg:width="2.899cm" svg:height="2.571cm" svg:x="33.579cm" svg:y="0.602cm" draw:caption-point-x="-0.61cm" draw:caption-point-y="1.51cm">
              <dc:date>2014-08-07T00:00:00</dc:date>
              <text:p text:style-name="P3"><text:span text:style-name="T3">Montant avec assurance. Montant modifié voir commentaire de « Correection »</text:span></text:p>
            </office:annotation>
            <text:p>Total</text:p>
          </table:table-cell>
          <table:table-cell table:number-columns-repeated="984"/>
        </table:table-row>
        <table:table-row table:style-name="ro2">
          <table:table-cell/>
          <table:table-cell table:style-name="ce134" table:formula="of:=[.C20]" office:value-type="date" office:date-value="2012-05-04" calcext:value-type="date">
            <text:p>04/05/12</text:p>
          </table:table-cell>
          <table:table-cell table:style-name="ce137" table:formula="of:=MAX([.C20:.C73])" office:value-type="date" office:date-value="2016-10-04" calcext:value-type="date">
            <text:p>04/10/16</text:p>
          </table:table-cell>
          <table:table-cell table:style-name="ce142" table:formula="of:=MAX([.D20:.D73])" office:value-type="float" office:value="53" calcext:value-type="float">
            <text:p>53</text:p>
          </table:table-cell>
          <table:table-cell table:style-name="ce146" office:value-type="percentage" office:value="0.081" calcext:value-type="percentage">
            <text:p>8,10%</text:p>
          </table:table-cell>
          <table:table-cell table:style-name="ce149" office:value-type="currency" office:currency="EUR" office:value="8500" calcext:value-type="currency">
            <text:p>8 500,00 €</text:p>
          </table:table-cell>
          <table:table-cell table:style-name="ce151" table:formula="of:=[.I6]-[.F6]-[.H6]" office:value-type="currency" office:currency="EUR" office:value="1724.43" calcext:value-type="currency">
            <text:p>1 724,43 €</text:p>
          </table:table-cell>
          <table:table-cell table:style-name="ce151" table:formula="of:=[.M6]*[.D6]" office:value-type="currency" office:currency="EUR" office:value="540.6" calcext:value-type="currency">
            <text:p>540,60 €</text:p>
          </table:table-cell>
          <table:table-cell table:style-name="ce149" office:value-type="currency" office:currency="EUR" office:value="10765.03" calcext:value-type="currency">
            <text:p>10 765,03 €</text:p>
          </table:table-cell>
          <table:table-cell table:style-name="ce148" table:formula="of:=[.E6]/12" office:value-type="percentage" office:value="0.00675" calcext:value-type="percentage">
            <text:p>0,68%</text:p>
          </table:table-cell>
          <table:table-cell table:style-name="ce151" table:formula="of:=AVERAGE([.F20:.F73])" office:value-type="currency" office:currency="EUR" office:value="160.377358490566" calcext:value-type="currency">
            <text:p>160,38 €</text:p>
          </table:table-cell>
          <table:table-cell table:style-name="ce151" table:formula="of:=AVERAGE([.G20:.G73])" office:value-type="currency" office:currency="EUR" office:value="30.7128013157066" calcext:value-type="currency">
            <text:p>30,71 €</text:p>
          </table:table-cell>
          <table:table-cell table:style-name="ce149" office:value-type="currency" office:currency="EUR" office:value="10.2" calcext:value-type="currency">
            <text:p>10,20 €</text:p>
          </table:table-cell>
          <table:table-cell table:style-name="ce152" table:formula="of:=([.L6]-[.M6])/[.K6]" office:value-type="percentage" office:value="0.127903349380288" calcext:value-type="percentage">
            <text:p>12,79%</text:p>
          </table:table-cell>
          <table:table-cell table:style-name="ce151" table:formula="of:=-PMT([.$J$6];[.$D$6];[.$F$6])+[.M6]+[.N6]" office:value-type="currency" office:currency="EUR" office:value="201.634572589615" calcext:value-type="currency">
            <text:p>201,63 €</text:p>
          </table:table-cell>
          <table:table-cell table:number-columns-repeated="984"/>
        </table:table-row>
        <table:table-row table:style-name="ro2">
          <table:table-cell/>
          <table:table-cell table:style-name="ce135"/>
          <table:table-cell table:style-name="ce138"/>
          <table:table-cell table:style-name="ce143"/>
          <table:table-cell table:style-name="ce147"/>
          <table:table-cell table:style-name="ce143" table:number-columns-repeated="3"/>
          <table:table-cell table:style-name="ce151"/>
          <table:table-cell table:style-name="ce147"/>
          <table:table-cell table:style-name="ce143" table:number-columns-repeated="5"/>
          <table:table-cell table:number-columns-repeated="984"/>
        </table:table-row>
        <table:table-row table:style-name="ro2" table:number-rows-repeated="2">
          <table:table-cell table:number-columns-repeated="8"/>
          <table:table-cell table:style-name="ce127"/>
          <table:table-cell table:style-name="ce118"/>
          <table:table-cell table:number-columns-repeated="989"/>
        </table:table-row>
        <table:table-row table:style-name="ro2">
          <table:table-cell/>
          <table:table-cell table:style-name="ce115" office:value-type="string" calcext:value-type="string">
            <text:p>Situation prêt</text:p>
          </table:table-cell>
          <table:table-cell table:number-columns-repeated="6"/>
          <table:table-cell table:style-name="ce127"/>
          <table:table-cell table:style-name="ce118"/>
          <table:table-cell table:number-columns-repeated="989"/>
        </table:table-row>
        <table:table-row table:style-name="ro2">
          <table:table-cell/>
          <table:table-cell table:style-name="ce132" office:value-type="string" calcext:value-type="string">
            <text:p>Échéances</text:p>
          </table:table-cell>
          <table:table-cell table:style-name="ce123" table:number-columns-repeated="2"/>
          <table:table-cell table:style-name="ce120" office:value-type="string" calcext:value-type="string">
            <text:p>Reglé</text:p>
          </table:table-cell>
          <table:table-cell table:style-name="ce123" table:number-columns-repeated="4"/>
          <table:table-cell table:style-name="ce120" office:value-type="string" calcext:value-type="string">
            <text:p>A régler</text:p>
          </table:table-cell>
          <table:table-cell table:style-name="ce123" table:number-columns-repeated="5"/>
          <table:table-cell table:number-columns-repeated="984"/>
        </table:table-row>
        <table:table-row table:style-name="ro2">
          <table:table-cell/>
          <table:table-cell table:style-name="ce133" office:value-type="string" calcext:value-type="string">
            <text:p>Date</text:p>
          </table:table-cell>
          <table:table-cell table:style-name="ce124"/>
          <table:table-cell table:style-name="ce124" office:value-type="string" calcext:value-type="string">
            <text:p>Nb mois rest.</text:p>
          </table:table-cell>
          <table:table-cell table:style-name="ce121"/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style-name="ce124" office:value-type="string" calcext:value-type="string">
            <text:p>Total</text:p>
          </table:table-cell>
          <table:table-cell table:style-name="ce121"/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style-name="ce124" office:value-type="string" calcext:value-type="string">
            <text:p>Taux Prêt</text:p>
          </table:table-cell>
          <table:table-cell table:style-name="ce124" office:value-type="string" calcext:value-type="string">
            <text:p>Total</text:p>
          </table:table-cell>
          <table:table-cell table:number-columns-repeated="984"/>
        </table:table-row>
        <table:table-row table:style-name="ro2">
          <table:table-cell/>
          <table:table-cell table:style-name="ce134" table:formula="of:=TODAY()" office:value-type="date" office:date-value="2014-10-08" calcext:value-type="date">
            <text:p>08/10/14</text:p>
          </table:table-cell>
          <table:table-cell table:style-name="ce137"/>
          <table:table-cell table:style-name="ce144" table:formula="of:=ORG.OPENOFFICE.MONTHS([.B13];[.C6];1)" office:value-type="float" office:value="24" calcext:value-type="float">
            <text:p>24</text:p>
          </table:table-cell>
          <table:table-cell table:style-name="ce148"/>
          <table:table-cell table:style-name="ce150" table:formula="of:=SUMPRODUCT([.$C$20:.$C$73]&lt;[.$B$13];[.F$20:.F$73])" office:value-type="currency" office:currency="EUR" office:value="4274.3680513061" calcext:value-type="currency">
            <text:p>4 274,37 €</text:p>
          </table:table-cell>
          <table:table-cell table:style-name="ce150" table:formula="of:=SUMPRODUCT([.$C$20:.$C$73]&lt;[.$B$13];[.G$20:.G$73])" office:value-type="currency" office:currency="EUR" office:value="1262.05035666072" calcext:value-type="currency">
            <text:p>1 262,05 €</text:p>
          </table:table-cell>
          <table:table-cell table:style-name="ce150" table:formula="of:=SUMPRODUCT([.$C$20:.$C$73]&lt;[.$B$13];[.H$20:.H$73])" office:value-type="currency" office:currency="EUR" office:value="295.8" calcext:value-type="currency">
            <text:p>295,80 €</text:p>
          </table:table-cell>
          <table:table-cell table:style-name="ce150" table:formula="of:=[.F13]+[.H13]+[.G13]" office:value-type="currency" office:currency="EUR" office:value="5832.21840796682" calcext:value-type="currency">
            <text:p>5 832,22 €</text:p>
          </table:table-cell>
          <table:table-cell table:style-name="ce148"/>
          <table:table-cell table:style-name="ce151" table:formula="of:=SUMPRODUCT([.$C$20:.$C$73]&gt;=[.$B$13];[.F$20:.F$73])" office:value-type="currency" office:currency="EUR" office:value="4225.63194869391" calcext:value-type="currency">
            <text:p>4 225,63 €</text:p>
          </table:table-cell>
          <table:table-cell table:style-name="ce151" table:formula="of:=SUMPRODUCT([.$C$20:.$C$73]&gt;=[.$B$13];[.G$20:.G$73])" office:value-type="currency" office:currency="EUR" office:value="365.728113071731" calcext:value-type="currency">
            <text:p>365,73 €</text:p>
          </table:table-cell>
          <table:table-cell table:style-name="ce151" table:formula="of:=[.M6]*[.D13]" office:value-type="currency" office:currency="EUR" office:value="244.8" calcext:value-type="currency">
            <text:p>244,80 €</text:p>
          </table:table-cell>
          <table:table-cell table:style-name="ce152" table:formula="of:=([.L13]+[.M13])/[.K13]" office:value-type="percentage" office:value="0.144482084688052" calcext:value-type="percentage">
            <text:p>14,45%</text:p>
          </table:table-cell>
          <table:table-cell table:style-name="ce150" table:formula="of:=[.K13]+[.M13]+[.L13]" office:value-type="currency" office:currency="EUR" office:value="4836.16006176564" calcext:value-type="currency">
            <text:p>4 836,16 €</text:p>
          </table:table-cell>
          <table:table-cell table:number-columns-repeated="984"/>
        </table:table-row>
        <table:table-row table:style-name="ro2">
          <table:table-cell/>
          <table:table-cell table:style-name="ce135"/>
          <table:table-cell table:style-name="ce138"/>
          <table:table-cell table:style-name="ce143"/>
          <table:table-cell table:style-name="ce147"/>
          <table:table-cell table:style-name="ce143" table:number-columns-repeated="3"/>
          <table:table-cell table:style-name="ce151"/>
          <table:table-cell table:style-name="ce147"/>
          <table:table-cell table:style-name="ce143" table:number-columns-repeated="3"/>
          <table:table-cell table:style-name="ce151" table:number-columns-repeated="2"/>
          <table:table-cell table:number-columns-repeated="984"/>
        </table:table-row>
        <table:table-row table:style-name="ro2" table:number-rows-repeated="2">
          <table:table-cell table:number-columns-repeated="999"/>
        </table:table-row>
        <table:table-row table:style-name="ro2">
          <table:table-cell/>
          <table:table-cell table:style-name="ce115" office:value-type="string" calcext:value-type="string">
            <text:p>Tableau d'amortissement</text:p>
          </table:table-cell>
          <table:table-cell/>
          <table:table-cell table:style-name="ce127" table:number-columns-repeated="2"/>
          <table:table-cell table:style-name="ce118" table:number-columns-repeated="3"/>
          <table:table-cell table:style-name="ce127"/>
          <table:table-cell table:number-columns-repeated="990"/>
        </table:table-row>
        <table:table-row table:style-name="ro2">
          <table:table-cell/>
          <table:table-cell table:style-name="ce132" office:value-type="string" calcext:value-type="string">
            <text:p>Échéances</text:p>
          </table:table-cell>
          <table:table-cell table:style-name="ce139"/>
          <table:table-cell table:style-name="ce123"/>
          <table:table-cell table:style-name="ce120" office:value-type="string" calcext:value-type="string">
            <text:p>Montants</text:p>
          </table:table-cell>
          <table:table-cell table:style-name="ce123" table:number-columns-repeated="4"/>
          <table:table-cell table:style-name="ce120" office:value-type="string" calcext:value-type="string">
            <text:p>A remb.</text:p>
          </table:table-cell>
          <table:table-cell table:style-name="ce123"/>
          <table:table-cell table:style-name="ce120" office:value-type="string" calcext:value-type="string">
            <text:p>Réel</text:p>
          </table:table-cell>
          <table:table-cell table:style-name="ce123"/>
          <table:table-cell table:number-columns-repeated="986"/>
        </table:table-row>
        <table:table-row table:style-name="ro2">
          <table:table-cell/>
          <table:table-cell table:style-name="ce133"/>
          <table:table-cell table:style-name="ce124" office:value-type="string" calcext:value-type="string">
            <text:p>Mois</text:p>
          </table:table-cell>
          <table:table-cell table:style-name="ce124" office:value-type="string" calcext:value-type="string">
            <text:p>N° Mois</text:p>
          </table:table-cell>
          <table:table-cell table:style-name="ce121"/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</text:p>
          </table:table-cell>
          <table:table-cell table:style-name="ce124" office:value-type="string" calcext:value-type="string">
            <text:p>Assurance</text:p>
          </table:table-cell>
          <table:table-cell table:style-name="ce124" office:value-type="string" calcext:value-type="string">
            <text:p>Total</text:p>
          </table:table-cell>
          <table:table-cell table:style-name="ce121" office:value-type="string" calcext:value-type="string">
            <office:annotation draw:style-name="gr7" draw:text-style-name="P3" svg:width="2.899cm" svg:height="6.521cm" svg:x="22.29cm" svg:y="7.961cm" draw:caption-point-x="-0.61cm" draw:caption-point-y="1.51cm">
              <dc:date>2014-08-15T00:00:00</dc:date>
              <text:p text:style-name="P3"><text:span text:style-name="T3">Montant à rembourser après déduction de l'amortissement du capital pour la date indiquée (Montant à rembourser après soustraction du capital à rembourser de l'amortissement coorespondant à la date)</text:span></text:p>
            </office:annotation>
            <text:p>Capital</text:p>
          </table:table-cell>
          <table:table-cell table:style-name="ce124" office:value-type="string" calcext:value-type="string">
            <text:p>Total</text:p>
          </table:table-cell>
          <table:table-cell table:style-name="ce121" office:value-type="string" calcext:value-type="string">
            <office:annotation draw:style-name="gr7" draw:text-style-name="P3" svg:width="2.899cm" svg:height="6.521cm" svg:x="26.806cm" svg:y="7.961cm" draw:caption-point-x="-0.61cm" draw:caption-point-y="1.51cm">
              <dc:date>2014-08-15T00:00:00</dc:date>
              <text:p text:style-name="P3"><text:span text:style-name="T3">Montant à rembourser après déduction de l'amortissement du capital pour la date indiquée (Montant à rembourser après soustraction du capital à rembourser de l'amortissement coorespondant à la date)</text:span></text:p>
            </office:annotation>
            <text:p>Capital</text:p>
          </table:table-cell>
          <table:table-cell table:style-name="ce124" office:value-type="string" calcext:value-type="string">
            <text:p>Total</text:p>
          </table:table-cell>
          <table:table-cell table:number-columns-repeated="986"/>
        </table:table-row>
        <table:table-row table:style-name="ro2">
          <table:table-cell/>
          <table:table-cell table:style-name="ce135"/>
          <table:table-cell table:style-name="ce140" office:value-type="date" office:date-value="2012-05-04" calcext:value-type="date">
            <text:p>04/05/12</text:p>
          </table:table-cell>
          <table:table-cell table:style-name="ce144" office:value-type="float" office:value="1" calcext:value-type="float">
            <text:p>1</text:p>
          </table:table-cell>
          <table:table-cell table:style-name="ce147"/>
          <table:table-cell table:style-name="ce151" table:formula="of:=-PPMT([.$J$6];[.D20];[.$D$6];[.$F$6])" office:value-type="currency" office:currency="EUR" office:value="133.931669240235" calcext:value-type="currency">
            <text:p>133,93 €</text:p>
          </table:table-cell>
          <table:table-cell table:style-name="ce151" office:value-type="currency" office:currency="EUR" office:value="45.9" calcext:value-type="currency">
            <office:annotation draw:style-name="gr5" draw:text-style-name="P3" svg:width="2.899cm" svg:height="0.991cm" svg:x="15.517cm" svg:y="8.487cm" draw:caption-point-x="-0.61cm" draw:caption-point-y="1.51cm">
              <dc:date>2014-08-15T00:00:00</dc:date>
              <text:p text:style-name="P3"><text:span text:style-name="T3">80€ de frais de dossier</text:span></text:p>
            </office:annotation>
            <text:p>45,90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20]+[.G20]+[.H20]" office:value-type="currency" office:currency="EUR" office:value="190.031669240235" calcext:value-type="currency">
            <text:p>190,03 €</text:p>
          </table:table-cell>
          <table:table-cell table:style-name="ce147" table:formula="of:=[.$F$6]-[.F20]" office:value-type="currency" office:currency="EUR" office:value="8366.06833075977" calcext:value-type="currency">
            <text:p>8 366,07 €</text:p>
          </table:table-cell>
          <table:table-cell table:style-name="ce151" table:formula="of:=[.$I$6]-[.I20]" office:value-type="currency" office:currency="EUR" office:value="10574.9983307598" calcext:value-type="currency">
            <text:p>10 575,00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0];1)" office:value-type="date" office:date-value="2012-06-04" calcext:value-type="date">
            <text:p>04/06/12</text:p>
          </table:table-cell>
          <table:table-cell table:style-name="ce144"/>
          <table:table-cell table:style-name="ce147"/>
          <table:table-cell table:style-name="ce151" table:number-columns-repeated="4"/>
          <table:table-cell table:style-name="ce147" table:formula="of:=[.J20]-[.F21]" office:value-type="currency" office:currency="EUR" office:value="8366.06833075977" calcext:value-type="currency">
            <text:p>8 366,07 €</text:p>
          </table:table-cell>
          <table:table-cell table:style-name="ce151" table:formula="of:=[.K20]-[.I21]" office:value-type="currency" office:currency="EUR" office:value="10574.9983307598" calcext:value-type="currency">
            <text:p>10 575,00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1];1)" office:value-type="date" office:date-value="2012-07-04" calcext:value-type="date">
            <text:p>04/07/12</text:p>
          </table:table-cell>
          <table:table-cell table:style-name="ce144" office:value-type="float" office:value="2" calcext:value-type="float">
            <text:p>2</text:p>
          </table:table-cell>
          <table:table-cell table:style-name="ce147"/>
          <table:table-cell table:style-name="ce151" table:formula="of:=-PPMT([.$J$6];[.D22];[.$D$6];[.$F$6])" office:value-type="currency" office:currency="EUR" office:value="134.835708007607" calcext:value-type="currency">
            <text:p>134,84 €</text:p>
          </table:table-cell>
          <table:table-cell table:style-name="ce151" table:formula="of:=-IPMT([.$J$6];[.D22];[.$D$6];[.$F$6])" office:value-type="currency" office:currency="EUR" office:value="56.4709612326284" calcext:value-type="currency">
            <text:p>56,47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22]+[.G22]+[.H22]" office:value-type="currency" office:currency="EUR" office:value="201.506669240235" calcext:value-type="currency">
            <text:p>201,51 €</text:p>
          </table:table-cell>
          <table:table-cell table:style-name="ce147" table:formula="of:=[.J21]-[.F22]" office:value-type="currency" office:currency="EUR" office:value="8231.23262275216" calcext:value-type="currency">
            <text:p>8 231,23 €</text:p>
          </table:table-cell>
          <table:table-cell table:style-name="ce151" table:formula="of:=[.K21]-[.I22]" office:value-type="currency" office:currency="EUR" office:value="10373.4916615195" calcext:value-type="currency">
            <text:p>10 373,49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2];1)" office:value-type="date" office:date-value="2012-08-04" calcext:value-type="date">
            <text:p>04/08/12</text:p>
          </table:table-cell>
          <table:table-cell table:style-name="ce144" office:value-type="float" office:value="3" calcext:value-type="float">
            <text:p>3</text:p>
          </table:table-cell>
          <table:table-cell table:style-name="ce147"/>
          <table:table-cell table:style-name="ce151" table:formula="of:=-PPMT([.$J$6];[.D23];[.$D$6];[.$F$6])" office:value-type="currency" office:currency="EUR" office:value="135.745849036658" calcext:value-type="currency">
            <text:p>135,75 €</text:p>
          </table:table-cell>
          <table:table-cell table:style-name="ce151" table:formula="of:=-IPMT([.$J$6];[.D23];[.$D$6];[.$F$6])" office:value-type="currency" office:currency="EUR" office:value="55.5608202035771" calcext:value-type="currency">
            <text:p>55,56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23]+[.G23]+[.H23]" office:value-type="currency" office:currency="EUR" office:value="201.506669240235" calcext:value-type="currency">
            <text:p>201,51 €</text:p>
          </table:table-cell>
          <table:table-cell table:style-name="ce147" table:formula="of:=[.J22]-[.F23]" office:value-type="currency" office:currency="EUR" office:value="8095.4867737155" calcext:value-type="currency">
            <text:p>8 095,49 €</text:p>
          </table:table-cell>
          <table:table-cell table:style-name="ce151" table:formula="of:=[.K22]-[.I23]" office:value-type="currency" office:currency="EUR" office:value="10171.9849922793" calcext:value-type="currency">
            <text:p>10 171,98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3];1)" office:value-type="date" office:date-value="2012-09-04" calcext:value-type="date">
            <text:p>04/09/12</text:p>
          </table:table-cell>
          <table:table-cell table:style-name="ce144" office:value-type="float" office:value="4" calcext:value-type="float">
            <text:p>4</text:p>
          </table:table-cell>
          <table:table-cell table:style-name="ce147"/>
          <table:table-cell table:style-name="ce151" table:formula="of:=-PPMT([.$J$6];[.D24];[.$D$6];[.$F$6])" office:value-type="currency" office:currency="EUR" office:value="136.662133517655" calcext:value-type="currency">
            <text:p>136,66 €</text:p>
          </table:table-cell>
          <table:table-cell table:style-name="ce151" table:formula="of:=-IPMT([.$J$6];[.D24];[.$D$6];[.$F$6])" office:value-type="currency" office:currency="EUR" office:value="54.6445357225796" calcext:value-type="currency">
            <text:p>54,64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24]+[.G24]+[.H24]" office:value-type="currency" office:currency="EUR" office:value="201.506669240235" calcext:value-type="currency">
            <text:p>201,51 €</text:p>
          </table:table-cell>
          <table:table-cell table:style-name="ce147" table:formula="of:=[.J23]-[.F24]" office:value-type="currency" office:currency="EUR" office:value="7958.82464019784" calcext:value-type="currency">
            <text:p>7 958,82 €</text:p>
          </table:table-cell>
          <table:table-cell table:style-name="ce151" table:formula="of:=[.K23]-[.I24]" office:value-type="currency" office:currency="EUR" office:value="9970.47832303906" calcext:value-type="currency">
            <text:p>9 970,48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4];1)" office:value-type="date" office:date-value="2012-10-04" calcext:value-type="date">
            <text:p>04/10/12</text:p>
          </table:table-cell>
          <table:table-cell table:style-name="ce144" office:value-type="float" office:value="5" calcext:value-type="float">
            <text:p>5</text:p>
          </table:table-cell>
          <table:table-cell table:style-name="ce147"/>
          <table:table-cell table:style-name="ce151" table:formula="of:=-PPMT([.$J$6];[.D25];[.$D$6];[.$F$6])" office:value-type="currency" office:currency="EUR" office:value="137.5846029189" calcext:value-type="currency">
            <text:p>137,58 €</text:p>
          </table:table-cell>
          <table:table-cell table:style-name="ce151" table:formula="of:=-IPMT([.$J$6];[.D25];[.$D$6];[.$F$6])" office:value-type="currency" office:currency="EUR" office:value="53.7220663213354" calcext:value-type="currency">
            <text:p>53,7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25]+[.G25]+[.H25]" office:value-type="currency" office:currency="EUR" office:value="201.506669240235" calcext:value-type="currency">
            <text:p>201,51 €</text:p>
          </table:table-cell>
          <table:table-cell table:style-name="ce147" table:formula="of:=[.J24]-[.F25]" office:value-type="currency" office:currency="EUR" office:value="7821.24003727894" calcext:value-type="currency">
            <text:p>7 821,24 €</text:p>
          </table:table-cell>
          <table:table-cell table:style-name="ce151" table:formula="of:=[.K24]-[.I25]" office:value-type="currency" office:currency="EUR" office:value="9768.97165379883" calcext:value-type="currency">
            <text:p>9 768,97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5];1)" office:value-type="date" office:date-value="2012-11-04" calcext:value-type="date">
            <text:p>04/11/12</text:p>
          </table:table-cell>
          <table:table-cell table:style-name="ce144" office:value-type="float" office:value="6" calcext:value-type="float">
            <text:p>6</text:p>
          </table:table-cell>
          <table:table-cell table:style-name="ce147"/>
          <table:table-cell table:style-name="ce151" table:formula="of:=-PPMT([.$J$6];[.D26];[.$D$6];[.$F$6])" office:value-type="currency" office:currency="EUR" office:value="138.513298988602" calcext:value-type="currency">
            <text:p>138,51 €</text:p>
          </table:table-cell>
          <table:table-cell table:style-name="ce151" table:formula="of:=-IPMT([.$J$6];[.D26];[.$D$6];[.$F$6])" office:value-type="currency" office:currency="EUR" office:value="52.7933702516329" calcext:value-type="currency">
            <text:p>52,79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26]+[.G26]+[.H26]" office:value-type="currency" office:currency="EUR" office:value="201.506669240235" calcext:value-type="currency">
            <text:p>201,51 €</text:p>
          </table:table-cell>
          <table:table-cell table:style-name="ce147" table:formula="of:=[.J25]-[.F26]" office:value-type="currency" office:currency="EUR" office:value="7682.72673829034" calcext:value-type="currency">
            <text:p>7 682,73 €</text:p>
          </table:table-cell>
          <table:table-cell table:style-name="ce151" table:formula="of:=[.K25]-[.I26]" office:value-type="currency" office:currency="EUR" office:value="9567.46498455859" calcext:value-type="currency">
            <text:p>9 567,46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6];1)" office:value-type="date" office:date-value="2012-12-04" calcext:value-type="date">
            <text:p>04/12/12</text:p>
          </table:table-cell>
          <table:table-cell table:style-name="ce144" office:value-type="float" office:value="7" calcext:value-type="float">
            <text:p>7</text:p>
          </table:table-cell>
          <table:table-cell table:style-name="ce147"/>
          <table:table-cell table:style-name="ce151" table:formula="of:=-PPMT([.$J$6];[.D27];[.$D$6];[.$F$6])" office:value-type="currency" office:currency="EUR" office:value="139.448263756775" calcext:value-type="currency">
            <text:p>139,45 €</text:p>
          </table:table-cell>
          <table:table-cell table:style-name="ce151" table:formula="of:=-IPMT([.$J$6];[.D27];[.$D$6];[.$F$6])" office:value-type="currency" office:currency="EUR" office:value="51.8584054834598" calcext:value-type="currency">
            <text:p>51,86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27]+[.G27]+[.H27]" office:value-type="currency" office:currency="EUR" office:value="201.506669240235" calcext:value-type="currency">
            <text:p>201,51 €</text:p>
          </table:table-cell>
          <table:table-cell table:style-name="ce147" table:formula="of:=[.J26]-[.F27]" office:value-type="currency" office:currency="EUR" office:value="7543.27847453357" calcext:value-type="currency">
            <text:p>7 543,28 €</text:p>
          </table:table-cell>
          <table:table-cell table:style-name="ce151" table:formula="of:=[.K26]-[.I27]" office:value-type="currency" office:currency="EUR" office:value="9365.95831531836" calcext:value-type="currency">
            <text:p>9 365,96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7];1)" office:value-type="date" office:date-value="2013-01-04" calcext:value-type="date">
            <text:p>04/01/13</text:p>
          </table:table-cell>
          <table:table-cell table:style-name="ce144" office:value-type="float" office:value="8" calcext:value-type="float">
            <text:p>8</text:p>
          </table:table-cell>
          <table:table-cell table:style-name="ce147"/>
          <table:table-cell table:style-name="ce151" table:formula="of:=-PPMT([.$J$6];[.D28];[.$D$6];[.$F$6])" office:value-type="currency" office:currency="EUR" office:value="140.389539537134" calcext:value-type="currency">
            <text:p>140,39 €</text:p>
          </table:table-cell>
          <table:table-cell table:style-name="ce151" table:formula="of:=-IPMT([.$J$6];[.D28];[.$D$6];[.$F$6])" office:value-type="currency" office:currency="EUR" office:value="50.9171297031016" calcext:value-type="currency">
            <text:p>50,9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28]+[.G28]+[.H28]" office:value-type="currency" office:currency="EUR" office:value="201.506669240235" calcext:value-type="currency">
            <text:p>201,51 €</text:p>
          </table:table-cell>
          <table:table-cell table:style-name="ce147" table:formula="of:=[.J27]-[.F28]" office:value-type="currency" office:currency="EUR" office:value="7402.88893499643" calcext:value-type="currency">
            <text:p>7 402,89 €</text:p>
          </table:table-cell>
          <table:table-cell table:style-name="ce151" table:formula="of:=[.K27]-[.I28]" office:value-type="currency" office:currency="EUR" office:value="9164.45164607813" calcext:value-type="currency">
            <text:p>9 164,45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8];1)" office:value-type="date" office:date-value="2013-02-04" calcext:value-type="date">
            <text:p>04/02/13</text:p>
          </table:table-cell>
          <table:table-cell table:style-name="ce144" office:value-type="float" office:value="9" calcext:value-type="float">
            <text:p>9</text:p>
          </table:table-cell>
          <table:table-cell table:style-name="ce147"/>
          <table:table-cell table:style-name="ce151" table:formula="of:=-PPMT([.$J$6];[.D29];[.$D$6];[.$F$6])" office:value-type="currency" office:currency="EUR" office:value="141.337168929009" calcext:value-type="currency">
            <text:p>141,34 €</text:p>
          </table:table-cell>
          <table:table-cell table:style-name="ce151" table:formula="of:=-IPMT([.$J$6];[.D29];[.$D$6];[.$F$6])" office:value-type="currency" office:currency="EUR" office:value="49.9695003112259" calcext:value-type="currency">
            <text:p>49,97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29]+[.G29]+[.H29]" office:value-type="currency" office:currency="EUR" office:value="201.506669240235" calcext:value-type="currency">
            <text:p>201,51 €</text:p>
          </table:table-cell>
          <table:table-cell table:style-name="ce147" table:formula="of:=[.J28]-[.F29]" office:value-type="currency" office:currency="EUR" office:value="7261.55176606742" calcext:value-type="currency">
            <text:p>7 261,55 €</text:p>
          </table:table-cell>
          <table:table-cell table:style-name="ce151" table:formula="of:=[.K28]-[.I29]" office:value-type="currency" office:currency="EUR" office:value="8962.94497683789" calcext:value-type="currency">
            <text:p>8 962,94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29];1)" office:value-type="date" office:date-value="2013-03-04" calcext:value-type="date">
            <text:p>04/03/13</text:p>
          </table:table-cell>
          <table:table-cell table:style-name="ce144" office:value-type="float" office:value="10" calcext:value-type="float">
            <text:p>10</text:p>
          </table:table-cell>
          <table:table-cell table:style-name="ce147"/>
          <table:table-cell table:style-name="ce151" table:formula="of:=-PPMT([.$J$6];[.D30];[.$D$6];[.$F$6])" office:value-type="currency" office:currency="EUR" office:value="142.29119481928" calcext:value-type="currency">
            <text:p>142,29 €</text:p>
          </table:table-cell>
          <table:table-cell table:style-name="ce151" table:formula="of:=-IPMT([.$J$6];[.D30];[.$D$6];[.$F$6])" office:value-type="currency" office:currency="EUR" office:value="49.0154744209551" calcext:value-type="currency">
            <text:p>49,0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0]+[.G30]+[.H30]" office:value-type="currency" office:currency="EUR" office:value="201.506669240235" calcext:value-type="currency">
            <text:p>201,51 €</text:p>
          </table:table-cell>
          <table:table-cell table:style-name="ce147" table:formula="of:=[.J29]-[.F30]" office:value-type="currency" office:currency="EUR" office:value="7119.26057124814" calcext:value-type="currency">
            <text:p>7 119,26 €</text:p>
          </table:table-cell>
          <table:table-cell table:style-name="ce151" table:formula="of:=[.K29]-[.I30]" office:value-type="currency" office:currency="EUR" office:value="8761.43830759766" calcext:value-type="currency">
            <text:p>8 761,44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0];1)" office:value-type="date" office:date-value="2013-04-04" calcext:value-type="date">
            <text:p>04/04/13</text:p>
          </table:table-cell>
          <table:table-cell table:style-name="ce144" office:value-type="float" office:value="11" calcext:value-type="float">
            <text:p>11</text:p>
          </table:table-cell>
          <table:table-cell table:style-name="ce147"/>
          <table:table-cell table:style-name="ce151" table:formula="of:=-PPMT([.$J$6];[.D31];[.$D$6];[.$F$6])" office:value-type="currency" office:currency="EUR" office:value="143.25166038431" calcext:value-type="currency">
            <text:p>143,25 €</text:p>
          </table:table-cell>
          <table:table-cell table:style-name="ce151" table:formula="of:=-IPMT([.$J$6];[.D31];[.$D$6];[.$F$6])" office:value-type="currency" office:currency="EUR" office:value="48.0550088559249" calcext:value-type="currency">
            <text:p>48,06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1]+[.G31]+[.H31]" office:value-type="currency" office:currency="EUR" office:value="201.506669240235" calcext:value-type="currency">
            <text:p>201,51 €</text:p>
          </table:table-cell>
          <table:table-cell table:style-name="ce147" table:formula="of:=[.J30]-[.F31]" office:value-type="currency" office:currency="EUR" office:value="6976.00891086383" calcext:value-type="currency">
            <text:p>6 976,01 €</text:p>
          </table:table-cell>
          <table:table-cell table:style-name="ce151" table:formula="of:=[.K30]-[.I31]" office:value-type="currency" office:currency="EUR" office:value="8559.93163835742" calcext:value-type="currency">
            <text:p>8 559,93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1];1)" office:value-type="date" office:date-value="2013-05-04" calcext:value-type="date">
            <text:p>04/05/13</text:p>
          </table:table-cell>
          <table:table-cell table:style-name="ce144" office:value-type="float" office:value="12" calcext:value-type="float">
            <text:p>12</text:p>
          </table:table-cell>
          <table:table-cell table:style-name="ce147"/>
          <table:table-cell table:style-name="ce151" table:formula="of:=-PPMT([.$J$6];[.D32];[.$D$6];[.$F$6])" office:value-type="currency" office:currency="EUR" office:value="144.218609091904" calcext:value-type="currency">
            <text:p>144,22 €</text:p>
          </table:table-cell>
          <table:table-cell table:style-name="ce151" table:formula="of:=-IPMT([.$J$6];[.D32];[.$D$6];[.$F$6])" office:value-type="currency" office:currency="EUR" office:value="47.0880601483308" calcext:value-type="currency">
            <text:p>47,09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2]+[.G32]+[.H32]" office:value-type="currency" office:currency="EUR" office:value="201.506669240235" calcext:value-type="currency">
            <text:p>201,51 €</text:p>
          </table:table-cell>
          <table:table-cell table:style-name="ce147" table:formula="of:=[.J31]-[.F32]" office:value-type="currency" office:currency="EUR" office:value="6831.79030177193" calcext:value-type="currency">
            <text:p>6 831,79 €</text:p>
          </table:table-cell>
          <table:table-cell table:style-name="ce151" table:formula="of:=[.K31]-[.I32]" office:value-type="currency" office:currency="EUR" office:value="8358.42496911719" calcext:value-type="currency">
            <text:p>8 358,42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2];1)" office:value-type="date" office:date-value="2013-06-04" calcext:value-type="date">
            <text:p>04/06/13</text:p>
          </table:table-cell>
          <table:table-cell table:style-name="ce144" office:value-type="float" office:value="13" calcext:value-type="float">
            <text:p>13</text:p>
          </table:table-cell>
          <table:table-cell table:style-name="ce147"/>
          <table:table-cell table:style-name="ce151" table:formula="of:=-PPMT([.$J$6];[.D33];[.$D$6];[.$F$6])" office:value-type="currency" office:currency="EUR" office:value="145.192084703275" calcext:value-type="currency">
            <text:p>145,19 €</text:p>
          </table:table-cell>
          <table:table-cell table:style-name="ce151" table:formula="of:=-IPMT([.$J$6];[.D33];[.$D$6];[.$F$6])" office:value-type="currency" office:currency="EUR" office:value="46.1145845369605" calcext:value-type="currency">
            <text:p>46,11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3]+[.G33]+[.H33]" office:value-type="currency" office:currency="EUR" office:value="201.506669240235" calcext:value-type="currency">
            <text:p>201,51 €</text:p>
          </table:table-cell>
          <table:table-cell table:style-name="ce147" table:formula="of:=[.J32]-[.F33]" office:value-type="currency" office:currency="EUR" office:value="6686.59821706865" calcext:value-type="currency">
            <text:p>6 686,60 €</text:p>
          </table:table-cell>
          <table:table-cell table:style-name="ce151" table:formula="of:=[.K32]-[.I33]" office:value-type="currency" office:currency="EUR" office:value="8156.91829987695" calcext:value-type="currency">
            <text:p>8 156,92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3];1)" office:value-type="date" office:date-value="2013-07-04" calcext:value-type="date">
            <text:p>04/07/13</text:p>
          </table:table-cell>
          <table:table-cell table:style-name="ce144" office:value-type="float" office:value="14" calcext:value-type="float">
            <text:p>14</text:p>
          </table:table-cell>
          <table:table-cell table:style-name="ce147"/>
          <table:table-cell table:style-name="ce151" table:formula="of:=-PPMT([.$J$6];[.D34];[.$D$6];[.$F$6])" office:value-type="currency" office:currency="EUR" office:value="146.172131275022" calcext:value-type="currency">
            <text:p>146,17 €</text:p>
          </table:table-cell>
          <table:table-cell table:style-name="ce151" table:formula="of:=-IPMT([.$J$6];[.D34];[.$D$6];[.$F$6])" office:value-type="currency" office:currency="EUR" office:value="45.1345379652134" calcext:value-type="currency">
            <text:p>45,13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4]+[.G34]+[.H34]" office:value-type="currency" office:currency="EUR" office:value="201.506669240235" calcext:value-type="currency">
            <text:p>201,51 €</text:p>
          </table:table-cell>
          <table:table-cell table:style-name="ce147" table:formula="of:=[.J33]-[.F34]" office:value-type="currency" office:currency="EUR" office:value="6540.42608579363" calcext:value-type="currency">
            <text:p>6 540,43 €</text:p>
          </table:table-cell>
          <table:table-cell table:style-name="ce151" table:formula="of:=[.K33]-[.I34]" office:value-type="currency" office:currency="EUR" office:value="7955.41163063672" calcext:value-type="currency">
            <text:p>7 955,41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4];1)" office:value-type="date" office:date-value="2013-08-04" calcext:value-type="date">
            <text:p>04/08/13</text:p>
          </table:table-cell>
          <table:table-cell table:style-name="ce144" office:value-type="float" office:value="15" calcext:value-type="float">
            <text:p>15</text:p>
          </table:table-cell>
          <table:table-cell table:style-name="ce147"/>
          <table:table-cell table:style-name="ce151" table:formula="of:=-PPMT([.$J$6];[.D35];[.$D$6];[.$F$6])" office:value-type="currency" office:currency="EUR" office:value="147.158793161128" calcext:value-type="currency">
            <text:p>147,16 €</text:p>
          </table:table-cell>
          <table:table-cell table:style-name="ce151" table:formula="of:=-IPMT([.$J$6];[.D35];[.$D$6];[.$F$6])" office:value-type="currency" office:currency="EUR" office:value="44.147876079107" calcext:value-type="currency">
            <text:p>44,15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5]+[.G35]+[.H35]" office:value-type="currency" office:currency="EUR" office:value="201.506669240235" calcext:value-type="currency">
            <text:p>201,51 €</text:p>
          </table:table-cell>
          <table:table-cell table:style-name="ce147" table:formula="of:=[.J34]-[.F35]" office:value-type="currency" office:currency="EUR" office:value="6393.26729263251" calcext:value-type="currency">
            <text:p>6 393,27 €</text:p>
          </table:table-cell>
          <table:table-cell table:style-name="ce151" table:formula="of:=[.K34]-[.I35]" office:value-type="currency" office:currency="EUR" office:value="7753.90496139648" calcext:value-type="currency">
            <text:p>7 753,90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5];1)" office:value-type="date" office:date-value="2013-09-04" calcext:value-type="date">
            <text:p>04/09/13</text:p>
          </table:table-cell>
          <table:table-cell table:style-name="ce144" office:value-type="float" office:value="16" calcext:value-type="float">
            <text:p>16</text:p>
          </table:table-cell>
          <table:table-cell table:style-name="ce147"/>
          <table:table-cell table:style-name="ce151" table:formula="of:=-PPMT([.$J$6];[.D36];[.$D$6];[.$F$6])" office:value-type="currency" office:currency="EUR" office:value="148.152115014966" calcext:value-type="currency">
            <text:p>148,15 €</text:p>
          </table:table-cell>
          <table:table-cell table:style-name="ce151" table:formula="of:=-IPMT([.$J$6];[.D36];[.$D$6];[.$F$6])" office:value-type="currency" office:currency="EUR" office:value="43.1545542252693" calcext:value-type="currency">
            <text:p>43,15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6]+[.G36]+[.H36]" office:value-type="currency" office:currency="EUR" office:value="201.506669240235" calcext:value-type="currency">
            <text:p>201,51 €</text:p>
          </table:table-cell>
          <table:table-cell table:style-name="ce147" table:formula="of:=[.J35]-[.F36]" office:value-type="currency" office:currency="EUR" office:value="6245.11517761754" calcext:value-type="currency">
            <text:p>6 245,12 €</text:p>
          </table:table-cell>
          <table:table-cell table:style-name="ce151" table:formula="of:=[.K35]-[.I36]" office:value-type="currency" office:currency="EUR" office:value="7552.39829215625" calcext:value-type="currency">
            <text:p>7 552,40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6];1)" office:value-type="date" office:date-value="2013-10-04" calcext:value-type="date">
            <text:p>04/10/13</text:p>
          </table:table-cell>
          <table:table-cell table:style-name="ce144" office:value-type="float" office:value="17" calcext:value-type="float">
            <text:p>17</text:p>
          </table:table-cell>
          <table:table-cell table:style-name="ce147"/>
          <table:table-cell table:style-name="ce151" table:formula="of:=-PPMT([.$J$6];[.D37];[.$D$6];[.$F$6])" office:value-type="currency" office:currency="EUR" office:value="149.152141791317" calcext:value-type="currency">
            <text:p>149,15 €</text:p>
          </table:table-cell>
          <table:table-cell table:style-name="ce151" table:formula="of:=-IPMT([.$J$6];[.D37];[.$D$6];[.$F$6])" office:value-type="currency" office:currency="EUR" office:value="42.1545274489183" calcext:value-type="currency">
            <text:p>42,15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7]+[.G37]+[.H37]" office:value-type="currency" office:currency="EUR" office:value="201.506669240235" calcext:value-type="currency">
            <text:p>201,51 €</text:p>
          </table:table-cell>
          <table:table-cell table:style-name="ce147" table:formula="of:=[.J36]-[.F37]" office:value-type="currency" office:currency="EUR" office:value="6095.96303582622" calcext:value-type="currency">
            <text:p>6 095,96 €</text:p>
          </table:table-cell>
          <table:table-cell table:style-name="ce151" table:formula="of:=[.K36]-[.I37]" office:value-type="currency" office:currency="EUR" office:value="7350.89162291601" calcext:value-type="currency">
            <text:p>7 350,89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7];1)" office:value-type="date" office:date-value="2013-11-04" calcext:value-type="date">
            <text:p>04/11/13</text:p>
          </table:table-cell>
          <table:table-cell table:style-name="ce144" office:value-type="float" office:value="18" calcext:value-type="float">
            <text:p>18</text:p>
          </table:table-cell>
          <table:table-cell table:style-name="ce147"/>
          <table:table-cell table:style-name="ce151" table:formula="of:=-PPMT([.$J$6];[.D38];[.$D$6];[.$F$6])" office:value-type="currency" office:currency="EUR" office:value="150.158918748408" calcext:value-type="currency">
            <text:p>150,16 €</text:p>
          </table:table-cell>
          <table:table-cell table:style-name="ce151" table:formula="of:=-IPMT([.$J$6];[.D38];[.$D$6];[.$F$6])" office:value-type="currency" office:currency="EUR" office:value="41.1477504918269" calcext:value-type="currency">
            <text:p>41,15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8]+[.G38]+[.H38]" office:value-type="currency" office:currency="EUR" office:value="201.506669240235" calcext:value-type="currency">
            <text:p>201,51 €</text:p>
          </table:table-cell>
          <table:table-cell table:style-name="ce147" table:formula="of:=[.J37]-[.F38]" office:value-type="currency" office:currency="EUR" office:value="5945.80411707782" calcext:value-type="currency">
            <text:p>5 945,80 €</text:p>
          </table:table-cell>
          <table:table-cell table:style-name="ce151" table:formula="of:=[.K37]-[.I38]" office:value-type="currency" office:currency="EUR" office:value="7149.38495367578" calcext:value-type="currency">
            <text:p>7 149,38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8];1)" office:value-type="date" office:date-value="2013-12-04" calcext:value-type="date">
            <text:p>04/12/13</text:p>
          </table:table-cell>
          <table:table-cell table:style-name="ce144" office:value-type="float" office:value="19" calcext:value-type="float">
            <text:p>19</text:p>
          </table:table-cell>
          <table:table-cell table:style-name="ce147"/>
          <table:table-cell table:style-name="ce151" table:formula="of:=-PPMT([.$J$6];[.D39];[.$D$6];[.$F$6])" office:value-type="currency" office:currency="EUR" office:value="151.17249144996" calcext:value-type="currency">
            <text:p>151,17 €</text:p>
          </table:table-cell>
          <table:table-cell table:style-name="ce151" table:formula="of:=-IPMT([.$J$6];[.D39];[.$D$6];[.$F$6])" office:value-type="currency" office:currency="EUR" office:value="40.1341777902752" calcext:value-type="currency">
            <text:p>40,13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39]+[.G39]+[.H39]" office:value-type="currency" office:currency="EUR" office:value="201.506669240235" calcext:value-type="currency">
            <text:p>201,51 €</text:p>
          </table:table-cell>
          <table:table-cell table:style-name="ce147" table:formula="of:=[.J38]-[.F39]" office:value-type="currency" office:currency="EUR" office:value="5794.63162562786" calcext:value-type="currency">
            <text:p>5 794,63 €</text:p>
          </table:table-cell>
          <table:table-cell table:style-name="ce151" table:formula="of:=[.K38]-[.I39]" office:value-type="currency" office:currency="EUR" office:value="6947.87828443554" calcext:value-type="currency">
            <text:p>6 947,88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39];1)" office:value-type="date" office:date-value="2014-01-04" calcext:value-type="date">
            <text:p>04/01/14</text:p>
          </table:table-cell>
          <table:table-cell table:style-name="ce144" office:value-type="float" office:value="20" calcext:value-type="float">
            <text:p>20</text:p>
          </table:table-cell>
          <table:table-cell table:style-name="ce147"/>
          <table:table-cell table:style-name="ce151" table:formula="of:=-PPMT([.$J$6];[.D40];[.$D$6];[.$F$6])" office:value-type="currency" office:currency="EUR" office:value="152.192905767247" calcext:value-type="currency">
            <text:p>152,19 €</text:p>
          </table:table-cell>
          <table:table-cell table:style-name="ce151" table:formula="of:=-IPMT([.$J$6];[.D40];[.$D$6];[.$F$6])" office:value-type="currency" office:currency="EUR" office:value="39.1137634729879" calcext:value-type="currency">
            <text:p>39,11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0]+[.G40]+[.H40]" office:value-type="currency" office:currency="EUR" office:value="201.506669240235" calcext:value-type="currency">
            <text:p>201,51 €</text:p>
          </table:table-cell>
          <table:table-cell table:style-name="ce147" table:formula="of:=[.J39]-[.F40]" office:value-type="currency" office:currency="EUR" office:value="5642.43871986061" calcext:value-type="currency">
            <text:p>5 642,44 €</text:p>
          </table:table-cell>
          <table:table-cell table:style-name="ce151" table:formula="of:=[.K39]-[.I40]" office:value-type="currency" office:currency="EUR" office:value="6746.37161519531" calcext:value-type="currency">
            <text:p>6 746,37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0];1)" office:value-type="date" office:date-value="2014-02-04" calcext:value-type="date">
            <text:p>04/02/14</text:p>
          </table:table-cell>
          <table:table-cell table:style-name="ce144" office:value-type="float" office:value="21" calcext:value-type="float">
            <text:p>21</text:p>
          </table:table-cell>
          <table:table-cell table:style-name="ce147"/>
          <table:table-cell table:style-name="ce151" table:formula="of:=-PPMT([.$J$6];[.D41];[.$D$6];[.$F$6])" office:value-type="currency" office:currency="EUR" office:value="153.220207881176" calcext:value-type="currency">
            <text:p>153,22 €</text:p>
          </table:table-cell>
          <table:table-cell table:style-name="ce151" table:formula="of:=-IPMT([.$J$6];[.D41];[.$D$6];[.$F$6])" office:value-type="currency" office:currency="EUR" office:value="38.086461359059" calcext:value-type="currency">
            <text:p>38,09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1]+[.G41]+[.H41]" office:value-type="currency" office:currency="EUR" office:value="201.506669240235" calcext:value-type="currency">
            <text:p>201,51 €</text:p>
          </table:table-cell>
          <table:table-cell table:style-name="ce147" table:formula="of:=[.J40]-[.F41]" office:value-type="currency" office:currency="EUR" office:value="5489.21851197943" calcext:value-type="currency">
            <text:p>5 489,22 €</text:p>
          </table:table-cell>
          <table:table-cell table:style-name="ce151" table:formula="of:=[.K40]-[.I41]" office:value-type="currency" office:currency="EUR" office:value="6544.86494595507" calcext:value-type="currency">
            <text:p>6 544,86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1];1)" office:value-type="date" office:date-value="2014-03-04" calcext:value-type="date">
            <text:p>04/03/14</text:p>
          </table:table-cell>
          <table:table-cell table:style-name="ce144" office:value-type="float" office:value="22" calcext:value-type="float">
            <text:p>22</text:p>
          </table:table-cell>
          <table:table-cell table:style-name="ce147"/>
          <table:table-cell table:style-name="ce151" table:formula="of:=-PPMT([.$J$6];[.D42];[.$D$6];[.$F$6])" office:value-type="currency" office:currency="EUR" office:value="154.254444284374" calcext:value-type="currency">
            <text:p>154,25 €</text:p>
          </table:table-cell>
          <table:table-cell table:style-name="ce151" table:formula="of:=-IPMT([.$J$6];[.D42];[.$D$6];[.$F$6])" office:value-type="currency" office:currency="EUR" office:value="37.0522249558611" calcext:value-type="currency">
            <text:p>37,05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2]+[.G42]+[.H42]" office:value-type="currency" office:currency="EUR" office:value="201.506669240235" calcext:value-type="currency">
            <text:p>201,51 €</text:p>
          </table:table-cell>
          <table:table-cell table:style-name="ce147" table:formula="of:=[.J41]-[.F42]" office:value-type="currency" office:currency="EUR" office:value="5334.96406769506" calcext:value-type="currency">
            <text:p>5 334,96 €</text:p>
          </table:table-cell>
          <table:table-cell table:style-name="ce151" table:formula="of:=[.K41]-[.I42]" office:value-type="currency" office:currency="EUR" office:value="6343.35827671484" calcext:value-type="currency">
            <text:p>6 343,36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2];1)" office:value-type="date" office:date-value="2014-04-04" calcext:value-type="date">
            <text:p>04/04/14</text:p>
          </table:table-cell>
          <table:table-cell table:style-name="ce144" office:value-type="float" office:value="23" calcext:value-type="float">
            <text:p>23</text:p>
          </table:table-cell>
          <table:table-cell table:style-name="ce147"/>
          <table:table-cell table:style-name="ce151" table:formula="of:=-PPMT([.$J$6];[.D43];[.$D$6];[.$F$6])" office:value-type="currency" office:currency="EUR" office:value="155.295661783294" calcext:value-type="currency">
            <text:p>155,30 €</text:p>
          </table:table-cell>
          <table:table-cell table:style-name="ce151" table:formula="of:=-IPMT([.$J$6];[.D43];[.$D$6];[.$F$6])" office:value-type="currency" office:currency="EUR" office:value="36.0110074569415" calcext:value-type="currency">
            <text:p>36,01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3]+[.G43]+[.H43]" office:value-type="currency" office:currency="EUR" office:value="201.506669240235" calcext:value-type="currency">
            <text:p>201,51 €</text:p>
          </table:table-cell>
          <table:table-cell table:style-name="ce147" table:formula="of:=[.J42]-[.F43]" office:value-type="currency" office:currency="EUR" office:value="5179.66840591177" calcext:value-type="currency">
            <text:p>5 179,67 €</text:p>
          </table:table-cell>
          <table:table-cell table:style-name="ce151" table:formula="of:=[.K42]-[.I43]" office:value-type="currency" office:currency="EUR" office:value="6141.8516074746" calcext:value-type="currency">
            <text:p>6 141,85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3];1)" office:value-type="date" office:date-value="2014-05-04" calcext:value-type="date">
            <text:p>04/05/14</text:p>
          </table:table-cell>
          <table:table-cell table:style-name="ce144" office:value-type="float" office:value="24" calcext:value-type="float">
            <text:p>24</text:p>
          </table:table-cell>
          <table:table-cell table:style-name="ce147"/>
          <table:table-cell table:style-name="ce151" table:formula="of:=-PPMT([.$J$6];[.D44];[.$D$6];[.$F$6])" office:value-type="currency" office:currency="EUR" office:value="156.343907500331" calcext:value-type="currency">
            <text:p>156,34 €</text:p>
          </table:table-cell>
          <table:table-cell table:style-name="ce151" table:formula="of:=-IPMT([.$J$6];[.D44];[.$D$6];[.$F$6])" office:value-type="currency" office:currency="EUR" office:value="34.9627617399043" calcext:value-type="currency">
            <text:p>34,96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4]+[.G44]+[.H44]" office:value-type="currency" office:currency="EUR" office:value="201.506669240235" calcext:value-type="currency">
            <text:p>201,51 €</text:p>
          </table:table-cell>
          <table:table-cell table:style-name="ce147" table:formula="of:=[.J43]-[.F44]" office:value-type="currency" office:currency="EUR" office:value="5023.32449841143" calcext:value-type="currency">
            <text:p>5 023,32 €</text:p>
          </table:table-cell>
          <table:table-cell table:style-name="ce151" table:formula="of:=[.K43]-[.I44]" office:value-type="currency" office:currency="EUR" office:value="5940.34493823437" calcext:value-type="currency">
            <text:p>5 940,34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4];1)" office:value-type="date" office:date-value="2014-06-04" calcext:value-type="date">
            <text:p>04/06/14</text:p>
          </table:table-cell>
          <table:table-cell table:style-name="ce144" office:value-type="float" office:value="25" calcext:value-type="float">
            <text:p>25</text:p>
          </table:table-cell>
          <table:table-cell table:style-name="ce147"/>
          <table:table-cell table:style-name="ce151" table:formula="of:=-PPMT([.$J$6];[.D45];[.$D$6];[.$F$6])" office:value-type="currency" office:currency="EUR" office:value="157.399228875958" calcext:value-type="currency">
            <text:p>157,40 €</text:p>
          </table:table-cell>
          <table:table-cell table:style-name="ce151" table:formula="of:=-IPMT([.$J$6];[.D45];[.$D$6];[.$F$6])" office:value-type="currency" office:currency="EUR" office:value="33.9074403642771" calcext:value-type="currency">
            <text:p>33,91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5]+[.G45]+[.H45]" office:value-type="currency" office:currency="EUR" office:value="201.506669240235" calcext:value-type="currency">
            <text:p>201,51 €</text:p>
          </table:table-cell>
          <table:table-cell table:style-name="ce147" table:formula="of:=[.J44]-[.F45]" office:value-type="currency" office:currency="EUR" office:value="4865.92526953548" calcext:value-type="currency">
            <text:p>4 865,93 €</text:p>
          </table:table-cell>
          <table:table-cell table:style-name="ce151" table:formula="of:=[.K44]-[.I45]" office:value-type="currency" office:currency="EUR" office:value="5738.83826899413" calcext:value-type="currency">
            <text:p>5 738,84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5];1)" office:value-type="date" office:date-value="2014-07-04" calcext:value-type="date">
            <text:p>04/07/14</text:p>
          </table:table-cell>
          <table:table-cell table:style-name="ce144" office:value-type="float" office:value="26" calcext:value-type="float">
            <text:p>26</text:p>
          </table:table-cell>
          <table:table-cell table:style-name="ce147"/>
          <table:table-cell table:style-name="ce151" table:formula="of:=-PPMT([.$J$6];[.D46];[.$D$6];[.$F$6])" office:value-type="currency" office:currency="EUR" office:value="158.461673670871" calcext:value-type="currency">
            <text:p>158,46 €</text:p>
          </table:table-cell>
          <table:table-cell table:style-name="ce151" table:formula="of:=-IPMT([.$J$6];[.D46];[.$D$6];[.$F$6])" office:value-type="currency" office:currency="EUR" office:value="32.8449955693643" calcext:value-type="currency">
            <text:p>32,84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6]+[.G46]+[.H46]" office:value-type="currency" office:currency="EUR" office:value="201.506669240235" calcext:value-type="currency">
            <text:p>201,51 €</text:p>
          </table:table-cell>
          <table:table-cell table:style-name="ce147" table:formula="of:=[.J45]-[.F46]" office:value-type="currency" office:currency="EUR" office:value="4707.46359586461" calcext:value-type="currency">
            <text:p>4 707,46 €</text:p>
          </table:table-cell>
          <table:table-cell table:style-name="ce151" table:formula="of:=[.K45]-[.I46]" office:value-type="currency" office:currency="EUR" office:value="5537.3315997539" calcext:value-type="currency">
            <text:p>5 537,33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6];1)" office:value-type="date" office:date-value="2014-08-04" calcext:value-type="date">
            <text:p>04/08/14</text:p>
          </table:table-cell>
          <table:table-cell table:style-name="ce144" office:value-type="float" office:value="27" calcext:value-type="float">
            <text:p>27</text:p>
          </table:table-cell>
          <table:table-cell table:style-name="ce147"/>
          <table:table-cell table:style-name="ce151" table:formula="of:=-PPMT([.$J$6];[.D47];[.$D$6];[.$F$6])" office:value-type="currency" office:currency="EUR" office:value="159.531289968149" calcext:value-type="currency">
            <text:p>159,53 €</text:p>
          </table:table-cell>
          <table:table-cell table:style-name="ce151" table:formula="of:=-IPMT([.$J$6];[.D47];[.$D$6];[.$F$6])" office:value-type="currency" office:currency="EUR" office:value="31.7753792720859" calcext:value-type="currency">
            <text:p>31,78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7]+[.G47]+[.H47]" office:value-type="currency" office:currency="EUR" office:value="201.506669240235" calcext:value-type="currency">
            <text:p>201,51 €</text:p>
          </table:table-cell>
          <table:table-cell table:style-name="ce147" table:formula="of:=[.J46]-[.F47]" office:value-type="currency" office:currency="EUR" office:value="4547.93230589646" calcext:value-type="currency">
            <text:p>4 547,93 €</text:p>
          </table:table-cell>
          <table:table-cell table:style-name="ce151" table:formula="of:=[.K46]-[.I47]" office:value-type="currency" office:currency="EUR" office:value="5335.82493051366" calcext:value-type="currency">
            <text:p>5 335,82 €</text:p>
          </table:table-cell>
          <table:table-cell table:style-name="ce147" office:value-type="currency" office:currency="EUR" office:value="4588.87" calcext:value-type="currency">
            <text:p>4 588,87 €</text:p>
          </table:table-cell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7];1)" office:value-type="date" office:date-value="2014-09-04" calcext:value-type="date">
            <text:p>04/09/14</text:p>
          </table:table-cell>
          <table:table-cell table:style-name="ce144" office:value-type="float" office:value="28" calcext:value-type="float">
            <text:p>28</text:p>
          </table:table-cell>
          <table:table-cell table:style-name="ce147"/>
          <table:table-cell table:style-name="ce151" table:formula="of:=-PPMT([.$J$6];[.D48];[.$D$6];[.$F$6])" office:value-type="currency" office:currency="EUR" office:value="160.608126175434" calcext:value-type="currency">
            <text:p>160,61 €</text:p>
          </table:table-cell>
          <table:table-cell table:style-name="ce151" table:formula="of:=-IPMT([.$J$6];[.D48];[.$D$6];[.$F$6])" office:value-type="currency" office:currency="EUR" office:value="30.6985430648009" calcext:value-type="currency">
            <text:p>30,70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8]+[.G48]+[.H48]" office:value-type="currency" office:currency="EUR" office:value="201.506669240235" calcext:value-type="currency">
            <text:p>201,51 €</text:p>
          </table:table-cell>
          <table:table-cell table:style-name="ce147" table:formula="of:=[.J47]-[.F48]" office:value-type="currency" office:currency="EUR" office:value="4387.32417972102" calcext:value-type="currency">
            <text:p>4 387,32 €</text:p>
          </table:table-cell>
          <table:table-cell table:style-name="ce151" table:formula="of:=[.K47]-[.I48]" office:value-type="currency" office:currency="EUR" office:value="5134.31826127343" calcext:value-type="currency">
            <text:p>5 134,32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8];1)" office:value-type="date" office:date-value="2014-10-04" calcext:value-type="date">
            <text:p>04/10/14</text:p>
          </table:table-cell>
          <table:table-cell table:style-name="ce144" office:value-type="float" office:value="29" calcext:value-type="float">
            <text:p>29</text:p>
          </table:table-cell>
          <table:table-cell table:style-name="ce147"/>
          <table:table-cell table:style-name="ce151" table:formula="of:=-PPMT([.$J$6];[.D49];[.$D$6];[.$F$6])" office:value-type="currency" office:currency="EUR" office:value="161.692231027118" calcext:value-type="currency">
            <text:p>161,69 €</text:p>
          </table:table-cell>
          <table:table-cell table:style-name="ce151" table:formula="of:=-IPMT([.$J$6];[.D49];[.$D$6];[.$F$6])" office:value-type="currency" office:currency="EUR" office:value="29.6144382131167" calcext:value-type="currency">
            <text:p>29,61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49]+[.G49]+[.H49]" office:value-type="currency" office:currency="EUR" office:value="201.506669240235" calcext:value-type="currency">
            <text:p>201,51 €</text:p>
          </table:table-cell>
          <table:table-cell table:style-name="ce147" table:formula="of:=[.J48]-[.F49]" office:value-type="currency" office:currency="EUR" office:value="4225.6319486939" calcext:value-type="currency">
            <text:p>4 225,63 €</text:p>
          </table:table-cell>
          <table:table-cell table:style-name="ce151" table:formula="of:=[.K48]-[.I49]" office:value-type="currency" office:currency="EUR" office:value="4932.81159203319" calcext:value-type="currency">
            <text:p>4 932,81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49];1)" office:value-type="date" office:date-value="2014-11-04" calcext:value-type="date">
            <text:p>04/11/14</text:p>
          </table:table-cell>
          <table:table-cell table:style-name="ce144" office:value-type="float" office:value="30" calcext:value-type="float">
            <text:p>30</text:p>
          </table:table-cell>
          <table:table-cell table:style-name="ce147"/>
          <table:table-cell table:style-name="ce151" table:formula="of:=-PPMT([.$J$6];[.D50];[.$D$6];[.$F$6])" office:value-type="currency" office:currency="EUR" office:value="162.783653586551" calcext:value-type="currency">
            <text:p>162,78 €</text:p>
          </table:table-cell>
          <table:table-cell table:style-name="ce151" table:formula="of:=-IPMT([.$J$6];[.D50];[.$D$6];[.$F$6])" office:value-type="currency" office:currency="EUR" office:value="28.5230156536837" calcext:value-type="currency">
            <text:p>28,5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0]+[.G50]+[.H50]" office:value-type="currency" office:currency="EUR" office:value="201.506669240235" calcext:value-type="currency">
            <text:p>201,51 €</text:p>
          </table:table-cell>
          <table:table-cell table:style-name="ce147" table:formula="of:=[.J49]-[.F50]" office:value-type="currency" office:currency="EUR" office:value="4062.84829510735" calcext:value-type="currency">
            <text:p>4 062,85 €</text:p>
          </table:table-cell>
          <table:table-cell table:style-name="ce151" table:formula="of:=[.K49]-[.I50]" office:value-type="currency" office:currency="EUR" office:value="4731.30492279295" calcext:value-type="currency">
            <text:p>4 731,30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0];1)" office:value-type="date" office:date-value="2014-12-04" calcext:value-type="date">
            <text:p>04/12/14</text:p>
          </table:table-cell>
          <table:table-cell table:style-name="ce144" office:value-type="float" office:value="31" calcext:value-type="float">
            <text:p>31</text:p>
          </table:table-cell>
          <table:table-cell table:style-name="ce147"/>
          <table:table-cell table:style-name="ce151" table:formula="of:=-PPMT([.$J$6];[.D51];[.$D$6];[.$F$6])" office:value-type="currency" office:currency="EUR" office:value="163.882443248261" calcext:value-type="currency">
            <text:p>163,88 €</text:p>
          </table:table-cell>
          <table:table-cell table:style-name="ce151" table:formula="of:=-IPMT([.$J$6];[.D51];[.$D$6];[.$F$6])" office:value-type="currency" office:currency="EUR" office:value="27.4242259919745" calcext:value-type="currency">
            <text:p>27,4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1]+[.G51]+[.H51]" office:value-type="currency" office:currency="EUR" office:value="201.506669240235" calcext:value-type="currency">
            <text:p>201,51 €</text:p>
          </table:table-cell>
          <table:table-cell table:style-name="ce147" table:formula="of:=[.J50]-[.F51]" office:value-type="currency" office:currency="EUR" office:value="3898.96585185909" calcext:value-type="currency">
            <text:p>3 898,97 €</text:p>
          </table:table-cell>
          <table:table-cell table:style-name="ce151" table:formula="of:=[.K50]-[.I51]" office:value-type="currency" office:currency="EUR" office:value="4529.79825355272" calcext:value-type="currency">
            <text:p>4 529,80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1];1)" office:value-type="date" office:date-value="2015-01-04" calcext:value-type="date">
            <text:p>04/01/15</text:p>
          </table:table-cell>
          <table:table-cell table:style-name="ce144" office:value-type="float" office:value="32" calcext:value-type="float">
            <text:p>32</text:p>
          </table:table-cell>
          <table:table-cell table:style-name="ce147"/>
          <table:table-cell table:style-name="ce151" table:formula="of:=-PPMT([.$J$6];[.D52];[.$D$6];[.$F$6])" office:value-type="currency" office:currency="EUR" office:value="164.988649740186" calcext:value-type="currency">
            <text:p>164,99 €</text:p>
          </table:table-cell>
          <table:table-cell table:style-name="ce151" table:formula="of:=-IPMT([.$J$6];[.D52];[.$D$6];[.$F$6])" office:value-type="currency" office:currency="EUR" office:value="26.3180195000487" calcext:value-type="currency">
            <text:p>26,3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2]+[.G52]+[.H52]" office:value-type="currency" office:currency="EUR" office:value="201.506669240235" calcext:value-type="currency">
            <text:p>201,51 €</text:p>
          </table:table-cell>
          <table:table-cell table:style-name="ce147" table:formula="of:=[.J51]-[.F52]" office:value-type="currency" office:currency="EUR" office:value="3733.97720211891" calcext:value-type="currency">
            <text:p>3 733,98 €</text:p>
          </table:table-cell>
          <table:table-cell table:style-name="ce151" table:formula="of:=[.K51]-[.I52]" office:value-type="currency" office:currency="EUR" office:value="4328.29158431249" calcext:value-type="currency">
            <text:p>4 328,29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2];1)" office:value-type="date" office:date-value="2015-02-04" calcext:value-type="date">
            <text:p>04/02/15</text:p>
          </table:table-cell>
          <table:table-cell table:style-name="ce144" office:value-type="float" office:value="33" calcext:value-type="float">
            <text:p>33</text:p>
          </table:table-cell>
          <table:table-cell table:style-name="ce147"/>
          <table:table-cell table:style-name="ce151" table:formula="of:=-PPMT([.$J$6];[.D53];[.$D$6];[.$F$6])" office:value-type="currency" office:currency="EUR" office:value="166.102323125933" calcext:value-type="currency">
            <text:p>166,10 €</text:p>
          </table:table-cell>
          <table:table-cell table:style-name="ce151" table:formula="of:=-IPMT([.$J$6];[.D53];[.$D$6];[.$F$6])" office:value-type="currency" office:currency="EUR" office:value="25.2043461143025" calcext:value-type="currency">
            <text:p>25,20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3]+[.G53]+[.H53]" office:value-type="currency" office:currency="EUR" office:value="201.506669240235" calcext:value-type="currency">
            <text:p>201,51 €</text:p>
          </table:table-cell>
          <table:table-cell table:style-name="ce147" table:formula="of:=[.J52]-[.F53]" office:value-type="currency" office:currency="EUR" office:value="3567.87487899297" calcext:value-type="currency">
            <text:p>3 567,87 €</text:p>
          </table:table-cell>
          <table:table-cell table:style-name="ce151" table:formula="of:=[.K52]-[.I53]" office:value-type="currency" office:currency="EUR" office:value="4126.78491507225" calcext:value-type="currency">
            <text:p>4 126,78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3];1)" office:value-type="date" office:date-value="2015-03-04" calcext:value-type="date">
            <text:p>04/03/15</text:p>
          </table:table-cell>
          <table:table-cell table:style-name="ce144" office:value-type="float" office:value="34" calcext:value-type="float">
            <text:p>34</text:p>
          </table:table-cell>
          <table:table-cell table:style-name="ce147"/>
          <table:table-cell table:style-name="ce151" table:formula="of:=-PPMT([.$J$6];[.D54];[.$D$6];[.$F$6])" office:value-type="currency" office:currency="EUR" office:value="167.223513807033" calcext:value-type="currency">
            <text:p>167,22 €</text:p>
          </table:table-cell>
          <table:table-cell table:style-name="ce151" table:formula="of:=-IPMT([.$J$6];[.D54];[.$D$6];[.$F$6])" office:value-type="currency" office:currency="EUR" office:value="24.0831554332024" calcext:value-type="currency">
            <text:p>24,08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4]+[.G54]+[.H54]" office:value-type="currency" office:currency="EUR" office:value="201.506669240235" calcext:value-type="currency">
            <text:p>201,51 €</text:p>
          </table:table-cell>
          <table:table-cell table:style-name="ce147" table:formula="of:=[.J53]-[.F54]" office:value-type="currency" office:currency="EUR" office:value="3400.65136518594" calcext:value-type="currency">
            <text:p>3 400,65 €</text:p>
          </table:table-cell>
          <table:table-cell table:style-name="ce151" table:formula="of:=[.K53]-[.I54]" office:value-type="currency" office:currency="EUR" office:value="3925.27824583201" calcext:value-type="currency">
            <text:p>3 925,28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4];1)" office:value-type="date" office:date-value="2015-04-04" calcext:value-type="date">
            <text:p>04/04/15</text:p>
          </table:table-cell>
          <table:table-cell table:style-name="ce144" office:value-type="float" office:value="35" calcext:value-type="float">
            <text:p>35</text:p>
          </table:table-cell>
          <table:table-cell table:style-name="ce147"/>
          <table:table-cell table:style-name="ce151" table:formula="of:=-PPMT([.$J$6];[.D55];[.$D$6];[.$F$6])" office:value-type="currency" office:currency="EUR" office:value="168.35227252523" calcext:value-type="currency">
            <text:p>168,35 €</text:p>
          </table:table-cell>
          <table:table-cell table:style-name="ce151" table:formula="of:=-IPMT([.$J$6];[.D55];[.$D$6];[.$F$6])" office:value-type="currency" office:currency="EUR" office:value="22.9543967150049" calcext:value-type="currency">
            <text:p>22,95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5]+[.G55]+[.H55]" office:value-type="currency" office:currency="EUR" office:value="201.506669240235" calcext:value-type="currency">
            <text:p>201,51 €</text:p>
          </table:table-cell>
          <table:table-cell table:style-name="ce147" table:formula="of:=[.J54]-[.F55]" office:value-type="currency" office:currency="EUR" office:value="3232.29909266071" calcext:value-type="currency">
            <text:p>3 232,30 €</text:p>
          </table:table-cell>
          <table:table-cell table:style-name="ce151" table:formula="of:=[.K54]-[.I55]" office:value-type="currency" office:currency="EUR" office:value="3723.77157659178" calcext:value-type="currency">
            <text:p>3 723,77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5];1)" office:value-type="date" office:date-value="2015-05-04" calcext:value-type="date">
            <text:p>04/05/15</text:p>
          </table:table-cell>
          <table:table-cell table:style-name="ce144" office:value-type="float" office:value="36" calcext:value-type="float">
            <text:p>36</text:p>
          </table:table-cell>
          <table:table-cell table:style-name="ce147"/>
          <table:table-cell table:style-name="ce151" table:formula="of:=-PPMT([.$J$6];[.D56];[.$D$6];[.$F$6])" office:value-type="currency" office:currency="EUR" office:value="169.488650364775" calcext:value-type="currency">
            <text:p>169,49 €</text:p>
          </table:table-cell>
          <table:table-cell table:style-name="ce151" table:formula="of:=-IPMT([.$J$6];[.D56];[.$D$6];[.$F$6])" office:value-type="currency" office:currency="EUR" office:value="21.8180188754596" calcext:value-type="currency">
            <text:p>21,8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6]+[.G56]+[.H56]" office:value-type="currency" office:currency="EUR" office:value="201.506669240235" calcext:value-type="currency">
            <text:p>201,51 €</text:p>
          </table:table-cell>
          <table:table-cell table:style-name="ce147" table:formula="of:=[.J55]-[.F56]" office:value-type="currency" office:currency="EUR" office:value="3062.81044229593" calcext:value-type="currency">
            <text:p>3 062,81 €</text:p>
          </table:table-cell>
          <table:table-cell table:style-name="ce151" table:formula="of:=[.K55]-[.I56]" office:value-type="currency" office:currency="EUR" office:value="3522.26490735154" calcext:value-type="currency">
            <text:p>3 522,26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6];1)" office:value-type="date" office:date-value="2015-06-04" calcext:value-type="date">
            <text:p>04/06/15</text:p>
          </table:table-cell>
          <table:table-cell table:style-name="ce144" office:value-type="float" office:value="37" calcext:value-type="float">
            <text:p>37</text:p>
          </table:table-cell>
          <table:table-cell table:style-name="ce147"/>
          <table:table-cell table:style-name="ce151" table:formula="of:=-PPMT([.$J$6];[.D57];[.$D$6];[.$F$6])" office:value-type="currency" office:currency="EUR" office:value="170.632698754738" calcext:value-type="currency">
            <text:p>170,63 €</text:p>
          </table:table-cell>
          <table:table-cell table:style-name="ce151" table:formula="of:=-IPMT([.$J$6];[.D57];[.$D$6];[.$F$6])" office:value-type="currency" office:currency="EUR" office:value="20.6739704854974" calcext:value-type="currency">
            <text:p>20,67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7]+[.G57]+[.H57]" office:value-type="currency" office:currency="EUR" office:value="201.506669240235" calcext:value-type="currency">
            <text:p>201,51 €</text:p>
          </table:table-cell>
          <table:table-cell table:style-name="ce147" table:formula="of:=[.J56]-[.F57]" office:value-type="currency" office:currency="EUR" office:value="2892.1777435412" calcext:value-type="currency">
            <text:p>2 892,18 €</text:p>
          </table:table-cell>
          <table:table-cell table:style-name="ce151" table:formula="of:=[.K56]-[.I57]" office:value-type="currency" office:currency="EUR" office:value="3320.75823811131" calcext:value-type="currency">
            <text:p>3 320,76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7];1)" office:value-type="date" office:date-value="2015-07-04" calcext:value-type="date">
            <text:p>04/07/15</text:p>
          </table:table-cell>
          <table:table-cell table:style-name="ce144" office:value-type="float" office:value="38" calcext:value-type="float">
            <text:p>38</text:p>
          </table:table-cell>
          <table:table-cell table:style-name="ce147"/>
          <table:table-cell table:style-name="ce151" table:formula="of:=-PPMT([.$J$6];[.D58];[.$D$6];[.$F$6])" office:value-type="currency" office:currency="EUR" office:value="171.784469471332" calcext:value-type="currency">
            <text:p>171,78 €</text:p>
          </table:table-cell>
          <table:table-cell table:style-name="ce151" table:formula="of:=-IPMT([.$J$6];[.D58];[.$D$6];[.$F$6])" office:value-type="currency" office:currency="EUR" office:value="19.5221997689029" calcext:value-type="currency">
            <text:p>19,5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8]+[.G58]+[.H58]" office:value-type="currency" office:currency="EUR" office:value="201.506669240235" calcext:value-type="currency">
            <text:p>201,51 €</text:p>
          </table:table-cell>
          <table:table-cell table:style-name="ce147" table:formula="of:=[.J57]-[.F58]" office:value-type="currency" office:currency="EUR" office:value="2720.39327406986" calcext:value-type="currency">
            <text:p>2 720,39 €</text:p>
          </table:table-cell>
          <table:table-cell table:style-name="ce151" table:formula="of:=[.K57]-[.I58]" office:value-type="currency" office:currency="EUR" office:value="3119.25156887107" calcext:value-type="currency">
            <text:p>3 119,25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8];1)" office:value-type="date" office:date-value="2015-08-04" calcext:value-type="date">
            <text:p>04/08/15</text:p>
          </table:table-cell>
          <table:table-cell table:style-name="ce144" office:value-type="float" office:value="39" calcext:value-type="float">
            <text:p>39</text:p>
          </table:table-cell>
          <table:table-cell table:style-name="ce147"/>
          <table:table-cell table:style-name="ce151" table:formula="of:=-PPMT([.$J$6];[.D59];[.$D$6];[.$F$6])" office:value-type="currency" office:currency="EUR" office:value="172.944014640264" calcext:value-type="currency">
            <text:p>172,94 €</text:p>
          </table:table-cell>
          <table:table-cell table:style-name="ce151" table:formula="of:=-IPMT([.$J$6];[.D59];[.$D$6];[.$F$6])" office:value-type="currency" office:currency="EUR" office:value="18.3626545999714" calcext:value-type="currency">
            <text:p>18,36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59]+[.G59]+[.H59]" office:value-type="currency" office:currency="EUR" office:value="201.506669240235" calcext:value-type="currency">
            <text:p>201,51 €</text:p>
          </table:table-cell>
          <table:table-cell table:style-name="ce147" table:formula="of:=[.J58]-[.F59]" office:value-type="currency" office:currency="EUR" office:value="2547.4492594296" calcext:value-type="currency">
            <text:p>2 547,45 €</text:p>
          </table:table-cell>
          <table:table-cell table:style-name="ce151" table:formula="of:=[.K58]-[.I59]" office:value-type="currency" office:currency="EUR" office:value="2917.74489963084" calcext:value-type="currency">
            <text:p>2 917,74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59];1)" office:value-type="date" office:date-value="2015-09-04" calcext:value-type="date">
            <text:p>04/09/15</text:p>
          </table:table-cell>
          <table:table-cell table:style-name="ce144" office:value-type="float" office:value="40" calcext:value-type="float">
            <text:p>40</text:p>
          </table:table-cell>
          <table:table-cell table:style-name="ce147"/>
          <table:table-cell table:style-name="ce151" table:formula="of:=-PPMT([.$J$6];[.D60];[.$D$6];[.$F$6])" office:value-type="currency" office:currency="EUR" office:value="174.111386739086" calcext:value-type="currency">
            <text:p>174,11 €</text:p>
          </table:table-cell>
          <table:table-cell table:style-name="ce151" table:formula="of:=-IPMT([.$J$6];[.D60];[.$D$6];[.$F$6])" office:value-type="currency" office:currency="EUR" office:value="17.1952825011496" calcext:value-type="currency">
            <text:p>17,20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0]+[.G60]+[.H60]" office:value-type="currency" office:currency="EUR" office:value="201.506669240235" calcext:value-type="currency">
            <text:p>201,51 €</text:p>
          </table:table-cell>
          <table:table-cell table:style-name="ce147" table:formula="of:=[.J59]-[.F60]" office:value-type="currency" office:currency="EUR" office:value="2373.33787269052" calcext:value-type="currency">
            <text:p>2 373,34 €</text:p>
          </table:table-cell>
          <table:table-cell table:style-name="ce151" table:formula="of:=[.K59]-[.I60]" office:value-type="currency" office:currency="EUR" office:value="2716.2382303906" calcext:value-type="currency">
            <text:p>2 716,24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0];1)" office:value-type="date" office:date-value="2015-10-04" calcext:value-type="date">
            <text:p>04/10/15</text:p>
          </table:table-cell>
          <table:table-cell table:style-name="ce144" office:value-type="float" office:value="41" calcext:value-type="float">
            <text:p>41</text:p>
          </table:table-cell>
          <table:table-cell table:style-name="ce147"/>
          <table:table-cell table:style-name="ce151" table:formula="of:=-PPMT([.$J$6];[.D61];[.$D$6];[.$F$6])" office:value-type="currency" office:currency="EUR" office:value="175.286638599574" calcext:value-type="currency">
            <text:p>175,29 €</text:p>
          </table:table-cell>
          <table:table-cell table:style-name="ce151" table:formula="of:=-IPMT([.$J$6];[.D61];[.$D$6];[.$F$6])" office:value-type="currency" office:currency="EUR" office:value="16.0200306406608" calcext:value-type="currency">
            <text:p>16,0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1]+[.G61]+[.H61]" office:value-type="currency" office:currency="EUR" office:value="201.506669240235" calcext:value-type="currency">
            <text:p>201,51 €</text:p>
          </table:table-cell>
          <table:table-cell table:style-name="ce147" table:formula="of:=[.J60]-[.F61]" office:value-type="currency" office:currency="EUR" office:value="2198.05123409094" calcext:value-type="currency">
            <text:p>2 198,05 €</text:p>
          </table:table-cell>
          <table:table-cell table:style-name="ce151" table:formula="of:=[.K60]-[.I61]" office:value-type="currency" office:currency="EUR" office:value="2514.73156115037" calcext:value-type="currency">
            <text:p>2 514,73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1];1)" office:value-type="date" office:date-value="2015-11-04" calcext:value-type="date">
            <text:p>04/11/15</text:p>
          </table:table-cell>
          <table:table-cell table:style-name="ce144" office:value-type="float" office:value="42" calcext:value-type="float">
            <text:p>42</text:p>
          </table:table-cell>
          <table:table-cell table:style-name="ce147"/>
          <table:table-cell table:style-name="ce151" table:formula="of:=-PPMT([.$J$6];[.D62];[.$D$6];[.$F$6])" office:value-type="currency" office:currency="EUR" office:value="176.469823410121" calcext:value-type="currency">
            <text:p>176,47 €</text:p>
          </table:table-cell>
          <table:table-cell table:style-name="ce151" table:formula="of:=-IPMT([.$J$6];[.D62];[.$D$6];[.$F$6])" office:value-type="currency" office:currency="EUR" office:value="14.8368458301136" calcext:value-type="currency">
            <text:p>14,84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2]+[.G62]+[.H62]" office:value-type="currency" office:currency="EUR" office:value="201.506669240235" calcext:value-type="currency">
            <text:p>201,51 €</text:p>
          </table:table-cell>
          <table:table-cell table:style-name="ce147" table:formula="of:=[.J61]-[.F62]" office:value-type="currency" office:currency="EUR" office:value="2021.58141068082" calcext:value-type="currency">
            <text:p>2 021,58 €</text:p>
          </table:table-cell>
          <table:table-cell table:style-name="ce151" table:formula="of:=[.K61]-[.I62]" office:value-type="currency" office:currency="EUR" office:value="2313.22489191013" calcext:value-type="currency">
            <text:p>2 313,22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2];1)" office:value-type="date" office:date-value="2015-12-04" calcext:value-type="date">
            <text:p>04/12/15</text:p>
          </table:table-cell>
          <table:table-cell table:style-name="ce144" office:value-type="float" office:value="43" calcext:value-type="float">
            <text:p>43</text:p>
          </table:table-cell>
          <table:table-cell table:style-name="ce147"/>
          <table:table-cell table:style-name="ce151" table:formula="of:=-PPMT([.$J$6];[.D63];[.$D$6];[.$F$6])" office:value-type="currency" office:currency="EUR" office:value="177.66099471814" calcext:value-type="currency">
            <text:p>177,66 €</text:p>
          </table:table-cell>
          <table:table-cell table:style-name="ce151" table:formula="of:=-IPMT([.$J$6];[.D63];[.$D$6];[.$F$6])" office:value-type="currency" office:currency="EUR" office:value="13.6456745220953" calcext:value-type="currency">
            <text:p>13,65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3]+[.G63]+[.H63]" office:value-type="currency" office:currency="EUR" office:value="201.506669240235" calcext:value-type="currency">
            <text:p>201,51 €</text:p>
          </table:table-cell>
          <table:table-cell table:style-name="ce147" table:formula="of:=[.J62]-[.F63]" office:value-type="currency" office:currency="EUR" office:value="1843.92041596268" calcext:value-type="currency">
            <text:p>1 843,92 €</text:p>
          </table:table-cell>
          <table:table-cell table:style-name="ce151" table:formula="of:=[.K62]-[.I63]" office:value-type="currency" office:currency="EUR" office:value="2111.7182226699" calcext:value-type="currency">
            <text:p>2 111,72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3];1)" office:value-type="date" office:date-value="2016-01-04" calcext:value-type="date">
            <text:p>04/01/16</text:p>
          </table:table-cell>
          <table:table-cell table:style-name="ce144" office:value-type="float" office:value="44" calcext:value-type="float">
            <text:p>44</text:p>
          </table:table-cell>
          <table:table-cell table:style-name="ce147"/>
          <table:table-cell table:style-name="ce151" table:formula="of:=-PPMT([.$J$6];[.D64];[.$D$6];[.$F$6])" office:value-type="currency" office:currency="EUR" office:value="178.860206432487" calcext:value-type="currency">
            <text:p>178,86 €</text:p>
          </table:table-cell>
          <table:table-cell table:style-name="ce151" table:formula="of:=-IPMT([.$J$6];[.D64];[.$D$6];[.$F$6])" office:value-type="currency" office:currency="EUR" office:value="12.4464628077479" calcext:value-type="currency">
            <text:p>12,45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4]+[.G64]+[.H64]" office:value-type="currency" office:currency="EUR" office:value="201.506669240235" calcext:value-type="currency">
            <text:p>201,51 €</text:p>
          </table:table-cell>
          <table:table-cell table:style-name="ce147" table:formula="of:=[.J63]-[.F64]" office:value-type="currency" office:currency="EUR" office:value="1665.06020953019" calcext:value-type="currency">
            <text:p>1 665,06 €</text:p>
          </table:table-cell>
          <table:table-cell table:style-name="ce151" table:formula="of:=[.K63]-[.I64]" office:value-type="currency" office:currency="EUR" office:value="1910.21155342966" calcext:value-type="currency">
            <text:p>1 910,21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4];1)" office:value-type="date" office:date-value="2016-02-04" calcext:value-type="date">
            <text:p>04/02/16</text:p>
          </table:table-cell>
          <table:table-cell table:style-name="ce144" office:value-type="float" office:value="45" calcext:value-type="float">
            <text:p>45</text:p>
          </table:table-cell>
          <table:table-cell table:style-name="ce147"/>
          <table:table-cell table:style-name="ce151" table:formula="of:=-PPMT([.$J$6];[.D65];[.$D$6];[.$F$6])" office:value-type="currency" office:currency="EUR" office:value="180.067512825907" calcext:value-type="currency">
            <text:p>180,07 €</text:p>
          </table:table-cell>
          <table:table-cell table:style-name="ce151" table:formula="of:=-IPMT([.$J$6];[.D65];[.$D$6];[.$F$6])" office:value-type="currency" office:currency="EUR" office:value="11.2391564143286" calcext:value-type="currency">
            <text:p>11,24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5]+[.G65]+[.H65]" office:value-type="currency" office:currency="EUR" office:value="201.506669240235" calcext:value-type="currency">
            <text:p>201,51 €</text:p>
          </table:table-cell>
          <table:table-cell table:style-name="ce147" table:formula="of:=[.J64]-[.F65]" office:value-type="currency" office:currency="EUR" office:value="1484.99269670429" calcext:value-type="currency">
            <text:p>1 484,99 €</text:p>
          </table:table-cell>
          <table:table-cell table:style-name="ce151" table:formula="of:=[.K64]-[.I65]" office:value-type="currency" office:currency="EUR" office:value="1708.70488418943" calcext:value-type="currency">
            <text:p>1 708,70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5];1)" office:value-type="date" office:date-value="2016-03-04" calcext:value-type="date">
            <text:p>04/03/16</text:p>
          </table:table-cell>
          <table:table-cell table:style-name="ce144" office:value-type="float" office:value="46" calcext:value-type="float">
            <text:p>46</text:p>
          </table:table-cell>
          <table:table-cell table:style-name="ce147"/>
          <table:table-cell table:style-name="ce151" table:formula="of:=-PPMT([.$J$6];[.D66];[.$D$6];[.$F$6])" office:value-type="currency" office:currency="EUR" office:value="181.282968537481" calcext:value-type="currency">
            <text:p>181,28 €</text:p>
          </table:table-cell>
          <table:table-cell table:style-name="ce151" table:formula="of:=-IPMT([.$J$6];[.D66];[.$D$6];[.$F$6])" office:value-type="currency" office:currency="EUR" office:value="10.0237007027537" calcext:value-type="currency">
            <text:p>10,0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6]+[.G66]+[.H66]" office:value-type="currency" office:currency="EUR" office:value="201.506669240235" calcext:value-type="currency">
            <text:p>201,51 €</text:p>
          </table:table-cell>
          <table:table-cell table:style-name="ce147" table:formula="of:=[.J65]-[.F66]" office:value-type="currency" office:currency="EUR" office:value="1303.7097281668" calcext:value-type="currency">
            <text:p>1 303,71 €</text:p>
          </table:table-cell>
          <table:table-cell table:style-name="ce151" table:formula="of:=[.K65]-[.I66]" office:value-type="currency" office:currency="EUR" office:value="1507.19821494919" calcext:value-type="currency">
            <text:p>1 507,20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6];1)" office:value-type="date" office:date-value="2016-04-04" calcext:value-type="date">
            <text:p>04/04/16</text:p>
          </table:table-cell>
          <table:table-cell table:style-name="ce144" office:value-type="float" office:value="47" calcext:value-type="float">
            <text:p>47</text:p>
          </table:table-cell>
          <table:table-cell table:style-name="ce147"/>
          <table:table-cell table:style-name="ce151" table:formula="of:=-PPMT([.$J$6];[.D67];[.$D$6];[.$F$6])" office:value-type="currency" office:currency="EUR" office:value="182.506628575109" calcext:value-type="currency">
            <text:p>182,51 €</text:p>
          </table:table-cell>
          <table:table-cell table:style-name="ce151" table:formula="of:=-IPMT([.$J$6];[.D67];[.$D$6];[.$F$6])" office:value-type="currency" office:currency="EUR" office:value="8.80004066512569" calcext:value-type="currency">
            <text:p>8,80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7]+[.G67]+[.H67]" office:value-type="currency" office:currency="EUR" office:value="201.506669240235" calcext:value-type="currency">
            <text:p>201,51 €</text:p>
          </table:table-cell>
          <table:table-cell table:style-name="ce147" table:formula="of:=[.J66]-[.F67]" office:value-type="currency" office:currency="EUR" office:value="1121.2030995917" calcext:value-type="currency">
            <text:p>1 121,20 €</text:p>
          </table:table-cell>
          <table:table-cell table:style-name="ce151" table:formula="of:=[.K66]-[.I67]" office:value-type="currency" office:currency="EUR" office:value="1305.69154570896" calcext:value-type="currency">
            <text:p>1 305,69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7];1)" office:value-type="date" office:date-value="2016-05-04" calcext:value-type="date">
            <text:p>04/05/16</text:p>
          </table:table-cell>
          <table:table-cell table:style-name="ce144" office:value-type="float" office:value="48" calcext:value-type="float">
            <text:p>48</text:p>
          </table:table-cell>
          <table:table-cell table:style-name="ce147"/>
          <table:table-cell table:style-name="ce151" table:formula="of:=-PPMT([.$J$6];[.D68];[.$D$6];[.$F$6])" office:value-type="currency" office:currency="EUR" office:value="183.738548317991" calcext:value-type="currency">
            <text:p>183,74 €</text:p>
          </table:table-cell>
          <table:table-cell table:style-name="ce151" table:formula="of:=-IPMT([.$J$6];[.D68];[.$D$6];[.$F$6])" office:value-type="currency" office:currency="EUR" office:value="7.56812092224369" calcext:value-type="currency">
            <text:p>7,57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8]+[.G68]+[.H68]" office:value-type="currency" office:currency="EUR" office:value="201.506669240235" calcext:value-type="currency">
            <text:p>201,51 €</text:p>
          </table:table-cell>
          <table:table-cell table:style-name="ce147" table:formula="of:=[.J67]-[.F68]" office:value-type="currency" office:currency="EUR" office:value="937.464551273704" calcext:value-type="currency">
            <text:p>937,46 €</text:p>
          </table:table-cell>
          <table:table-cell table:style-name="ce151" table:formula="of:=[.K67]-[.I68]" office:value-type="currency" office:currency="EUR" office:value="1104.18487646872" calcext:value-type="currency">
            <text:p>1 104,18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8];1)" office:value-type="date" office:date-value="2016-06-04" calcext:value-type="date">
            <text:p>04/06/16</text:p>
          </table:table-cell>
          <table:table-cell table:style-name="ce144" office:value-type="float" office:value="49" calcext:value-type="float">
            <text:p>49</text:p>
          </table:table-cell>
          <table:table-cell table:style-name="ce147"/>
          <table:table-cell table:style-name="ce151" table:formula="of:=-PPMT([.$J$6];[.D69];[.$D$6];[.$F$6])" office:value-type="currency" office:currency="EUR" office:value="184.978783519138" calcext:value-type="currency">
            <text:p>184,98 €</text:p>
          </table:table-cell>
          <table:table-cell table:style-name="ce151" table:formula="of:=-IPMT([.$J$6];[.D69];[.$D$6];[.$F$6])" office:value-type="currency" office:currency="EUR" office:value="6.32788572109723" calcext:value-type="currency">
            <text:p>6,33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69]+[.G69]+[.H69]" office:value-type="currency" office:currency="EUR" office:value="201.506669240235" calcext:value-type="currency">
            <text:p>201,51 €</text:p>
          </table:table-cell>
          <table:table-cell table:style-name="ce147" table:formula="of:=[.J68]-[.F69]" office:value-type="currency" office:currency="EUR" office:value="752.485767754566" calcext:value-type="currency">
            <text:p>752,49 €</text:p>
          </table:table-cell>
          <table:table-cell table:style-name="ce151" table:formula="of:=[.K68]-[.I69]" office:value-type="currency" office:currency="EUR" office:value="902.678207228487" calcext:value-type="currency">
            <text:p>902,68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69];1)" office:value-type="date" office:date-value="2016-07-04" calcext:value-type="date">
            <text:p>04/07/16</text:p>
          </table:table-cell>
          <table:table-cell table:style-name="ce144" office:value-type="float" office:value="50" calcext:value-type="float">
            <text:p>50</text:p>
          </table:table-cell>
          <table:table-cell table:style-name="ce147"/>
          <table:table-cell table:style-name="ce151" table:formula="of:=-PPMT([.$J$6];[.D70];[.$D$6];[.$F$6])" office:value-type="currency" office:currency="EUR" office:value="186.227390307892" calcext:value-type="currency">
            <text:p>186,23 €</text:p>
          </table:table-cell>
          <table:table-cell table:style-name="ce151" table:formula="of:=-IPMT([.$J$6];[.D70];[.$D$6];[.$F$6])" office:value-type="currency" office:currency="EUR" office:value="5.07927893234305" calcext:value-type="currency">
            <text:p>5,08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70]+[.G70]+[.H70]" office:value-type="currency" office:currency="EUR" office:value="201.506669240235" calcext:value-type="currency">
            <text:p>201,51 €</text:p>
          </table:table-cell>
          <table:table-cell table:style-name="ce147" table:formula="of:=[.J69]-[.F70]" office:value-type="currency" office:currency="EUR" office:value="566.258377446674" calcext:value-type="currency">
            <text:p>566,26 €</text:p>
          </table:table-cell>
          <table:table-cell table:style-name="ce151" table:formula="of:=[.K69]-[.I70]" office:value-type="currency" office:currency="EUR" office:value="701.171537988252" calcext:value-type="currency">
            <text:p>701,17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70];1)" office:value-type="date" office:date-value="2016-08-04" calcext:value-type="date">
            <text:p>04/08/16</text:p>
          </table:table-cell>
          <table:table-cell table:style-name="ce144" office:value-type="float" office:value="51" calcext:value-type="float">
            <text:p>51</text:p>
          </table:table-cell>
          <table:table-cell table:style-name="ce147"/>
          <table:table-cell table:style-name="ce151" table:formula="of:=-PPMT([.$J$6];[.D71];[.$D$6];[.$F$6])" office:value-type="currency" office:currency="EUR" office:value="187.48442519247" calcext:value-type="currency">
            <text:p>187,48 €</text:p>
          </table:table-cell>
          <table:table-cell table:style-name="ce151" table:formula="of:=-IPMT([.$J$6];[.D71];[.$D$6];[.$F$6])" office:value-type="currency" office:currency="EUR" office:value="3.82224404776478" calcext:value-type="currency">
            <text:p>3,82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71]+[.G71]+[.H71]" office:value-type="currency" office:currency="EUR" office:value="201.506669240235" calcext:value-type="currency">
            <text:p>201,51 €</text:p>
          </table:table-cell>
          <table:table-cell table:style-name="ce147" table:formula="of:=[.J70]-[.F71]" office:value-type="currency" office:currency="EUR" office:value="378.773952254204" calcext:value-type="currency">
            <text:p>378,77 €</text:p>
          </table:table-cell>
          <table:table-cell table:style-name="ce151" table:formula="of:=[.K70]-[.I71]" office:value-type="currency" office:currency="EUR" office:value="499.664868748017" calcext:value-type="currency">
            <text:p>499,66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71];1)" office:value-type="date" office:date-value="2016-09-04" calcext:value-type="date">
            <text:p>04/09/16</text:p>
          </table:table-cell>
          <table:table-cell table:style-name="ce144" office:value-type="float" office:value="52" calcext:value-type="float">
            <text:p>52</text:p>
          </table:table-cell>
          <table:table-cell table:style-name="ce147"/>
          <table:table-cell table:style-name="ce151" table:formula="of:=-PPMT([.$J$6];[.D72];[.$D$6];[.$F$6])" office:value-type="currency" office:currency="EUR" office:value="188.74994506252" calcext:value-type="currency">
            <text:p>188,75 €</text:p>
          </table:table-cell>
          <table:table-cell table:style-name="ce151" table:formula="of:=-IPMT([.$J$6];[.D72];[.$D$6];[.$F$6])" office:value-type="currency" office:currency="EUR" office:value="2.55672417771559" calcext:value-type="currency">
            <text:p>2,56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72]+[.G72]+[.H72]" office:value-type="currency" office:currency="EUR" office:value="201.506669240235" calcext:value-type="currency">
            <text:p>201,51 €</text:p>
          </table:table-cell>
          <table:table-cell table:style-name="ce147" table:formula="of:=[.J71]-[.F72]" office:value-type="currency" office:currency="EUR" office:value="190.024007191684" calcext:value-type="currency">
            <text:p>190,02 €</text:p>
          </table:table-cell>
          <table:table-cell table:style-name="ce151" table:formula="of:=[.K71]-[.I72]" office:value-type="currency" office:currency="EUR" office:value="298.158199507782" calcext:value-type="currency">
            <text:p>298,16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 table:formula="of:=EDATE([.C72];1)" office:value-type="date" office:date-value="2016-10-04" calcext:value-type="date">
            <text:p>04/10/16</text:p>
          </table:table-cell>
          <table:table-cell table:style-name="ce144" office:value-type="float" office:value="53" calcext:value-type="float">
            <text:p>53</text:p>
          </table:table-cell>
          <table:table-cell table:style-name="ce147"/>
          <table:table-cell table:style-name="ce151" table:formula="of:=-PPMT([.$J$6];[.D73];[.$D$6];[.$F$6])" office:value-type="currency" office:currency="EUR" office:value="190.024007191692" calcext:value-type="currency">
            <text:p>190,02 €</text:p>
          </table:table-cell>
          <table:table-cell table:style-name="ce151" table:formula="of:=-IPMT([.$J$6];[.D73];[.$D$6];[.$F$6])" office:value-type="currency" office:currency="EUR" office:value="1.28266204854358" calcext:value-type="currency">
            <text:p>1,28 €</text:p>
          </table:table-cell>
          <table:table-cell table:style-name="ce151" table:formula="of:=[.$M$6]" office:value-type="currency" office:currency="EUR" office:value="10.2" calcext:value-type="currency">
            <text:p>10,20 €</text:p>
          </table:table-cell>
          <table:table-cell table:style-name="ce151" table:formula="of:=[.F73]+[.G73]+[.H73]" office:value-type="currency" office:currency="EUR" office:value="201.506669240235" calcext:value-type="currency">
            <text:p>201,51 €</text:p>
          </table:table-cell>
          <table:table-cell table:style-name="ce147" table:formula="of:=[.J72]-[.F73]" office:value-type="currency" office:currency="EUR" office:value="-0.00000000000747490958019625" calcext:value-type="currency">
            <text:p>-0,00 €</text:p>
          </table:table-cell>
          <table:table-cell table:style-name="ce151" table:formula="of:=[.K72]-[.I73]" office:value-type="currency" office:currency="EUR" office:value="96.6515302675467" calcext:value-type="currency">
            <text:p>96,65 €</text:p>
          </table:table-cell>
          <table:table-cell table:style-name="ce147"/>
          <table:table-cell table:style-name="ce151"/>
          <table:table-cell table:number-columns-repeated="986"/>
        </table:table-row>
        <table:table-row table:style-name="ro2">
          <table:table-cell/>
          <table:table-cell table:style-name="ce135"/>
          <table:table-cell table:style-name="ce141"/>
          <table:table-cell table:style-name="ce144"/>
          <table:table-cell table:style-name="ce147"/>
          <table:table-cell table:style-name="ce151" table:number-columns-repeated="4"/>
          <table:table-cell table:style-name="ce147"/>
          <table:table-cell table:style-name="ce151"/>
          <table:table-cell table:style-name="ce147"/>
          <table:table-cell table:style-name="ce151"/>
          <table:table-cell table:number-columns-repeated="986"/>
        </table:table-row>
        <table:table-row table:style-name="ro2" table:number-rows-repeated="1048369">
          <table:table-cell table:number-columns-repeated="999"/>
        </table:table-row>
        <table:table-row table:style-name="ro1" table:number-rows-repeated="132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PR - Prêts maman" table:style-name="ta1">
        <table:table-column table:style-name="co1" table:default-cell-style-name="ce157"/>
        <table:table-column table:style-name="co2" table:default-cell-style-name="ce157"/>
        <table:table-column table:style-name="co10" table:default-cell-style-name="ce161"/>
        <table:table-column table:style-name="co3" table:default-cell-style-name="ce174"/>
        <table:table-column table:style-name="co3" table:number-columns-repeated="2" table:default-cell-style-name="ce162"/>
        <table:table-column table:style-name="co3" table:number-columns-repeated="2" table:default-cell-style-name="ce170"/>
        <table:table-column table:style-name="co3" table:default-cell-style-name="ce172"/>
        <table:table-column table:style-name="co3" table:number-columns-repeated="3" table:default-cell-style-name="ce170"/>
        <table:table-column table:style-name="co3" table:number-columns-repeated="3" table:default-cell-style-name="ce157"/>
        <table:table-column table:style-name="co3" table:default-cell-style-name="ce162"/>
        <table:table-column table:style-name="co3" table:default-cell-style-name="ce157"/>
        <table:table-column table:style-name="co3" table:default-cell-style-name="ce170"/>
        <table:table-column table:style-name="co3" table:default-cell-style-name="ce162"/>
        <table:table-column table:style-name="co5" table:number-columns-repeated="992" table:default-cell-style-name="ce157"/>
        <table:table-row table:style-name="ro1">
          <table:table-cell table:number-columns-repeated="2"/>
          <table:table-cell table:style-name="ce157" table:number-columns-repeated="10"/>
          <table:table-cell table:number-columns-repeated="999"/>
        </table:table-row>
        <table:table-row table:style-name="ro1">
          <table:table-cell/>
          <table:table-cell table:style-name="ce158" office:value-type="string" calcext:value-type="string">
            <text:p>Tableau d'amortissement</text:p>
          </table:table-cell>
          <table:table-cell table:style-name="ce158"/>
          <table:table-cell table:style-name="ce157" table:number-columns-repeated="9"/>
          <table:table-cell table:number-columns-repeated="999"/>
        </table:table-row>
        <table:table-row table:style-name="ro2">
          <table:table-cell/>
          <table:table-cell table:style-name="ce175" office:value-type="string" calcext:value-type="string">
            <text:p>Contrat</text:p>
          </table:table-cell>
          <table:table-cell table:style-name="ce163" office:value-type="string" calcext:value-type="string">
            <text:p>Échéances</text:p>
          </table:table-cell>
          <table:table-cell table:style-name="ce166" table:number-columns-repeated="2"/>
          <table:table-cell table:style-name="ce163" office:value-type="string" calcext:value-type="string">
            <text:p>Mont. Glob.</text:p>
          </table:table-cell>
          <table:table-cell table:style-name="ce166" table:number-columns-repeated="4"/>
          <table:table-cell table:style-name="ce163" office:value-type="string" calcext:value-type="string">
            <text:p>Mont. Mens.</text:p>
          </table:table-cell>
          <table:table-cell table:style-name="ce166" table:number-columns-repeated="5"/>
          <table:table-cell/>
          <table:table-cell table:style-name="ce175"/>
          <table:table-cell table:number-columns-repeated="993"/>
        </table:table-row>
        <table:table-row table:style-name="ro2">
          <table:table-cell/>
          <table:table-cell table:style-name="ce176"/>
          <table:table-cell table:style-name="ce164" office:value-type="string" calcext:value-type="string">
            <text:p>Date déb.</text:p>
          </table:table-cell>
          <table:table-cell table:style-name="ce167" office:value-type="string" calcext:value-type="string">
            <text:p>Date fin</text:p>
          </table:table-cell>
          <table:table-cell table:style-name="ce167" office:value-type="string" calcext:value-type="string">
            <text:p>Nb mois tot.</text:p>
          </table:table-cell>
          <table:table-cell table:style-name="ce164" office:value-type="string" calcext:value-type="string">
            <text:p>TAEG Ann.</text:p>
          </table:table-cell>
          <table:table-cell table:style-name="ce167" office:value-type="string" calcext:value-type="string">
            <text:p>Capital</text:p>
          </table:table-cell>
          <table:table-cell table:style-name="ce167" office:value-type="string" calcext:value-type="string">
            <text:p>Intérêts</text:p>
          </table:table-cell>
          <table:table-cell table:style-name="ce167" office:value-type="string" calcext:value-type="string">
            <text:p>Assurance</text:p>
          </table:table-cell>
          <table:table-cell table:style-name="ce167" office:value-type="string" calcext:value-type="string">
            <text:p>Total</text:p>
          </table:table-cell>
          <table:table-cell table:style-name="ce164" office:value-type="string" calcext:value-type="string">
            <text:p>TAEG Mens.</text:p>
          </table:table-cell>
          <table:table-cell table:style-name="ce167" office:value-type="string" calcext:value-type="string">
            <text:p>Capital moy.</text:p>
          </table:table-cell>
          <table:table-cell table:style-name="ce167" office:value-type="string" calcext:value-type="string">
            <text:p>Intérêt moy.</text:p>
          </table:table-cell>
          <table:table-cell table:style-name="ce167" office:value-type="string" calcext:value-type="string">
            <text:p>Assurance</text:p>
          </table:table-cell>
          <table:table-cell table:style-name="ce167" office:value-type="string" calcext:value-type="string">
            <text:p>Taux Prêt</text:p>
          </table:table-cell>
          <table:table-cell table:style-name="ce167" office:value-type="string" calcext:value-type="string">
            <text:p>Total</text:p>
          </table:table-cell>
          <table:table-cell/>
          <table:table-cell table:style-name="ce176" office:value-type="string" calcext:value-type="string">
            <text:p>A remb.</text:p>
          </table:table-cell>
          <table:table-cell table:number-columns-repeated="993"/>
        </table:table-row>
        <table:table-row table:style-name="ro2">
          <table:table-cell/>
          <table:table-cell table:style-name="ce197" office:value-type="string" calcext:value-type="string">
            <text:p>SOFINCO Challenger</text:p>
          </table:table-cell>
          <table:table-cell table:style-name="ce199" office:value-type="date" office:date-value="2014-10-01" calcext:value-type="date">
            <text:p>01/10/14</text:p>
          </table:table-cell>
          <table:table-cell table:style-name="ce180" table:formula="of:=EDATE([.C5];[.E5])" office:value-type="date" office:date-value="2017-04-01" calcext:value-type="date">
            <text:p>01/04/17</text:p>
          </table:table-cell>
          <table:table-cell table:style-name="ce188" office:value-type="float" office:value="30" calcext:value-type="float">
            <text:p>30</text:p>
          </table:table-cell>
          <table:table-cell table:style-name="ce189" office:value-type="percentage" office:value="0.2007" calcext:value-type="percentage">
            <text:p>20,07%</text:p>
          </table:table-cell>
          <table:table-cell table:style-name="ce192" office:value-type="currency" office:currency="EUR" office:value="1415.95" calcext:value-type="currency">
            <text:p>1 415,95 €</text:p>
          </table:table-cell>
          <table:table-cell table:style-name="ce207" table:formula="of:=[.M5]*[.E5]" office:value-type="currency" office:currency="EUR" office:value="633.9" calcext:value-type="currency">
            <text:p>633,90 €</text:p>
          </table:table-cell>
          <table:table-cell table:style-name="ce207" table:formula="of:=[.E5]*[.N5]" office:value-type="currency" office:currency="EUR" office:value="0" calcext:value-type="currency">
            <text:p>0,00 €</text:p>
          </table:table-cell>
          <table:table-cell table:style-name="ce207" table:formula="of:=[.G5]+[.H5]+[.I5]" office:value-type="currency" office:currency="EUR" office:value="2049.85" calcext:value-type="currency">
            <text:p>2 049,85 €</text:p>
          </table:table-cell>
          <table:table-cell table:style-name="ce205" office:value-type="percentage" office:value="0.01536" calcext:value-type="percentage">
            <text:p>1,54%</text:p>
          </table:table-cell>
          <table:table-cell table:style-name="ce192" table:formula="of:=[.P5]-[.M5]" office:value-type="currency" office:currency="EUR" office:value="31.87" calcext:value-type="currency">
            <text:p>31,87 €</text:p>
          </table:table-cell>
          <table:table-cell table:style-name="ce207" office:value-type="currency" office:currency="EUR" office:value="21.13" calcext:value-type="currency">
            <text:p>21,13 €</text:p>
          </table:table-cell>
          <table:table-cell table:style-name="ce207" office:value-type="currency" office:currency="EUR" office:value="0" calcext:value-type="currency">
            <text:p>0,00 €</text:p>
          </table:table-cell>
          <table:table-cell table:style-name="ce209"/>
          <table:table-cell table:style-name="ce192" office:value-type="currency" office:currency="EUR" office:value="53" calcext:value-type="currency">
            <text:p>53,00 €</text:p>
          </table:table-cell>
          <table:table-cell/>
          <table:table-cell table:style-name="ce210" office:value-type="currency" office:currency="EUR" office:value="1362.95" calcext:value-type="currency">
            <text:p>1 362,95 €</text:p>
          </table:table-cell>
          <table:table-cell table:number-columns-repeated="993"/>
        </table:table-row>
        <table:table-row table:style-name="ro2">
          <table:table-cell/>
          <table:table-cell table:style-name="ce197" office:value-type="string" calcext:value-type="string">
            <text:p>SOFINCO Printemps</text:p>
          </table:table-cell>
          <table:table-cell table:style-name="ce199" office:value-type="date" office:date-value="2014-10-01" calcext:value-type="date">
            <text:p>01/10/14</text:p>
          </table:table-cell>
          <table:table-cell table:style-name="ce180" table:formula="of:=EDATE([.C6];[.E6])" office:value-type="date" office:date-value="2019-06-01" calcext:value-type="date">
            <text:p>01/06/19</text:p>
          </table:table-cell>
          <table:table-cell table:style-name="ce188" office:value-type="float" office:value="56" calcext:value-type="float">
            <text:p>56</text:p>
          </table:table-cell>
          <table:table-cell table:style-name="ce189" office:value-type="percentage" office:value="0.2007" calcext:value-type="percentage">
            <text:p>20,07%</text:p>
          </table:table-cell>
          <table:table-cell table:style-name="ce192" office:value-type="currency" office:currency="EUR" office:value="926.42" calcext:value-type="currency">
            <text:p>926,42 €</text:p>
          </table:table-cell>
          <table:table-cell table:style-name="ce207" table:formula="of:=[.M6]*[.E6]" office:value-type="currency" office:currency="EUR" office:value="772.24" calcext:value-type="currency">
            <text:p>772,24 €</text:p>
          </table:table-cell>
          <table:table-cell table:style-name="ce207" table:formula="of:=[.E6]*[.N6]" office:value-type="currency" office:currency="EUR" office:value="313.6" calcext:value-type="currency">
            <text:p>313,60 €</text:p>
          </table:table-cell>
          <table:table-cell table:style-name="ce207" table:formula="of:=[.G6]+[.H6]+[.I6]" office:value-type="currency" office:currency="EUR" office:value="2012.26" calcext:value-type="currency">
            <text:p>2 012,26 €</text:p>
          </table:table-cell>
          <table:table-cell table:style-name="ce205" office:value-type="percentage" office:value="0.01536" calcext:value-type="percentage">
            <text:p>1,54%</text:p>
          </table:table-cell>
          <table:table-cell table:style-name="ce192" table:formula="of:=[.P6]-[.M6]-[.N6]" office:value-type="currency" office:currency="EUR" office:value="8.61" calcext:value-type="currency">
            <text:p>8,61 €</text:p>
          </table:table-cell>
          <table:table-cell table:style-name="ce207" office:value-type="currency" office:currency="EUR" office:value="13.79" calcext:value-type="currency">
            <text:p>13,79 €</text:p>
          </table:table-cell>
          <table:table-cell table:style-name="ce207" office:value-type="currency" office:currency="EUR" office:value="5.6" calcext:value-type="currency">
            <text:p>5,60 €</text:p>
          </table:table-cell>
          <table:table-cell table:style-name="ce209"/>
          <table:table-cell table:style-name="ce192" office:value-type="currency" office:currency="EUR" office:value="28" calcext:value-type="currency">
            <text:p>28,00 €</text:p>
          </table:table-cell>
          <table:table-cell/>
          <table:table-cell table:style-name="ce210" office:value-type="currency" office:currency="EUR" office:value="918.81" calcext:value-type="currency">
            <text:p>918,81 €</text:p>
          </table:table-cell>
          <table:table-cell table:number-columns-repeated="993"/>
        </table:table-row>
        <table:table-row table:style-name="ro2">
          <table:table-cell/>
          <table:table-cell table:style-name="ce178"/>
          <table:table-cell table:style-name="ce190"/>
          <table:table-cell table:style-name="ce181"/>
          <table:table-cell table:style-name="ce186"/>
          <table:table-cell table:style-name="ce190"/>
          <table:table-cell table:style-name="ce186" table:number-columns-repeated="3"/>
          <table:table-cell table:style-name="ce194"/>
          <table:table-cell table:style-name="ce190"/>
          <table:table-cell table:style-name="ce186" table:number-columns-repeated="5"/>
          <table:table-cell/>
          <table:table-cell table:style-name="ce178"/>
          <table:table-cell table:number-columns-repeated="993"/>
        </table:table-row>
        <table:table-row table:style-name="ro2">
          <table:table-cell table:number-columns-repeated="2"/>
          <table:table-cell table:style-name="ce157" table:number-columns-repeated="10"/>
          <table:table-cell table:number-columns-repeated="3"/>
          <table:table-cell table:style-name="ce157"/>
          <table:table-cell table:number-columns-repeated="995"/>
        </table:table-row>
        <table:table-row table:style-name="ro2">
          <table:table-cell/>
          <table:table-cell table:style-name="ce198" office:value-type="string" calcext:value-type="string">
            <text:p>Total crédits</text:p>
          </table:table-cell>
          <table:table-cell table:style-name="ce157" table:number-columns-repeated="10"/>
          <table:table-cell table:number-columns-repeated="3"/>
          <table:table-cell table:style-name="ce157"/>
          <table:table-cell table:number-columns-repeated="995"/>
        </table:table-row>
        <table:table-row table:style-name="ro2">
          <table:table-cell/>
          <table:table-cell table:style-name="ce175"/>
          <table:table-cell table:style-name="ce163" office:value-type="string" calcext:value-type="string">
            <text:p>Échéances</text:p>
          </table:table-cell>
          <table:table-cell table:style-name="ce166" table:number-columns-repeated="2"/>
          <table:table-cell table:style-name="ce163" office:value-type="string" calcext:value-type="string">
            <text:p>Mont. Glob.</text:p>
          </table:table-cell>
          <table:table-cell table:style-name="ce166" table:number-columns-repeated="4"/>
          <table:table-cell table:style-name="ce163" office:value-type="string" calcext:value-type="string">
            <text:p>Mont. Mens.</text:p>
          </table:table-cell>
          <table:table-cell table:style-name="ce166" table:number-columns-repeated="5"/>
          <table:table-cell table:number-columns-repeated="995"/>
        </table:table-row>
        <table:table-row table:style-name="ro2">
          <table:table-cell/>
          <table:table-cell table:style-name="ce176"/>
          <table:table-cell table:style-name="ce164" office:value-type="string" calcext:value-type="string">
            <text:p>Date déb.</text:p>
          </table:table-cell>
          <table:table-cell table:style-name="ce167" office:value-type="string" calcext:value-type="string">
            <text:p>Date fin</text:p>
          </table:table-cell>
          <table:table-cell table:style-name="ce167" office:value-type="string" calcext:value-type="string">
            <text:p>Nb mois tot.</text:p>
          </table:table-cell>
          <table:table-cell table:style-name="ce164" office:value-type="string" calcext:value-type="string">
            <text:p>TAEG Ann.</text:p>
          </table:table-cell>
          <table:table-cell table:style-name="ce167" office:value-type="string" calcext:value-type="string">
            <text:p>Capital</text:p>
          </table:table-cell>
          <table:table-cell table:style-name="ce167" office:value-type="string" calcext:value-type="string">
            <text:p>Intérêts</text:p>
          </table:table-cell>
          <table:table-cell table:style-name="ce167" office:value-type="string" calcext:value-type="string">
            <text:p>Assurance</text:p>
          </table:table-cell>
          <table:table-cell table:style-name="ce167" office:value-type="string" calcext:value-type="string">
            <text:p>Total</text:p>
          </table:table-cell>
          <table:table-cell table:style-name="ce164" office:value-type="string" calcext:value-type="string">
            <text:p>TAEG Mens.</text:p>
          </table:table-cell>
          <table:table-cell table:style-name="ce167" office:value-type="string" calcext:value-type="string">
            <text:p>Capital moy.</text:p>
          </table:table-cell>
          <table:table-cell table:style-name="ce167" office:value-type="string" calcext:value-type="string">
            <text:p>Intérêt moy.</text:p>
          </table:table-cell>
          <table:table-cell table:style-name="ce167" office:value-type="string" calcext:value-type="string">
            <text:p>Assurance</text:p>
          </table:table-cell>
          <table:table-cell table:style-name="ce167" office:value-type="string" calcext:value-type="string">
            <text:p>Taux Prêt</text:p>
          </table:table-cell>
          <table:table-cell table:style-name="ce167" office:value-type="string" calcext:value-type="string">
            <text:p>Total</text:p>
          </table:table-cell>
          <table:table-cell table:number-columns-repeated="995"/>
        </table:table-row>
        <table:table-row table:style-name="ro2">
          <table:table-cell/>
          <table:table-cell table:style-name="ce197"/>
          <table:table-cell table:style-name="ce199" office:value-type="date" office:date-value="2014-10-01" calcext:value-type="date">
            <text:p>01/10/14</text:p>
          </table:table-cell>
          <table:table-cell table:style-name="ce180" table:formula="of:=EDATE([.C12];[.E12])" office:value-type="date" office:date-value="2019-06-01" calcext:value-type="date">
            <text:p>01/06/19</text:p>
          </table:table-cell>
          <table:table-cell table:style-name="ce188" office:value-type="float" office:value="56" calcext:value-type="float">
            <text:p>56</text:p>
          </table:table-cell>
          <table:table-cell table:style-name="ce189"/>
          <table:table-cell table:style-name="ce192" table:formula="of:=[.G5]+[.G6]" office:value-type="currency" office:currency="EUR" office:value="2342.37" calcext:value-type="currency">
            <text:p>2 342,37 €</text:p>
          </table:table-cell>
          <table:table-cell table:style-name="ce207" table:formula="of:=[.H5]+[.H6]" office:value-type="currency" office:currency="EUR" office:value="1406.14" calcext:value-type="currency">
            <text:p>1 406,14 €</text:p>
          </table:table-cell>
          <table:table-cell table:style-name="ce207" table:formula="of:=[.I5]+[.I6]" office:value-type="currency" office:currency="EUR" office:value="313.6" calcext:value-type="currency">
            <text:p>313,60 €</text:p>
          </table:table-cell>
          <table:table-cell table:style-name="ce207" table:formula="of:=[.G12]+[.H12]+[.I12]" office:value-type="currency" office:currency="EUR" office:value="4062.11" calcext:value-type="currency">
            <text:p>4 062,11 €</text:p>
          </table:table-cell>
          <table:table-cell table:style-name="ce205"/>
          <table:table-cell table:style-name="ce192" table:formula="of:=[.L5]+[.L6]" office:value-type="currency" office:currency="EUR" office:value="40.48" calcext:value-type="currency">
            <text:p>40,48 €</text:p>
          </table:table-cell>
          <table:table-cell table:style-name="ce207" table:formula="of:=[.M5]+[.M6]" office:value-type="currency" office:currency="EUR" office:value="34.92" calcext:value-type="currency">
            <text:p>34,92 €</text:p>
          </table:table-cell>
          <table:table-cell table:style-name="ce207" table:formula="of:=[.N5]+[.N6]" office:value-type="currency" office:currency="EUR" office:value="5.6" calcext:value-type="currency">
            <text:p>5,60 €</text:p>
          </table:table-cell>
          <table:table-cell table:style-name="ce209"/>
          <table:table-cell table:style-name="ce192" table:formula="of:=[.P5]+[.P6]" office:value-type="currency" office:currency="EUR" office:value="81" calcext:value-type="currency">
            <text:p>81,00 €</text:p>
          </table:table-cell>
          <table:table-cell table:number-columns-repeated="995"/>
        </table:table-row>
        <table:table-row table:style-name="ro2">
          <table:table-cell/>
          <table:table-cell table:style-name="ce178"/>
          <table:table-cell table:style-name="ce190"/>
          <table:table-cell table:style-name="ce181"/>
          <table:table-cell table:style-name="ce186"/>
          <table:table-cell table:style-name="ce190"/>
          <table:table-cell table:style-name="ce186" table:number-columns-repeated="3"/>
          <table:table-cell table:style-name="ce194"/>
          <table:table-cell table:style-name="ce190"/>
          <table:table-cell table:style-name="ce186" table:number-columns-repeated="5"/>
          <table:table-cell table:number-columns-repeated="995"/>
        </table:table-row>
        <table:table-row table:style-name="ro2">
          <table:table-cell table:number-columns-repeated="1011"/>
        </table:table-row>
        <table:table-row table:style-name="ro2">
          <table:table-cell table:number-columns-repeated="2"/>
          <table:table-cell table:style-name="ce200"/>
          <table:table-cell table:number-columns-repeated="1008"/>
        </table:table-row>
        <table:table-row table:style-name="ro2">
          <table:table-cell/>
          <table:table-cell table:style-name="ce198" office:value-type="string" calcext:value-type="string">
            <text:p>Informations</text:p>
          </table:table-cell>
          <table:table-cell table:style-name="ce157" table:number-columns-repeated="10"/>
          <table:table-cell table:number-columns-repeated="3"/>
          <table:table-cell table:style-name="ce157"/>
          <table:table-cell table:number-columns-repeated="995"/>
        </table:table-row>
        <table:table-row table:style-name="ro2">
          <table:table-cell/>
          <table:table-cell table:style-name="ce175"/>
          <table:table-cell table:style-name="ce163" office:value-type="string" calcext:value-type="string">
            <text:p>Échéances</text:p>
          </table:table-cell>
          <table:table-cell table:style-name="ce166" table:number-columns-repeated="2"/>
          <table:table-cell table:style-name="ce163" office:value-type="string" calcext:value-type="string">
            <text:p>Règlement</text:p>
          </table:table-cell>
          <table:table-cell table:style-name="ce166" office:value-type="string" calcext:value-type="string">
            <text:p>Montant</text:p>
          </table:table-cell>
          <table:table-cell table:style-name="ce166" table:number-columns-repeated="4"/>
          <table:table-cell table:number-columns-repeated="1000"/>
        </table:table-row>
        <table:table-row table:style-name="ro2">
          <table:table-cell/>
          <table:table-cell table:style-name="ce177" office:value-type="string" calcext:value-type="string">
            <text:p>Contrat</text:p>
          </table:table-cell>
          <table:table-cell table:style-name="ce201" office:value-type="string" calcext:value-type="string" table:number-columns-spanned="3" table:number-rows-spanned="1">
            <text:p>N° de contrat</text:p>
          </table:table-cell>
          <table:covered-table-cell table:number-columns-repeated="2" table:style-name="ce167"/>
          <table:table-cell table:style-name="ce164" office:value-type="string" calcext:value-type="string">
            <text:p>A remb.</text:p>
          </table:table-cell>
          <table:table-cell table:style-name="ce167" office:value-type="string" calcext:value-type="string">
            <text:p>Mont. Vers</text:p>
          </table:table-cell>
          <table:table-cell table:style-name="ce167" office:value-type="string" calcext:value-type="string">
            <text:p>Date</text:p>
          </table:table-cell>
          <table:table-cell table:style-name="ce167" office:value-type="string" calcext:value-type="string">
            <text:p>Statut</text:p>
          </table:table-cell>
          <table:table-cell table:style-name="ce167" office:value-type="string" calcext:value-type="string">
            <text:p>Statut Bq</text:p>
          </table:table-cell>
          <table:table-cell table:style-name="ce167" office:value-type="string" calcext:value-type="string">
            <text:p>Statut fin</text:p>
          </table:table-cell>
          <table:table-cell table:style-name="ce157"/>
          <table:table-cell table:number-columns-repeated="3"/>
          <table:table-cell table:style-name="ce157"/>
          <table:table-cell table:number-columns-repeated="995"/>
        </table:table-row>
        <table:table-row table:style-name="ro2">
          <table:table-cell/>
          <table:table-cell table:style-name="ce177" office:value-type="string" calcext:value-type="string">
            <text:p>Printemps</text:p>
          </table:table-cell>
          <table:table-cell table:style-name="ce202" office:value-type="float" office:value="60203893157" calcext:value-type="float" table:number-columns-spanned="3" table:number-rows-spanned="1">
            <text:p>60203893157</text:p>
          </table:table-cell>
          <table:covered-table-cell table:style-name="ce180"/>
          <table:covered-table-cell table:style-name="ce203"/>
          <table:table-cell table:style-name="ce204" office:value-type="currency" office:currency="EUR" office:value="890.81" calcext:value-type="currency">
            <text:p>890,81 €</text:p>
          </table:table-cell>
          <table:table-cell table:style-name="ce206" office:value-type="currency" office:currency="EUR" office:value="890.81" calcext:value-type="currency">
            <text:p>890,81 €</text:p>
          </table:table-cell>
          <table:table-cell table:style-name="ce208" office:value-type="date" office:date-value="2014-10-08" calcext:value-type="date">
            <text:p>08/10/14</text:p>
          </table:table-cell>
          <table:table-cell table:style-name="ce207" office:value-type="string" calcext:value-type="string">
            <text:p>Fait</text:p>
          </table:table-cell>
          <table:table-cell table:number-columns-repeated="2" table:style-name="ce207" office:value-type="string" calcext:value-type="string">
            <text:p>en attente</text:p>
          </table:table-cell>
          <table:table-cell table:number-columns-repeated="1000"/>
        </table:table-row>
        <table:table-row table:style-name="ro2">
          <table:table-cell/>
          <table:table-cell table:style-name="ce177" office:value-type="string" calcext:value-type="string">
            <text:p>Challenger</text:p>
          </table:table-cell>
          <table:table-cell table:style-name="ce202" office:value-type="float" office:value="22001521296" calcext:value-type="float" table:number-columns-spanned="3" table:number-rows-spanned="1">
            <text:p>22001521296</text:p>
          </table:table-cell>
          <table:covered-table-cell table:style-name="ce180"/>
          <table:covered-table-cell table:style-name="ce203"/>
          <table:table-cell table:style-name="ce204" office:value-type="currency" office:currency="EUR" office:value="1362.25" calcext:value-type="currency">
            <text:p>1 362,25 €</text:p>
          </table:table-cell>
          <table:table-cell table:style-name="ce206" office:value-type="currency" office:currency="EUR" office:value="700" calcext:value-type="currency">
            <text:p>700,00 €</text:p>
          </table:table-cell>
          <table:table-cell table:style-name="ce208" office:value-type="date" office:date-value="2014-11-01" calcext:value-type="date">
            <text:p>01/11/14</text:p>
          </table:table-cell>
          <table:table-cell table:style-name="ce207" office:value-type="string" calcext:value-type="string">
            <text:p>A faire</text:p>
          </table:table-cell>
          <table:table-cell table:style-name="ce207" table:number-columns-repeated="2"/>
          <table:table-cell table:style-name="ce157"/>
          <table:table-cell table:number-columns-repeated="3"/>
          <table:table-cell table:style-name="ce157"/>
          <table:table-cell table:number-columns-repeated="995"/>
        </table:table-row>
        <table:table-row table:style-name="ro2">
          <table:table-cell/>
          <table:table-cell table:style-name="ce177"/>
          <table:table-cell table:style-name="ce202" office:value-type="float" office:value="22001521296" calcext:value-type="float" table:number-columns-spanned="3" table:number-rows-spanned="1">
            <text:p>22001521296</text:p>
          </table:table-cell>
          <table:covered-table-cell table:style-name="ce180"/>
          <table:covered-table-cell table:style-name="ce203"/>
          <table:table-cell table:style-name="ce204" office:value-type="string" calcext:value-type="string">
            <text:p>Dmd finaref</text:p>
          </table:table-cell>
          <table:table-cell table:style-name="ce206" office:value-type="string" calcext:value-type="string">
            <text:p>?</text:p>
          </table:table-cell>
          <table:table-cell table:style-name="ce208" office:value-type="date" office:date-value="2014-12-01" calcext:value-type="date">
            <text:p>01/12/14</text:p>
          </table:table-cell>
          <table:table-cell table:style-name="ce207" office:value-type="string" calcext:value-type="string">
            <text:p>A faire</text:p>
          </table:table-cell>
          <table:table-cell table:style-name="ce207" table:number-columns-repeated="2"/>
          <table:table-cell table:number-columns-repeated="1000"/>
        </table:table-row>
        <table:table-row table:style-name="ro2">
          <table:table-cell/>
          <table:table-cell table:style-name="ce177"/>
          <table:table-cell table:style-name="ce199" table:number-columns-spanned="3" table:number-rows-spanned="1"/>
          <table:covered-table-cell table:style-name="ce180"/>
          <table:covered-table-cell table:style-name="ce203"/>
          <table:table-cell table:style-name="ce205"/>
          <table:table-cell table:style-name="ce207"/>
          <table:table-cell table:style-name="ce208"/>
          <table:table-cell table:style-name="ce207" table:number-columns-repeated="3"/>
          <table:table-cell table:number-columns-repeated="1000"/>
        </table:table-row>
        <table:table-row table:style-name="ro2" table:number-rows-repeated="1048388">
          <table:table-cell table:number-columns-repeated="1011"/>
        </table:table-row>
        <table:table-row table:style-name="ro1" table:number-rows-repeated="165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PR - Infos Prospection" table:style-name="ta1">
        <table:table-column table:style-name="co5" table:default-cell-style-name="ce48"/>
        <table:table-column table:style-name="co7" table:default-cell-style-name="ce48"/>
        <table:table-column table:style-name="co5" table:default-cell-style-name="ce54"/>
        <table:table-column table:style-name="co5" table:default-cell-style-name="ce48"/>
        <table:table-column table:style-name="co8" table:default-cell-style-name="ce48"/>
        <table:table-column table:style-name="co5" table:number-columns-repeated="3" table:default-cell-style-name="ce48"/>
        <table:table-column table:style-name="co8" table:default-cell-style-name="ce48"/>
        <table:table-column table:style-name="co5" table:number-columns-repeated="1015" table:default-cell-style-name="ce48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9" office:value-type="string" calcext:value-type="string">
            <text:p>Evaluation des cas selon mois de licenciement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 calcext:value-type="string">
            <text:p>Domaine</text:p>
          </table:table-cell>
          <table:table-cell table:style-name="ce55"/>
          <table:table-cell table:style-name="ce55" office:value-type="string" calcext:value-type="string">
            <text:p>Initial</text:p>
          </table:table-cell>
          <table:table-cell table:style-name="ce55" office:value-type="string" calcext:value-type="string">
            <text:p>0 mois</text:p>
          </table:table-cell>
          <table:table-cell table:style-name="ce55" office:value-type="string" calcext:value-type="string">
            <text:p>6 mois</text:p>
          </table:table-cell>
          <table:table-cell table:style-name="ce55" office:value-type="string" calcext:value-type="string">
            <text:p>6 mois + 1j</text:p>
          </table:table-cell>
          <table:table-cell table:style-name="ce55" office:value-type="string" calcext:value-type="string">
            <text:p>12 mois</text:p>
          </table:table-cell>
          <table:table-cell table:style-name="ce55" office:value-type="string" calcext:value-type="string">
            <text:p>18 mois</text:p>
          </table:table-cell>
          <table:table-cell table:style-name="ce55" office:value-type="string" calcext:value-type="string">
            <text:p>24 mois</text:p>
          </table:table-cell>
          <table:table-cell table:style-name="ce55" office:value-type="string" calcext:value-type="string">
            <text:p>26 mois</text:p>
          </table:table-cell>
          <table:table-cell table:number-columns-repeated="1013"/>
        </table:table-row>
        <table:table-row table:style-name="ro3">
          <table:table-cell/>
          <table:table-cell table:style-name="ce50" office:value-type="string" calcext:value-type="string" table:number-columns-spanned="1" table:number-rows-spanned="3">
            <text:p>Prêts existants</text:p>
          </table:table-cell>
          <table:table-cell table:style-name="ce56" office:value-type="string" calcext:value-type="string">
            <text:p>Payé</text:p>
          </table:table-cell>
          <table:table-cell table:number-columns-repeated="2" table:style-name="ce56" office:value-type="currency" office:currency="EUR" office:value="0" calcext:value-type="currency">
            <text:p>0,00 €</text:p>
          </table:table-cell>
          <table:table-cell table:style-name="ce56" table:formula="of:=[.E5]+330*6" office:value-type="currency" office:currency="EUR" office:value="1980" calcext:value-type="currency">
            <text:p>1 980,00 €</text:p>
          </table:table-cell>
          <table:table-cell table:style-name="ce56" table:formula="of:=[.F5]" office:value-type="currency" office:currency="EUR" office:value="1980" calcext:value-type="currency">
            <text:p>1 980,00 €</text:p>
          </table:table-cell>
          <table:table-cell table:style-name="ce56" table:formula="of:=[.G5]+330*6" office:value-type="currency" office:currency="EUR" office:value="3960" calcext:value-type="currency">
            <text:p>3 960,00 €</text:p>
          </table:table-cell>
          <table:table-cell table:style-name="ce56" table:formula="of:=[.H5]+201*6" office:value-type="currency" office:currency="EUR" office:value="5166" calcext:value-type="currency">
            <text:p>5 166,00 €</text:p>
          </table:table-cell>
          <table:table-cell table:style-name="ce56" table:formula="of:=[.I5]+201*6" office:value-type="currency" office:currency="EUR" office:value="6372" calcext:value-type="currency">
            <text:p>6 372,00 €</text:p>
          </table:table-cell>
          <table:table-cell table:style-name="ce56" table:formula="of:=[.J5]+201*2" office:value-type="currency" office:currency="EUR" office:value="6774" calcext:value-type="currency">
            <text:p>6 774,00 €</text:p>
          </table:table-cell>
          <table:table-cell table:number-columns-repeated="1013"/>
        </table:table-row>
        <table:table-row table:style-name="ro3">
          <table:table-cell/>
          <table:covered-table-cell table:style-name="Default"/>
          <table:table-cell table:style-name="ce57" office:value-type="string" calcext:value-type="string">
            <text:p>A payer</text:p>
          </table:table-cell>
          <table:table-cell table:style-name="ce57" office:value-type="currency" office:currency="EUR" office:value="6437" calcext:value-type="currency">
            <text:p>6 437,00 €</text:p>
          </table:table-cell>
          <table:table-cell table:style-name="ce57" office:value-type="currency" office:currency="EUR" office:value="1537" calcext:value-type="currency">
            <text:p>1 537,00 €</text:p>
          </table:table-cell>
          <table:table-cell table:style-name="ce58" table:formula="of:=6*128" office:value-type="currency" office:currency="EUR" office:value="768" calcext:value-type="currency">
            <text:p>768,00 €</text:p>
          </table:table-cell>
          <table:table-cell table:style-name="ce58" table:formula="of:=6*128" office:value-type="currency" office:currency="EUR" office:value="768" calcext:value-type="currency">
            <text:p>768,00 €</text:p>
          </table:table-cell>
          <table:table-cell table:style-name="ce57" office:value-type="currency" office:currency="EUR" office:value="0" calcext:value-type="currency">
            <text:p>0,00 €</text:p>
          </table:table-cell>
          <table:table-cell table:number-columns-repeated="2" table:style-name="ce58" office:value-type="currency" office:currency="EUR" office:value="0" calcext:value-type="currency">
            <text:p>0,00 €</text:p>
          </table:table-cell>
          <table:table-cell table:style-name="ce57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3">
          <table:table-cell/>
          <table:covered-table-cell table:style-name="Default"/>
          <table:table-cell table:style-name="ce57" office:value-type="string" calcext:value-type="string">
            <text:p>Gains</text:p>
          </table:table-cell>
          <table:table-cell table:style-name="ce57"/>
          <table:table-cell table:style-name="ce57" table:formula="of:=[.$K$5]-[.E5]" office:value-type="currency" office:currency="EUR" office:value="6774" calcext:value-type="currency">
            <text:p>6 774,00 €</text:p>
          </table:table-cell>
          <table:table-cell table:style-name="ce57" table:formula="of:=[.$K$5]-[.F5]" office:value-type="currency" office:currency="EUR" office:value="4794" calcext:value-type="currency">
            <text:p>4 794,00 €</text:p>
          </table:table-cell>
          <table:table-cell table:style-name="ce57" table:formula="of:=[.$K$5]-[.G5]" office:value-type="currency" office:currency="EUR" office:value="4794" calcext:value-type="currency">
            <text:p>4 794,00 €</text:p>
          </table:table-cell>
          <table:table-cell table:style-name="ce57" table:formula="of:=[.$K$5]-[.H5]" office:value-type="currency" office:currency="EUR" office:value="2814" calcext:value-type="currency">
            <text:p>2 814,00 €</text:p>
          </table:table-cell>
          <table:table-cell table:style-name="ce57" table:formula="of:=[.$K$5]-[.I5]" office:value-type="currency" office:currency="EUR" office:value="1608" calcext:value-type="currency">
            <text:p>1 608,00 €</text:p>
          </table:table-cell>
          <table:table-cell table:style-name="ce57" table:formula="of:=[.$K$5]-[.J5]" office:value-type="currency" office:currency="EUR" office:value="402" calcext:value-type="currency">
            <text:p>402,00 €</text:p>
          </table:table-cell>
          <table:table-cell table:style-name="ce57" table:formula="of:=[.$K$5]-[.K5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3">
          <table:table-cell/>
          <table:table-cell table:style-name="ce50" office:value-type="string" calcext:value-type="string" table:number-columns-spanned="1" table:number-rows-spanned="3">
            <text:p>Prêt COFINOGA</text:p>
          </table:table-cell>
          <table:table-cell table:style-name="ce56" office:value-type="string" calcext:value-type="string">
            <text:p>Payé</text:p>
          </table:table-cell>
          <table:table-cell table:number-columns-repeated="2" table:style-name="ce56" office:value-type="currency" office:currency="EUR" office:value="0" calcext:value-type="currency">
            <text:p>0,00 €</text:p>
          </table:table-cell>
          <table:table-cell table:style-name="ce56" table:formula="of:=6*473" office:value-type="currency" office:currency="EUR" office:value="2838" calcext:value-type="currency">
            <text:p>2 838,00 €</text:p>
          </table:table-cell>
          <table:table-cell table:style-name="ce56" table:formula="of:=6*473" office:value-type="currency" office:currency="EUR" office:value="2838" calcext:value-type="currency">
            <text:p>2 838,00 €</text:p>
          </table:table-cell>
          <table:table-cell table:style-name="ce56" table:formula="of:=12*473" office:value-type="currency" office:currency="EUR" office:value="5676" calcext:value-type="currency">
            <text:p>5 676,00 €</text:p>
          </table:table-cell>
          <table:table-cell table:style-name="ce56" table:formula="of:=12*473" office:value-type="currency" office:currency="EUR" office:value="5676" calcext:value-type="currency">
            <text:p>5 676,00 €</text:p>
          </table:table-cell>
          <table:table-cell table:style-name="ce56" table:formula="of:=12*473" office:value-type="currency" office:currency="EUR" office:value="5676" calcext:value-type="currency">
            <text:p>5 676,00 €</text:p>
          </table:table-cell>
          <table:table-cell table:style-name="ce56" table:formula="of:=12*473" office:value-type="currency" office:currency="EUR" office:value="5676" calcext:value-type="currency">
            <text:p>5 676,00 €</text:p>
          </table:table-cell>
          <table:table-cell table:number-columns-repeated="1013"/>
        </table:table-row>
        <table:table-row table:style-name="ro3">
          <table:table-cell/>
          <table:covered-table-cell table:style-name="Default"/>
          <table:table-cell table:style-name="ce58" office:value-type="string" calcext:value-type="string">
            <text:p>A payer</text:p>
          </table:table-cell>
          <table:table-cell table:style-name="ce58" table:formula="of:=12*473" office:value-type="currency" office:currency="EUR" office:value="5676" calcext:value-type="currency">
            <text:p>5 676,00 €</text:p>
          </table:table-cell>
          <table:table-cell table:style-name="ce58" table:formula="of:=12*473" office:value-type="currency" office:currency="EUR" office:value="5676" calcext:value-type="currency">
            <text:p>5 676,00 €</text:p>
          </table:table-cell>
          <table:table-cell table:style-name="ce58" table:formula="of:=6*473" office:value-type="currency" office:currency="EUR" office:value="2838" calcext:value-type="currency">
            <text:p>2 838,00 €</text:p>
          </table:table-cell>
          <table:table-cell table:number-columns-repeated="5" table:style-name="ce58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3">
          <table:table-cell/>
          <table:covered-table-cell table:style-name="Default"/>
          <table:table-cell table:style-name="ce58" office:value-type="string" calcext:value-type="string">
            <text:p>Gains / existant</text:p>
          </table:table-cell>
          <table:table-cell table:style-name="ce58" table:formula="of:=[.D$5]+[.D$6]-[.D8]-[.D9]" office:value-type="currency" office:currency="EUR" office:value="761" calcext:value-type="currency">
            <text:p>761,00 €</text:p>
          </table:table-cell>
          <table:table-cell table:style-name="ce58" table:formula="of:=[.E$5]+[.E$6]-[.E8]-[.E9]" office:value-type="currency" office:currency="EUR" office:value="-4139" calcext:value-type="currency">
            <text:p>-4 139,00 €</text:p>
          </table:table-cell>
          <table:table-cell table:style-name="ce58" table:formula="of:=[.F$5]+[.F$6]-[.F8]-[.F9]" office:value-type="currency" office:currency="EUR" office:value="-2928" calcext:value-type="currency">
            <text:p>-2 928,00 €</text:p>
          </table:table-cell>
          <table:table-cell table:style-name="ce58" table:formula="of:=[.G$5]+[.G$6]-[.G8]-[.G9]" office:value-type="currency" office:currency="EUR" office:value="-90" calcext:value-type="currency">
            <text:p>-90,00 €</text:p>
          </table:table-cell>
          <table:table-cell table:style-name="ce58" table:formula="of:=[.H$5]+[.H$6]-[.H8]-[.H9]" office:value-type="currency" office:currency="EUR" office:value="-1716" calcext:value-type="currency">
            <text:p>-1 716,00 €</text:p>
          </table:table-cell>
          <table:table-cell table:style-name="ce58" table:formula="of:=[.I$5]+[.I$6]-[.I8]-[.I9]" office:value-type="currency" office:currency="EUR" office:value="-510" calcext:value-type="currency">
            <text:p>-510,00 €</text:p>
          </table:table-cell>
          <table:table-cell table:style-name="ce58" table:formula="of:=[.J$5]+[.J$6]-[.J8]-[.J9]" office:value-type="currency" office:currency="EUR" office:value="696" calcext:value-type="currency">
            <text:p>696,00 €</text:p>
          </table:table-cell>
          <table:table-cell table:style-name="ce58" table:formula="of:=[.K$5]+[.K$6]-[.K8]-[.K9]" office:value-type="currency" office:currency="EUR" office:value="1098" calcext:value-type="currency">
            <text:p>1 098,00 €</text:p>
          </table:table-cell>
          <table:table-cell table:number-columns-repeated="1013"/>
        </table:table-row>
        <table:table-row table:style-name="ro3">
          <table:table-cell/>
          <table:table-cell table:style-name="ce50" office:value-type="string" calcext:value-type="string" table:number-columns-spanned="1" table:number-rows-spanned="3">
            <text:p>Prêt SOFINCO</text:p>
          </table:table-cell>
          <table:table-cell table:style-name="ce56" office:value-type="string" calcext:value-type="string">
            <text:p>Payé</text:p>
          </table:table-cell>
          <table:table-cell table:style-name="ce56"/>
          <table:table-cell table:style-name="ce56" office:value-type="currency" office:currency="EUR" office:value="0" calcext:value-type="currency">
            <text:p>0,00 €</text:p>
          </table:table-cell>
          <table:table-cell table:style-name="ce56" table:formula="of:=6*473" office:value-type="currency" office:currency="EUR" office:value="2838" calcext:value-type="currency">
            <text:p>2 838,00 €</text:p>
          </table:table-cell>
          <table:table-cell table:style-name="ce56" table:formula="of:=6*473" office:value-type="currency" office:currency="EUR" office:value="2838" calcext:value-type="currency">
            <text:p>2 838,00 €</text:p>
          </table:table-cell>
          <table:table-cell table:style-name="ce56" table:formula="of:=12*473" office:value-type="currency" office:currency="EUR" office:value="5676" calcext:value-type="currency">
            <text:p>5 676,00 €</text:p>
          </table:table-cell>
          <table:table-cell table:style-name="ce56" table:formula="of:=12*473" office:value-type="currency" office:currency="EUR" office:value="5676" calcext:value-type="currency">
            <text:p>5 676,00 €</text:p>
          </table:table-cell>
          <table:table-cell table:style-name="ce56" table:formula="of:=12*473" office:value-type="currency" office:currency="EUR" office:value="5676" calcext:value-type="currency">
            <text:p>5 676,00 €</text:p>
          </table:table-cell>
          <table:table-cell table:style-name="ce56" table:formula="of:=12*473" office:value-type="currency" office:currency="EUR" office:value="5676" calcext:value-type="currency">
            <text:p>5 676,00 €</text:p>
          </table:table-cell>
          <table:table-cell table:number-columns-repeated="1013"/>
        </table:table-row>
        <table:table-row table:style-name="ro3">
          <table:table-cell/>
          <table:covered-table-cell table:style-name="Default"/>
          <table:table-cell table:style-name="ce58" office:value-type="string" calcext:value-type="string">
            <text:p>A payer</text:p>
          </table:table-cell>
          <table:table-cell table:style-name="ce58" table:formula="of:=12*473" office:value-type="currency" office:currency="EUR" office:value="5676" calcext:value-type="currency">
            <text:p>5 676,00 €</text:p>
          </table:table-cell>
          <table:table-cell table:style-name="ce58" table:formula="of:=12*473" office:value-type="currency" office:currency="EUR" office:value="5676" calcext:value-type="currency">
            <text:p>5 676,00 €</text:p>
          </table:table-cell>
          <table:table-cell table:style-name="ce58" table:formula="of:=6*473" office:value-type="currency" office:currency="EUR" office:value="2838" calcext:value-type="currency">
            <text:p>2 838,00 €</text:p>
          </table:table-cell>
          <table:table-cell table:style-name="ce58" table:formula="of:=6*473" office:value-type="currency" office:currency="EUR" office:value="2838" calcext:value-type="currency">
            <text:p>2 838,00 €</text:p>
          </table:table-cell>
          <table:table-cell table:number-columns-repeated="4" table:style-name="ce58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3">
          <table:table-cell/>
          <table:covered-table-cell table:style-name="Default"/>
          <table:table-cell table:style-name="ce58" office:value-type="string" calcext:value-type="string">
            <text:p>Gains / existant</text:p>
          </table:table-cell>
          <table:table-cell table:style-name="ce58" table:formula="of:=[.D$5]+[.D$6]-[.D11]-[.D12]" office:value-type="currency" office:currency="EUR" office:value="761" calcext:value-type="currency">
            <text:p>761,00 €</text:p>
          </table:table-cell>
          <table:table-cell table:style-name="ce58" table:formula="of:=[.E$5]+[.E$6]-[.E11]-[.E12]" office:value-type="currency" office:currency="EUR" office:value="-4139" calcext:value-type="currency">
            <text:p>-4 139,00 €</text:p>
          </table:table-cell>
          <table:table-cell table:style-name="ce58" table:formula="of:=[.F$5]+[.F$6]-[.F11]-[.F12]" office:value-type="currency" office:currency="EUR" office:value="-2928" calcext:value-type="currency">
            <text:p>-2 928,00 €</text:p>
          </table:table-cell>
          <table:table-cell table:style-name="ce58" table:formula="of:=[.G$5]+[.G$6]-[.G11]-[.G12]" office:value-type="currency" office:currency="EUR" office:value="-2928" calcext:value-type="currency">
            <text:p>-2 928,00 €</text:p>
          </table:table-cell>
          <table:table-cell table:style-name="ce58" table:formula="of:=[.H$5]+[.H$6]-[.H11]-[.H12]" office:value-type="currency" office:currency="EUR" office:value="-1716" calcext:value-type="currency">
            <text:p>-1 716,00 €</text:p>
          </table:table-cell>
          <table:table-cell table:style-name="ce58" table:formula="of:=[.I$5]+[.I$6]-[.I11]-[.I12]" office:value-type="currency" office:currency="EUR" office:value="-510" calcext:value-type="currency">
            <text:p>-510,00 €</text:p>
          </table:table-cell>
          <table:table-cell table:style-name="ce58" table:formula="of:=[.J$5]+[.J$6]-[.J11]-[.J12]" office:value-type="currency" office:currency="EUR" office:value="696" calcext:value-type="currency">
            <text:p>696,00 €</text:p>
          </table:table-cell>
          <table:table-cell table:style-name="ce58" table:formula="of:=[.K$5]+[.K$6]-[.K11]-[.K12]" office:value-type="currency" office:currency="EUR" office:value="1098" calcext:value-type="currency">
            <text:p>1 098,00 €</text:p>
          </table:table-cell>
          <table:table-cell table:number-columns-repeated="1013"/>
        </table:table-row>
        <table:table-row table:style-name="ro3">
          <table:table-cell/>
          <table:table-cell table:style-name="ce51"/>
          <table:table-cell table:style-name="ce59"/>
          <table:table-cell table:style-name="ce71" table:number-columns-repeated="2"/>
          <table:table-cell table:style-name="ce59"/>
          <table:table-cell table:style-name="ce71"/>
          <table:table-cell table:style-name="ce59"/>
          <table:table-cell table:style-name="ce71"/>
          <table:table-cell table:style-name="ce59" table:number-columns-repeated="2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Décisions</text:p>
          </table:table-cell>
          <table:table-cell table:style-name="ce14"/>
          <table:table-cell table:style-name="ce6" table:number-columns-repeated="4"/>
          <table:table-cell table:style-name="ce14" table:number-columns-repeated="6"/>
          <table:table-cell table:style-name="ce16"/>
          <table:table-cell table:style-name="ce14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 calcext:value-type="string">
            <text:p>Domaine</text:p>
          </table:table-cell>
          <table:table-cell table:style-name="ce8" office:value-type="string" calcext:value-type="string">
            <text:p>Priorité</text:p>
          </table:table-cell>
          <table:table-cell table:style-name="ce8" office:value-type="string" calcext:value-type="string" table:number-columns-spanned="12" table:number-rows-spanned="1">
            <text:p>Observation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tatut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Prêt</text:p>
          </table:table-cell>
          <table:table-cell table:style-name="ce60" office:value-type="float" office:value="1" calcext:value-type="float">
            <text:p>1</text:p>
          </table:table-cell>
          <table:table-cell table:style-name="ce64" office:value-type="string" calcext:value-type="string" table:number-columns-spanned="12" table:number-rows-spanned="1">
            <text:p>Ne pas souscrire de nouveau prêt car perdant si licenciement intervient avant 20 mois. Spéculer sur un licenciement dans moins de 1,5 ans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7" calcext:value-type="date">
            <text:p>dim. 7 sept. 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Prêt</text:p>
          </table:table-cell>
          <table:table-cell table:style-name="ce60" office:value-type="float" office:value="2" calcext:value-type="float">
            <text:p>2</text:p>
          </table:table-cell>
          <table:table-cell table:style-name="ce64" office:value-type="string" calcext:value-type="string" table:number-columns-spanned="12" table:number-rows-spanned="1">
            <text:p>Besoin d'examiner opportunité de rembourser prêt SOFINCO. Perte de 1285 € et économie de 142 €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7" calcext:value-type="date">
            <text:p>dim. 7 sept. 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0"/>
          <table:table-cell table:style-name="ce64" office:value-type="string" calcext:value-type="string" table:number-columns-spanned="12" table:number-rows-spanned="1">
            <text:p>Renoncé à utiliser l'assurance du prêt car trop de conditions et pas de prise en charge rétro-active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6" calcext:value-type="date">
            <text:p>sam. 6 sept. 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COFINOGA)</text:p>
          </table:table-cell>
          <table:table-cell table:style-name="ce60"/>
          <table:table-cell table:style-name="ce64" office:value-type="string" calcext:value-type="string" table:number-columns-spanned="12" table:number-rows-spanned="1">
            <text:p>Utiliser en priorité le prêt COFINOGA car ont une assurance perte d'emploi.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6" calcext:value-type="date">
            <text:p>sam. 6 sept. </text:p>
          </table:table-cell>
          <table:table-cell table:style-name="ce8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SOFINCO)</text:p>
          </table:table-cell>
          <table:table-cell table:style-name="ce60"/>
          <table:table-cell table:style-name="ce64" office:value-type="string" calcext:value-type="string" table:number-columns-spanned="12" table:number-rows-spanned="1">
            <text:p>Utiliser les possibilités de prêts de SOFINCO, en 2ème choix car n'ont pas d'assurance emploi. 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6" calcext:value-type="date">
            <text:p>sam. 6 sept. 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réserve couleur)</text:p>
          </table:table-cell>
          <table:table-cell table:style-name="ce60"/>
          <table:table-cell table:style-name="ce64" office:value-type="string" calcext:value-type="string" table:number-columns-spanned="12" table:number-rows-spanned="1">
            <text:p>En dernier lieu, utiliser la réserve couleur. Préférer prêt car meilleurs taux et réserve disponible en cas de coup dur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6" calcext:value-type="date">
            <text:p>sam. 6 sept. 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/>
          <table:table-cell table:style-name="ce9"/>
          <table:table-cell table:style-name="ce64" table:number-columns-spanned="12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/>
          <table:table-cell table:style-name="ce4"/>
          <table:table-cell table:number-columns-repeated="1007"/>
        </table:table-row>
        <table:table-row table:style-name="ro3">
          <table:table-cell/>
          <table:table-cell table:style-name="ce4"/>
          <table:table-cell table:style-name="ce9"/>
          <table:table-cell table:style-name="ce64" table:number-columns-spanned="12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/>
          <table:table-cell table:style-name="ce4"/>
          <table:table-cell table:number-columns-repeated="1007"/>
        </table:table-row>
        <table:table-row table:style-name="ro3">
          <table:table-cell/>
          <table:table-cell table:style-name="ce4"/>
          <table:table-cell table:style-name="ce9"/>
          <table:table-cell table:style-name="ce64" table:number-columns-spanned="12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4" table:number-columns-repeated="2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2"/>
          <table:table-cell table:number-columns-repeated="2"/>
          <table:table-cell table:style-name="ce52" table:number-columns-repeated="2"/>
          <table:table-cell table:number-columns-repeated="1018"/>
        </table:table-row>
        <table:table-row table:style-name="ro3">
          <table:table-cell/>
          <table:table-cell table:style-name="ce53" office:value-type="string" calcext:value-type="string">
            <text:p>Revenus</text:p>
          </table:table-cell>
          <table:table-cell table:style-name="ce61"/>
          <table:table-cell/>
          <table:table-cell table:style-name="ce61" office:value-type="string" calcext:value-type="string" table:number-columns-spanned="2" table:number-rows-spanned="1">
            <text:p>Revenus et impôts</text:p>
          </table:table-cell>
          <table:covered-table-cell table:style-name="ce61"/>
          <table:table-cell table:style-name="ce61"/>
          <table:table-cell/>
          <table:table-cell table:style-name="ce61" office:value-type="string" calcext:value-type="string" table:number-columns-spanned="3" table:number-rows-spanned="1">
            <text:p>Évènement prêt</text:p>
          </table:table-cell>
          <table:covered-table-cell table:number-columns-repeated="2" table:style-name="ce61"/>
          <table:table-cell table:style-name="ce61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Revenus</text:p>
          </table:table-cell>
          <table:table-cell table:style-name="ce62"/>
          <table:table-cell/>
          <table:table-cell table:style-name="ce3" office:value-type="string" calcext:value-type="string" table:number-columns-spanned="2" table:number-rows-spanned="1">
            <text:p>Impôt sur le revenu 2013</text:p>
          </table:table-cell>
          <table:covered-table-cell table:style-name="ce3"/>
          <table:table-cell table:style-name="ce62"/>
          <table:table-cell/>
          <table:table-cell table:style-name="ce3" office:value-type="string" calcext:value-type="string" table:number-columns-spanned="3" table:number-rows-spanned="1">
            <text:p>Info</text:p>
          </table:table-cell>
          <table:covered-table-cell table:number-columns-repeated="2" table:style-name="ce3"/>
          <table:table-cell table:style-name="ce62" office:value-type="string" calcext:value-type="string">
            <text:p>Organis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Obs.</text:p>
          </table:table-cell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Revenu annuel 2013</text:p>
          </table:table-cell>
          <table:table-cell table:style-name="ce38" office:value-type="currency" office:currency="EUR" office:value="32476" calcext:value-type="currency">
            <text:p>32 476,00 €</text:p>
          </table:table-cell>
          <table:table-cell/>
          <table:table-cell table:style-name="ce51" office:value-type="string" calcext:value-type="string" table:number-columns-spanned="2" table:number-rows-spanned="1">
            <text:p>Montant impôt</text:p>
          </table:table-cell>
          <table:covered-table-cell table:style-name="ce51"/>
          <table:table-cell table:style-name="ce38" office:value-type="currency" office:currency="EUR" office:value="3128" calcext:value-type="currency">
            <text:p>3 128,00 €</text:p>
          </table:table-cell>
          <table:table-cell/>
          <table:table-cell table:style-name="ce51" office:value-type="string" calcext:value-type="string" table:number-columns-spanned="3" table:number-rows-spanned="1">
            <text:p>Prêt refusé car en congés maladie</text:p>
          </table:table-cell>
          <table:covered-table-cell table:number-columns-repeated="2" table:style-name="ce51"/>
          <table:table-cell table:style-name="ce63" office:value-type="string" calcext:value-type="string">
            <text:p>Maaf</text:p>
          </table:table-cell>
          <table:table-cell table:style-name="ce78" office:value-type="date" office:date-value="2014-08-18" calcext:value-type="date">
            <text:p>lun. 18 août </text:p>
          </table:table-cell>
          <table:table-cell table:style-name="ce63"/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Revenu mensuel 2013</text:p>
          </table:table-cell>
          <table:table-cell table:style-name="ce38" table:formula="of:=[.C33]/12" office:value-type="currency" office:currency="EUR" office:value="2706.33333333333" calcext:value-type="currency">
            <text:p>2 706,33 €</text:p>
          </table:table-cell>
          <table:table-cell/>
          <table:table-cell table:style-name="ce51" office:value-type="string" calcext:value-type="string" table:number-columns-spanned="2" table:number-rows-spanned="1">
            <text:p>Montant prélèvements</text:p>
          </table:table-cell>
          <table:covered-table-cell table:style-name="Default"/>
          <table:table-cell table:style-name="ce38" office:value-type="currency" office:currency="EUR" office:value="590" calcext:value-type="currency">
            <text:p>590,00 €</text:p>
          </table:table-cell>
          <table:table-cell/>
          <table:table-cell table:style-name="ce51" table:number-columns-repeated="3"/>
          <table:table-cell table:style-name="ce63" table:number-columns-repeated="3"/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Revenu annuel 2014 (Simul.)</text:p>
          </table:table-cell>
          <table:table-cell table:style-name="ce38" office:value-type="currency" office:currency="EUR" office:value="42556" calcext:value-type="currency">
            <text:p>42 556,00 €</text:p>
          </table:table-cell>
          <table:table-cell/>
          <table:table-cell table:style-name="ce51" office:value-type="string" calcext:value-type="string" table:number-columns-spanned="2" table:number-rows-spanned="1">
            <text:p>nb prélèvements</text:p>
          </table:table-cell>
          <table:covered-table-cell table:style-name="Default"/>
          <table:table-cell table:style-name="ce31" office:value-type="float" office:value="6" calcext:value-type="float">
            <text:p>6</text:p>
          </table:table-cell>
          <table:table-cell/>
          <table:table-cell table:style-name="ce51" table:number-columns-repeated="3"/>
          <table:table-cell table:style-name="ce63" table:number-columns-repeated="3"/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Revenu mensuel 2014 (Simul.)</text:p>
          </table:table-cell>
          <table:table-cell table:style-name="ce38" office:value-type="currency" office:currency="EUR" office:value="3700" calcext:value-type="currency">
            <text:p>3 700,00 €</text:p>
          </table:table-cell>
          <table:table-cell/>
          <table:table-cell table:style-name="ce51" table:number-columns-spanned="2" table:number-rows-spanned="1"/>
          <table:covered-table-cell table:style-name="Default"/>
          <table:table-cell table:style-name="ce59"/>
          <table:table-cell/>
          <table:table-cell table:style-name="ce51" table:number-columns-repeated="3"/>
          <table:table-cell table:style-name="ce77" table:number-columns-repeated="3"/>
          <table:table-cell table:number-columns-repeated="1010"/>
        </table:table-row>
        <table:table-row table:style-name="ro3">
          <table:table-cell/>
          <table:table-cell table:style-name="ce51"/>
          <table:table-cell table:style-name="ce59"/>
          <table:table-cell/>
          <table:table-cell table:style-name="ce51" table:number-columns-repeated="2"/>
          <table:table-cell table:style-name="ce75"/>
          <table:table-cell/>
          <table:table-cell table:style-name="ce51" table:number-columns-repeated="3"/>
          <table:table-cell table:style-name="ce59" table:number-columns-repeated="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3" office:value-type="string" calcext:value-type="string" table:number-columns-spanned="2" table:number-rows-spanned="1">
            <text:p>Impôt sur le revenu 2014</text:p>
          </table:table-cell>
          <table:covered-table-cell table:style-name="ce3"/>
          <table:table-cell table:style-name="ce62"/>
          <table:table-cell table:number-columns-repeated="1017"/>
        </table:table-row>
        <table:table-row table:style-name="ro3">
          <table:table-cell/>
          <table:table-cell table:style-name="ce53" office:value-type="string" calcext:value-type="string">
            <text:p>Charges</text:p>
          </table:table-cell>
          <table:table-cell table:style-name="ce61"/>
          <table:table-cell/>
          <table:table-cell table:style-name="ce51" office:value-type="string" calcext:value-type="string" table:number-columns-spanned="2" table:number-rows-spanned="1">
            <text:p>Montant impôt (simul)</text:p>
          </table:table-cell>
          <table:covered-table-cell table:style-name="ce51"/>
          <table:table-cell table:style-name="ce38" office:value-type="currency" office:currency="EUR" office:value="6166" calcext:value-type="currency">
            <text:p>6 166,00 €</text:p>
          </table:table-cell>
          <table:table-cell/>
          <table:table-cell table:style-name="ce61" office:value-type="string" calcext:value-type="string" table:number-columns-spanned="3" table:number-rows-spanned="1">
            <text:p>Assurance scooter</text:p>
          </table:table-cell>
          <table:covered-table-cell table:number-columns-repeated="2" table:style-name="ce61"/>
          <table:table-cell table:style-name="ce61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Prêt SOFINCO</text:p>
          </table:table-cell>
          <table:table-cell table:style-name="ce62"/>
          <table:table-cell/>
          <table:table-cell table:style-name="ce51" office:value-type="string" calcext:value-type="string" table:number-columns-spanned="2" table:number-rows-spanned="1">
            <text:p>Montant prélèvements</text:p>
          </table:table-cell>
          <table:covered-table-cell table:style-name="Default"/>
          <table:table-cell table:style-name="ce38" office:value-type="currency" office:currency="EUR" office:value="616" calcext:value-type="currency">
            <text:p>616,00 €</text:p>
          </table:table-cell>
          <table:table-cell/>
          <table:table-cell table:style-name="ce3" office:value-type="string" calcext:value-type="string" table:number-columns-spanned="3" table:number-rows-spanned="1">
            <text:p>Info</text:p>
          </table:table-cell>
          <table:covered-table-cell table:number-columns-repeated="2" table:style-name="ce3"/>
          <table:table-cell table:style-name="ce62" office:value-type="string" calcext:value-type="string">
            <text:p>Organis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Obs.</text:p>
          </table:table-cell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Montant dû</text:p>
          </table:table-cell>
          <table:table-cell table:style-name="ce38" office:value-type="currency" office:currency="EUR" office:value="1538" calcext:value-type="currency">
            <text:p>1 538,00 €</text:p>
          </table:table-cell>
          <table:table-cell/>
          <table:table-cell table:style-name="ce51" office:value-type="string" calcext:value-type="string" table:number-columns-spanned="2" table:number-rows-spanned="1">
            <text:p>nb prélèvements</text:p>
          </table:table-cell>
          <table:covered-table-cell table:style-name="Default"/>
          <table:table-cell table:style-name="ce31" office:value-type="float" office:value="10" calcext:value-type="float">
            <text:p>10</text:p>
          </table:table-cell>
          <table:table-cell/>
          <table:table-cell table:style-name="ce51" office:value-type="string" calcext:value-type="string" table:number-columns-spanned="3" table:number-rows-spanned="1">
            <text:p>Refusée car 3 mois sans assurance</text:p>
          </table:table-cell>
          <table:covered-table-cell table:number-columns-repeated="2" table:style-name="ce51"/>
          <table:table-cell table:style-name="ce63" office:value-type="string" calcext:value-type="string">
            <text:p>Maaf</text:p>
          </table:table-cell>
          <table:table-cell table:style-name="ce78" office:value-type="date" office:date-value="2014-08-18" calcext:value-type="date">
            <text:p>lun. 18 août </text:p>
          </table:table-cell>
          <table:table-cell table:style-name="ce63"/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Montant échéances</text:p>
          </table:table-cell>
          <table:table-cell table:style-name="ce38" office:value-type="currency" office:currency="EUR" office:value="128.13" calcext:value-type="currency">
            <text:p>128,13 €</text:p>
          </table:table-cell>
          <table:table-cell/>
          <table:table-cell table:style-name="ce51" table:number-columns-spanned="2" table:number-rows-spanned="1"/>
          <table:covered-table-cell table:style-name="Default"/>
          <table:table-cell table:style-name="ce75"/>
          <table:table-cell/>
          <table:table-cell table:style-name="ce51" office:value-type="string" calcext:value-type="string" table:number-columns-spanned="3" table:number-rows-spanned="1">
            <text:p>Arrêt maladie empèche assurance perte emploi</text:p>
          </table:table-cell>
          <table:covered-table-cell table:number-columns-repeated="2" table:style-name="ce51"/>
          <table:table-cell table:style-name="ce63" office:value-type="string" calcext:value-type="string">
            <text:p>BNP</text:p>
          </table:table-cell>
          <table:table-cell table:style-name="ce78" office:value-type="date" office:date-value="2014-08-18" calcext:value-type="date">
            <text:p>lun. 18 août </text:p>
          </table:table-cell>
          <table:table-cell table:style-name="ce63"/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Échéances restantes</text:p>
          </table:table-cell>
          <table:table-cell table:style-name="ce31" office:value-type="float" office:value="12" calcext:value-type="float">
            <text:p>12</text:p>
          </table:table-cell>
          <table:table-cell/>
          <table:table-cell table:style-name="ce51" table:number-columns-repeated="2"/>
          <table:table-cell table:style-name="ce75"/>
          <table:table-cell/>
          <table:table-cell table:style-name="ce51" table:number-columns-repeated="3"/>
          <table:table-cell table:style-name="ce63" table:number-columns-repeated="3"/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Fin prêt</text:p>
          </table:table-cell>
          <table:table-cell table:style-name="ce63" office:value-type="date" office:date-value="2015-08-01" calcext:value-type="date">
            <text:p>01/08/15</text:p>
          </table:table-cell>
          <table:table-cell table:number-columns-repeated="5"/>
          <table:table-cell table:style-name="ce51" table:number-columns-repeated="3"/>
          <table:table-cell table:style-name="ce77" table:number-columns-repeated="3"/>
          <table:table-cell table:number-columns-repeated="1010"/>
        </table:table-row>
        <table:table-row table:style-name="ro3">
          <table:table-cell/>
          <table:table-cell table:style-name="ce51"/>
          <table:table-cell table:style-name="ce59"/>
          <table:table-cell table:number-columns-repeated="5"/>
          <table:table-cell table:style-name="ce51" table:number-columns-repeated="3"/>
          <table:table-cell table:style-name="ce59" table:number-columns-repeated="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Prêt BNP</text:p>
          </table:table-cell>
          <table:table-cell table:style-name="ce62"/>
          <table:table-cell table:number-columns-repeated="5"/>
          <table:table-cell table:style-name="ce61" office:value-type="string" calcext:value-type="string" table:number-columns-spanned="3" table:number-rows-spanned="1">
            <text:p>Assurance perte d'emploi</text:p>
          </table:table-cell>
          <table:covered-table-cell table:number-columns-repeated="2" table:style-name="ce61"/>
          <table:table-cell table:style-name="ce61" table:number-columns-repeated="3"/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Montant dû</text:p>
          </table:table-cell>
          <table:table-cell table:style-name="ce37" office:value-type="currency" office:currency="EUR" office:value="5336" calcext:value-type="currency">
            <text:p>5 336,00 €</text:p>
          </table:table-cell>
          <table:table-cell table:number-columns-repeated="5"/>
          <table:table-cell table:style-name="ce3" office:value-type="string" calcext:value-type="string" table:number-columns-spanned="3" table:number-rows-spanned="1">
            <text:p>Info</text:p>
          </table:table-cell>
          <table:covered-table-cell table:number-columns-repeated="2" table:style-name="ce3"/>
          <table:table-cell table:style-name="ce62" office:value-type="string" calcext:value-type="string">
            <text:p>Organis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Obs.</text:p>
          </table:table-cell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Montant échéances</text:p>
          </table:table-cell>
          <table:table-cell table:style-name="ce37" office:value-type="currency" office:currency="EUR" office:value="201.5" calcext:value-type="currency">
            <text:p>201,50 €</text:p>
          </table:table-cell>
          <table:table-cell table:number-columns-repeated="5"/>
          <table:table-cell table:style-name="ce51" office:value-type="string" calcext:value-type="string" table:number-columns-spanned="3" table:number-rows-spanned="1">
            <text:p>Impossible car + 30j. D'arrêt consécutifs</text:p>
          </table:table-cell>
          <table:covered-table-cell table:number-columns-repeated="2" table:style-name="ce51"/>
          <table:table-cell table:style-name="ce63" office:value-type="string" calcext:value-type="string">
            <text:p>BNP</text:p>
          </table:table-cell>
          <table:table-cell table:style-name="ce78" office:value-type="date" office:date-value="2014-08-18" calcext:value-type="date">
            <text:p>lun. 18 août </text:p>
          </table:table-cell>
          <table:table-cell table:style-name="ce63"/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Échéances restantes</text:p>
          </table:table-cell>
          <table:table-cell table:style-name="ce31" office:value-type="float" office:value="26" calcext:value-type="float">
            <text:p>26</text:p>
          </table:table-cell>
          <table:table-cell table:number-columns-repeated="5"/>
          <table:table-cell table:style-name="ce51" table:number-columns-repeated="3"/>
          <table:table-cell table:style-name="ce63"/>
          <table:table-cell table:style-name="ce78"/>
          <table:table-cell table:style-name="ce63"/>
          <table:table-cell table:number-columns-repeated="1010"/>
        </table:table-row>
        <table:table-row table:style-name="ro3">
          <table:table-cell/>
          <table:table-cell table:style-name="ce51" office:value-type="string" calcext:value-type="string">
            <text:p>Fin prêt</text:p>
          </table:table-cell>
          <table:table-cell table:style-name="ce63" office:value-type="date" office:date-value="2016-11-01" calcext:value-type="date">
            <text:p>01/11/16</text:p>
          </table:table-cell>
          <table:table-cell table:number-columns-repeated="5"/>
          <table:table-cell table:style-name="ce51" table:number-columns-repeated="3"/>
          <table:table-cell table:style-name="ce77" table:number-columns-repeated="3"/>
          <table:table-cell table:number-columns-repeated="1010"/>
        </table:table-row>
        <table:table-row table:style-name="ro3">
          <table:table-cell/>
          <table:table-cell table:style-name="ce51"/>
          <table:table-cell table:style-name="ce59"/>
          <table:table-cell table:number-columns-repeated="5"/>
          <table:table-cell table:style-name="ce51" table:number-columns-repeated="3"/>
          <table:table-cell table:style-name="ce59" table:number-columns-repeated="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62"/>
          <table:table-cell table:number-columns-repeated="1021"/>
        </table:table-row>
        <table:table-row table:style-name="ro3">
          <table:table-cell/>
          <table:table-cell table:style-name="ce51" office:value-type="string" calcext:value-type="string">
            <text:p>Montant dû</text:p>
          </table:table-cell>
          <table:table-cell table:style-name="ce37" office:value-type="currency" office:currency="EUR" office:value="6852" calcext:value-type="currency">
            <text:p>6 852,00 €</text:p>
          </table:table-cell>
          <table:table-cell table:number-columns-repeated="1021"/>
        </table:table-row>
        <table:table-row table:style-name="ro3">
          <table:table-cell/>
          <table:table-cell table:style-name="ce51" office:value-type="string" calcext:value-type="string">
            <text:p>Capital dû</text:p>
          </table:table-cell>
          <table:table-cell table:style-name="ce37" office:value-type="currency" office:currency="EUR" office:value="5944" calcext:value-type="currency">
            <text:p>5 944,00 €</text:p>
          </table:table-cell>
          <table:table-cell table:number-columns-repeated="1021"/>
        </table:table-row>
        <table:table-row table:style-name="ro3">
          <table:table-cell/>
          <table:table-cell table:style-name="ce51" office:value-type="string" calcext:value-type="string">
            <text:p>Montant échéances</text:p>
          </table:table-cell>
          <table:table-cell table:style-name="ce37" office:value-type="currency" office:currency="EUR" office:value="330" calcext:value-type="currency">
            <text:p>330,00 €</text:p>
          </table:table-cell>
          <table:table-cell table:number-columns-repeated="1021"/>
        </table:table-row>
        <table:table-row table:style-name="ro3">
          <table:table-cell/>
          <table:table-cell table:style-name="ce51" office:value-type="string" calcext:value-type="string">
            <text:p>Coût</text:p>
          </table:table-cell>
          <table:table-cell table:style-name="ce37" table:formula="of:=[.C57]+[.C58]" office:value-type="currency" office:currency="EUR" office:value="6274" calcext:value-type="currency">
            <text:p>6 274,00 €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51"/>
          <table:table-cell table:style-name="ce59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2" office:value-type="string" calcext:value-type="string">
            <text:p>Vocabulaire</text:p>
          </table:table-cell>
          <table:table-cell table:style-name="ce14"/>
          <table:table-cell table:style-name="ce6" table:number-columns-repeated="3"/>
          <table:table-cell table:style-name="ce14" table:number-columns-repeated="6"/>
          <table:table-cell table:style-name="ce16"/>
          <table:table-cell table:style-name="ce14" table:number-columns-repeated="4"/>
          <table:table-cell table:number-columns-repeated="1007"/>
        </table:table-row>
        <table:table-row table:style-name="ro3">
          <table:table-cell/>
          <table:table-cell table:style-name="ce3" office:value-type="string" calcext:value-type="string">
            <text:p>Domaine</text:p>
          </table:table-cell>
          <table:table-cell table:style-name="ce8" office:value-type="string" calcext:value-type="string" table:number-columns-spanned="15" table:number-rows-spanned="1">
            <text:p>Définition</text:p>
          </table:table-cell>
          <table:covered-table-cell table:style-name="ce8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Versement anticipé</text:p>
          </table:table-cell>
          <table:table-cell table:style-name="ce64" office:value-type="string" calcext:value-type="string" table:number-columns-spanned="15" table:number-rows-spanned="1">
            <text:p>Les versements anticipés sont fait sur le capital restant à rembourser, pas sur l'assurance ni les intérets</text:p>
          </table:table-cell>
          <table:covered-table-cell table:style-name="ce64"/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/>
          <table:table-cell table:style-name="ce9" table:number-columns-spanned="15" table:number-rows-spanned="1"/>
          <table:covered-table-cell table:style-name="ce64"/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2"/>
          <table:table-cell table:style-name="ce14"/>
          <table:table-cell table:style-name="ce6" table:number-columns-repeated="3"/>
          <table:table-cell table:style-name="ce14" table:number-columns-repeated="6"/>
          <table:table-cell table:style-name="ce16"/>
          <table:table-cell table:style-name="ce14" table:number-columns-repeated="4"/>
          <table:table-cell table:number-columns-repeated="1007"/>
        </table:table-row>
        <table:table-row table:style-name="ro3">
          <table:table-cell/>
          <table:table-cell table:style-name="ce42" office:value-type="string" calcext:value-type="string">
            <text:p>Assurances prêt arrêt maladie</text:p>
          </table:table-cell>
          <table:table-cell table:style-name="ce14"/>
          <table:table-cell table:style-name="ce6" table:number-columns-repeated="3"/>
          <table:table-cell table:style-name="ce14" table:number-columns-repeated="6"/>
          <table:table-cell table:style-name="ce16"/>
          <table:table-cell table:style-name="ce14" table:number-columns-repeated="4"/>
          <table:table-cell table:number-columns-repeated="1007"/>
        </table:table-row>
        <table:table-row table:style-name="ro3">
          <table:table-cell/>
          <table:table-cell table:style-name="ce3" office:value-type="string" calcext:value-type="string">
            <text:p>Domaine</text:p>
          </table:table-cell>
          <table:table-cell table:style-name="ce8" office:value-type="string" calcext:value-type="string">
            <text:p>Qualification</text:p>
          </table:table-cell>
          <table:table-cell table:style-name="ce8" office:value-type="string" calcext:value-type="string" table:number-columns-spanned="14" table:number-rows-spanned="1">
            <text:p>Observation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Activité professionnelle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Doit exercer activité professionnelle au moment du sinistre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Age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Être agé de moins de 65 ans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élai de prise en charge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BNP : 91ème jour / SOFINCO : 120ème jour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ate d'effet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Mensualité prises en compte à partir du la date du sinistre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Nature des troubles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Si troubles anxio-dépressifs, besoin d'avoir été hospitalisé plus de 30 j. dans les 6 mois suivants la survenue du sinistre (Oui, hospitalisation du 05.04.2013 au 27.05.2013)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Exlusion si antécedents (I)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Ne peut être assuré si le sinistre résulte d'une aggravation d'un état de santé existant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Exlusion si antécedents (II)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Pas prise en charge si constat problème de santé antérieur à la date de souscription de l'assurance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élai de déclaration (I) – BNP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Si sinistre déclaré après les 180 jours, prise en charge à la date de déclaration. Pas de rétro-activité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élai de déclaration (I) – SOF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Si sinistre déclaré après les 180 jours, risque de refus de prise en charge si l'assureur estime qu'il est lésé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élai de déclaration (II)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Si sinistre déclaré au-delà de 24 mois après sa survenue, pas de prise en charge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Arrêt de travail antérieurs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Les arrêts de travail antirieurs à déclaration du sinistre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urée d'indemnistation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Ne peut être supérieure à 24 mois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ate demande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Cardif (BNP), signalé par le conseillé le 22/08 / SOFINCO : Courrier envoyé le 25/08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/>
          <table:table-cell table:style-name="ce9"/>
          <table:table-cell table:style-name="ce64" table:number-columns-spanned="14" table:number-rows-spanned="1"/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 table:number-rows-repeated="2">
          <table:table-cell/>
          <table:table-cell table:style-name="ce5"/>
          <table:table-cell table:style-name="ce14"/>
          <table:table-cell table:style-name="ce6" table:number-columns-repeated="4"/>
          <table:table-cell table:style-name="ce14" table:number-columns-repeated="6"/>
          <table:table-cell table:style-name="ce16"/>
          <table:table-cell table:style-name="ce14" table:number-columns-repeated="3"/>
          <table:table-cell table:number-columns-repeated="1007"/>
        </table:table-row>
        <table:table-row table:style-name="ro3">
          <table:table-cell/>
          <table:table-cell table:style-name="ce42" office:value-type="string" calcext:value-type="string">
            <text:p>Assurances prêt perte d'emploi</text:p>
          </table:table-cell>
          <table:table-cell table:style-name="ce14"/>
          <table:table-cell table:style-name="ce6" table:number-columns-repeated="3"/>
          <table:table-cell table:style-name="ce14" table:number-columns-repeated="6"/>
          <table:table-cell table:style-name="ce16"/>
          <table:table-cell table:style-name="ce14" table:number-columns-repeated="4"/>
          <table:table-cell table:number-columns-repeated="1007"/>
        </table:table-row>
        <table:table-row table:style-name="ro3">
          <table:table-cell/>
          <table:table-cell table:style-name="ce3" office:value-type="string" calcext:value-type="string">
            <text:p>Domaine</text:p>
          </table:table-cell>
          <table:table-cell table:style-name="ce8" office:value-type="string" calcext:value-type="string">
            <text:p>Qualification</text:p>
          </table:table-cell>
          <table:table-cell table:style-name="ce8" office:value-type="string" calcext:value-type="string" table:number-columns-spanned="14" table:number-rows-spanned="1">
            <text:p>Observation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Faute grave/lourde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Pas d'assurance en cas de faute grave ou lourde</text:p>
          </table:table-cell>
          <table:covered-table-cell table:number-columns-repeated="13" table:style-name="Default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Rupture conventionnelle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Pas d'indemnités si rupture conventionelle</text:p>
          </table:table-cell>
          <table:covered-table-cell table:number-columns-repeated="13" table:style-name="Default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éfinition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L'assurance fonctionne si le bénéficiaire a perdu son emploi et est indemnisé par pôle emploi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ate de début d'assurance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La date de licenciement est celle de la réception de la lettre de licenciement émise par l'employeur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ate d'évaluation assurance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La date d'appréciation de la mise en œuvre de l'assurance correspond au premier jour de versement d'indeminité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Franchise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La garantie prend effet à partir d'une délai de 90 jours de chomage (total et continu) suivant la date delicenciement. Elle est rétroactive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Limite assurance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L'assurance couvre 24 mois de remboursement de crédit, dans la limite de 2500 € par mois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Fin de droits à l'ARE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Si l'emprunteur n'a pas ou plus d'indemnisation, l'assurance cesse de payer les indemmnités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Reprise d'emploi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En cas de reprise d'un emploi, l'assurance perd effet.</text:p>
          </table:table-cell>
          <table:covered-table-cell table:number-columns-repeated="13" table:style-name="Default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Délai minimum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L'assurance prend effet si le licenciement intervient plus de 6 mois après l'embauche</text:p>
          </table:table-cell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>
          <table:table-cell/>
          <table:table-cell table:style-name="ce4"/>
          <table:table-cell table:style-name="ce65"/>
          <table:table-cell table:style-name="ce64" table:number-columns-spanned="14" table:number-rows-spanned="1"/>
          <table:covered-table-cell table:number-columns-repeated="9" table:style-name="ce72"/>
          <table:covered-table-cell table:style-name="ce79"/>
          <table:covered-table-cell table:number-columns-repeated="3" table:style-name="ce72"/>
          <table:table-cell table:number-columns-repeated="1007"/>
        </table:table-row>
        <table:table-row table:style-name="ro3" table:number-rows-repeated="2">
          <table:table-cell/>
          <table:table-cell table:style-name="ce5"/>
          <table:table-cell table:style-name="ce14"/>
          <table:table-cell table:style-name="ce6" table:number-columns-repeated="4"/>
          <table:table-cell table:style-name="ce14" table:number-columns-repeated="6"/>
          <table:table-cell table:style-name="ce16"/>
          <table:table-cell table:style-name="ce14" table:number-columns-repeated="3"/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>
            <text:p>Information</text:p>
          </table:table-cell>
          <table:table-cell table:style-name="ce14"/>
          <table:table-cell table:style-name="ce6" table:number-columns-repeated="4"/>
          <table:table-cell table:style-name="ce14" table:number-columns-repeated="6"/>
          <table:table-cell table:style-name="ce16"/>
          <table:table-cell table:style-name="ce14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 calcext:value-type="string">
            <text:p>Domaine</text:p>
          </table:table-cell>
          <table:table-cell table:style-name="ce8" office:value-type="string" calcext:value-type="string">
            <text:p>Qualification</text:p>
          </table:table-cell>
          <table:table-cell table:style-name="ce8" office:value-type="string" calcext:value-type="string" table:number-columns-spanned="14" table:number-rows-spanned="1">
            <text:p>Observation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Solution pour prêt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3 solutions : 1 – Remanier échéances, 2 – Versement anticipé, 3 – Nouveau prêt (la contrainte est le fait d'être en arrêt maladie, 4 – Utiliser l'assurance du prêt.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<text:s/>1 – Remanier échéances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Il n'est pas possible de remanier les échéances d'un prêt. On peut en revanche faire des versements anticipés totaux ou partiels pour réduire le coût du crédit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2 – Versements anticipé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Je peux réaliser des versements anticipếs pour réduire le coût du crédit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ouveau prêt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L'assurance sur les prêts ne peut être souscrite que si l'on est pas en arrêt maladie. Si je veux emprunter , je dois le faire sans assurance.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ouveau prêt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Selon le conseiller BNP, je peux trouver des prêts à 3 % ou 3,5 %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/>
          <table:table-cell table:style-name="ce68"/>
          <table:table-cell table:style-name="ce64" table:number-columns-spanned="14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CARDIF &amp; SOFINCO : pb des l'affection antérieure à la souscription de l'assurance.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BNP : Sinistre déclaré +180j.donc prise de garantie non rétro-active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CARDIF : Sinistre déclaré +180j.donc peut être refusé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L'assurance du prêt peut peut-être fonctionner lorsque l'on est en arrêt de travail. Je ne serais pas entravé pour refaire un prêt plus tard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/>
          <table:table-cell table:style-name="ce68"/>
          <table:table-cell table:style-name="ce64"/>
          <table:table-cell table:style-name="ce6" table:number-columns-repeated="3"/>
          <table:table-cell table:style-name="ce14" table:number-columns-repeated="6"/>
          <table:table-cell table:style-name="ce16"/>
          <table:table-cell table:style-name="ce14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réserve couleur)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Réserve plus disponible en cas de coup dur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réserve couleur)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Pas d'assurance perte d'emploi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réserve couleur)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TAEG 3,9 % sur 12 mois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réserve couleur)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Économie de 547 €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réserve couleur)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Pas sûr d'avoir une assurance. Attente appel de SOFINCO le 4/9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réserve couleur)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Promo dure jusqu'au 01/11/2014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réserve couleur)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Obtenu immédiatement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/>
          <table:table-cell table:style-name="ce68"/>
          <table:table-cell table:style-name="ce64" table:number-columns-spanned="14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SOFINCO)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Pas d'assurance perte d'emploi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SOFINCO)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Risque de refus car en arrêt maladie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SOFINCO)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Se décider avant changement de taux sur les prêts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SOFINCO)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Tx à 2,9 % sur 12 mois. 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SOFINCO)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Économie de 658 € (assurance comprise)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/>
          <table:table-cell table:style-name="ce68"/>
          <table:table-cell table:style-name="ce64" table:number-columns-spanned="14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COFINOGA)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Assurance perte d'emploi mais délai de carence de 180j. Entre souscription au prêt et entretien de licenciement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COFINOGA)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Assurance ITT ne fonctionne pas pour les maladies psy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COFINOGA)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string" calcext:value-type="string" table:number-columns-spanned="14" table:number-rows-spanned="1">
            <text:p>Risque de refus car en arrêt maladie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COFINOGA)</text:p>
          </table:table-cell>
          <table:table-cell table:style-name="ce67" office:value-type="string" calcext:value-type="string">
            <text:p>=</text:p>
          </table:table-cell>
          <table:table-cell table:style-name="ce64" office:value-type="string" calcext:value-type="string" table:number-columns-spanned="14" table:number-rows-spanned="1">
            <text:p>Se décider avant changement de taux sur les prêts, soit le 15/09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COFINOGA)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Tx à 2,75 % sur 12 mois. 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v prêt (COFINOGA)</text:p>
          </table:table-cell>
          <table:table-cell table:style-name="ce65" office:value-type="string" calcext:value-type="string">
            <text:p>+</text:p>
          </table:table-cell>
          <table:table-cell table:style-name="ce64" office:value-type="string" calcext:value-type="string" table:number-columns-spanned="14" table:number-rows-spanned="1">
            <text:p>Économie de 658 € (assurance comprise)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/>
          <table:table-cell table:style-name="ce68"/>
          <table:table-cell table:style-name="ce64" table:number-columns-spanned="14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/>
          <table:table-cell table:style-name="ce4"/>
          <table:table-cell table:style-name="ce68"/>
          <table:table-cell table:style-name="ce64" table:number-columns-spanned="14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number-columns-repeated="3" table:style-name="ce14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Actions</text:p>
          </table:table-cell>
          <table:table-cell table:style-name="ce14"/>
          <table:table-cell table:style-name="ce6" table:number-columns-repeated="4"/>
          <table:table-cell table:style-name="ce14" table:number-columns-repeated="6"/>
          <table:table-cell table:style-name="ce16"/>
          <table:table-cell table:style-name="ce14" table:number-columns-repeated="3"/>
          <table:table-cell table:number-columns-repeated="1007"/>
        </table:table-row>
        <table:table-row table:style-name="ro3">
          <table:table-cell/>
          <table:table-cell table:style-name="ce3" office:value-type="string" calcext:value-type="string">
            <text:p>Domaine</text:p>
          </table:table-cell>
          <table:table-cell table:style-name="ce8" office:value-type="string" calcext:value-type="string">
            <text:p>Priorité</text:p>
          </table:table-cell>
          <table:table-cell table:style-name="ce8" office:value-type="string" calcext:value-type="string" table:number-columns-spanned="12" table:number-rows-spanned="1">
            <text:p>Observation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tatut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Prêt</text:p>
          </table:table-cell>
          <table:table-cell table:style-name="ce60" office:value-type="float" office:value="1" calcext:value-type="float">
            <text:p>1</text:p>
          </table:table-cell>
          <table:table-cell table:style-name="ce64" office:value-type="string" calcext:value-type="string" table:number-columns-spanned="12" table:number-rows-spanned="1">
            <text:p>Ne rien faire, spéculer sur licenciement dans moins de 18 mois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7" calcext:value-type="date">
            <text:p>dim. 7 sept. </text:p>
          </table:table-cell>
          <table:table-cell table:style-name="ce4" office:value-type="string" calcext:value-type="string">
            <text:p>A faire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Prêt</text:p>
          </table:table-cell>
          <table:table-cell table:style-name="ce60" office:value-type="float" office:value="2" calcext:value-type="float">
            <text:p>2</text:p>
          </table:table-cell>
          <table:table-cell table:style-name="ce64" office:value-type="string" calcext:value-type="string" table:number-columns-spanned="12" table:number-rows-spanned="1">
            <text:p>Besoin d'examiner opportunité de rembourser prêt SOFINCO. Perte de 1285 € et économie de 142 €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7" calcext:value-type="date">
            <text:p>dim. 7 sept. </text:p>
          </table:table-cell>
          <table:table-cell table:style-name="ce4" office:value-type="string" calcext:value-type="string">
            <text:p>A faire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2 – Versements anticipé</text:p>
          </table:table-cell>
          <table:table-cell table:style-name="ce60" office:value-type="float" office:value="2" calcext:value-type="float">
            <text:p>2</text:p>
          </table:table-cell>
          <table:table-cell table:style-name="ce64" office:value-type="string" calcext:value-type="string" table:number-columns-spanned="12" table:number-rows-spanned="1">
            <text:p>Calculer comment réduire le coût du prêt en effectuant un versement anticipé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6" calcext:value-type="date">
            <text:p>sam. 6 sept. </text:p>
          </table:table-cell>
          <table:table-cell table:style-name="ce4" office:value-type="string" calcext:value-type="string">
            <text:p>Fait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2 – Versements anticipé</text:p>
          </table:table-cell>
          <table:table-cell table:style-name="ce60" office:value-type="float" office:value="3" calcext:value-type="float">
            <text:p>3</text:p>
          </table:table-cell>
          <table:table-cell table:style-name="ce64" office:value-type="string" calcext:value-type="string" table:number-columns-spanned="12" table:number-rows-spanned="1">
            <text:p>Effectuer versements anticipé si intéressant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8-21" calcext:value-type="date">
            <text:p>jeu. 21 août </text:p>
          </table:table-cell>
          <table:table-cell table:style-name="ce8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3 – Nouveau prêt</text:p>
          </table:table-cell>
          <table:table-cell table:style-name="ce60" office:value-type="float" office:value="4" calcext:value-type="float">
            <text:p>4</text:p>
          </table:table-cell>
          <table:table-cell table:style-name="ce64" office:value-type="string" calcext:value-type="string" table:number-columns-spanned="12" table:number-rows-spanned="1">
            <text:p>Chercher un prêt sans assurance. Voir notamment chez Carrefour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6" calcext:value-type="date">
            <text:p>sam. 6 sept. </text:p>
          </table:table-cell>
          <table:table-cell table:style-name="ce4" office:value-type="string" calcext:value-type="string">
            <text:p>Annulé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0" office:value-type="float" office:value="5" calcext:value-type="float">
            <text:p>5</text:p>
          </table:table-cell>
          <table:table-cell table:style-name="ce64" office:value-type="string" calcext:value-type="string" table:number-columns-spanned="12" table:number-rows-spanned="1">
            <text:p>Indiquer à M. Cheminard la date de début d'arrêt maladie. Il indiquera cette informlation a CARDIF qui me recontactera au besoin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6" calcext:value-type="date">
            <text:p>sam. 6 sept. </text:p>
          </table:table-cell>
          <table:table-cell table:style-name="ce4" office:value-type="string" calcext:value-type="string">
            <text:p>Annulé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0" office:value-type="float" office:value="6" calcext:value-type="float">
            <text:p>6</text:p>
          </table:table-cell>
          <table:table-cell table:style-name="ce64" office:value-type="string" calcext:value-type="string" table:number-columns-spanned="12" table:number-rows-spanned="1">
            <text:p>Voir si CARDIF peut rembourser le crédit pour les mensualités à venir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6" calcext:value-type="date">
            <text:p>sam. 6 sept. </text:p>
          </table:table-cell>
          <table:table-cell table:style-name="ce4" office:value-type="string" calcext:value-type="string">
            <text:p>Annulé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0" office:value-type="float" office:value="7" calcext:value-type="float">
            <text:p>7</text:p>
          </table:table-cell>
          <table:table-cell table:style-name="ce64" office:value-type="string" calcext:value-type="string" table:number-columns-spanned="12" table:number-rows-spanned="1">
            <text:p>Voir si CARDIF peut rembourser le crédit pour les mensualités passées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 office:value-type="date" office:date-value="2014-09-06" calcext:value-type="date">
            <text:p>sam. 6 sept. </text:p>
          </table:table-cell>
          <table:table-cell table:style-name="ce4" office:value-type="string" calcext:value-type="string">
            <text:p>Annulé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0" office:value-type="float" office:value="8" calcext:value-type="float">
            <text:p>8</text:p>
          </table:table-cell>
          <table:table-cell table:style-name="ce64" office:value-type="string" calcext:value-type="string" table:number-columns-spanned="12" table:number-rows-spanned="1">
            <text:p>Voir avec SOFINCO si l'assurance peut rembourser le crédit sur les mensualités à vénir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/>
          <table:table-cell table:style-name="ce4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4 – Utiliser assurance prêt</text:p>
          </table:table-cell>
          <table:table-cell table:style-name="ce60" office:value-type="float" office:value="9" calcext:value-type="float">
            <text:p>9</text:p>
          </table:table-cell>
          <table:table-cell table:style-name="ce64" office:value-type="string" calcext:value-type="string" table:number-columns-spanned="12" table:number-rows-spanned="1">
            <text:p>Voir avec SOFINCO si l'assurance peut rembourser le crédit sur les mensualités à vénir</text:p>
          </table:table-cell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/>
          <table:table-cell table:style-name="ce4"/>
          <table:table-cell table:number-columns-repeated="1007"/>
        </table:table-row>
        <table:table-row table:style-name="ro3">
          <table:table-cell/>
          <table:table-cell table:style-name="ce4"/>
          <table:table-cell table:style-name="ce60"/>
          <table:table-cell table:style-name="ce64" table:number-columns-spanned="12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/>
          <table:table-cell table:style-name="ce4"/>
          <table:table-cell table:number-columns-repeated="1007"/>
        </table:table-row>
        <table:table-row table:style-name="ro3">
          <table:table-cell/>
          <table:table-cell table:style-name="ce4"/>
          <table:table-cell table:style-name="ce60"/>
          <table:table-cell table:style-name="ce64" table:number-columns-spanned="12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78"/>
          <table:table-cell table:style-name="ce4"/>
          <table:table-cell table:number-columns-repeated="1007"/>
        </table:table-row>
        <table:table-row table:style-name="ro3">
          <table:table-cell/>
          <table:table-cell table:style-name="ce4"/>
          <table:table-cell table:style-name="ce9"/>
          <table:table-cell table:style-name="ce64" table:number-columns-spanned="12" table:number-rows-spanned="1"/>
          <table:covered-table-cell table:number-columns-repeated="3" table:style-name="ce6"/>
          <table:covered-table-cell table:number-columns-repeated="6" table:style-name="ce14"/>
          <table:covered-table-cell table:style-name="ce16"/>
          <table:covered-table-cell table:style-name="ce14"/>
          <table:table-cell table:style-name="ce4" table:number-columns-repeated="2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Simulations</text:p>
          </table:table-cell>
          <table:table-cell table:style-name="ce7" office:value-type="string" calcext:value-type="string">
            <text:p>Infos prêt</text:p>
          </table:table-cell>
          <table:table-cell table:style-name="ce10" table:number-columns-repeated="2"/>
          <table:table-cell table:style-name="ce7" office:value-type="string" calcext:value-type="string">
            <text:p>Coût</text:p>
          </table:table-cell>
          <table:table-cell table:style-name="ce10" table:number-columns-repeated="7"/>
          <table:table-cell table:style-name="ce7" office:value-type="string" calcext:value-type="string">
            <text:p>Économie</text:p>
          </table:table-cell>
          <table:table-cell table:style-name="ce7" office:value-type="string" calcext:value-type="string">
            <text:p>Autres</text:p>
          </table:table-cell>
          <table:table-cell table:style-name="ce7" office:value-type="string" calcext:value-type="string" table:number-columns-spanned="2" table:number-rows-spanned="1">
            <text:p>Autres</text:p>
          </table:table-cell>
          <table:covered-table-cell/>
          <table:table-cell table:number-columns-repeated="1007"/>
        </table:table-row>
        <table:table-row table:style-name="ro3">
          <table:table-cell/>
          <table:table-cell table:style-name="ce3" office:value-type="string" calcext:value-type="string">
            <text:p>Pret</text:p>
          </table:table-cell>
          <table:table-cell table:style-name="ce69" office:value-type="string" calcext:value-type="string">
            <text:p>Capital</text:p>
          </table:table-cell>
          <table:table-cell table:style-name="ce17" office:value-type="string" calcext:value-type="string">
            <text:p>Assurance ?</text:p>
          </table:table-cell>
          <table:table-cell table:style-name="ce11" office:value-type="string" calcext:value-type="string">
            <office:annotation draw:style-name="gr4" draw:text-style-name="P2" svg:width="2.899cm" svg:height="0.991cm" svg:x="14.316cm" svg:y="75.923cm" draw:caption-point-x="-0.61cm" draw:caption-point-y="1.364cm">
              <dc:date>2014-08-23T00:00:00</dc:date>
              <text:p text:style-name="P2"><text:span text:style-name="T2">Taux débiteur fixe annuel</text:span></text:p>
            </office:annotation>
            <text:p>TDFA</text:p>
          </table:table-cell>
          <table:table-cell table:style-name="ce8" office:value-type="string" calcext:value-type="string">
            <text:p>Total</text:p>
          </table:table-cell>
          <table:table-cell table:style-name="ce11" office:value-type="string" calcext:value-type="string">
            <text:p>Intérêts</text:p>
          </table:table-cell>
          <table:table-cell table:style-name="ce11" office:value-type="string" calcext:value-type="string">
            <text:p>Assurance</text:p>
          </table:table-cell>
          <table:table-cell table:style-name="ce11" office:value-type="string" calcext:value-type="string">
            <text:p>Échéances</text:p>
          </table:table-cell>
          <table:table-cell table:style-name="ce11" office:value-type="string" calcext:value-type="string">
            <text:p>Coût global</text:p>
          </table:table-cell>
          <table:table-cell table:style-name="ce17" office:value-type="string" calcext:value-type="string">
            <text:p>Mensualité</text:p>
          </table:table-cell>
          <table:table-cell table:style-name="ce17" office:value-type="string" calcext:value-type="string">
            <text:p>Coût mens.</text:p>
          </table:table-cell>
          <table:table-cell table:style-name="ce11"/>
          <table:table-cell table:style-name="ce8" office:value-type="string" calcext:value-type="string">
            <text:p>Int. + assur.</text:p>
          </table:table-cell>
          <table:table-cell table:style-name="ce8" office:value-type="string" calcext:value-type="string">
            <text:p>URL</text:p>
          </table:table-cell>
          <table:table-cell table:style-name="ce69" office:value-type="string" calcext:value-type="string" table:number-columns-spanned="2" table:number-rows-spanned="1">
            <text:p>Obs</text:p>
          </table:table-cell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Actuel</text:p>
          </table:table-cell>
          <table:table-cell table:style-name="ce9" office:value-type="currency" office:currency="EUR" office:value="5672.47120706323" calcext:value-type="currency">
            <text:p>5 672 €</text:p>
          </table:table-cell>
          <table:table-cell table:style-name="ce12" office:value-type="string" calcext:value-type="string">
            <text:p>Oui</text:p>
          </table:table-cell>
          <table:table-cell table:style-name="ce73"/>
          <table:table-cell table:style-name="ce74" office:value-type="currency" office:currency="EUR" office:value="6447.14243026108" calcext:value-type="currency">
            <text:p>6 447 €</text:p>
          </table:table-cell>
          <table:table-cell table:style-name="ce76" office:value-type="currency" office:currency="EUR" office:value="461.261223197847" calcext:value-type="currency">
            <text:p>461 €</text:p>
          </table:table-cell>
          <table:table-cell table:style-name="ce76" office:value-type="currency" office:currency="EUR" office:value="313.41" calcext:value-type="currency">
            <text:p>313 €</text:p>
          </table:table-cell>
          <table:table-cell table:style-name="ce15" office:value-type="float" office:value="25" calcext:value-type="float">
            <text:p>25</text:p>
          </table:table-cell>
          <table:table-cell table:style-name="ce76" office:value-type="currency" office:currency="EUR" office:value="775" calcext:value-type="currency">
            <text:p>775 €</text:p>
          </table:table-cell>
          <table:table-cell table:style-name="ce12" office:value-type="currency" office:currency="EUR" office:value="329.640823717981" calcext:value-type="currency">
            <text:p>330 €</text:p>
          </table:table-cell>
          <table:table-cell table:style-name="ce12" table:formula="of:=[.J157]/[.I157]" office:value-type="currency" office:currency="EUR" office:value="31" calcext:value-type="currency">
            <text:p>31 €</text:p>
          </table:table-cell>
          <table:table-cell table:style-name="ce73"/>
          <table:table-cell table:style-name="ce80"/>
          <table:table-cell table:style-name="ce9"/>
          <table:table-cell table:style-name="ce70" office:value-type="string" calcext:value-type="string" table:number-columns-spanned="2" table:number-rows-spanned="1">
            <text:p>Intermédiaire de crédit. Refusent prêt en arrêt maladie</text:p>
          </table:table-cell>
          <table:covered-table-cell/>
          <table:table-cell table:number-columns-repeated="1007"/>
        </table:table-row>
        <table:table-row table:style-name="ro3">
          <table:table-cell/>
          <table:table-cell table:style-name="ce4"/>
          <table:table-cell table:style-name="ce70"/>
          <table:table-cell table:style-name="ce12"/>
          <table:table-cell table:style-name="ce73"/>
          <table:table-cell table:style-name="ce9"/>
          <table:table-cell table:style-name="ce76" table:number-columns-repeated="2"/>
          <table:table-cell table:style-name="ce15"/>
          <table:table-cell table:style-name="ce76"/>
          <table:table-cell table:style-name="ce12" table:number-columns-repeated="2"/>
          <table:table-cell table:style-name="ce73"/>
          <table:table-cell table:style-name="ce80"/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Carrefour </text:p>
          </table:table-cell>
          <table:table-cell table:style-name="ce70" office:value-type="currency" office:currency="EUR" office:value="6000" calcext:value-type="currency">
            <text:p>6 000 €</text:p>
          </table:table-cell>
          <table:table-cell table:style-name="ce12" office:value-type="string" calcext:value-type="string">
            <text:p>Non</text:p>
          </table:table-cell>
          <table:table-cell table:style-name="ce73" office:value-type="percentage" office:value="0.0478" calcext:value-type="percentage">
            <text:p>4,78%</text:p>
          </table:table-cell>
          <table:table-cell table:style-name="ce9" table:formula="of:=[.C159]+[.G159]+[.H159]" office:value-type="currency" office:currency="EUR" office:value="6156.48" calcext:value-type="currency">
            <text:p>6 156 €</text:p>
          </table:table-cell>
          <table:table-cell table:style-name="ce76" office:value-type="currency" office:currency="EUR" office:value="156.48" calcext:value-type="currency">
            <text:p>156 €</text:p>
          </table:table-cell>
          <table:table-cell table:style-name="ce76" office:value-type="currency" office:currency="EUR" office:value="0" calcext:value-type="currency">
            <text:p>0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59]+[.H159]" office:value-type="currency" office:currency="EUR" office:value="156.48" calcext:value-type="currency">
            <text:p>156 €</text:p>
          </table:table-cell>
          <table:table-cell table:style-name="ce12" table:formula="of:=[.F159]/[.I159]" office:value-type="currency" office:currency="EUR" office:value="513.04" calcext:value-type="currency">
            <text:p>513 €</text:p>
          </table:table-cell>
          <table:table-cell table:style-name="ce12" table:formula="of:=[.J159]/[.I159]" office:value-type="currency" office:currency="EUR" office:value="13.04" calcext:value-type="currency">
            <text:p>13 €</text:p>
          </table:table-cell>
          <table:table-cell table:style-name="ce73"/>
          <table:table-cell table:style-name="ce81" table:formula="of:=[.$J$157]-[.J159]" office:value-type="currency" office:currency="EUR" office:value="618.52" calcext:value-type="currency">
            <text:p>619 €</text:p>
          </table:table-cell>
          <table:table-cell table:style-name="ce9"/>
          <table:table-cell table:style-name="ce70" office:value-type="string" calcext:value-type="string" table:number-columns-spanned="2" table:number-rows-spanned="1">
            <text:p>Vérifier si acceptent prêt sans assurance</text:p>
          </table:table-cell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Carrefour </text:p>
          </table:table-cell>
          <table:table-cell table:style-name="ce70" office:value-type="currency" office:currency="EUR" office:value="6000" calcext:value-type="currency">
            <text:p>6 000 €</text:p>
          </table:table-cell>
          <table:table-cell table:style-name="ce12" office:value-type="string" calcext:value-type="string">
            <text:p>Oui</text:p>
          </table:table-cell>
          <table:table-cell table:style-name="ce73" office:value-type="percentage" office:value="0.0478" calcext:value-type="percentage">
            <text:p>4,78%</text:p>
          </table:table-cell>
          <table:table-cell table:style-name="ce9" table:formula="of:=[.C160]+[.G160]+[.H160]" office:value-type="currency" office:currency="EUR" office:value="6276.72" calcext:value-type="currency">
            <text:p>6 277 €</text:p>
          </table:table-cell>
          <table:table-cell table:style-name="ce76" office:value-type="currency" office:currency="EUR" office:value="156.48" calcext:value-type="currency">
            <text:p>156 €</text:p>
          </table:table-cell>
          <table:table-cell table:style-name="ce76" office:value-type="currency" office:currency="EUR" office:value="120.24" calcext:value-type="currency">
            <text:p>120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60]+[.H160]" office:value-type="currency" office:currency="EUR" office:value="276.72" calcext:value-type="currency">
            <text:p>277 €</text:p>
          </table:table-cell>
          <table:table-cell table:style-name="ce12" table:formula="of:=[.F160]/[.I160]" office:value-type="currency" office:currency="EUR" office:value="523.06" calcext:value-type="currency">
            <text:p>523 €</text:p>
          </table:table-cell>
          <table:table-cell table:style-name="ce12" table:formula="of:=[.J160]/[.I160]" office:value-type="currency" office:currency="EUR" office:value="23.06" calcext:value-type="currency">
            <text:p>23 €</text:p>
          </table:table-cell>
          <table:table-cell table:style-name="ce73"/>
          <table:table-cell table:style-name="ce81" table:formula="of:=[.$J$157]-[.J160]" office:value-type="currency" office:currency="EUR" office:value="498.28" calcext:value-type="currency">
            <text:p>498 €</text:p>
          </table:table-cell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Carrefour </text:p>
          </table:table-cell>
          <table:table-cell table:style-name="ce70" office:value-type="currency" office:currency="EUR" office:value="6000" calcext:value-type="currency">
            <text:p>6 000 €</text:p>
          </table:table-cell>
          <table:table-cell table:style-name="ce12" office:value-type="string" calcext:value-type="string">
            <text:p>Non</text:p>
          </table:table-cell>
          <table:table-cell table:style-name="ce73" office:value-type="percentage" office:value="0.053" calcext:value-type="percentage">
            <text:p>5,30%</text:p>
          </table:table-cell>
          <table:table-cell table:style-name="ce9" table:formula="of:=[.C161]+[.G161]+[.H161]" office:value-type="currency" office:currency="EUR" office:value="6569.04" calcext:value-type="currency">
            <text:p>6 569 €</text:p>
          </table:table-cell>
          <table:table-cell table:style-name="ce76" office:value-type="currency" office:currency="EUR" office:value="328.56" calcext:value-type="currency">
            <text:p>329 €</text:p>
          </table:table-cell>
          <table:table-cell table:style-name="ce76" office:value-type="currency" office:currency="EUR" office:value="240.48" calcext:value-type="currency">
            <text:p>240 €</text:p>
          </table:table-cell>
          <table:table-cell table:style-name="ce15" office:value-type="float" office:value="24" calcext:value-type="float">
            <text:p>24</text:p>
          </table:table-cell>
          <table:table-cell table:style-name="ce76" table:formula="of:=[.G161]+[.H161]" office:value-type="currency" office:currency="EUR" office:value="569.04" calcext:value-type="currency">
            <text:p>569 €</text:p>
          </table:table-cell>
          <table:table-cell table:style-name="ce12" table:formula="of:=[.F161]/[.I161]" office:value-type="currency" office:currency="EUR" office:value="273.71" calcext:value-type="currency">
            <text:p>274 €</text:p>
          </table:table-cell>
          <table:table-cell table:style-name="ce12" table:formula="of:=[.J161]/[.I161]" office:value-type="currency" office:currency="EUR" office:value="23.71" calcext:value-type="currency">
            <text:p>24 €</text:p>
          </table:table-cell>
          <table:table-cell table:style-name="ce73"/>
          <table:table-cell table:style-name="ce81" table:formula="of:=[.$J$157]-[.J161]" office:value-type="currency" office:currency="EUR" office:value="205.96" calcext:value-type="currency">
            <text:p>206 €</text:p>
          </table:table-cell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/>
          <table:table-cell table:style-name="ce70"/>
          <table:table-cell table:style-name="ce12"/>
          <table:table-cell table:style-name="ce73"/>
          <table:table-cell table:style-name="ce9"/>
          <table:table-cell table:style-name="ce76" table:number-columns-repeated="2"/>
          <table:table-cell table:style-name="ce15"/>
          <table:table-cell table:style-name="ce12" table:number-columns-repeated="3"/>
          <table:table-cell table:style-name="ce73"/>
          <table:table-cell table:style-name="ce81"/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SOFINCO réserve couleur</text:p>
          </table:table-cell>
          <table:table-cell table:style-name="ce70" office:value-type="currency" office:currency="EUR" office:value="5000" calcext:value-type="currency">
            <text:p>5 000 €</text:p>
          </table:table-cell>
          <table:table-cell table:style-name="ce12" office:value-type="string" calcext:value-type="string">
            <text:p>?</text:p>
          </table:table-cell>
          <table:table-cell table:style-name="ce73" office:value-type="percentage" office:value="0.039" calcext:value-type="percentage">
            <text:p>3,90%</text:p>
          </table:table-cell>
          <table:table-cell table:style-name="ce9" table:formula="of:=[.C163]+[.G163]+[.H163]" office:value-type="currency" office:currency="EUR" office:value="5270.28" calcext:value-type="currency">
            <text:p>5 270 €</text:p>
          </table:table-cell>
          <table:table-cell table:style-name="ce76" office:value-type="currency" office:currency="EUR" office:value="270.28" calcext:value-type="currency">
            <text:p>270 €</text:p>
          </table:table-cell>
          <table:table-cell table:style-name="ce76" office:value-type="currency" office:currency="EUR" office:value="0" calcext:value-type="currency">
            <text:p>0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63]+[.H163]" office:value-type="currency" office:currency="EUR" office:value="270.28" calcext:value-type="currency">
            <text:p>270 €</text:p>
          </table:table-cell>
          <table:table-cell table:style-name="ce12" table:formula="of:=[.F163]/[.I163]" office:value-type="currency" office:currency="EUR" office:value="439.19" calcext:value-type="currency">
            <text:p>439 €</text:p>
          </table:table-cell>
          <table:table-cell table:style-name="ce12" table:formula="of:=[.J163]/[.I163]" office:value-type="currency" office:currency="EUR" office:value="22.5233333333333" calcext:value-type="currency">
            <text:p>23 €</text:p>
          </table:table-cell>
          <table:table-cell table:style-name="ce73"/>
          <table:table-cell table:style-name="ce81" table:formula="of:=[.$J$157]-[.J163]" office:value-type="currency" office:currency="EUR" office:value="504.72" calcext:value-type="currency">
            <text:p>505 €</text:p>
          </table:table-cell>
          <table:table-cell table:style-name="ce9"/>
          <table:table-cell table:style-name="ce70" office:value-type="string" calcext:value-type="string" table:number-columns-spanned="2" table:number-rows-spanned="1">
            <text:p>Taux valable jusqu'au 01/11</text:p>
          </table:table-cell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SOFINCO Nv prêt</text:p>
          </table:table-cell>
          <table:table-cell table:style-name="ce70" office:value-type="currency" office:currency="EUR" office:value="5000" calcext:value-type="currency">
            <text:p>5 000 €</text:p>
          </table:table-cell>
          <table:table-cell table:style-name="ce12" office:value-type="string" calcext:value-type="string">
            <text:p>Non</text:p>
          </table:table-cell>
          <table:table-cell table:style-name="ce73" office:value-type="percentage" office:value="0.029" calcext:value-type="percentage">
            <text:p>2,90%</text:p>
          </table:table-cell>
          <table:table-cell table:style-name="ce9" table:formula="of:=[.C164]+[.G164]+[.H164]" office:value-type="currency" office:currency="EUR" office:value="5077.8" calcext:value-type="currency">
            <text:p>5 078 €</text:p>
          </table:table-cell>
          <table:table-cell table:style-name="ce76" office:value-type="currency" office:currency="EUR" office:value="77.8" calcext:value-type="currency">
            <text:p>78 €</text:p>
          </table:table-cell>
          <table:table-cell table:style-name="ce76" office:value-type="currency" office:currency="EUR" office:value="0" calcext:value-type="currency">
            <text:p>0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64]+[.H164]" office:value-type="currency" office:currency="EUR" office:value="77.8" calcext:value-type="currency">
            <text:p>78 €</text:p>
          </table:table-cell>
          <table:table-cell table:style-name="ce12" table:formula="of:=[.F164]/[.I164]" office:value-type="currency" office:currency="EUR" office:value="423.15" calcext:value-type="currency">
            <text:p>423 €</text:p>
          </table:table-cell>
          <table:table-cell table:style-name="ce12" table:formula="of:=[.J164]/[.I164]" office:value-type="currency" office:currency="EUR" office:value="6.48333333333333" calcext:value-type="currency">
            <text:p>6 €</text:p>
          </table:table-cell>
          <table:table-cell table:style-name="ce73"/>
          <table:table-cell table:style-name="ce81" table:formula="of:=[.$J$157]-[.J164]" office:value-type="currency" office:currency="EUR" office:value="697.2" calcext:value-type="currency">
            <text:p>697 €</text:p>
          </table:table-cell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SOFINCO Nv prêt</text:p>
          </table:table-cell>
          <table:table-cell table:style-name="ce70" office:value-type="currency" office:currency="EUR" office:value="5000" calcext:value-type="currency">
            <text:p>5 000 €</text:p>
          </table:table-cell>
          <table:table-cell table:style-name="ce12" office:value-type="string" calcext:value-type="string">
            <text:p>Oui</text:p>
          </table:table-cell>
          <table:table-cell table:style-name="ce73" office:value-type="percentage" office:value="0.029" calcext:value-type="percentage">
            <text:p>2,90%</text:p>
          </table:table-cell>
          <table:table-cell table:style-name="ce9" table:formula="of:=[.C165]+[.G165]+[.H165]" office:value-type="currency" office:currency="EUR" office:value="5158.8" calcext:value-type="currency">
            <text:p>5 159 €</text:p>
          </table:table-cell>
          <table:table-cell table:style-name="ce76" office:value-type="currency" office:currency="EUR" office:value="77.8" calcext:value-type="currency">
            <text:p>78 €</text:p>
          </table:table-cell>
          <table:table-cell table:style-name="ce76" office:value-type="currency" office:currency="EUR" office:value="81" calcext:value-type="currency">
            <text:p>81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65]+[.H165]" office:value-type="currency" office:currency="EUR" office:value="158.8" calcext:value-type="currency">
            <text:p>159 €</text:p>
          </table:table-cell>
          <table:table-cell table:style-name="ce12" table:formula="of:=[.F165]/[.I165]" office:value-type="currency" office:currency="EUR" office:value="429.9" calcext:value-type="currency">
            <text:p>430 €</text:p>
          </table:table-cell>
          <table:table-cell table:style-name="ce12" table:formula="of:=[.J165]/[.I165]" office:value-type="currency" office:currency="EUR" office:value="13.2333333333333" calcext:value-type="currency">
            <text:p>13 €</text:p>
          </table:table-cell>
          <table:table-cell table:style-name="ce73"/>
          <table:table-cell table:style-name="ce81" table:formula="of:=[.$J$157]-[.J165]" office:value-type="currency" office:currency="EUR" office:value="616.2" calcext:value-type="currency">
            <text:p>616 €</text:p>
          </table:table-cell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SOFINCO Nv prêt</text:p>
          </table:table-cell>
          <table:table-cell table:style-name="ce70" office:value-type="currency" office:currency="EUR" office:value="6000" calcext:value-type="currency">
            <text:p>6 000 €</text:p>
          </table:table-cell>
          <table:table-cell table:style-name="ce12" office:value-type="string" calcext:value-type="string">
            <text:p>Non</text:p>
          </table:table-cell>
          <table:table-cell table:style-name="ce73" office:value-type="percentage" office:value="0.029" calcext:value-type="percentage">
            <text:p>2,90%</text:p>
          </table:table-cell>
          <table:table-cell table:style-name="ce9" table:formula="of:=[.C166]+[.G166]+[.H166]" office:value-type="currency" office:currency="EUR" office:value="6093.48" calcext:value-type="currency">
            <text:p>6 093 €</text:p>
          </table:table-cell>
          <table:table-cell table:style-name="ce76" office:value-type="currency" office:currency="EUR" office:value="93.48" calcext:value-type="currency">
            <text:p>93 €</text:p>
          </table:table-cell>
          <table:table-cell table:style-name="ce76" office:value-type="currency" office:currency="EUR" office:value="0" calcext:value-type="currency">
            <text:p>0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66]+[.H166]" office:value-type="currency" office:currency="EUR" office:value="93.48" calcext:value-type="currency">
            <text:p>93 €</text:p>
          </table:table-cell>
          <table:table-cell table:style-name="ce12" table:formula="of:=[.F166]/[.I166]" office:value-type="currency" office:currency="EUR" office:value="507.79" calcext:value-type="currency">
            <text:p>508 €</text:p>
          </table:table-cell>
          <table:table-cell table:style-name="ce12" table:formula="of:=[.J166]/[.I166]" office:value-type="currency" office:currency="EUR" office:value="7.79" calcext:value-type="currency">
            <text:p>8 €</text:p>
          </table:table-cell>
          <table:table-cell table:style-name="ce73"/>
          <table:table-cell table:style-name="ce81" table:formula="of:=[.$J$157]-[.J166]" office:value-type="currency" office:currency="EUR" office:value="681.52" calcext:value-type="currency">
            <text:p>682 €</text:p>
          </table:table-cell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SOFINCO Nv prêt</text:p>
          </table:table-cell>
          <table:table-cell table:style-name="ce70" office:value-type="currency" office:currency="EUR" office:value="6000" calcext:value-type="currency">
            <text:p>6 000 €</text:p>
          </table:table-cell>
          <table:table-cell table:style-name="ce12" office:value-type="string" calcext:value-type="string">
            <text:p>Oui</text:p>
          </table:table-cell>
          <table:table-cell table:style-name="ce73" office:value-type="percentage" office:value="0.029" calcext:value-type="percentage">
            <text:p>2,90%</text:p>
          </table:table-cell>
          <table:table-cell table:style-name="ce9" table:formula="of:=[.C167]+[.G167]+[.H167]" office:value-type="currency" office:currency="EUR" office:value="6188.88" calcext:value-type="currency">
            <text:p>6 189 €</text:p>
          </table:table-cell>
          <table:table-cell table:style-name="ce76" office:value-type="currency" office:currency="EUR" office:value="93.48" calcext:value-type="currency">
            <text:p>93 €</text:p>
          </table:table-cell>
          <table:table-cell table:style-name="ce76" office:value-type="currency" office:currency="EUR" office:value="95.4" calcext:value-type="currency">
            <text:p>95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67]+[.H167]" office:value-type="currency" office:currency="EUR" office:value="188.88" calcext:value-type="currency">
            <text:p>189 €</text:p>
          </table:table-cell>
          <table:table-cell table:style-name="ce12" table:formula="of:=[.F167]/[.I167]" office:value-type="currency" office:currency="EUR" office:value="515.74" calcext:value-type="currency">
            <text:p>516 €</text:p>
          </table:table-cell>
          <table:table-cell table:style-name="ce12" table:formula="of:=[.J167]/[.I167]" office:value-type="currency" office:currency="EUR" office:value="15.74" calcext:value-type="currency">
            <text:p>16 €</text:p>
          </table:table-cell>
          <table:table-cell table:style-name="ce73"/>
          <table:table-cell table:style-name="ce81" table:formula="of:=[.$J$157]-[.J167]" office:value-type="currency" office:currency="EUR" office:value="586.12" calcext:value-type="currency">
            <text:p>586 €</text:p>
          </table:table-cell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/>
          <table:table-cell table:style-name="ce70"/>
          <table:table-cell table:style-name="ce12"/>
          <table:table-cell table:style-name="ce73"/>
          <table:table-cell table:style-name="ce9"/>
          <table:table-cell table:style-name="ce76" table:number-columns-repeated="2"/>
          <table:table-cell table:style-name="ce15"/>
          <table:table-cell table:style-name="ce76"/>
          <table:table-cell table:style-name="ce12" table:number-columns-repeated="2"/>
          <table:table-cell table:style-name="ce73"/>
          <table:table-cell table:style-name="ce81"/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COFINGA</text:p>
          </table:table-cell>
          <table:table-cell table:style-name="ce70" office:value-type="currency" office:currency="EUR" office:value="5000" calcext:value-type="currency">
            <text:p>5 000 €</text:p>
          </table:table-cell>
          <table:table-cell table:style-name="ce12" office:value-type="string" calcext:value-type="string">
            <text:p>Non</text:p>
          </table:table-cell>
          <table:table-cell table:style-name="ce73" office:value-type="percentage" office:value="0.0275" calcext:value-type="percentage">
            <text:p>2,75%</text:p>
          </table:table-cell>
          <table:table-cell table:style-name="ce9" table:formula="of:=[.C169]+[.G169]+[.H169]" office:value-type="currency" office:currency="EUR" office:value="5073.84" calcext:value-type="currency">
            <text:p>5 074 €</text:p>
          </table:table-cell>
          <table:table-cell table:style-name="ce76" office:value-type="currency" office:currency="EUR" office:value="73.84" calcext:value-type="currency">
            <text:p>74 €</text:p>
          </table:table-cell>
          <table:table-cell table:style-name="ce76" office:value-type="currency" office:currency="EUR" office:value="0" calcext:value-type="currency">
            <text:p>0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69]+[.H169]" office:value-type="currency" office:currency="EUR" office:value="73.84" calcext:value-type="currency">
            <text:p>74 €</text:p>
          </table:table-cell>
          <table:table-cell table:style-name="ce12" table:formula="of:=[.F169]/[.I169]" office:value-type="currency" office:currency="EUR" office:value="422.82" calcext:value-type="currency">
            <text:p>423 €</text:p>
          </table:table-cell>
          <table:table-cell table:style-name="ce12" table:formula="of:=[.J169]/[.I169]" office:value-type="currency" office:currency="EUR" office:value="6.15333333333333" calcext:value-type="currency">
            <text:p>6 €</text:p>
          </table:table-cell>
          <table:table-cell table:style-name="ce73"/>
          <table:table-cell table:style-name="ce81" table:formula="of:=[.$J$157]-[.J169]" office:value-type="currency" office:currency="EUR" office:value="701.16" calcext:value-type="currency">
            <text:p>701 €</text:p>
          </table:table-cell>
          <table:table-cell table:style-name="ce9"/>
          <table:table-cell table:style-name="ce70" office:value-type="string" calcext:value-type="string" table:number-columns-spanned="2" table:number-rows-spanned="1">
            <text:p>Idem </text:p>
          </table:table-cell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COFINGA</text:p>
          </table:table-cell>
          <table:table-cell table:style-name="ce70" office:value-type="currency" office:currency="EUR" office:value="5000" calcext:value-type="currency">
            <text:p>5 000 €</text:p>
          </table:table-cell>
          <table:table-cell table:style-name="ce12" office:value-type="string" calcext:value-type="string">
            <text:p>Oui</text:p>
          </table:table-cell>
          <table:table-cell table:style-name="ce73" office:value-type="percentage" office:value="0.0275" calcext:value-type="percentage">
            <text:p>2,75%</text:p>
          </table:table-cell>
          <table:table-cell table:style-name="ce9" table:formula="of:=[.C170]+[.G170]+[.H170]" office:value-type="currency" office:currency="EUR" office:value="5164" calcext:value-type="currency">
            <text:p>5 164 €</text:p>
          </table:table-cell>
          <table:table-cell table:style-name="ce76" office:value-type="currency" office:currency="EUR" office:value="74" calcext:value-type="currency">
            <text:p>74 €</text:p>
          </table:table-cell>
          <table:table-cell table:style-name="ce76" table:formula="of:=7.5*[.I170]" office:value-type="currency" office:currency="EUR" office:value="90" calcext:value-type="currency">
            <text:p>90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70]+[.H170]" office:value-type="currency" office:currency="EUR" office:value="164" calcext:value-type="currency">
            <text:p>164 €</text:p>
          </table:table-cell>
          <table:table-cell table:style-name="ce12" table:formula="of:=[.F170]/[.I170]" office:value-type="currency" office:currency="EUR" office:value="430.333333333333" calcext:value-type="currency">
            <text:p>430 €</text:p>
          </table:table-cell>
          <table:table-cell table:style-name="ce12" table:formula="of:=[.J170]/[.I170]" office:value-type="currency" office:currency="EUR" office:value="13.6666666666667" calcext:value-type="currency">
            <text:p>14 €</text:p>
          </table:table-cell>
          <table:table-cell table:style-name="ce73"/>
          <table:table-cell table:style-name="ce81" table:formula="of:=[.$J$157]-[.J170]" office:value-type="currency" office:currency="EUR" office:value="611" calcext:value-type="currency">
            <text:p>611 €</text:p>
          </table:table-cell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COFINGA</text:p>
          </table:table-cell>
          <table:table-cell table:style-name="ce70" office:value-type="currency" office:currency="EUR" office:value="6000" calcext:value-type="currency">
            <text:p>6 000 €</text:p>
          </table:table-cell>
          <table:table-cell table:style-name="ce12" office:value-type="string" calcext:value-type="string">
            <text:p>Non</text:p>
          </table:table-cell>
          <table:table-cell table:style-name="ce73" office:value-type="percentage" office:value="0.0275" calcext:value-type="percentage">
            <text:p>2,75%</text:p>
          </table:table-cell>
          <table:table-cell table:style-name="ce9" table:formula="of:=[.C171]+[.G171]+[.H171]" office:value-type="currency" office:currency="EUR" office:value="6088.68" calcext:value-type="currency">
            <text:p>6 089 €</text:p>
          </table:table-cell>
          <table:table-cell table:style-name="ce76" office:value-type="currency" office:currency="EUR" office:value="88.68" calcext:value-type="currency">
            <text:p>89 €</text:p>
          </table:table-cell>
          <table:table-cell table:style-name="ce76" office:value-type="currency" office:currency="EUR" office:value="0" calcext:value-type="currency">
            <text:p>0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71]+[.H171]" office:value-type="currency" office:currency="EUR" office:value="88.68" calcext:value-type="currency">
            <text:p>89 €</text:p>
          </table:table-cell>
          <table:table-cell table:style-name="ce12" table:formula="of:=[.F171]/[.I171]" office:value-type="currency" office:currency="EUR" office:value="507.39" calcext:value-type="currency">
            <text:p>507 €</text:p>
          </table:table-cell>
          <table:table-cell table:style-name="ce12" table:formula="of:=[.J171]/[.I171]" office:value-type="currency" office:currency="EUR" office:value="7.39" calcext:value-type="currency">
            <text:p>7 €</text:p>
          </table:table-cell>
          <table:table-cell table:style-name="ce73"/>
          <table:table-cell table:style-name="ce81" table:formula="of:=[.$J$157]-[.J171]" office:value-type="currency" office:currency="EUR" office:value="686.32" calcext:value-type="currency">
            <text:p>686 €</text:p>
          </table:table-cell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COFINGA</text:p>
          </table:table-cell>
          <table:table-cell table:style-name="ce70" office:value-type="currency" office:currency="EUR" office:value="6000" calcext:value-type="currency">
            <text:p>6 000 €</text:p>
          </table:table-cell>
          <table:table-cell table:style-name="ce12" office:value-type="string" calcext:value-type="string">
            <text:p>Oui</text:p>
          </table:table-cell>
          <table:table-cell table:style-name="ce73" office:value-type="percentage" office:value="0.0275" calcext:value-type="percentage">
            <text:p>2,75%</text:p>
          </table:table-cell>
          <table:table-cell table:style-name="ce9" table:formula="of:=[.C172]+[.G172]+[.H172]" office:value-type="currency" office:currency="EUR" office:value="6178.68" calcext:value-type="currency">
            <text:p>6 179 €</text:p>
          </table:table-cell>
          <table:table-cell table:style-name="ce76" office:value-type="currency" office:currency="EUR" office:value="88.68" calcext:value-type="currency">
            <text:p>89 €</text:p>
          </table:table-cell>
          <table:table-cell table:style-name="ce76" table:formula="of:=7.5*[.I172]" office:value-type="currency" office:currency="EUR" office:value="90" calcext:value-type="currency">
            <text:p>90 €</text:p>
          </table:table-cell>
          <table:table-cell table:style-name="ce15" office:value-type="float" office:value="12" calcext:value-type="float">
            <text:p>12</text:p>
          </table:table-cell>
          <table:table-cell table:style-name="ce76" table:formula="of:=[.G172]+[.H172]" office:value-type="currency" office:currency="EUR" office:value="178.68" calcext:value-type="currency">
            <text:p>179 €</text:p>
          </table:table-cell>
          <table:table-cell table:style-name="ce12" table:formula="of:=[.F172]/[.I172]" office:value-type="currency" office:currency="EUR" office:value="514.89" calcext:value-type="currency">
            <text:p>515 €</text:p>
          </table:table-cell>
          <table:table-cell table:style-name="ce12" table:formula="of:=[.J172]/[.I172]" office:value-type="currency" office:currency="EUR" office:value="14.89" calcext:value-type="currency">
            <text:p>15 €</text:p>
          </table:table-cell>
          <table:table-cell table:style-name="ce73"/>
          <table:table-cell table:style-name="ce81" table:formula="of:=[.$J$157]-[.J172]" office:value-type="currency" office:currency="EUR" office:value="596.32" calcext:value-type="currency">
            <text:p>596 €</text:p>
          </table:table-cell>
          <table:table-cell table:style-name="ce9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/>
          <table:table-cell table:style-name="ce70"/>
          <table:table-cell table:style-name="ce12"/>
          <table:table-cell table:style-name="ce73"/>
          <table:table-cell table:style-name="ce9"/>
          <table:table-cell table:style-name="ce76" table:number-columns-repeated="2"/>
          <table:table-cell table:style-name="ce15"/>
          <table:table-cell table:style-name="ce76"/>
          <table:table-cell table:style-name="ce12" table:number-columns-repeated="2"/>
          <table:table-cell table:style-name="ce73"/>
          <table:table-cell table:style-name="ce9" table:number-columns-repeated="2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/>
          <table:table-cell table:style-name="ce70"/>
          <table:table-cell table:style-name="ce12"/>
          <table:table-cell table:style-name="ce73"/>
          <table:table-cell table:style-name="ce9"/>
          <table:table-cell table:style-name="ce76" table:number-columns-repeated="2"/>
          <table:table-cell table:style-name="ce15"/>
          <table:table-cell table:style-name="ce76"/>
          <table:table-cell table:style-name="ce12" table:number-columns-repeated="2"/>
          <table:table-cell table:style-name="ce73"/>
          <table:table-cell table:style-name="ce9" table:number-columns-repeated="2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/>
          <table:table-cell table:style-name="ce70"/>
          <table:table-cell table:style-name="ce12"/>
          <table:table-cell table:style-name="ce73"/>
          <table:table-cell table:style-name="ce9"/>
          <table:table-cell table:style-name="ce76" table:number-columns-repeated="2"/>
          <table:table-cell table:style-name="ce15"/>
          <table:table-cell table:style-name="ce76"/>
          <table:table-cell table:style-name="ce12" table:number-columns-repeated="2"/>
          <table:table-cell table:style-name="ce73"/>
          <table:table-cell table:style-name="ce9" table:number-columns-repeated="2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4"/>
          <table:table-cell table:style-name="ce70"/>
          <table:table-cell table:style-name="ce12"/>
          <table:table-cell table:style-name="ce73"/>
          <table:table-cell table:style-name="ce9"/>
          <table:table-cell table:style-name="ce76" table:number-columns-repeated="2"/>
          <table:table-cell table:style-name="ce15"/>
          <table:table-cell table:style-name="ce76"/>
          <table:table-cell table:style-name="ce12" table:number-columns-repeated="2"/>
          <table:table-cell table:style-name="ce73"/>
          <table:table-cell table:style-name="ce9" table:number-columns-repeated="2"/>
          <table:table-cell table:style-name="ce70" table:number-columns-spanned="2" table:number-rows-spanned="1"/>
          <table:covered-table-cell/>
          <table:table-cell table:number-columns-repeated="1007"/>
        </table:table-row>
        <table:table-row table:style-name="ro3" table:number-rows-repeated="104837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 - Draf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8"/>
        <table:table-column table:style-name="co3" table:number-columns-repeated="2" table:default-cell-style-name="ce6"/>
        <table:table-column table:style-name="co3" table:number-columns-repeated="2" table:default-cell-style-name="ce14"/>
        <table:table-column table:style-name="co3" table:default-cell-style-name="ce16"/>
        <table:table-column table:style-name="co3" table:number-columns-repeated="3" table:default-cell-style-name="ce14"/>
        <table:table-column table:style-name="co3" table:number-columns-repeated="3" table:default-cell-style-name="ce1"/>
        <table:table-column table:style-name="co3" table:default-cell-style-name="ce6"/>
        <table:table-column table:style-name="co3" table:default-cell-style-name="ce1"/>
        <table:table-column table:style-name="co3" table:default-cell-style-name="ce14"/>
        <table:table-column table:style-name="co3" table:default-cell-style-name="ce6"/>
        <table:table-column table:style-name="co5" table:number-columns-repeated="992" table:default-cell-style-name="ce1"/>
        <table:table-row table:style-name="ro1" table:number-rows-repeated="2">
          <table:table-cell/>
          <table:table-cell table:style-name="ce1" table:number-columns-repeated="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Prêt existant</text:p>
          </table:table-cell>
          <table:table-cell table:style-name="ce7" office:value-type="string" calcext:value-type="string">
            <text:p>A verser</text:p>
          </table:table-cell>
          <table:table-cell table:style-name="ce10" table:number-columns-repeated="5"/>
          <table:table-cell table:style-name="ce7" office:value-type="string" calcext:value-type="string">
            <text:p>Coût</text:p>
          </table:table-cell>
          <table:table-cell table:style-name="ce10" table:number-columns-repeated="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Pret</text:p>
          </table:table-cell>
          <table:table-cell table:style-name="ce8" office:value-type="string" calcext:value-type="string">
            <text:p>Capital</text:p>
          </table:table-cell>
          <table:table-cell table:style-name="ce11" office:value-type="string" calcext:value-type="string">
            <text:p>Capital réel</text:p>
          </table:table-cell>
          <table:table-cell table:style-name="ce11" office:value-type="string" calcext:value-type="string">
            <text:p>Intérêts</text:p>
          </table:table-cell>
          <table:table-cell table:style-name="ce11" office:value-type="string" calcext:value-type="string">
            <text:p>Assurance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Éch. Rest.</text:p>
          </table:table-cell>
          <table:table-cell table:style-name="ce8" office:value-type="string" calcext:value-type="string">
            <text:p>Int. + assur.</text:p>
          </table:table-cell>
          <table:table-cell table:style-name="ce17" office:value-type="string" calcext:value-type="string">
            <text:p>Mensualité</text:p>
          </table:table-cell>
          <table:table-cell table:style-name="ce17" office:value-type="string" calcext:value-type="string">
            <text:p>Coût mens.</text:p>
          </table:table-cell>
          <table:table-cell table:number-columns-repeated="999"/>
        </table:table-row>
        <table:table-row table:style-name="ro2">
          <table:table-cell/>
          <table:table-cell table:style-name="ce4" office:value-type="string" calcext:value-type="string">
            <text:p>SOFINCO</text:p>
          </table:table-cell>
          <table:table-cell table:style-name="ce9" office:value-type="currency" office:currency="EUR" office:value="1396.20005188254" calcext:value-type="currency">
            <text:p>1 396 €</text:p>
          </table:table-cell>
          <table:table-cell table:style-name="ce12" office:value-type="currency" office:currency="EUR" office:value="1516.4002925341" calcext:value-type="currency">
            <text:p>1 516 €</text:p>
          </table:table-cell>
          <table:table-cell table:style-name="ce12" office:value-type="currency" office:currency="EUR" office:value="77.6898018504118" calcext:value-type="currency">
            <text:p>78 €</text:p>
          </table:table-cell>
          <table:table-cell table:style-name="ce12" office:value-type="currency" office:currency="EUR" office:value="63.72" calcext:value-type="currency">
            <text:p>64 €</text:p>
          </table:table-cell>
          <table:table-cell table:style-name="ce12" office:value-type="currency" office:currency="EUR" office:value="1537.60985373295" calcext:value-type="currency">
            <text:p>1 538 €</text:p>
          </table:table-cell>
          <table:table-cell table:style-name="ce15" office:value-type="float" office:value="12" calcext:value-type="float">
            <text:p>12</text:p>
          </table:table-cell>
          <table:table-cell table:style-name="ce9" office:value-type="currency" office:currency="EUR" office:value="141.409801850412" calcext:value-type="currency">
            <text:p>141 €</text:p>
          </table:table-cell>
          <table:table-cell table:style-name="ce12" office:value-type="currency" office:currency="EUR" office:value="128.134154477746" calcext:value-type="currency">
            <text:p>128 €</text:p>
          </table:table-cell>
          <table:table-cell table:style-name="ce12" office:value-type="currency" office:currency="EUR" office:value="11.784150154201" calcext:value-type="currency">
            <text:p>12 €</text:p>
          </table:table-cell>
          <table:table-cell table:number-columns-repeated="999"/>
        </table:table-row>
        <table:table-row table:style-name="ro2">
          <table:table-cell/>
          <table:table-cell table:style-name="ce4" office:value-type="string" calcext:value-type="string">
            <text:p>BNP</text:p>
          </table:table-cell>
          <table:table-cell table:style-name="ce9" office:value-type="currency" office:currency="EUR" office:value="4547.93230589646" calcext:value-type="currency">
            <text:p>4 548 €</text:p>
          </table:table-cell>
          <table:table-cell table:style-name="ce12" office:value-type="currency" office:currency="EUR" office:value="5335.82493051366" calcext:value-type="currency">
            <text:p>5 336 €</text:p>
          </table:table-cell>
          <table:table-cell table:style-name="ce12" office:value-type="currency" office:currency="EUR" office:value="426.041094349649" calcext:value-type="currency">
            <text:p>426 €</text:p>
          </table:table-cell>
          <table:table-cell table:style-name="ce12" office:value-type="currency" office:currency="EUR" office:value="265.2" calcext:value-type="currency">
            <text:p>265 €</text:p>
          </table:table-cell>
          <table:table-cell table:style-name="ce12" office:value-type="currency" office:currency="EUR" office:value="5239.17340024611" calcext:value-type="currency">
            <text:p>5 239 €</text:p>
          </table:table-cell>
          <table:table-cell table:style-name="ce15" office:value-type="float" office:value="26" calcext:value-type="float">
            <text:p>26</text:p>
          </table:table-cell>
          <table:table-cell table:style-name="ce9" office:value-type="currency" office:currency="EUR" office:value="691.241094349649" calcext:value-type="currency">
            <text:p>691 €</text:p>
          </table:table-cell>
          <table:table-cell table:style-name="ce12" office:value-type="currency" office:currency="EUR" office:value="201.506669240235" calcext:value-type="currency">
            <text:p>202 €</text:p>
          </table:table-cell>
          <table:table-cell table:style-name="ce12" office:value-type="currency" office:currency="EUR" office:value="26.5861959365249" calcext:value-type="currency">
            <text:p>27 €</text:p>
          </table:table-cell>
          <table:table-cell table:number-columns-repeated="999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9" office:value-type="currency" office:currency="EUR" office:value="5944.132357779" calcext:value-type="currency">
            <text:p>5 944 €</text:p>
          </table:table-cell>
          <table:table-cell table:style-name="ce12" office:value-type="currency" office:currency="EUR" office:value="6852.22522304776" calcext:value-type="currency">
            <text:p>6 852 €</text:p>
          </table:table-cell>
          <table:table-cell table:style-name="ce12" office:value-type="currency" office:currency="EUR" office:value="503.730896200061" calcext:value-type="currency">
            <text:p>504 €</text:p>
          </table:table-cell>
          <table:table-cell table:style-name="ce12" office:value-type="currency" office:currency="EUR" office:value="328.92" calcext:value-type="currency">
            <text:p>329 €</text:p>
          </table:table-cell>
          <table:table-cell table:style-name="ce12" office:value-type="currency" office:currency="EUR" office:value="6776.78325397906" calcext:value-type="currency">
            <text:p>6 777 €</text:p>
          </table:table-cell>
          <table:table-cell table:style-name="ce15"/>
          <table:table-cell table:style-name="ce9" office:value-type="currency" office:currency="EUR" office:value="832.65089620006" calcext:value-type="currency">
            <text:p>833 €</text:p>
          </table:table-cell>
          <table:table-cell table:style-name="ce12" office:value-type="currency" office:currency="EUR" office:value="329.640823717981" calcext:value-type="currency">
            <text:p>330 €</text:p>
          </table:table-cell>
          <table:table-cell table:style-name="ce12" office:value-type="currency" office:currency="EUR" office:value="38.3703460907259" calcext:value-type="currency">
            <text:p>38 €</text:p>
          </table:table-cell>
          <table:table-cell table:number-columns-repeated="999"/>
        </table:table-row>
        <table:table-row table:style-name="ro2">
          <table:table-cell/>
          <table:table-cell table:style-name="ce4"/>
          <table:table-cell table:style-name="ce9"/>
          <table:table-cell table:style-name="ce13" table:number-columns-repeated="5"/>
          <table:table-cell table:style-name="ce9"/>
          <table:table-cell table:style-name="ce13" table:number-columns-repeated="2"/>
          <table:table-cell table:number-columns-repeated="999"/>
        </table:table-row>
        <table:table-row table:style-name="ro2">
          <table:table-cell/>
          <table:table-cell table:style-name="ce1" table:number-columns-repeated="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Tableau d'amortissement</text:p>
          </table:table-cell>
          <table:table-cell table:style-name="ce6"/>
          <table:table-cell table:style-name="ce14" table:number-columns-repeated="2"/>
          <table:table-cell table:style-name="ce5" table:number-columns-repeated="3"/>
          <table:table-cell/>
          <table:table-cell table:style-name="ce1" table:number-columns-repeated="2"/>
          <table:table-cell table:number-columns-repeated="999"/>
        </table:table-row>
        <table:table-row table:style-name="ro2">
          <table:table-cell/>
          <table:table-cell table:style-name="ce19" office:value-type="string" calcext:value-type="string">
            <text:p>Échéances</text:p>
          </table:table-cell>
          <table:table-cell table:style-name="ce26"/>
          <table:table-cell table:style-name="ce10"/>
          <table:table-cell table:style-name="ce7" office:value-type="string" calcext:value-type="string">
            <text:p>Montants</text:p>
          </table:table-cell>
          <table:table-cell table:style-name="ce10" table:number-columns-repeated="4"/>
          <table:table-cell table:style-name="ce7" office:value-type="string" calcext:value-type="string">
            <text:p>A remb.</text:p>
          </table:table-cell>
          <table:table-cell table:style-name="ce10"/>
          <table:table-cell table:number-columns-repeated="999"/>
        </table:table-row>
        <table:table-row table:style-name="ro2">
          <table:table-cell/>
          <table:table-cell table:style-name="ce20"/>
          <table:table-cell table:style-name="ce11" office:value-type="string" calcext:value-type="string">
            <text:p>Mois</text:p>
          </table:table-cell>
          <table:table-cell table:style-name="ce11" office:value-type="string" calcext:value-type="string">
            <text:p>N° Mois</text:p>
          </table:table-cell>
          <table:table-cell table:style-name="ce8"/>
          <table:table-cell table:style-name="ce11" office:value-type="string" calcext:value-type="string">
            <text:p>Capital</text:p>
          </table:table-cell>
          <table:table-cell table:style-name="ce11" office:value-type="string" calcext:value-type="string">
            <text:p>Intérêt</text:p>
          </table:table-cell>
          <table:table-cell table:style-name="ce11" office:value-type="string" calcext:value-type="string">
            <text:p>Assurance</text:p>
          </table:table-cell>
          <table:table-cell table:style-name="ce11" office:value-type="string" calcext:value-type="string">
            <text:p>Total</text:p>
          </table:table-cell>
          <table:table-cell table:style-name="ce8" office:value-type="string" calcext:value-type="string">
            <text:p>Capital</text:p>
          </table:table-cell>
          <table:table-cell table:style-name="ce11" office:value-type="string" calcext:value-type="string">
            <text:p>Total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4-09-04" calcext:value-type="date">
            <text:p>04/09/14</text:p>
          </table:table-cell>
          <table:table-cell table:style-name="ce31" office:value-type="float" office:value="28" calcext:value-type="float">
            <text:p>28</text:p>
          </table:table-cell>
          <table:table-cell table:style-name="ce34"/>
          <table:table-cell table:style-name="ce38" office:value-type="currency" office:currency="EUR" office:value="160.608126175434" calcext:value-type="currency">
            <text:p>160,61 €</text:p>
          </table:table-cell>
          <table:table-cell table:style-name="ce38" office:value-type="currency" office:currency="EUR" office:value="30.6985430648009" calcext:value-type="currency">
            <text:p>30,70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4387.32417972102" calcext:value-type="currency">
            <text:p>4 387,32 €</text:p>
          </table:table-cell>
          <table:table-cell table:style-name="ce38" office:value-type="currency" office:currency="EUR" office:value="5134.31826127343" calcext:value-type="currency">
            <text:p>5 134,32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4-10-04" calcext:value-type="date">
            <text:p>04/10/14</text:p>
          </table:table-cell>
          <table:table-cell table:style-name="ce31" office:value-type="float" office:value="29" calcext:value-type="float">
            <text:p>29</text:p>
          </table:table-cell>
          <table:table-cell table:style-name="ce34"/>
          <table:table-cell table:style-name="ce38" office:value-type="currency" office:currency="EUR" office:value="161.692231027118" calcext:value-type="currency">
            <text:p>161,69 €</text:p>
          </table:table-cell>
          <table:table-cell table:style-name="ce38" office:value-type="currency" office:currency="EUR" office:value="29.6144382131167" calcext:value-type="currency">
            <text:p>29,61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4225.6319486939" calcext:value-type="currency">
            <text:p>4 225,63 €</text:p>
          </table:table-cell>
          <table:table-cell table:style-name="ce38" office:value-type="currency" office:currency="EUR" office:value="4932.81159203319" calcext:value-type="currency">
            <text:p>4 932,81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4-11-04" calcext:value-type="date">
            <text:p>04/11/14</text:p>
          </table:table-cell>
          <table:table-cell table:style-name="ce31" office:value-type="float" office:value="30" calcext:value-type="float">
            <text:p>30</text:p>
          </table:table-cell>
          <table:table-cell table:style-name="ce34"/>
          <table:table-cell table:style-name="ce38" office:value-type="currency" office:currency="EUR" office:value="162.783653586551" calcext:value-type="currency">
            <text:p>162,78 €</text:p>
          </table:table-cell>
          <table:table-cell table:style-name="ce38" office:value-type="currency" office:currency="EUR" office:value="28.5230156536837" calcext:value-type="currency">
            <text:p>28,52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4062.84829510735" calcext:value-type="currency">
            <text:p>4 062,85 €</text:p>
          </table:table-cell>
          <table:table-cell table:style-name="ce38" office:value-type="currency" office:currency="EUR" office:value="4731.30492279295" calcext:value-type="currency">
            <text:p>4 731,30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4-12-04" calcext:value-type="date">
            <text:p>04/12/14</text:p>
          </table:table-cell>
          <table:table-cell table:style-name="ce31" office:value-type="float" office:value="31" calcext:value-type="float">
            <text:p>31</text:p>
          </table:table-cell>
          <table:table-cell table:style-name="ce34"/>
          <table:table-cell table:style-name="ce38" office:value-type="currency" office:currency="EUR" office:value="163.882443248261" calcext:value-type="currency">
            <text:p>163,88 €</text:p>
          </table:table-cell>
          <table:table-cell table:style-name="ce38" office:value-type="currency" office:currency="EUR" office:value="27.4242259919745" calcext:value-type="currency">
            <text:p>27,42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3898.96585185909" calcext:value-type="currency">
            <text:p>3 898,97 €</text:p>
          </table:table-cell>
          <table:table-cell table:style-name="ce38" office:value-type="currency" office:currency="EUR" office:value="4529.79825355272" calcext:value-type="currency">
            <text:p>4 529,80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01-04" calcext:value-type="date">
            <text:p>04/01/15</text:p>
          </table:table-cell>
          <table:table-cell table:style-name="ce31" office:value-type="float" office:value="32" calcext:value-type="float">
            <text:p>32</text:p>
          </table:table-cell>
          <table:table-cell table:style-name="ce34"/>
          <table:table-cell table:style-name="ce38" office:value-type="currency" office:currency="EUR" office:value="164.988649740186" calcext:value-type="currency">
            <text:p>164,99 €</text:p>
          </table:table-cell>
          <table:table-cell table:style-name="ce38" office:value-type="currency" office:currency="EUR" office:value="26.3180195000487" calcext:value-type="currency">
            <text:p>26,32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3733.97720211891" calcext:value-type="currency">
            <text:p>3 733,98 €</text:p>
          </table:table-cell>
          <table:table-cell table:style-name="ce38" office:value-type="currency" office:currency="EUR" office:value="4328.29158431249" calcext:value-type="currency">
            <text:p>4 328,29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02-04" calcext:value-type="date">
            <text:p>04/02/15</text:p>
          </table:table-cell>
          <table:table-cell table:style-name="ce31" office:value-type="float" office:value="33" calcext:value-type="float">
            <text:p>33</text:p>
          </table:table-cell>
          <table:table-cell table:style-name="ce34"/>
          <table:table-cell table:style-name="ce38" office:value-type="currency" office:currency="EUR" office:value="166.102323125933" calcext:value-type="currency">
            <text:p>166,10 €</text:p>
          </table:table-cell>
          <table:table-cell table:style-name="ce38" office:value-type="currency" office:currency="EUR" office:value="25.2043461143025" calcext:value-type="currency">
            <text:p>25,20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3567.87487899297" calcext:value-type="currency">
            <text:p>3 567,87 €</text:p>
          </table:table-cell>
          <table:table-cell table:style-name="ce38" office:value-type="currency" office:currency="EUR" office:value="4126.78491507225" calcext:value-type="currency">
            <text:p>4 126,78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03-04" calcext:value-type="date">
            <text:p>04/03/15</text:p>
          </table:table-cell>
          <table:table-cell table:style-name="ce31" office:value-type="float" office:value="34" calcext:value-type="float">
            <text:p>34</text:p>
          </table:table-cell>
          <table:table-cell table:style-name="ce34"/>
          <table:table-cell table:style-name="ce38" office:value-type="currency" office:currency="EUR" office:value="167.223513807033" calcext:value-type="currency">
            <text:p>167,22 €</text:p>
          </table:table-cell>
          <table:table-cell table:style-name="ce38" office:value-type="currency" office:currency="EUR" office:value="24.0831554332024" calcext:value-type="currency">
            <text:p>24,08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3400.65136518594" calcext:value-type="currency">
            <text:p>3 400,65 €</text:p>
          </table:table-cell>
          <table:table-cell table:style-name="ce38" office:value-type="currency" office:currency="EUR" office:value="3925.27824583201" calcext:value-type="currency">
            <text:p>3 925,28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04-04" calcext:value-type="date">
            <text:p>04/04/15</text:p>
          </table:table-cell>
          <table:table-cell table:style-name="ce31" office:value-type="float" office:value="35" calcext:value-type="float">
            <text:p>35</text:p>
          </table:table-cell>
          <table:table-cell table:style-name="ce34"/>
          <table:table-cell table:style-name="ce38" office:value-type="currency" office:currency="EUR" office:value="168.35227252523" calcext:value-type="currency">
            <text:p>168,35 €</text:p>
          </table:table-cell>
          <table:table-cell table:style-name="ce38" office:value-type="currency" office:currency="EUR" office:value="22.9543967150049" calcext:value-type="currency">
            <text:p>22,95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3232.29909266071" calcext:value-type="currency">
            <text:p>3 232,30 €</text:p>
          </table:table-cell>
          <table:table-cell table:style-name="ce38" office:value-type="currency" office:currency="EUR" office:value="3723.77157659178" calcext:value-type="currency">
            <text:p>3 723,77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05-04" calcext:value-type="date">
            <text:p>04/05/15</text:p>
          </table:table-cell>
          <table:table-cell table:style-name="ce31" office:value-type="float" office:value="36" calcext:value-type="float">
            <text:p>36</text:p>
          </table:table-cell>
          <table:table-cell table:style-name="ce34"/>
          <table:table-cell table:style-name="ce38" office:value-type="currency" office:currency="EUR" office:value="169.488650364775" calcext:value-type="currency">
            <text:p>169,49 €</text:p>
          </table:table-cell>
          <table:table-cell table:style-name="ce38" office:value-type="currency" office:currency="EUR" office:value="21.8180188754596" calcext:value-type="currency">
            <text:p>21,82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3062.81044229593" calcext:value-type="currency">
            <text:p>3 062,81 €</text:p>
          </table:table-cell>
          <table:table-cell table:style-name="ce38" office:value-type="currency" office:currency="EUR" office:value="3522.26490735154" calcext:value-type="currency">
            <text:p>3 522,26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06-04" calcext:value-type="date">
            <text:p>04/06/15</text:p>
          </table:table-cell>
          <table:table-cell table:style-name="ce31" office:value-type="float" office:value="37" calcext:value-type="float">
            <text:p>37</text:p>
          </table:table-cell>
          <table:table-cell table:style-name="ce34"/>
          <table:table-cell table:style-name="ce38" office:value-type="currency" office:currency="EUR" office:value="170.632698754738" calcext:value-type="currency">
            <text:p>170,63 €</text:p>
          </table:table-cell>
          <table:table-cell table:style-name="ce38" office:value-type="currency" office:currency="EUR" office:value="20.6739704854974" calcext:value-type="currency">
            <text:p>20,67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2892.1777435412" calcext:value-type="currency">
            <text:p>2 892,18 €</text:p>
          </table:table-cell>
          <table:table-cell table:style-name="ce38" office:value-type="currency" office:currency="EUR" office:value="3320.75823811131" calcext:value-type="currency">
            <text:p>3 320,76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07-04" calcext:value-type="date">
            <text:p>04/07/15</text:p>
          </table:table-cell>
          <table:table-cell table:style-name="ce31" office:value-type="float" office:value="38" calcext:value-type="float">
            <text:p>38</text:p>
          </table:table-cell>
          <table:table-cell table:style-name="ce34"/>
          <table:table-cell table:style-name="ce38" office:value-type="currency" office:currency="EUR" office:value="171.784469471332" calcext:value-type="currency">
            <text:p>171,78 €</text:p>
          </table:table-cell>
          <table:table-cell table:style-name="ce38" office:value-type="currency" office:currency="EUR" office:value="19.5221997689029" calcext:value-type="currency">
            <text:p>19,52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2720.39327406986" calcext:value-type="currency">
            <text:p>2 720,39 €</text:p>
          </table:table-cell>
          <table:table-cell table:style-name="ce38" office:value-type="currency" office:currency="EUR" office:value="3119.25156887107" calcext:value-type="currency">
            <text:p>3 119,25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08-04" calcext:value-type="date">
            <text:p>04/08/15</text:p>
          </table:table-cell>
          <table:table-cell table:style-name="ce31" office:value-type="float" office:value="39" calcext:value-type="float">
            <text:p>39</text:p>
          </table:table-cell>
          <table:table-cell table:style-name="ce34"/>
          <table:table-cell table:style-name="ce38" office:value-type="currency" office:currency="EUR" office:value="172.944014640264" calcext:value-type="currency">
            <text:p>172,94 €</text:p>
          </table:table-cell>
          <table:table-cell table:style-name="ce38" office:value-type="currency" office:currency="EUR" office:value="18.3626545999714" calcext:value-type="currency">
            <text:p>18,36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2547.4492594296" calcext:value-type="currency">
            <text:p>2 547,45 €</text:p>
          </table:table-cell>
          <table:table-cell table:style-name="ce38" office:value-type="currency" office:currency="EUR" office:value="2917.74489963084" calcext:value-type="currency">
            <text:p>2 917,74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09-04" calcext:value-type="date">
            <text:p>04/09/15</text:p>
          </table:table-cell>
          <table:table-cell table:style-name="ce31" office:value-type="float" office:value="40" calcext:value-type="float">
            <text:p>40</text:p>
          </table:table-cell>
          <table:table-cell table:style-name="ce34"/>
          <table:table-cell table:style-name="ce38" office:value-type="currency" office:currency="EUR" office:value="174.111386739086" calcext:value-type="currency">
            <text:p>174,11 €</text:p>
          </table:table-cell>
          <table:table-cell table:style-name="ce38" office:value-type="currency" office:currency="EUR" office:value="17.1952825011496" calcext:value-type="currency">
            <text:p>17,20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2373.33787269052" calcext:value-type="currency">
            <text:p>2 373,34 €</text:p>
          </table:table-cell>
          <table:table-cell table:style-name="ce38" office:value-type="currency" office:currency="EUR" office:value="2716.2382303906" calcext:value-type="currency">
            <text:p>2 716,24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10-04" calcext:value-type="date">
            <text:p>04/10/15</text:p>
          </table:table-cell>
          <table:table-cell table:style-name="ce31" office:value-type="float" office:value="41" calcext:value-type="float">
            <text:p>41</text:p>
          </table:table-cell>
          <table:table-cell table:style-name="ce34"/>
          <table:table-cell table:style-name="ce38" office:value-type="currency" office:currency="EUR" office:value="175.286638599574" calcext:value-type="currency">
            <text:p>175,29 €</text:p>
          </table:table-cell>
          <table:table-cell table:style-name="ce38" office:value-type="currency" office:currency="EUR" office:value="16.0200306406608" calcext:value-type="currency">
            <text:p>16,02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2198.05123409094" calcext:value-type="currency">
            <text:p>2 198,05 €</text:p>
          </table:table-cell>
          <table:table-cell table:style-name="ce38" office:value-type="currency" office:currency="EUR" office:value="2514.73156115037" calcext:value-type="currency">
            <text:p>2 514,73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11-04" calcext:value-type="date">
            <text:p>04/11/15</text:p>
          </table:table-cell>
          <table:table-cell table:style-name="ce31" office:value-type="float" office:value="42" calcext:value-type="float">
            <text:p>42</text:p>
          </table:table-cell>
          <table:table-cell table:style-name="ce34"/>
          <table:table-cell table:style-name="ce38" office:value-type="currency" office:currency="EUR" office:value="176.469823410121" calcext:value-type="currency">
            <text:p>176,47 €</text:p>
          </table:table-cell>
          <table:table-cell table:style-name="ce38" office:value-type="currency" office:currency="EUR" office:value="14.8368458301136" calcext:value-type="currency">
            <text:p>14,84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2021.58141068082" calcext:value-type="currency">
            <text:p>2 021,58 €</text:p>
          </table:table-cell>
          <table:table-cell table:style-name="ce38" office:value-type="currency" office:currency="EUR" office:value="2313.22489191013" calcext:value-type="currency">
            <text:p>2 313,22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5-12-04" calcext:value-type="date">
            <text:p>04/12/15</text:p>
          </table:table-cell>
          <table:table-cell table:style-name="ce31" office:value-type="float" office:value="43" calcext:value-type="float">
            <text:p>43</text:p>
          </table:table-cell>
          <table:table-cell table:style-name="ce34"/>
          <table:table-cell table:style-name="ce38" office:value-type="currency" office:currency="EUR" office:value="177.66099471814" calcext:value-type="currency">
            <text:p>177,66 €</text:p>
          </table:table-cell>
          <table:table-cell table:style-name="ce38" office:value-type="currency" office:currency="EUR" office:value="13.6456745220953" calcext:value-type="currency">
            <text:p>13,65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1843.92041596268" calcext:value-type="currency">
            <text:p>1 843,92 €</text:p>
          </table:table-cell>
          <table:table-cell table:style-name="ce38" office:value-type="currency" office:currency="EUR" office:value="2111.7182226699" calcext:value-type="currency">
            <text:p>2 111,72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01-04" calcext:value-type="date">
            <text:p>04/01/16</text:p>
          </table:table-cell>
          <table:table-cell table:style-name="ce31" office:value-type="float" office:value="44" calcext:value-type="float">
            <text:p>44</text:p>
          </table:table-cell>
          <table:table-cell table:style-name="ce34"/>
          <table:table-cell table:style-name="ce38" office:value-type="currency" office:currency="EUR" office:value="178.860206432487" calcext:value-type="currency">
            <text:p>178,86 €</text:p>
          </table:table-cell>
          <table:table-cell table:style-name="ce38" office:value-type="currency" office:currency="EUR" office:value="12.4464628077479" calcext:value-type="currency">
            <text:p>12,45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1665.06020953019" calcext:value-type="currency">
            <text:p>1 665,06 €</text:p>
          </table:table-cell>
          <table:table-cell table:style-name="ce38" office:value-type="currency" office:currency="EUR" office:value="1910.21155342966" calcext:value-type="currency">
            <text:p>1 910,21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02-04" calcext:value-type="date">
            <text:p>04/02/16</text:p>
          </table:table-cell>
          <table:table-cell table:style-name="ce31" office:value-type="float" office:value="45" calcext:value-type="float">
            <text:p>45</text:p>
          </table:table-cell>
          <table:table-cell table:style-name="ce34"/>
          <table:table-cell table:style-name="ce38" office:value-type="currency" office:currency="EUR" office:value="180.067512825907" calcext:value-type="currency">
            <text:p>180,07 €</text:p>
          </table:table-cell>
          <table:table-cell table:style-name="ce38" office:value-type="currency" office:currency="EUR" office:value="11.2391564143286" calcext:value-type="currency">
            <text:p>11,24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1484.99269670429" calcext:value-type="currency">
            <text:p>1 484,99 €</text:p>
          </table:table-cell>
          <table:table-cell table:style-name="ce38" office:value-type="currency" office:currency="EUR" office:value="1708.70488418943" calcext:value-type="currency">
            <text:p>1 708,70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03-04" calcext:value-type="date">
            <text:p>04/03/16</text:p>
          </table:table-cell>
          <table:table-cell table:style-name="ce31" office:value-type="float" office:value="46" calcext:value-type="float">
            <text:p>46</text:p>
          </table:table-cell>
          <table:table-cell table:style-name="ce34"/>
          <table:table-cell table:style-name="ce38" office:value-type="currency" office:currency="EUR" office:value="181.282968537481" calcext:value-type="currency">
            <text:p>181,28 €</text:p>
          </table:table-cell>
          <table:table-cell table:style-name="ce38" office:value-type="currency" office:currency="EUR" office:value="10.0237007027537" calcext:value-type="currency">
            <text:p>10,02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1303.7097281668" calcext:value-type="currency">
            <text:p>1 303,71 €</text:p>
          </table:table-cell>
          <table:table-cell table:style-name="ce38" office:value-type="currency" office:currency="EUR" office:value="1507.19821494919" calcext:value-type="currency">
            <text:p>1 507,20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04-04" calcext:value-type="date">
            <text:p>04/04/16</text:p>
          </table:table-cell>
          <table:table-cell table:style-name="ce31" office:value-type="float" office:value="47" calcext:value-type="float">
            <text:p>47</text:p>
          </table:table-cell>
          <table:table-cell table:style-name="ce34"/>
          <table:table-cell table:style-name="ce38" office:value-type="currency" office:currency="EUR" office:value="182.506628575109" calcext:value-type="currency">
            <text:p>182,51 €</text:p>
          </table:table-cell>
          <table:table-cell table:style-name="ce38" office:value-type="currency" office:currency="EUR" office:value="8.80004066512569" calcext:value-type="currency">
            <text:p>8,80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1121.2030995917" calcext:value-type="currency">
            <text:p>1 121,20 €</text:p>
          </table:table-cell>
          <table:table-cell table:style-name="ce38" office:value-type="currency" office:currency="EUR" office:value="1305.69154570896" calcext:value-type="currency">
            <text:p>1 305,69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05-04" calcext:value-type="date">
            <text:p>04/05/16</text:p>
          </table:table-cell>
          <table:table-cell table:style-name="ce31" office:value-type="float" office:value="48" calcext:value-type="float">
            <text:p>48</text:p>
          </table:table-cell>
          <table:table-cell table:style-name="ce34"/>
          <table:table-cell table:style-name="ce38" office:value-type="currency" office:currency="EUR" office:value="183.738548317991" calcext:value-type="currency">
            <text:p>183,74 €</text:p>
          </table:table-cell>
          <table:table-cell table:style-name="ce38" office:value-type="currency" office:currency="EUR" office:value="7.56812092224369" calcext:value-type="currency">
            <text:p>7,57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937.464551273704" calcext:value-type="currency">
            <text:p>937,46 €</text:p>
          </table:table-cell>
          <table:table-cell table:style-name="ce38" office:value-type="currency" office:currency="EUR" office:value="1104.18487646872" calcext:value-type="currency">
            <text:p>1 104,18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06-04" calcext:value-type="date">
            <text:p>04/06/16</text:p>
          </table:table-cell>
          <table:table-cell table:style-name="ce31" office:value-type="float" office:value="49" calcext:value-type="float">
            <text:p>49</text:p>
          </table:table-cell>
          <table:table-cell table:style-name="ce34"/>
          <table:table-cell table:style-name="ce38" office:value-type="currency" office:currency="EUR" office:value="184.978783519138" calcext:value-type="currency">
            <text:p>184,98 €</text:p>
          </table:table-cell>
          <table:table-cell table:style-name="ce38" office:value-type="currency" office:currency="EUR" office:value="6.32788572109723" calcext:value-type="currency">
            <text:p>6,33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752.485767754566" calcext:value-type="currency">
            <text:p>752,49 €</text:p>
          </table:table-cell>
          <table:table-cell table:style-name="ce38" office:value-type="currency" office:currency="EUR" office:value="902.678207228487" calcext:value-type="currency">
            <text:p>902,68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07-04" calcext:value-type="date">
            <text:p>04/07/16</text:p>
          </table:table-cell>
          <table:table-cell table:style-name="ce31" office:value-type="float" office:value="50" calcext:value-type="float">
            <text:p>50</text:p>
          </table:table-cell>
          <table:table-cell table:style-name="ce34"/>
          <table:table-cell table:style-name="ce38" office:value-type="currency" office:currency="EUR" office:value="186.227390307892" calcext:value-type="currency">
            <text:p>186,23 €</text:p>
          </table:table-cell>
          <table:table-cell table:style-name="ce38" office:value-type="currency" office:currency="EUR" office:value="5.07927893234305" calcext:value-type="currency">
            <text:p>5,08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566.258377446674" calcext:value-type="currency">
            <text:p>566,26 €</text:p>
          </table:table-cell>
          <table:table-cell table:style-name="ce38" office:value-type="currency" office:currency="EUR" office:value="701.171537988252" calcext:value-type="currency">
            <text:p>701,17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08-04" calcext:value-type="date">
            <text:p>04/08/16</text:p>
          </table:table-cell>
          <table:table-cell table:style-name="ce31" office:value-type="float" office:value="51" calcext:value-type="float">
            <text:p>51</text:p>
          </table:table-cell>
          <table:table-cell table:style-name="ce34"/>
          <table:table-cell table:style-name="ce38" office:value-type="currency" office:currency="EUR" office:value="187.48442519247" calcext:value-type="currency">
            <text:p>187,48 €</text:p>
          </table:table-cell>
          <table:table-cell table:style-name="ce38" office:value-type="currency" office:currency="EUR" office:value="3.82224404776478" calcext:value-type="currency">
            <text:p>3,82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378.773952254204" calcext:value-type="currency">
            <text:p>378,77 €</text:p>
          </table:table-cell>
          <table:table-cell table:style-name="ce38" office:value-type="currency" office:currency="EUR" office:value="499.664868748017" calcext:value-type="currency">
            <text:p>499,66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09-04" calcext:value-type="date">
            <text:p>04/09/16</text:p>
          </table:table-cell>
          <table:table-cell table:style-name="ce31" office:value-type="float" office:value="52" calcext:value-type="float">
            <text:p>52</text:p>
          </table:table-cell>
          <table:table-cell table:style-name="ce34"/>
          <table:table-cell table:style-name="ce38" office:value-type="currency" office:currency="EUR" office:value="188.74994506252" calcext:value-type="currency">
            <text:p>188,75 €</text:p>
          </table:table-cell>
          <table:table-cell table:style-name="ce38" office:value-type="currency" office:currency="EUR" office:value="2.55672417771559" calcext:value-type="currency">
            <text:p>2,56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190.024007191684" calcext:value-type="currency">
            <text:p>190,02 €</text:p>
          </table:table-cell>
          <table:table-cell table:style-name="ce38" office:value-type="currency" office:currency="EUR" office:value="298.158199507782" calcext:value-type="currency">
            <text:p>298,16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 office:value-type="date" office:date-value="2016-10-04" calcext:value-type="date">
            <text:p>04/10/16</text:p>
          </table:table-cell>
          <table:table-cell table:style-name="ce32" office:value-type="float" office:value="53" calcext:value-type="float">
            <text:p>53</text:p>
          </table:table-cell>
          <table:table-cell table:style-name="ce34"/>
          <table:table-cell table:style-name="ce38" office:value-type="currency" office:currency="EUR" office:value="190.024007191692" calcext:value-type="currency">
            <text:p>190,02 €</text:p>
          </table:table-cell>
          <table:table-cell table:style-name="ce38" office:value-type="currency" office:currency="EUR" office:value="1.28266204854358" calcext:value-type="currency">
            <text:p>1,28 €</text:p>
          </table:table-cell>
          <table:table-cell table:style-name="ce38" office:value-type="currency" office:currency="EUR" office:value="10.2" calcext:value-type="currency">
            <text:p>10,20 €</text:p>
          </table:table-cell>
          <table:table-cell table:style-name="ce38" office:value-type="currency" office:currency="EUR" office:value="201.506669240235" calcext:value-type="currency">
            <text:p>201,51 €</text:p>
          </table:table-cell>
          <table:table-cell table:style-name="ce34" office:value-type="currency" office:currency="EUR" office:value="-0.00000000000747490958019625" calcext:value-type="currency">
            <text:p>-0,00 €</text:p>
          </table:table-cell>
          <table:table-cell table:style-name="ce38" office:value-type="currency" office:currency="EUR" office:value="96.6515302675467" calcext:value-type="currency">
            <text:p>96,65 €</text:p>
          </table:table-cell>
          <table:table-cell table:number-columns-repeated="999"/>
        </table:table-row>
        <table:table-row table:style-name="ro2">
          <table:table-cell/>
          <table:table-cell table:style-name="ce22"/>
          <table:table-cell table:style-name="ce28"/>
          <table:table-cell table:style-name="ce31"/>
          <table:table-cell table:style-name="ce34"/>
          <table:table-cell table:style-name="ce38" table:number-columns-repeated="4"/>
          <table:table-cell table:style-name="ce34"/>
          <table:table-cell table:style-name="ce38"/>
          <table:table-cell table:number-columns-repeated="999"/>
        </table:table-row>
        <table:table-row table:style-name="ro2" table:number-rows-repeated="1048405">
          <table:table-cell table:number-columns-repeated="1010"/>
        </table:table-row>
        <table:table-row table:style-name="ro1" table:number-rows-repeated="131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  <table:database-ranges>
        <table:database-range table:name="__Anonymous_Sheet_DB__0" table:target-range-address="'PR - P. Synth.'.B4:'PR - P. Synth.'.B5" table:display-filter-buttons="true" table:contains-header="false" table:orientation="column"/>
        <table:database-range table:name="__Anonymous_Sheet_DB__1" table:target-range-address="'PR - P. SOFINCO'.B1:'PR - P. SOFINCO'.B1" table:display-filter-buttons="true" table:contains-header="false" table:orientation="column"/>
        <table:database-range table:name="__Anonymous_Sheet_DB__2" table:target-range-address="'PR - P. BNP'.B1:'PR - P. BNP'.B1" table:display-filter-buttons="true" table:contains-header="false" table:orientation="column"/>
        <table:database-range table:name="__Anonymous_Sheet_DB__3" table:target-range-address="'PR - Prêts maman'.C3:'PR - Prêts maman'.C3" table:display-filter-buttons="true" table:contains-header="false" table:orientation="column"/>
        <table:database-range table:name="__Anonymous_Sheet_DB__5" table:target-range-address="'PR - Draft'.B3:'PR - Draft'.B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 </number:text>
      <number:month number:textual="true"/>
    </number:date-style>
    <number:currency-style style:name="N110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2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 number:style="long"/>
      <number:text>.</number:text>
      <number:month number:style="long"/>
    </number:date-style>
    <number:date-style style:name="N115">
      <number:day number:style="long"/>
      <number:text>.</number:text>
      <number:month number:style="long"/>
      <number:text>.YYYY</number:text>
    </number:date-style>
    <number:date-style style:name="N116">
      <number:day number:style="long"/>
      <number:text>.</number:text>
      <number:month number:style="long"/>
      <number:text>.</number:text>
      <number:year number:style="long"/>
    </number:date-style>
    <number:date-style style:name="N117">
      <number:month number:textual="true"/>
    </number:date-style>
    <number:date-style style:name="N118">
      <number:month number:textual="true"/>
      <number:text> YYYY</number:text>
    </number:date-style>
    <number:date-style style:name="N119">
      <number:month number:textual="true"/>
      <number:text>-</number:text>
      <number:year/>
    </number:date-style>
    <number:date-style style:name="N120">
      <number:month number:textual="true"/>
      <number:text>/YYYY</number:text>
    </number:date-style>
    <number:date-style style:name="N121">
      <number:month number:textual="true"/>
      <number:text> YY</number:text>
    </number:date-style>
    <number:number-style style:name="N122">
      <number:number number:decimal-places="0" number:min-integer-digits="2"/>
    </number:number-style>
    <number:date-style style:name="N123">
      <number:month number:textual="true"/>
      <number:text> </number:text>
      <number:year/>
    </number:date-style>
    <number:date-style style:name="N124">
      <number:day-of-week/>
      <number:text> </number:text>
      <number:day number:style="long"/>
      <number:text> </number:text>
      <number:month number:textual="true"/>
    </number:date-style>
    <number:date-style style:name="N125">
      <number:day-of-week/>
      <number:text> </number:text>
      <number:day/>
      <number:text> </number:text>
      <number:month number:textual="true"/>
      <number:text> </number:text>
    </number:date-style>
    <number:date-style style:name="N126">
      <number:day-of-week/>
      <number:text> </number:text>
      <number:day/>
    </number:date-style>
    <number:date-style style:name="N127">
      <number:day-of-week/>
      <number:text> </number:text>
      <number:day/>
      <number:text>.</number:text>
      <number:month number:style="long"/>
    </number:date-style>
    <number:date-style style:name="N128">
      <number:day-of-week/>
      <number:text> </number:text>
      <number:day/>
      <number:text> </number:text>
      <number:month number:textual="true"/>
      <number:text> </number:text>
      <number:year number:style="long"/>
    </number:date-style>
    <number:date-style style:name="N129">
      <number:day number:style="long"/>
      <number:text>.</number:text>
      <number:month number:style="long"/>
      <number:text>.</number:text>
      <number:year/>
    </number:date-style>
    <number:date-style style:name="N130">
      <number:day-of-week/>
      <number:text> </number:text>
      <number:day/>
      <number:text> </number:text>
      <number:month number:textual="true"/>
    </number:date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32">
      <number:day/>
      <number:text> </number:text>
      <number:month number:textual="true"/>
    </number:date-style>
    <number:date-style style:name="N133"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time-style style:name="N134" number:truncate-on-overflow="false">
      <number:hours number:style="long"/>
      <number:text>:</number:text>
      <number:minutes number:style="long"/>
    </number:time-style>
    <number:number-style style:name="N135">
      <number:number number:decimal-places="0" number:min-integer-digits="0"/>
    </number:number-style>
    <number:date-style style:name="N136">
      <number:year number:style="long"/>
    </number:date-style>
    <number:date-style style:name="N137">
      <number:year/>
      <number:text>-</number:text>
      <number:month number:textual="true"/>
    </number:date-style>
    <number:percentage-style style:name="N138">
      <number:number number:decimal-places="1" number:min-integer-digits="1"/>
      <number:text>%</number:text>
    </number:percentage-style>
    <number:percentage-style style:name="N139">
      <number:number number:decimal-places="3" number:min-integer-digits="1"/>
      <number:text>%</number:text>
    </number:percentage-style>
    <number:date-style style:name="N140">
      <number:day number:style="long"/>
      <number:text>/</number:text>
      <number:month number:style="long"/>
    </number:date-style>
    <number:currency-style style:name="N142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currency-style style:name="N144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se_20_Orange" style:display-name="Case Orange" style:family="table-cell" style:parent-style-name="Default" style:data-style-name="N10">
      <style:table-cell-properties fo:background-color="#ccffff" fo:border="0.06pt solid #cccccc" loext:vertical-justify="auto"/>
      <style:paragraph-properties css3t:text-justify="auto"/>
      <style:text-properties fo:color="#666666" fo:font-weight="normal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2:04:52.443136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8:23:07.813208315</meta:creation-date>
    <dc:date>2014-10-08T12:09:39.450000108</dc:date>
    <meta:editing-duration>PT19H24M53S</meta:editing-duration>
    <meta:editing-cycles>183</meta:editing-cycles>
    <meta:generator>LibreOffice/4.3.1.2$Linux_X86_64 LibreOffice_project/430m0$Build-2</meta:generator>
    <meta:document-statistic meta:table-count="6" meta:cell-count="1890" meta:object-count="0"/>
  </office:meta>
</office:document-meta>
</file>